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s_monitor_idle_long" table:style-name="ta1">
        <table:shapes>
          <draw:frame draw:z-index="0" draw:style-name="gr1" draw:text-style-name="P1" svg:width="20.952in" svg:height="3.5453in" svg:x="6.2114in" svg:y="3.3252in">
            <draw:object draw:notify-on-update-of-ranges="ps_monitor_idle_long.A2:ps_monitor_idle_long.A722 ps_monitor_idle_long.F1:ps_monitor_idle_long.F1 ps_monitor_idle_long.F2:ps_monitor_idle_long.F7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8665in" svg:height="3.5429in" svg:x="6.1752in" svg:y="7.2236in">
            <draw:object draw:notify-on-update-of-ranges="ps_monitor_idle_long.A2:ps_monitor_idle_long.A722 ps_monitor_idle_long.G1:ps_monitor_idle_long.G1 ps_monitor_idle_long.G2:ps_monitor_idle_long.G7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PU1%</text:p>
          </table:table-cell>
          <table:table-cell office:value-type="string" calcext:value-type="string">
            <text:p>CPU2%</text:p>
          </table:table-cell>
          <table:table-cell office:value-type="string" calcext:value-type="string">
            <text:p>CPU3%</text:p>
          </table:table-cell>
          <table:table-cell office:value-type="string" calcext:value-type="string">
            <text:p>CPU4%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MEM%</text:p>
          </table:table-cell>
          <table:table-cell office:value-type="string" calcext:value-type="string">
            <text:p>SWP%</text:p>
          </table:table-cell>
          <table:table-cell table:number-columns-repeated="1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pan text:style-name="T1">Column 1</text:span></text:p>
          </table:table-cell>
          <table:table-cell table:number-columns-repeated="5"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  <table:table-cell office:value-type="string" calcext:value-type="string">
            <text:p><text:span text:style-name="T1">Column 3</text:span></text:p>
          </table:table-cell>
          <table:table-cell office:value-type="string" calcext:value-type="string">
            <text:p><text:span text:style-name="T1">Column 4</text:span></text:p>
          </table:table-cell>
        </table:table-row>
        <table:table-row table:style-name="ro1">
          <table:table-cell office:value-type="float" office:value="501.787547" calcext:value-type="float">
            <text:p>502</text:p>
          </table:table-cell>
          <table:table-cell office:value-type="float" office:value="20.4" calcext:value-type="float">
            <text:p>2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8.2" calcext:value-type="float">
            <text:p>8.2</text:p>
          </table:table-cell>
          <table:table-cell office:value-type="float" office:value="15.15" calcext:value-type="float">
            <text:p>15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$F$1:.$F$1048576])" office:value-type="float" office:value="21.6488210818308" calcext:value-type="float">
            <text:p>21.6488210818308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$B$1:.$B$1048576])" office:value-type="float" office:value="23.0112343966713" calcext:value-type="float">
            <text:p>23.0112343966713</text:p>
          </table:table-cell>
          <table:table-cell table:formula="of:=AVERAGE([.$C$1:.$C$1048576])" office:value-type="float" office:value="21.3518723994452" calcext:value-type="float">
            <text:p>21.3518723994452</text:p>
          </table:table-cell>
          <table:table-cell table:formula="of:=AVERAGE([.$D$1:.$D$1048576])" office:value-type="float" office:value="22.3625520110957" calcext:value-type="float">
            <text:p>22.3625520110957</text:p>
          </table:table-cell>
          <table:table-cell table:formula="of:=AVERAGE([.$E$1:.$E$1048576])" office:value-type="float" office:value="19.869625520111" calcext:value-type="float">
            <text:p>19.869625520111</text:p>
          </table:table-cell>
        </table:table-row>
        <table:table-row table:style-name="ro1">
          <table:table-cell office:value-type="float" office:value="1003.930272" calcext:value-type="float">
            <text:p>1004</text:p>
          </table:table-cell>
          <table:table-cell office:value-type="float" office:value="27.1" calcext:value-type="float">
            <text:p>27.1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.675" calcext:value-type="float">
            <text:p>2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SQRT(VAR([.$F$1:.$F$1048576])/COUNT([.$F$1:.$F$1048576]))" office:value-type="float" office:value="0.498083250091052" calcext:value-type="float">
            <text:p>0.498083250091052</text:p>
          </table:table-cell>
          <table:table-cell table:number-columns-repeated="4"/>
          <table:table-cell office:value-type="string" calcext:value-type="string">
            <text:p>Standard Error</text:p>
          </table:table-cell>
          <table:table-cell table:formula="of:=SQRT(VAR([.$B$1:.$B$1048576])/COUNT([.$B$1:.$B$1048576]))" office:value-type="float" office:value="0.661202350215071" calcext:value-type="float">
            <text:p>0.661202350215071</text:p>
          </table:table-cell>
          <table:table-cell table:formula="of:=SQRT(VAR([.$C$1:.$C$1048576])/COUNT([.$C$1:.$C$1048576]))" office:value-type="float" office:value="0.712841450915207" calcext:value-type="float">
            <text:p>0.712841450915207</text:p>
          </table:table-cell>
          <table:table-cell table:formula="of:=SQRT(VAR([.$D$1:.$D$1048576])/COUNT([.$D$1:.$D$1048576]))" office:value-type="float" office:value="0.713831559721733" calcext:value-type="float">
            <text:p>0.713831559721733</text:p>
          </table:table-cell>
          <table:table-cell table:formula="of:=SQRT(VAR([.$E$1:.$E$1048576])/COUNT([.$E$1:.$E$1048576]))" office:value-type="float" office:value="0.595110692235198" calcext:value-type="float">
            <text:p>0.595110692235198</text:p>
          </table:table-cell>
        </table:table-row>
        <table:table-row table:style-name="ro1">
          <table:table-cell office:value-type="float" office:value="1505.45291" calcext:value-type="float">
            <text:p>1505</text:p>
          </table:table-cell>
          <table:table-cell office:value-type="float" office:value="10.2" calcext:value-type="float">
            <text:p>10.2</text:p>
          </table:table-cell>
          <table:table-cell office:value-type="float" office:value="17.6" calcext:value-type="float">
            <text:p>17.6</text:p>
          </table:table-cell>
          <table:table-cell office:value-type="float" office:value="20.8" calcext:value-type="float">
            <text:p>20.8</text:p>
          </table:table-cell>
          <table:table-cell office:value-type="float" office:value="12.5" calcext:value-type="float">
            <text:p>12.5</text:p>
          </table:table-cell>
          <table:table-cell office:value-type="float" office:value="15.275" calcext:value-type="float">
            <text:p>15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$F$1:.$F$1048576])" office:value-type="float" office:value="15.775" calcext:value-type="float">
            <text:p>15.775</text:p>
          </table:table-cell>
          <table:table-cell table:number-columns-repeated="4"/>
          <table:table-cell office:value-type="string" calcext:value-type="string">
            <text:p>Mode</text:p>
          </table:table-cell>
          <table:table-cell table:formula="of:=MODE([.$B$1:.$B$1048576])" office:value-type="float" office:value="14.6" calcext:value-type="float">
            <text:p>14.6</text:p>
          </table:table-cell>
          <table:table-cell table:formula="of:=MODE([.$C$1:.$C$1048576])" office:value-type="float" office:value="14" calcext:value-type="float">
            <text:p>14</text:p>
          </table:table-cell>
          <table:table-cell table:formula="of:=MODE([.$D$1:.$D$1048576])" office:value-type="float" office:value="10.2" calcext:value-type="float">
            <text:p>10.2</text:p>
          </table:table-cell>
          <table:table-cell table:formula="of:=MODE([.$E$1:.$E$104857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7.149616" calcext:value-type="float">
            <text:p>2007</text:p>
          </table:table-cell>
          <table:table-cell office:value-type="float" office:value="8.5" calcext:value-type="float">
            <text:p>8.5</text:p>
          </table:table-cell>
          <table:table-cell office:value-type="float" office:value="13.7" calcext:value-type="float">
            <text:p>13.7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float" office:value="26.6" calcext:value-type="float">
            <text:p>26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$F$1:.$F$1048576])" office:value-type="float" office:value="18.275" calcext:value-type="float">
            <text:p>18.275</text:p>
          </table:table-cell>
          <table:table-cell table:number-columns-repeated="4"/>
          <table:table-cell office:value-type="string" calcext:value-type="string">
            <text:p>Median</text:p>
          </table:table-cell>
          <table:table-cell table:formula="of:=MEDIAN([.$B$1:.$B$1048576])" office:value-type="float" office:value="18.4" calcext:value-type="float">
            <text:p>18.4</text:p>
          </table:table-cell>
          <table:table-cell table:formula="of:=MEDIAN([.$C$1:.$C$1048576])" office:value-type="float" office:value="16.3" calcext:value-type="float">
            <text:p>16.3</text:p>
          </table:table-cell>
          <table:table-cell table:formula="of:=MEDIAN([.$D$1:.$D$1048576])" office:value-type="float" office:value="17.3" calcext:value-type="float">
            <text:p>17.3</text:p>
          </table:table-cell>
          <table:table-cell table:formula="of:=MEDIAN([.$E$1:.$E$1048576])"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2509.293022" calcext:value-type="float">
            <text:p>2509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4.3" calcext:value-type="float">
            <text:p>14.3</text:p>
          </table:table-cell>
          <table:table-cell office:value-type="float" office:value="16.15" calcext:value-type="float">
            <text:p>16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First Quartile</text:p>
          </table:table-cell>
          <table:table-cell table:formula="of:=QUARTILE([.$F$1:.$F$1048576]; 1)" office:value-type="float" office:value="13.5" calcext:value-type="float">
            <text:p>13.5</text:p>
          </table:table-cell>
          <table:table-cell table:number-columns-repeated="4"/>
          <table:table-cell office:value-type="string" calcext:value-type="string">
            <text:p>First Quartile</text:p>
          </table:table-cell>
          <table:table-cell table:formula="of:=QUARTILE([.$B$1:.$B$1048576]; 1)" office:value-type="float" office:value="12" calcext:value-type="float">
            <text:p>12</text:p>
          </table:table-cell>
          <table:table-cell table:formula="of:=QUARTILE([.$C$1:.$C$1048576]; 1)" office:value-type="float" office:value="10.4" calcext:value-type="float">
            <text:p>10.4</text:p>
          </table:table-cell>
          <table:table-cell table:formula="of:=QUARTILE([.$D$1:.$D$1048576]; 1)" office:value-type="float" office:value="10.6" calcext:value-type="float">
            <text:p>10.6</text:p>
          </table:table-cell>
          <table:table-cell table:formula="of:=QUARTILE([.$E$1:.$E$1048576]; 1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011.035113" calcext:value-type="float">
            <text:p>3011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formula="of:=QUARTILE([.$F$1:.$F$1048576]; 3)" office:value-type="float" office:value="25.5" calcext:value-type="float">
            <text:p>25.5</text:p>
          </table:table-cell>
          <table:table-cell table:number-columns-repeated="4"/>
          <table:table-cell office:value-type="string" calcext:value-type="string">
            <text:p>Third Quartile</text:p>
          </table:table-cell>
          <table:table-cell table:formula="of:=QUARTILE([.$B$1:.$B$1048576]; 3)" office:value-type="float" office:value="27.1" calcext:value-type="float">
            <text:p>27.1</text:p>
          </table:table-cell>
          <table:table-cell table:formula="of:=QUARTILE([.$C$1:.$C$1048576]; 3)" office:value-type="float" office:value="23.5" calcext:value-type="float">
            <text:p>23.5</text:p>
          </table:table-cell>
          <table:table-cell table:formula="of:=QUARTILE([.$D$1:.$D$1048576]; 3)" office:value-type="float" office:value="25.5" calcext:value-type="float">
            <text:p>25.5</text:p>
          </table:table-cell>
          <table:table-cell table:formula="of:=QUARTILE([.$E$1:.$E$1048576]; 3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12.637074" calcext:value-type="float">
            <text:p>3513</text:p>
          </table:table-cell>
          <table:table-cell office:value-type="float" office:value="18.7" calcext:value-type="float">
            <text:p>18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15.8" calcext:value-type="float">
            <text:p>15.8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.$F$1:.$F$1048576])" office:value-type="float" office:value="178.870672219333" calcext:value-type="float">
            <text:p>178.870672219333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formula="of:=VAR([.$B$1:.$B$1048576])" office:value-type="float" office:value="315.212943057482" calcext:value-type="float">
            <text:p>315.212943057482</text:p>
          </table:table-cell>
          <table:table-cell table:formula="of:=VAR([.$C$1:.$C$1048576])" office:value-type="float" office:value="366.371055517029" calcext:value-type="float">
            <text:p>366.371055517029</text:p>
          </table:table-cell>
          <table:table-cell table:formula="of:=VAR([.$D$1:.$D$1048576])" office:value-type="float" office:value="367.389512367083" calcext:value-type="float">
            <text:p>367.389512367083</text:p>
          </table:table-cell>
          <table:table-cell table:formula="of:=VAR([.$E$1:.$E$1048576])" office:value-type="float" office:value="255.347006665125" calcext:value-type="float">
            <text:p>255.347006665125</text:p>
          </table:table-cell>
        </table:table-row>
        <table:table-row table:style-name="ro1">
          <table:table-cell office:value-type="float" office:value="4014.240588" calcext:value-type="float">
            <text:p>4014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$F$1:.$F$1048576])" office:value-type="float" office:value="13.3742540808575" calcext:value-type="float">
            <text:p>13.3742540808575</text:p>
          </table:table-cell>
          <table:table-cell table:number-columns-repeated="4"/>
          <table:table-cell office:value-type="string" calcext:value-type="string">
            <text:p>Standard Deviation</text:p>
          </table:table-cell>
          <table:table-cell table:formula="of:=STDEV([.$B$1:.$B$1048576])" office:value-type="float" office:value="17.7542373268322" calcext:value-type="float">
            <text:p>17.7542373268322</text:p>
          </table:table-cell>
          <table:table-cell table:formula="of:=STDEV([.$C$1:.$C$1048576])" office:value-type="float" office:value="19.140821704332" calcext:value-type="float">
            <text:p>19.140821704332</text:p>
          </table:table-cell>
          <table:table-cell table:formula="of:=STDEV([.$D$1:.$D$1048576])" office:value-type="float" office:value="19.1674075546768" calcext:value-type="float">
            <text:p>19.1674075546768</text:p>
          </table:table-cell>
          <table:table-cell table:formula="of:=STDEV([.$E$1:.$E$1048576])" office:value-type="float" office:value="15.9795809289582" calcext:value-type="float">
            <text:p>15.9795809289582</text:p>
          </table:table-cell>
        </table:table-row>
        <table:table-row table:style-name="ro1">
          <table:table-cell office:value-type="float" office:value="4516.149691" calcext:value-type="float">
            <text:p>4516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office:value-type="float" office:value="51.1" calcext:value-type="float">
            <text:p>51.1</text:p>
          </table:table-cell>
          <table:table-cell office:value-type="float" office:value="20.4" calcext:value-type="float">
            <text:p>20.4</text:p>
          </table:table-cell>
          <table:table-cell office:value-type="float" office:value="29.45" calcext:value-type="float">
            <text:p>29.4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formula="of:=KURT([.$F$1:.$F$1048576])" office:value-type="float" office:value="5.08878039695945" calcext:value-type="float">
            <text:p>5.08878039695945</text:p>
          </table:table-cell>
          <table:table-cell table:number-columns-repeated="4"/>
          <table:table-cell office:value-type="string" calcext:value-type="string">
            <text:p>Kurtosis</text:p>
          </table:table-cell>
          <table:table-cell table:formula="of:=KURT([.$B$1:.$B$1048576])" office:value-type="float" office:value="3.16003534941207" calcext:value-type="float">
            <text:p>3.16003534941207</text:p>
          </table:table-cell>
          <table:table-cell table:formula="of:=KURT([.$C$1:.$C$1048576])" office:value-type="float" office:value="6.61300780272835" calcext:value-type="float">
            <text:p>6.61300780272835</text:p>
          </table:table-cell>
          <table:table-cell table:formula="of:=KURT([.$D$1:.$D$1048576])" office:value-type="float" office:value="5.04876189767724" calcext:value-type="float">
            <text:p>5.04876189767724</text:p>
          </table:table-cell>
          <table:table-cell table:formula="of:=KURT([.$E$1:.$E$1048576])" office:value-type="float" office:value="8.71457461702632" calcext:value-type="float">
            <text:p>8.71457461702632</text:p>
          </table:table-cell>
        </table:table-row>
        <table:table-row table:style-name="ro1">
          <table:table-cell office:value-type="float" office:value="5017.971457" calcext:value-type="float">
            <text:p>5018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office:value-type="float" office:value="23.1" calcext:value-type="float">
            <text:p>23.1</text:p>
          </table:table-cell>
          <table:table-cell office:value-type="float" office:value="27.5" calcext:value-type="float">
            <text:p>27.5</text:p>
          </table:table-cell>
          <table:table-cell office:value-type="float" office:value="23.525" calcext:value-type="float">
            <text:p>23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formula="of:=SKEW([.$F$1:.$F$1048576])" office:value-type="float" office:value="2.11550716707446" calcext:value-type="float">
            <text:p>2.11550716707446</text:p>
          </table:table-cell>
          <table:table-cell table:number-columns-repeated="4"/>
          <table:table-cell office:value-type="string" calcext:value-type="string">
            <text:p>Skewness</text:p>
          </table:table-cell>
          <table:table-cell table:formula="of:=SKEW([.$B$1:.$B$1048576])" office:value-type="float" office:value="1.74009269376129" calcext:value-type="float">
            <text:p>1.74009269376129</text:p>
          </table:table-cell>
          <table:table-cell table:formula="of:=SKEW([.$C$1:.$C$1048576])" office:value-type="float" office:value="2.51967238068055" calcext:value-type="float">
            <text:p>2.51967238068055</text:p>
          </table:table-cell>
          <table:table-cell table:formula="of:=SKEW([.$D$1:.$D$1048576])" office:value-type="float" office:value="2.14617987103661" calcext:value-type="float">
            <text:p>2.14617987103661</text:p>
          </table:table-cell>
          <table:table-cell table:formula="of:=SKEW([.$E$1:.$E$1048576])" office:value-type="float" office:value="2.52438794245238" calcext:value-type="float">
            <text:p>2.52438794245238</text:p>
          </table:table-cell>
        </table:table-row>
        <table:table-row table:style-name="ro1">
          <table:table-cell office:value-type="float" office:value="5519.788705" calcext:value-type="float">
            <text:p>5520</text:p>
          </table:table-cell>
          <table:table-cell office:value-type="float" office:value="4.2" calcext:value-type="float">
            <text:p>4.2</text:p>
          </table:table-cell>
          <table:table-cell office:value-type="float" office:value="18.4" calcext:value-type="float">
            <text:p>18.4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.225" calcext:value-type="float">
            <text:p>7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formula="of:=MAX([.$F$1:.$F$1048576])-MIN([.$F$1:.$F$1048576])" office:value-type="float" office:value="84.85" calcext:value-type="float">
            <text:p>84.85</text:p>
          </table:table-cell>
          <table:table-cell table:number-columns-repeated="4"/>
          <table:table-cell office:value-type="string" calcext:value-type="string">
            <text:p>Range</text:p>
          </table:table-cell>
          <table:table-cell table:formula="of:=MAX([.$B$1:.$B$1048576])-MIN([.$B$1:.$B$1048576])" office:value-type="float" office:value="100" calcext:value-type="float">
            <text:p>100</text:p>
          </table:table-cell>
          <table:table-cell table:formula="of:=MAX([.$C$1:.$C$1048576])-MIN([.$C$1:.$C$1048576])" office:value-type="float" office:value="100" calcext:value-type="float">
            <text:p>100</text:p>
          </table:table-cell>
          <table:table-cell table:formula="of:=MAX([.$D$1:.$D$1048576])-MIN([.$D$1:.$D$1048576])" office:value-type="float" office:value="100" calcext:value-type="float">
            <text:p>100</text:p>
          </table:table-cell>
          <table:table-cell table:formula="of:=MAX([.$E$1:.$E$1048576])-MIN([.$E$1:.$E$104857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21.381932" calcext:value-type="float">
            <text:p>6021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6.625" calcext:value-type="float">
            <text:p>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formula="of:=MIN([.$F$1:.$F$1048576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imum</text:p>
          </table:table-cell>
          <table:table-cell table:formula="of:=MIN([.$B$1:.$B$1048576])" office:value-type="float" office:value="0" calcext:value-type="float">
            <text:p>0</text:p>
          </table:table-cell>
          <table:table-cell table:formula="of:=MIN([.$C$1:.$C$1048576])" office:value-type="float" office:value="0" calcext:value-type="float">
            <text:p>0</text:p>
          </table:table-cell>
          <table:table-cell table:formula="of:=MIN([.$D$1:.$D$1048576])" office:value-type="float" office:value="0" calcext:value-type="float">
            <text:p>0</text:p>
          </table:table-cell>
          <table:table-cell table:formula="of:=MIN([.$E$1:.$E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3.233916" calcext:value-type="float">
            <text:p>6523</text:p>
          </table:table-cell>
          <table:table-cell office:value-type="float" office:value="4.3" calcext:value-type="float">
            <text:p>4.3</text:p>
          </table:table-cell>
          <table:table-cell office:value-type="float" office:value="15.2" calcext:value-type="float">
            <text:p>15.2</text:p>
          </table:table-cell>
          <table:table-cell office:value-type="float" office:value="33.3" calcext:value-type="float">
            <text:p>33.3</text:p>
          </table:table-cell>
          <table:table-cell office:value-type="float" office:value="32.7" calcext:value-type="float">
            <text:p>32.7</text:p>
          </table:table-cell>
          <table:table-cell office:value-type="float" office:value="21.375" calcext:value-type="float">
            <text:p>21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formula="of:=MAX([.$F$1:.$F$1048576])" office:value-type="float" office:value="84.85" calcext:value-type="float">
            <text:p>84.85</text:p>
          </table:table-cell>
          <table:table-cell table:number-columns-repeated="4"/>
          <table:table-cell office:value-type="string" calcext:value-type="string">
            <text:p>Maximum</text:p>
          </table:table-cell>
          <table:table-cell table:formula="of:=MAX([.$B$1:.$B$1048576])" office:value-type="float" office:value="100" calcext:value-type="float">
            <text:p>100</text:p>
          </table:table-cell>
          <table:table-cell table:formula="of:=MAX([.$C$1:.$C$1048576])" office:value-type="float" office:value="100" calcext:value-type="float">
            <text:p>100</text:p>
          </table:table-cell>
          <table:table-cell table:formula="of:=MAX([.$D$1:.$D$1048576])" office:value-type="float" office:value="100" calcext:value-type="float">
            <text:p>100</text:p>
          </table:table-cell>
          <table:table-cell table:formula="of:=MAX([.$E$1:.$E$104857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24.852657" calcext:value-type="float">
            <text:p>702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formula="of:=SUM([.$F$1:.$F$1048576])" office:value-type="float" office:value="15608.8" calcext:value-type="float">
            <text:p>15608.8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formula="of:=SUM([.$B$1:.$B$1048576])" office:value-type="float" office:value="16591.1" calcext:value-type="float">
            <text:p>16591.1</text:p>
          </table:table-cell>
          <table:table-cell table:formula="of:=SUM([.$C$1:.$C$1048576])" office:value-type="float" office:value="15394.7" calcext:value-type="float">
            <text:p>15394.7</text:p>
          </table:table-cell>
          <table:table-cell table:formula="of:=SUM([.$D$1:.$D$1048576])" office:value-type="float" office:value="16123.4" calcext:value-type="float">
            <text:p>16123.4</text:p>
          </table:table-cell>
          <table:table-cell table:formula="of:=SUM([.$E$1:.$E$1048576])" office:value-type="float" office:value="14326" calcext:value-type="float">
            <text:p>14326</text:p>
          </table:table-cell>
        </table:table-row>
        <table:table-row table:style-name="ro1">
          <table:table-cell office:value-type="float" office:value="7526.46612" calcext:value-type="float">
            <text:p>7526</text:p>
          </table:table-cell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23.1" calcext:value-type="float">
            <text:p>23.1</text:p>
          </table:table-cell>
          <table:table-cell office:value-type="float" office:value="17.65" calcext:value-type="float">
            <text:p>17.6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formula="of:=COUNT([.$F$1:.$F$1048576])" office:value-type="float" office:value="721" calcext:value-type="float">
            <text:p>721</text:p>
          </table:table-cell>
          <table:table-cell table:number-columns-repeated="4"/>
          <table:table-cell office:value-type="string" calcext:value-type="string">
            <text:p>Count</text:p>
          </table:table-cell>
          <table:table-cell table:formula="of:=COUNT([.$B$1:.$B$1048576])" office:value-type="float" office:value="721" calcext:value-type="float">
            <text:p>721</text:p>
          </table:table-cell>
          <table:table-cell table:formula="of:=COUNT([.$C$1:.$C$1048576])" office:value-type="float" office:value="721" calcext:value-type="float">
            <text:p>721</text:p>
          </table:table-cell>
          <table:table-cell table:formula="of:=COUNT([.$D$1:.$D$1048576])" office:value-type="float" office:value="721" calcext:value-type="float">
            <text:p>721</text:p>
          </table:table-cell>
          <table:table-cell table:formula="of:=COUNT([.$E$1:.$E$1048576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028.04445" calcext:value-type="float">
            <text:p>8028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9.075" calcext:value-type="float">
            <text:p>9.0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529.644631" calcext:value-type="float">
            <text:p>8530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6.2" calcext:value-type="float">
            <text:p>6.2</text:p>
          </table:table-cell>
          <table:table-cell office:value-type="float" office:value="17.6" calcext:value-type="float">
            <text:p>17.6</text:p>
          </table:table-cell>
          <table:table-cell office:value-type="float" office:value="12.425" calcext:value-type="float">
            <text:p>12.4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031.281993" calcext:value-type="float">
            <text:p>9031</text:p>
          </table:table-cell>
          <table:table-cell office:value-type="float" office:value="69.4" calcext:value-type="float">
            <text:p>69.4</text:p>
          </table:table-cell>
          <table:table-cell office:value-type="float" office:value="14.9" calcext:value-type="float">
            <text:p>14.9</text:p>
          </table:table-cell>
          <table:table-cell office:value-type="float" office:value="28.8" calcext:value-type="float">
            <text:p>28.8</text:p>
          </table:table-cell>
          <table:table-cell office:value-type="float" office:value="20" calcext:value-type="float">
            <text:p>20</text:p>
          </table:table-cell>
          <table:table-cell office:value-type="float" office:value="33.275" calcext:value-type="float">
            <text:p>33.27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532.859078" calcext:value-type="float">
            <text:p>9533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19.6" calcext:value-type="float">
            <text:p>19.6</text:p>
          </table:table-cell>
          <table:table-cell office:value-type="float" office:value="8.5" calcext:value-type="float">
            <text:p>8.5</text:p>
          </table:table-cell>
          <table:table-cell office:value-type="float" office:value="12.625" calcext:value-type="float">
            <text:p>12.625</text:p>
          </table:table-cell>
          <table:table-cell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034.960173" calcext:value-type="float">
            <text:p>10035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.525" calcext:value-type="float">
            <text:p>6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537.29447" calcext:value-type="float">
            <text:p>10537</text:p>
          </table:table-cell>
          <table:table-cell office:value-type="float" office:value="23.4" calcext:value-type="float">
            <text:p>23.4</text:p>
          </table:table-cell>
          <table:table-cell office:value-type="float" office:value="8.3" calcext:value-type="float">
            <text:p>8.3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13.025" calcext:value-type="float">
            <text:p>13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039.528504" calcext:value-type="float">
            <text:p>11040</text:p>
          </table:table-cell>
          <table:table-cell office:value-type="float" office:value="89.8" calcext:value-type="float">
            <text:p>89.8</text:p>
          </table:table-cell>
          <table:table-cell office:value-type="float" office:value="42" calcext:value-type="float">
            <text:p>42</text:p>
          </table:table-cell>
          <table:table-cell office:value-type="float" office:value="29.4" calcext:value-type="float">
            <text:p>29.4</text:p>
          </table:table-cell>
          <table:table-cell office:value-type="float" office:value="36.7" calcext:value-type="float">
            <text:p>36.7</text:p>
          </table:table-cell>
          <table:table-cell office:value-type="float" office:value="49.475" calcext:value-type="float">
            <text:p>49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541.927" calcext:value-type="float">
            <text:p>115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34.7" calcext:value-type="float">
            <text:p>34.7</text:p>
          </table:table-cell>
          <table:table-cell office:value-type="float" office:value="69.625" calcext:value-type="float">
            <text:p>69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043.757218" calcext:value-type="float">
            <text:p>12044</text:p>
          </table:table-cell>
          <table:table-cell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55.1" calcext:value-type="float">
            <text:p>55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545.373882" calcext:value-type="float">
            <text:p>12545</text:p>
          </table:table-cell>
          <table:table-cell office:value-type="float" office:value="81.6" calcext:value-type="float">
            <text:p>81.6</text:p>
          </table:table-cell>
          <table:table-cell office:value-type="float" office:value="80" calcext:value-type="float">
            <text:p>80</text:p>
          </table:table-cell>
          <table:table-cell office:value-type="float" office:value="16.3" calcext:value-type="float">
            <text:p>16.3</text:p>
          </table:table-cell>
          <table:table-cell office:value-type="float" office:value="36.2" calcext:value-type="float">
            <text:p>36.2</text:p>
          </table:table-cell>
          <table:table-cell office:value-type="float" office:value="53.525" calcext:value-type="float">
            <text:p>53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047.005191" calcext:value-type="float">
            <text:p>13047</text:p>
          </table:table-cell>
          <table:table-cell office:value-type="float" office:value="12.2" calcext:value-type="float">
            <text:p>12.2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9.8" calcext:value-type="float">
            <text:p>9.8</text:p>
          </table:table-cell>
          <table:table-cell office:value-type="float" office:value="7.95" calcext:value-type="float">
            <text:p>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548.317668" calcext:value-type="float">
            <text:p>13548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59.2" calcext:value-type="float">
            <text:p>59.2</text:p>
          </table:table-cell>
          <table:table-cell office:value-type="float" office:value="4" calcext:value-type="float">
            <text:p>4</text:p>
          </table:table-cell>
          <table:table-cell office:value-type="float" office:value="21.475" calcext:value-type="float">
            <text:p>21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049.933491" calcext:value-type="float">
            <text:p>14050</text:p>
          </table:table-cell>
          <table:table-cell office:value-type="float" office:value="10.4" calcext:value-type="float">
            <text:p>10.4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375" calcext:value-type="float">
            <text:p>7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551.546832" calcext:value-type="float">
            <text:p>14552</text:p>
          </table:table-cell>
          <table:table-cell office:value-type="float" office:value="4.4" calcext:value-type="float">
            <text:p>4.4</text:p>
          </table:table-cell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6.275" calcext:value-type="float">
            <text:p>6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053.129151" calcext:value-type="float">
            <text:p>15053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554.711284" calcext:value-type="float">
            <text:p>1555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8.175" calcext:value-type="float">
            <text:p>8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056.396358" calcext:value-type="float">
            <text:p>16056</text:p>
          </table:table-cell>
          <table:table-cell office:value-type="float" office:value="6.4" calcext:value-type="float">
            <text:p>6.4</text:p>
          </table:table-cell>
          <table:table-cell office:value-type="float" office:value="19.2" calcext:value-type="float">
            <text:p>19.2</text:p>
          </table:table-cell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float" office:value="22.075" calcext:value-type="float">
            <text:p>22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557.977246" calcext:value-type="float">
            <text:p>16558</text:p>
          </table:table-cell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060.253403" calcext:value-type="float">
            <text:p>17060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562.330598" calcext:value-type="float">
            <text:p>17562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9.8" calcext:value-type="float">
            <text:p>9.8</text:p>
          </table:table-cell>
          <table:table-cell office:value-type="float" office:value="12.75" calcext:value-type="float">
            <text:p>12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063.752592" calcext:value-type="float">
            <text:p>1806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40" calcext:value-type="float">
            <text:p>40</text:p>
          </table:table-cell>
          <table:table-cell office:value-type="float" office:value="15.225" calcext:value-type="float">
            <text:p>15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565.00353" calcext:value-type="float">
            <text:p>18565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0.175" calcext:value-type="float">
            <text:p>10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066.619832" calcext:value-type="float">
            <text:p>19067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568.367244" calcext:value-type="float">
            <text:p>19568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6.875" calcext:value-type="float">
            <text:p>6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069.750896" calcext:value-type="float">
            <text:p>20070</text:p>
          </table:table-cell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571.522673" calcext:value-type="float">
            <text:p>20572</text:p>
          </table:table-cell>
          <table:table-cell office:value-type="float" office:value="6.4" calcext:value-type="float">
            <text:p>6.4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54.9" calcext:value-type="float">
            <text:p>54.9</text:p>
          </table:table-cell>
          <table:table-cell office:value-type="float" office:value="20.725" calcext:value-type="float">
            <text:p>20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073.815073" calcext:value-type="float">
            <text:p>2107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1.8" calcext:value-type="float">
            <text:p>11.8</text:p>
          </table:table-cell>
          <table:table-cell office:value-type="float" office:value="14.6" calcext:value-type="float">
            <text:p>14.6</text:p>
          </table:table-cell>
          <table:table-cell office:value-type="float" office:value="14.55" calcext:value-type="float">
            <text:p>14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576.444321" calcext:value-type="float">
            <text:p>215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079.065752" calcext:value-type="float">
            <text:p>22079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580.492283" calcext:value-type="float">
            <text:p>22580</text:p>
          </table:table-cell>
          <table:table-cell office:value-type="float" office:value="12.5" calcext:value-type="float">
            <text:p>12.5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office:value-type="float" office:value="41.7" calcext:value-type="float">
            <text:p>41.7</text:p>
          </table:table-cell>
          <table:table-cell office:value-type="float" office:value="23.45" calcext:value-type="float">
            <text:p>23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082.273198" calcext:value-type="float">
            <text:p>23082</text:p>
          </table:table-cell>
          <table:table-cell office:value-type="float" office:value="2.1" calcext:value-type="float">
            <text:p>2.1</text:p>
          </table:table-cell>
          <table:table-cell office:value-type="float" office:value="12.8" calcext:value-type="float">
            <text:p>12.8</text:p>
          </table:table-cell>
          <table:table-cell office:value-type="float" office:value="7.8" calcext:value-type="float">
            <text:p>7.8</text:p>
          </table:table-cell>
          <table:table-cell office:value-type="float" office:value="32" calcext:value-type="float">
            <text:p>32</text:p>
          </table:table-cell>
          <table:table-cell office:value-type="float" office:value="13.675" calcext:value-type="float">
            <text:p>1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583.468912" calcext:value-type="float">
            <text:p>23583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6.675" calcext:value-type="float">
            <text:p>6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085.240118" calcext:value-type="float">
            <text:p>24085</text:p>
          </table:table-cell>
          <table:table-cell office:value-type="float" office:value="2.1" calcext:value-type="float">
            <text:p>2.1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85" calcext:value-type="float">
            <text:p>5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586.902399" calcext:value-type="float">
            <text:p>2458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088.570861" calcext:value-type="float">
            <text:p>2508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4.1" calcext:value-type="float">
            <text:p>24.1</text:p>
          </table:table-cell>
          <table:table-cell office:value-type="float" office:value="58" calcext:value-type="float">
            <text:p>58</text:p>
          </table:table-cell>
          <table:table-cell office:value-type="float" office:value="21.55" calcext:value-type="float">
            <text:p>21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590.251175" calcext:value-type="float">
            <text:p>25590</text:p>
          </table:table-cell>
          <table:table-cell office:value-type="float" office:value="23.4" calcext:value-type="float">
            <text:p>23.4</text:p>
          </table:table-cell>
          <table:table-cell office:value-type="float" office:value="27.7" calcext:value-type="float">
            <text:p>27.7</text:p>
          </table:table-cell>
          <table:table-cell office:value-type="float" office:value="34" calcext:value-type="float">
            <text:p>34</text:p>
          </table:table-cell>
          <table:table-cell office:value-type="float" office:value="44.7" calcext:value-type="float">
            <text:p>44.7</text:p>
          </table:table-cell>
          <table:table-cell office:value-type="float" office:value="32.45" calcext:value-type="float">
            <text:p>32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091.810967" calcext:value-type="float">
            <text:p>26092</text:p>
          </table:table-cell>
          <table:table-cell office:value-type="float" office:value="30.4" calcext:value-type="float">
            <text:p>30.4</text:p>
          </table:table-cell>
          <table:table-cell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 office:value-type="float" office:value="30.6" calcext:value-type="float">
            <text:p>30.6</text:p>
          </table:table-cell>
          <table:table-cell office:value-type="float" office:value="21.425" calcext:value-type="float">
            <text:p>21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593.48648" calcext:value-type="float">
            <text:p>26593</text:p>
          </table:table-cell>
          <table:table-cell table:number-columns-repeated="2" office:value-type="float" office:value="14.6" calcext:value-type="float">
            <text:p>14.6</text:p>
          </table:table-cell>
          <table:table-cell office:value-type="float" office:value="19.6" calcext:value-type="float">
            <text:p>19.6</text:p>
          </table:table-cell>
          <table:table-cell office:value-type="float" office:value="26.5" calcext:value-type="float">
            <text:p>26.5</text:p>
          </table:table-cell>
          <table:table-cell office:value-type="float" office:value="18.825" calcext:value-type="float">
            <text:p>18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095.243767" calcext:value-type="float">
            <text:p>27095</text:p>
          </table:table-cell>
          <table:table-cell office:value-type="float" office:value="4.3" calcext:value-type="float">
            <text:p>4.3</text:p>
          </table:table-cell>
          <table:table-cell office:value-type="float" office:value="22.4" calcext:value-type="float">
            <text:p>22.4</text:p>
          </table:table-cell>
          <table:table-cell office:value-type="float" office:value="14.3" calcext:value-type="float">
            <text:p>14.3</text:p>
          </table:table-cell>
          <table:table-cell office:value-type="float" office:value="35.4" calcext:value-type="float">
            <text:p>35.4</text:p>
          </table:table-cell>
          <table:table-cell office:value-type="float" office:value="19.1" calcext:value-type="float">
            <text:p>19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597.764029" calcext:value-type="float">
            <text:p>27598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42.2" calcext:value-type="float">
            <text:p>42.2</text:p>
          </table:table-cell>
          <table:table-cell office:value-type="float" office:value="50" calcext:value-type="float">
            <text:p>50</text:p>
          </table:table-cell>
          <table:table-cell office:value-type="float" office:value="35.025" calcext:value-type="float">
            <text:p>35.0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099.837995" calcext:value-type="float">
            <text:p>28100</text:p>
          </table:table-cell>
          <table:table-cell office:value-type="float" office:value="32.7" calcext:value-type="float">
            <text:p>32.7</text:p>
          </table:table-cell>
          <table:table-cell office:value-type="float" office:value="4" calcext:value-type="float">
            <text:p>4</text:p>
          </table:table-cell>
          <table:table-cell office:value-type="float" office:value="27.1" calcext:value-type="float">
            <text:p>27.1</text:p>
          </table:table-cell>
          <table:table-cell office:value-type="float" office:value="14.3" calcext:value-type="float">
            <text:p>14.3</text:p>
          </table:table-cell>
          <table:table-cell office:value-type="float" office:value="19.525" calcext:value-type="float">
            <text:p>19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601.657461" calcext:value-type="float">
            <text:p>28602</text:p>
          </table:table-cell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14.15" calcext:value-type="float">
            <text:p>14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103.397259" calcext:value-type="float">
            <text:p>29103</text:p>
          </table:table-cell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office:value-type="float" office:value="17.075" calcext:value-type="float">
            <text:p>17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604.660133" calcext:value-type="float">
            <text:p>29605</text:p>
          </table:table-cell>
          <table:table-cell office:value-type="float" office:value="8.9" calcext:value-type="float">
            <text:p>8.9</text:p>
          </table:table-cell>
          <table:table-cell office:value-type="float" office:value="19.2" calcext:value-type="float">
            <text:p>19.2</text:p>
          </table:table-cell>
          <table:table-cell office:value-type="float" office:value="12.2" calcext:value-type="float">
            <text:p>12.2</text:p>
          </table:table-cell>
          <table:table-cell office:value-type="float" office:value="67.9" calcext:value-type="float">
            <text:p>67.9</text:p>
          </table:table-cell>
          <table:table-cell office:value-type="float" office:value="27.05" calcext:value-type="float">
            <text:p>27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106.320131" calcext:value-type="float">
            <text:p>30106</text:p>
          </table:table-cell>
          <table:table-cell office:value-type="float" office:value="14.3" calcext:value-type="float">
            <text:p>14.3</text:p>
          </table:table-cell>
          <table:table-cell office:value-type="float" office:value="22.6" calcext:value-type="float">
            <text:p>22.6</text:p>
          </table:table-cell>
          <table:table-cell office:value-type="float" office:value="10.2" calcext:value-type="float">
            <text:p>10.2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608.449865" calcext:value-type="float">
            <text:p>30608</text:p>
          </table:table-cell>
          <table:table-cell office:value-type="float" office:value="25.5" calcext:value-type="float">
            <text:p>25.5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110.544782" calcext:value-type="float">
            <text:p>31111</text:p>
          </table:table-cell>
          <table:table-cell office:value-type="float" office:value="22.4" calcext:value-type="float">
            <text:p>22.4</text:p>
          </table:table-cell>
          <table:table-cell office:value-type="float" office:value="12.2" calcext:value-type="float">
            <text:p>12.2</text:p>
          </table:table-cell>
          <table:table-cell office:value-type="float" office:value="21.2" calcext:value-type="float">
            <text:p>21.2</text:p>
          </table:table-cell>
          <table:table-cell office:value-type="float" office:value="17.3" calcext:value-type="float">
            <text:p>17.3</text:p>
          </table:table-cell>
          <table:table-cell office:value-type="float" office:value="18.275" calcext:value-type="float">
            <text:p>18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611.761" calcext:value-type="float">
            <text:p>31612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20.4" calcext:value-type="float">
            <text:p>20.4</text:p>
          </table:table-cell>
          <table:table-cell office:value-type="float" office:value="13.7" calcext:value-type="float">
            <text:p>13.7</text:p>
          </table:table-cell>
          <table:table-cell office:value-type="float" office:value="14.25" calcext:value-type="float">
            <text:p>14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113.372157" calcext:value-type="float">
            <text:p>32113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office:value-type="float" office:value="62.7" calcext:value-type="float">
            <text:p>62.7</text:p>
          </table:table-cell>
          <table:table-cell office:value-type="float" office:value="27.1" calcext:value-type="float">
            <text:p>27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615.738788" calcext:value-type="float">
            <text:p>32616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20.4" calcext:value-type="float">
            <text:p>20.4</text:p>
          </table:table-cell>
          <table:table-cell office:value-type="float" office:value="8.2" calcext:value-type="float">
            <text:p>8.2</text:p>
          </table:table-cell>
          <table:table-cell office:value-type="float" office:value="13.35" calcext:value-type="float">
            <text:p>13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117.981862" calcext:value-type="float">
            <text:p>33118</text:p>
          </table:table-cell>
          <table:table-cell office:value-type="float" office:value="25.5" calcext:value-type="float">
            <text:p>25.5</text:p>
          </table:table-cell>
          <table:table-cell office:value-type="float" office:value="21.6" calcext:value-type="float">
            <text:p>21.6</text:p>
          </table:table-cell>
          <table:table-cell office:value-type="float" office:value="10.6" calcext:value-type="float">
            <text:p>10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25" calcext:value-type="float">
            <text:p>1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620.627895" calcext:value-type="float">
            <text:p>33621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8.5" calcext:value-type="float">
            <text:p>8.5</text:p>
          </table:table-cell>
          <table:table-cell office:value-type="float" office:value="40.4" calcext:value-type="float">
            <text:p>40.4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122.505931" calcext:value-type="float">
            <text:p>34123</text:p>
          </table:table-cell>
          <table:table-cell office:value-type="float" office:value="14.9" calcext:value-type="float">
            <text:p>14.9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25.65" calcext:value-type="float">
            <text:p>25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623.878784" calcext:value-type="float">
            <text:p>34624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17.75" calcext:value-type="float">
            <text:p>17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125.474466" calcext:value-type="float">
            <text:p>35125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.625" calcext:value-type="float">
            <text:p>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627.179868" calcext:value-type="float">
            <text:p>35627</text:p>
          </table:table-cell>
          <table:table-cell office:value-type="float" office:value="20" calcext:value-type="float">
            <text:p>20</text:p>
          </table:table-cell>
          <table:table-cell office:value-type="float" office:value="11.8" calcext:value-type="float">
            <text:p>11.8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13.675" calcext:value-type="float">
            <text:p>1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6128.813842" calcext:value-type="float">
            <text:p>36129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office:value-type="float" office:value="7.6" calcext:value-type="float">
            <text:p>7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6630.091818" calcext:value-type="float">
            <text:p>36630</text:p>
          </table:table-cell>
          <table:table-cell table:number-columns-repeated="2" office:value-type="float" office:value="18.4" calcext:value-type="float">
            <text:p>18.4</text:p>
          </table:table-cell>
          <table:table-cell office:value-type="float" office:value="67.3" calcext:value-type="float">
            <text:p>67.3</text:p>
          </table:table-cell>
          <table:table-cell office:value-type="float" office:value="20.4" calcext:value-type="float">
            <text:p>20.4</text:p>
          </table:table-cell>
          <table:table-cell office:value-type="float" office:value="31.125" calcext:value-type="float">
            <text:p>31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7131.487993" calcext:value-type="float">
            <text:p>3713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16" calcext:value-type="float">
            <text:p>16</text:p>
          </table:table-cell>
          <table:table-cell office:value-type="float" office:value="7.45" calcext:value-type="float">
            <text:p>7.4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7633.390756" calcext:value-type="float">
            <text:p>37633</text:p>
          </table:table-cell>
          <table:table-cell office:value-type="float" office:value="71.4" calcext:value-type="float">
            <text:p>71.4</text:p>
          </table:table-cell>
          <table:table-cell office:value-type="float" office:value="46.9" calcext:value-type="float">
            <text:p>46.9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5.2" calcext:value-type="float">
            <text:p>45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8135.430368" calcext:value-type="float">
            <text:p>3813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6.5" calcext:value-type="float">
            <text:p>26.5</text:p>
          </table:table-cell>
          <table:table-cell office:value-type="float" office:value="34.6" calcext:value-type="float">
            <text:p>34.6</text:p>
          </table:table-cell>
          <table:table-cell office:value-type="float" office:value="64.775" calcext:value-type="float">
            <text:p>64.7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8637.307608" calcext:value-type="float">
            <text:p>38637</text:p>
          </table:table-cell>
          <table:table-cell office:value-type="float" office:value="91.7" calcext:value-type="float">
            <text:p>91.7</text:p>
          </table:table-cell>
          <table:table-cell office:value-type="float" office:value="80.4" calcext:value-type="float">
            <text:p>80.4</text:p>
          </table:table-cell>
          <table:table-cell office:value-type="float" office:value="34" calcext:value-type="float">
            <text:p>34</text:p>
          </table:table-cell>
          <table:table-cell office:value-type="float" office:value="36.7" calcext:value-type="float">
            <text:p>36.7</text:p>
          </table:table-cell>
          <table:table-cell office:value-type="float" office:value="60.7" calcext:value-type="float">
            <text:p>60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9139.594399" calcext:value-type="float">
            <text:p>39140</text:p>
          </table:table-cell>
          <table:table-cell office:value-type="float" office:value="37.9" calcext:value-type="float">
            <text:p>37.9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.2</text:p>
          </table:table-cell>
          <table:table-cell office:value-type="float" office:value="26.5" calcext:value-type="float">
            <text:p>26.5</text:p>
          </table:table-cell>
          <table:table-cell office:value-type="float" office:value="31.15" calcext:value-type="float">
            <text:p>31.1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9642.07626" calcext:value-type="float">
            <text:p>39642</text:p>
          </table:table-cell>
          <table:table-cell office:value-type="float" office:value="27.1" calcext:value-type="float">
            <text:p>27.1</text:p>
          </table:table-cell>
          <table:table-cell office:value-type="float" office:value="4.3" calcext:value-type="float">
            <text:p>4.3</text:p>
          </table:table-cell>
          <table:table-cell office:value-type="float" office:value="10.2" calcext:value-type="float">
            <text:p>10.2</text:p>
          </table:table-cell>
          <table:table-cell office:value-type="float" office:value="4.1" calcext:value-type="float">
            <text:p>4.1</text:p>
          </table:table-cell>
          <table:table-cell office:value-type="float" office:value="11.425" calcext:value-type="float">
            <text:p>11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0143.850254" calcext:value-type="float">
            <text:p>40144</text:p>
          </table:table-cell>
          <table:table-cell office:value-type="float" office:value="25.5" calcext:value-type="float">
            <text:p>25.5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12.575" calcext:value-type="float">
            <text:p>12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0645.581358" calcext:value-type="float">
            <text:p>40646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21.6" calcext:value-type="float">
            <text:p>21.6</text:p>
          </table:table-cell>
          <table:table-cell office:value-type="float" office:value="9.8" calcext:value-type="float">
            <text:p>9.8</text:p>
          </table:table-cell>
          <table:table-cell office:value-type="float" office:value="13.075" calcext:value-type="float">
            <text:p>13.0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1147.635643" calcext:value-type="float">
            <text:p>41148</text:p>
          </table:table-cell>
          <table:table-cell office:value-type="float" office:value="10.4" calcext:value-type="float">
            <text:p>10.4</text:p>
          </table:table-cell>
          <table:table-cell office:value-type="float" office:value="54.9" calcext:value-type="float">
            <text:p>54.9</text:p>
          </table:table-cell>
          <table:table-cell office:value-type="float" office:value="19.2" calcext:value-type="float">
            <text:p>19.2</text:p>
          </table:table-cell>
          <table:table-cell office:value-type="float" office:value="20.8" calcext:value-type="float">
            <text:p>20.8</text:p>
          </table:table-cell>
          <table:table-cell office:value-type="float" office:value="26.325" calcext:value-type="float">
            <text:p>26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1649.360484" calcext:value-type="float">
            <text:p>41649</text:p>
          </table:table-cell>
          <table:table-cell office:value-type="float" office:value="18.7" calcext:value-type="float">
            <text:p>18.7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20.4" calcext:value-type="float">
            <text:p>20.4</text:p>
          </table:table-cell>
          <table:table-cell office:value-type="float" office:value="26.9" calcext:value-type="float">
            <text:p>26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2150.564864" calcext:value-type="float">
            <text:p>42151</text:p>
          </table:table-cell>
          <table:table-cell office:value-type="float" office:value="4.4" calcext:value-type="float">
            <text:p>4.4</text:p>
          </table:table-cell>
          <table:table-cell office:value-type="float" office:value="22.6" calcext:value-type="float">
            <text:p>22.6</text:p>
          </table:table-cell>
          <table:table-cell office:value-type="float" office:value="25.5" calcext:value-type="float">
            <text:p>25.5</text:p>
          </table:table-cell>
          <table:table-cell office:value-type="float" office:value="8.2" calcext:value-type="float">
            <text:p>8.2</text:p>
          </table:table-cell>
          <table:table-cell office:value-type="float" office:value="15.175" calcext:value-type="float">
            <text:p>15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2651.906907" calcext:value-type="float">
            <text:p>42652</text:p>
          </table:table-cell>
          <table:table-cell office:value-type="float" office:value="10.4" calcext:value-type="float">
            <text:p>10.4</text:p>
          </table:table-cell>
          <table:table-cell office:value-type="float" office:value="24.5" calcext:value-type="float">
            <text:p>24.5</text:p>
          </table:table-cell>
          <table:table-cell office:value-type="float" office:value="18" calcext:value-type="float">
            <text:p>18</text:p>
          </table:table-cell>
          <table:table-cell office:value-type="float" office:value="8.7" calcext:value-type="float">
            <text:p>8.7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3153.501298" calcext:value-type="float">
            <text:p>43154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.6</text:p>
          </table:table-cell>
          <table:table-cell office:value-type="float" office:value="12.7" calcext:value-type="float">
            <text:p>12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3655.229946" calcext:value-type="float">
            <text:p>43655</text:p>
          </table:table-cell>
          <table:table-cell office:value-type="float" office:value="65.3" calcext:value-type="float">
            <text:p>65.3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.9</text:p>
          </table:table-cell>
          <table:table-cell office:value-type="float" office:value="14.6" calcext:value-type="float">
            <text:p>14.6</text:p>
          </table:table-cell>
          <table:table-cell office:value-type="float" office:value="32.7" calcext:value-type="float">
            <text:p>32.7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4156.961962" calcext:value-type="float">
            <text:p>44157</text:p>
          </table:table-cell>
          <table:table-cell office:value-type="float" office:value="22.6" calcext:value-type="float">
            <text:p>22.6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15.975" calcext:value-type="float">
            <text:p>15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4658.048018" calcext:value-type="float">
            <text:p>4465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8" calcext:value-type="float">
            <text:p>27.8</text:p>
          </table:table-cell>
          <table:table-cell office:value-type="float" office:value="21.2" calcext:value-type="float">
            <text:p>21.2</text:p>
          </table:table-cell>
          <table:table-cell office:value-type="float" office:value="18.75" calcext:value-type="float">
            <text:p>18.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5160.094732" calcext:value-type="float">
            <text:p>45160</text:p>
          </table:table-cell>
          <table:table-cell office:value-type="float" office:value="11.1" calcext:value-type="float">
            <text:p>11.1</text:p>
          </table:table-cell>
          <table:table-cell office:value-type="float" office:value="17.6" calcext:value-type="float">
            <text:p>17.6</text:p>
          </table:table-cell>
          <table:table-cell office:value-type="float" office:value="33.3" calcext:value-type="float">
            <text:p>33.3</text:p>
          </table:table-cell>
          <table:table-cell office:value-type="float" office:value="10.4" calcext:value-type="float">
            <text:p>10.4</text:p>
          </table:table-cell>
          <table:table-cell office:value-type="float" office:value="18.1" calcext:value-type="float">
            <text:p>18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5662.444718" calcext:value-type="float">
            <text:p>45662</text:p>
          </table:table-cell>
          <table:table-cell office:value-type="float" office:value="30.4" calcext:value-type="float">
            <text:p>30.4</text:p>
          </table:table-cell>
          <table:table-cell office:value-type="float" office:value="20.4" calcext:value-type="float">
            <text:p>20.4</text:p>
          </table:table-cell>
          <table:table-cell office:value-type="float" office:value="26.9" calcext:value-type="float">
            <text:p>26.9</text:p>
          </table:table-cell>
          <table:table-cell office:value-type="float" office:value="30.2" calcext:value-type="float">
            <text:p>30.2</text:p>
          </table:table-cell>
          <table:table-cell office:value-type="float" office:value="26.975" calcext:value-type="float">
            <text:p>26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6164.08332" calcext:value-type="float">
            <text:p>46164</text:p>
          </table:table-cell>
          <table:table-cell office:value-type="float" office:value="33.3" calcext:value-type="float">
            <text:p>33.3</text:p>
          </table:table-cell>
          <table:table-cell office:value-type="float" office:value="30.8" calcext:value-type="float">
            <text:p>30.8</text:p>
          </table:table-cell>
          <table:table-cell office:value-type="float" office:value="42.3" calcext:value-type="float">
            <text:p>42.3</text:p>
          </table:table-cell>
          <table:table-cell office:value-type="float" office:value="14" calcext:value-type="float">
            <text:p>14</text:p>
          </table:table-cell>
          <table:table-cell office:value-type="float" office:value="30.1" calcext:value-type="float">
            <text:p>30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6665.898992" calcext:value-type="float">
            <text:p>46666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7167.53983" calcext:value-type="float">
            <text:p>47168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.825" calcext:value-type="float">
            <text:p>15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7669.35761" calcext:value-type="float">
            <text:p>47669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5.7" calcext:value-type="float">
            <text:p>1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375" calcext:value-type="float">
            <text:p>13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8171.011981" calcext:value-type="float">
            <text:p>4817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5.4" calcext:value-type="float">
            <text:p>15.4</text:p>
          </table:table-cell>
          <table:table-cell office:value-type="float" office:value="8.3" calcext:value-type="float">
            <text:p>8.3</text:p>
          </table:table-cell>
          <table:table-cell office:value-type="float" office:value="24.425" calcext:value-type="float">
            <text:p>24.4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8672.61261" calcext:value-type="float">
            <text:p>48673</text:p>
          </table:table-cell>
          <table:table-cell office:value-type="float" office:value="23.4" calcext:value-type="float">
            <text:p>23.4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1.2" calcext:value-type="float">
            <text:p>21.2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9173.858333" calcext:value-type="float">
            <text:p>49174</text:p>
          </table:table-cell>
          <table:table-cell office:value-type="float" office:value="19.6" calcext:value-type="float">
            <text:p>19.6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49675.567124" calcext:value-type="float">
            <text:p>49676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25.9" calcext:value-type="float">
            <text:p>25.9</text:p>
          </table:table-cell>
          <table:table-cell office:value-type="float" office:value="10" calcext:value-type="float">
            <text:p>10</text:p>
          </table:table-cell>
          <table:table-cell office:value-type="float" office:value="16.625" calcext:value-type="float">
            <text:p>16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0177.231302" calcext:value-type="float">
            <text:p>50177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5.7" calcext:value-type="float">
            <text:p>15.7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0679.4549" calcext:value-type="float">
            <text:p>50679</text:p>
          </table:table-cell>
          <table:table-cell office:value-type="float" office:value="32.7" calcext:value-type="float">
            <text:p>32.7</text:p>
          </table:table-cell>
          <table:table-cell office:value-type="float" office:value="10.6" calcext:value-type="float">
            <text:p>10.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4.825" calcext:value-type="float">
            <text:p>34.8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1181.996252" calcext:value-type="float">
            <text:p>51182</text:p>
          </table:table-cell>
          <table:table-cell office:value-type="float" office:value="23.9" calcext:value-type="float">
            <text:p>23.9</text:p>
          </table:table-cell>
          <table:table-cell office:value-type="float" office:value="18.4" calcext:value-type="float">
            <text:p>18.4</text:p>
          </table:table-cell>
          <table:table-cell office:value-type="float" office:value="18.9" calcext:value-type="float">
            <text:p>18.9</text:p>
          </table:table-cell>
          <table:table-cell office:value-type="float" office:value="26" calcext:value-type="float">
            <text:p>2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1684.436511" calcext:value-type="float">
            <text:p>51684</text:p>
          </table:table-cell>
          <table:table-cell office:value-type="float" office:value="20.8" calcext:value-type="float">
            <text:p>20.8</text:p>
          </table:table-cell>
          <table:table-cell office:value-type="float" office:value="33.3" calcext:value-type="float">
            <text:p>33.3</text:p>
          </table:table-cell>
          <table:table-cell office:value-type="float" office:value="17" calcext:value-type="float">
            <text:p>17</text:p>
          </table:table-cell>
          <table:table-cell office:value-type="float" office:value="26.5" calcext:value-type="float">
            <text:p>26.5</text:p>
          </table:table-cell>
          <table:table-cell office:value-type="float" office:value="24.4" calcext:value-type="float">
            <text:p>24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2187.097896" calcext:value-type="float">
            <text:p>52187</text:p>
          </table:table-cell>
          <table:table-cell office:value-type="float" office:value="25" calcext:value-type="float">
            <text:p>25</text:p>
          </table:table-cell>
          <table:table-cell office:value-type="float" office:value="29.6" calcext:value-type="float">
            <text:p>29.6</text:p>
          </table:table-cell>
          <table:table-cell office:value-type="float" office:value="19.6" calcext:value-type="float">
            <text:p>19.6</text:p>
          </table:table-cell>
          <table:table-cell office:value-type="float" office:value="15.4" calcext:value-type="float">
            <text:p>15.4</text:p>
          </table:table-cell>
          <table:table-cell office:value-type="float" office:value="22.4" calcext:value-type="float">
            <text:p>22.4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2689.018025" calcext:value-type="float">
            <text:p>52689</text:p>
          </table:table-cell>
          <table:table-cell office:value-type="float" office:value="22.9" calcext:value-type="float">
            <text:p>22.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27.5" calcext:value-type="float">
            <text:p>27.5</text:p>
          </table:table-cell>
          <table:table-cell office:value-type="float" office:value="28.225" calcext:value-type="float">
            <text:p>28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3190.679822" calcext:value-type="float">
            <text:p>53191</text:p>
          </table:table-cell>
          <table:table-cell office:value-type="float" office:value="8.3" calcext:value-type="float">
            <text:p>8.3</text:p>
          </table:table-cell>
          <table:table-cell office:value-type="float" office:value="47.2" calcext:value-type="float">
            <text:p>47.2</text:p>
          </table:table-cell>
          <table:table-cell office:value-type="float" office:value="8.3" calcext:value-type="float">
            <text:p>8.3</text:p>
          </table:table-cell>
          <table:table-cell office:value-type="float" office:value="25" calcext:value-type="float">
            <text:p>25</text:p>
          </table:table-cell>
          <table:table-cell office:value-type="float" office:value="22.2" calcext:value-type="float">
            <text:p>22.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3692.265117" calcext:value-type="float">
            <text:p>5369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office:value-type="float" office:value="26" calcext:value-type="float">
            <text:p>26</text:p>
          </table:table-cell>
          <table:table-cell office:value-type="float" office:value="19.65" calcext:value-type="float">
            <text:p>19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4193.954279" calcext:value-type="float">
            <text:p>54194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8.2" calcext:value-type="float">
            <text:p>8.2</text:p>
          </table:table-cell>
          <table:table-cell office:value-type="float" office:value="4.3" calcext:value-type="float">
            <text:p>4.3</text:p>
          </table:table-cell>
          <table:table-cell office:value-type="float" office:value="13.575" calcext:value-type="float">
            <text:p>13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4695.576366" calcext:value-type="float">
            <text:p>54696</text:p>
          </table:table-cell>
          <table:table-cell office:value-type="float" office:value="14" calcext:value-type="float">
            <text:p>14</text:p>
          </table:table-cell>
          <table:table-cell office:value-type="float" office:value="21.2" calcext:value-type="float">
            <text:p>21.2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475" calcext:value-type="float">
            <text:p>15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5197.141804" calcext:value-type="float">
            <text:p>55197</text:p>
          </table:table-cell>
          <table:table-cell office:value-type="float" office:value="9.8" calcext:value-type="float">
            <text:p>9.8</text:p>
          </table:table-cell>
          <table:table-cell office:value-type="float" office:value="57.1" calcext:value-type="float">
            <text:p>57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22.25" calcext:value-type="float">
            <text:p>22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5698.704221" calcext:value-type="float">
            <text:p>556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10.1" calcext:value-type="float">
            <text:p>10.1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6200.316821" calcext:value-type="float">
            <text:p>5620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3.5" calcext:value-type="float">
            <text:p>13.5</text:p>
          </table:table-cell>
          <table:table-cell office:value-type="float" office:value="14.275" calcext:value-type="float">
            <text:p>14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6701.983585" calcext:value-type="float">
            <text:p>56702</text:p>
          </table:table-cell>
          <table:table-cell office:value-type="float" office:value="19.2" calcext:value-type="float">
            <text:p>19.2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9.475" calcext:value-type="float">
            <text:p>9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7203.669421" calcext:value-type="float">
            <text:p>57204</text:p>
          </table:table-cell>
          <table:table-cell office:value-type="float" office:value="15.4" calcext:value-type="float">
            <text:p>15.4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275" calcext:value-type="float">
            <text:p>8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7706.057157" calcext:value-type="float">
            <text:p>57706</text:p>
          </table:table-cell>
          <table:table-cell office:value-type="float" office:value="42" calcext:value-type="float">
            <text:p>42</text:p>
          </table:table-cell>
          <table:table-cell office:value-type="float" office:value="94.2" calcext:value-type="float">
            <text:p>94.2</text:p>
          </table:table-cell>
          <table:table-cell office:value-type="float" office:value="60" calcext:value-type="float">
            <text:p>60</text:p>
          </table:table-cell>
          <table:table-cell office:value-type="float" office:value="55.3" calcext:value-type="float">
            <text:p>55.3</text:p>
          </table:table-cell>
          <table:table-cell office:value-type="float" office:value="62.875" calcext:value-type="float">
            <text:p>62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8207.487844" calcext:value-type="float">
            <text:p>58207</text:p>
          </table:table-cell>
          <table:table-cell office:value-type="float" office:value="22" calcext:value-type="float">
            <text:p>22</text:p>
          </table:table-cell>
          <table:table-cell office:value-type="float" office:value="12.8" calcext:value-type="float">
            <text:p>12.8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7.55" calcext:value-type="float">
            <text:p>1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8709.070971" calcext:value-type="float">
            <text:p>58709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3.7" calcext:value-type="float">
            <text:p>13.7</text:p>
          </table:table-cell>
          <table:table-cell office:value-type="float" office:value="21.2" calcext:value-type="float">
            <text:p>21.2</text:p>
          </table:table-cell>
          <table:table-cell office:value-type="float" office:value="18.35" calcext:value-type="float">
            <text:p>18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9210.667097" calcext:value-type="float">
            <text:p>59211</text:p>
          </table:table-cell>
          <table:table-cell office:value-type="float" office:value="23.2" calcext:value-type="float">
            <text:p>23.2</text:p>
          </table:table-cell>
          <table:table-cell office:value-type="float" office:value="8.3" calcext:value-type="float">
            <text:p>8.3</text:p>
          </table:table-cell>
          <table:table-cell office:value-type="float" office:value="18.8" calcext:value-type="float">
            <text:p>18.8</text:p>
          </table:table-cell>
          <table:table-cell office:value-type="float" office:value="11.8" calcext:value-type="float">
            <text:p>11.8</text:p>
          </table:table-cell>
          <table:table-cell office:value-type="float" office:value="15.525" calcext:value-type="float">
            <text:p>15.5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59712.342072" calcext:value-type="float">
            <text:p>59712</text:p>
          </table:table-cell>
          <table:table-cell office:value-type="float" office:value="23.1" calcext:value-type="float">
            <text:p>23.1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float" office:value="27.5" calcext:value-type="float">
            <text:p>27.5</text:p>
          </table:table-cell>
          <table:table-cell office:value-type="float" office:value="22.975" calcext:value-type="float">
            <text:p>22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0214.305283" calcext:value-type="float">
            <text:p>60214</text:p>
          </table:table-cell>
          <table:table-cell office:value-type="float" office:value="16.7" calcext:value-type="float">
            <text:p>16.7</text:p>
          </table:table-cell>
          <table:table-cell office:value-type="float" office:value="52" calcext:value-type="float">
            <text:p>52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0716.015569" calcext:value-type="float">
            <text:p>60716</text:p>
          </table:table-cell>
          <table:table-cell office:value-type="float" office:value="24" calcext:value-type="float">
            <text:p>24</text:p>
          </table:table-cell>
          <table:table-cell office:value-type="float" office:value="13.7" calcext:value-type="float">
            <text:p>13.7</text:p>
          </table:table-cell>
          <table:table-cell office:value-type="float" office:value="36.2" calcext:value-type="float">
            <text:p>36.2</text:p>
          </table:table-cell>
          <table:table-cell office:value-type="float" office:value="16" calcext:value-type="float">
            <text:p>16</text:p>
          </table:table-cell>
          <table:table-cell office:value-type="float" office:value="22.475" calcext:value-type="float">
            <text:p>22.4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1217.811704" calcext:value-type="float">
            <text:p>61218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17.3" calcext:value-type="float">
            <text:p>17.3</text:p>
          </table:table-cell>
          <table:table-cell office:value-type="float" office:value="14.65" calcext:value-type="float">
            <text:p>14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1720.004704" calcext:value-type="float">
            <text:p>61720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.2" calcext:value-type="float">
            <text:p>12.2</text:p>
          </table:table-cell>
          <table:table-cell office:value-type="float" office:value="17.35" calcext:value-type="float">
            <text:p>17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2221.670058" calcext:value-type="float">
            <text:p>62222</text:p>
          </table:table-cell>
          <table:table-cell office:value-type="float" office:value="32.7" calcext:value-type="float">
            <text:p>32.7</text:p>
          </table:table-cell>
          <table:table-cell office:value-type="float" office:value="59.2" calcext:value-type="float">
            <text:p>59.2</text:p>
          </table:table-cell>
          <table:table-cell office:value-type="float" office:value="9.8" calcext:value-type="float">
            <text:p>9.8</text:p>
          </table:table-cell>
          <table:table-cell office:value-type="float" office:value="8.5" calcext:value-type="float">
            <text:p>8.5</text:p>
          </table:table-cell>
          <table:table-cell office:value-type="float" office:value="27.55" calcext:value-type="float">
            <text:p>2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2723.339022" calcext:value-type="float">
            <text:p>62723</text:p>
          </table:table-cell>
          <table:table-cell office:value-type="float" office:value="19.1" calcext:value-type="float">
            <text:p>19.1</text:p>
          </table:table-cell>
          <table:table-cell office:value-type="float" office:value="12" calcext:value-type="float">
            <text:p>12</text:p>
          </table:table-cell>
          <table:table-cell office:value-type="float" office:value="23.5" calcext:value-type="float">
            <text:p>23.5</text:p>
          </table:table-cell>
          <table:table-cell office:value-type="float" office:value="14.6" calcext:value-type="float">
            <text:p>14.6</text:p>
          </table:table-cell>
          <table:table-cell office:value-type="float" office:value="17.3" calcext:value-type="float">
            <text:p>17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3224.972521" calcext:value-type="float">
            <text:p>63225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20" calcext:value-type="float">
            <text:p>20</text:p>
          </table:table-cell>
          <table:table-cell office:value-type="float" office:value="17.05" calcext:value-type="float">
            <text:p>17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3726.601796" calcext:value-type="float">
            <text:p>63727</text:p>
          </table:table-cell>
          <table:table-cell office:value-type="float" office:value="21.7" calcext:value-type="float">
            <text:p>21.7</text:p>
          </table:table-cell>
          <table:table-cell office:value-type="float" office:value="24.5" calcext:value-type="float">
            <text:p>24.5</text:p>
          </table:table-cell>
          <table:table-cell office:value-type="float" office:value="32.7" calcext:value-type="float">
            <text:p>32.7</text:p>
          </table:table-cell>
          <table:table-cell office:value-type="float" office:value="27.7" calcext:value-type="float">
            <text:p>27.7</text:p>
          </table:table-cell>
          <table:table-cell office:value-type="float" office:value="26.65" calcext:value-type="float">
            <text:p>26.6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4227.764906" calcext:value-type="float">
            <text:p>64228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6.4" calcext:value-type="float">
            <text:p>6.4</text:p>
          </table:table-cell>
          <table:table-cell office:value-type="float" office:value="24.5" calcext:value-type="float">
            <text:p>24.5</text:p>
          </table:table-cell>
          <table:table-cell office:value-type="float" office:value="12.85" calcext:value-type="float">
            <text:p>12.8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4729.7106" calcext:value-type="float">
            <text:p>64730</text:p>
          </table:table-cell>
          <table:table-cell office:value-type="float" office:value="18.4" calcext:value-type="float">
            <text:p>18.4</text:p>
          </table:table-cell>
          <table:table-cell office:value-type="float" office:value="70.8" calcext:value-type="float">
            <text:p>70.8</text:p>
          </table:table-cell>
          <table:table-cell office:value-type="float" office:value="14.3" calcext:value-type="float">
            <text:p>14.3</text:p>
          </table:table-cell>
          <table:table-cell office:value-type="float" office:value="22.9" calcext:value-type="float">
            <text:p>22.9</text:p>
          </table:table-cell>
          <table:table-cell office:value-type="float" office:value="31.6" calcext:value-type="float">
            <text:p>31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5231.096372" calcext:value-type="float">
            <text:p>652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4.975" calcext:value-type="float">
            <text:p>14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5732.680732" calcext:value-type="float">
            <text:p>65733</text:p>
          </table:table-cell>
          <table:table-cell office:value-type="float" office:value="10.6" calcext:value-type="float">
            <text:p>10.6</text:p>
          </table:table-cell>
          <table:table-cell office:value-type="float" office:value="14" calcext:value-type="float">
            <text:p>14</text:p>
          </table:table-cell>
          <table:table-cell office:value-type="float" office:value="25.5" calcext:value-type="float">
            <text:p>25.5</text:p>
          </table:table-cell>
          <table:table-cell office:value-type="float" office:value="10.4" calcext:value-type="float">
            <text:p>10.4</text:p>
          </table:table-cell>
          <table:table-cell office:value-type="float" office:value="15.125" calcext:value-type="float">
            <text:p>15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6234.26185" calcext:value-type="float">
            <text:p>66234</text:p>
          </table:table-cell>
          <table:table-cell office:value-type="float" office:value="14.3" calcext:value-type="float">
            <text:p>14.3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15.325" calcext:value-type="float">
            <text:p>15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6735.769799" calcext:value-type="float">
            <text:p>66736</text:p>
          </table:table-cell>
          <table:table-cell office:value-type="float" office:value="35.3" calcext:value-type="float">
            <text:p>35.3</text:p>
          </table:table-cell>
          <table:table-cell office:value-type="float" office:value="24" calcext:value-type="float">
            <text:p>24</text:p>
          </table:table-cell>
          <table:table-cell office:value-type="float" office:value="27.8" calcext:value-type="float">
            <text:p>27.8</text:p>
          </table:table-cell>
          <table:table-cell office:value-type="float" office:value="18.4" calcext:value-type="float">
            <text:p>18.4</text:p>
          </table:table-cell>
          <table:table-cell office:value-type="float" office:value="26.375" calcext:value-type="float">
            <text:p>26.3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7237.362524" calcext:value-type="float">
            <text:p>67237</text:p>
          </table:table-cell>
          <table:table-cell office:value-type="float" office:value="44.2" calcext:value-type="float">
            <text:p>44.2</text:p>
          </table:table-cell>
          <table:table-cell office:value-type="float" office:value="10.4" calcext:value-type="float">
            <text:p>10.4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20.225" calcext:value-type="float">
            <text:p>20.2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7739.093894" calcext:value-type="float">
            <text:p>6773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office:value-type="float" office:value="17.275" calcext:value-type="float">
            <text:p>17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8241.613238" calcext:value-type="float">
            <text:p>68242</text:p>
          </table:table-cell>
          <table:table-cell office:value-type="float" office:value="33.3" calcext:value-type="float">
            <text:p>33.3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20.925" calcext:value-type="float">
            <text:p>20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8744.013358" calcext:value-type="float">
            <text:p>68744</text:p>
          </table:table-cell>
          <table:table-cell office:value-type="float" office:value="26.5" calcext:value-type="float">
            <text:p>26.5</text:p>
          </table:table-cell>
          <table:table-cell office:value-type="float" office:value="30.8" calcext:value-type="float">
            <text:p>30.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.325" calcext:value-type="float">
            <text:p>26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9245.832536" calcext:value-type="float">
            <text:p>69246</text:p>
          </table:table-cell>
          <table:table-cell office:value-type="float" office:value="71.2" calcext:value-type="float">
            <text:p>71.2</text:p>
          </table:table-cell>
          <table:table-cell office:value-type="float" office:value="17.6" calcext:value-type="float">
            <text:p>17.6</text:p>
          </table:table-cell>
          <table:table-cell office:value-type="float" office:value="10.4" calcext:value-type="float">
            <text:p>10.4</text:p>
          </table:table-cell>
          <table:table-cell office:value-type="float" office:value="36" calcext:value-type="float">
            <text:p>36</text:p>
          </table:table-cell>
          <table:table-cell office:value-type="float" office:value="33.8" calcext:value-type="float">
            <text:p>33.8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9747.46227" calcext:value-type="float">
            <text:p>69747</text:p>
          </table:table-cell>
          <table:table-cell office:value-type="float" office:value="8.7" calcext:value-type="float">
            <text:p>8.7</text:p>
          </table:table-cell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.4</text:p>
          </table:table-cell>
          <table:table-cell office:value-type="float" office:value="14.3" calcext:value-type="float">
            <text:p>14.3</text:p>
          </table:table-cell>
          <table:table-cell office:value-type="float" office:value="13.6" calcext:value-type="float">
            <text:p>1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0249.125187" calcext:value-type="float">
            <text:p>70249</text:p>
          </table:table-cell>
          <table:table-cell office:value-type="float" office:value="21.7" calcext:value-type="float">
            <text:p>21.7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0750.820435" calcext:value-type="float">
            <text:p>707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18" calcext:value-type="float">
            <text:p>18</text:p>
          </table:table-cell>
          <table:table-cell office:value-type="float" office:value="17.975" calcext:value-type="float">
            <text:p>17.9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252.560403" calcext:value-type="float">
            <text:p>71253</text:p>
          </table:table-cell>
          <table:table-cell office:value-type="float" office:value="22.9" calcext:value-type="float">
            <text:p>22.9</text:p>
          </table:table-cell>
          <table:table-cell office:value-type="float" office:value="6.2" calcext:value-type="float">
            <text:p>6.2</text:p>
          </table:table-cell>
          <table:table-cell office:value-type="float" office:value="18.4" calcext:value-type="float">
            <text:p>18.4</text:p>
          </table:table-cell>
          <table:table-cell office:value-type="float" office:value="8.2" calcext:value-type="float">
            <text:p>8.2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1754.211314" calcext:value-type="float">
            <text:p>71754</text:p>
          </table:table-cell>
          <table:table-cell office:value-type="float" office:value="64.6" calcext:value-type="float">
            <text:p>64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30.05" calcext:value-type="float">
            <text:p>30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2255.812317" calcext:value-type="float">
            <text:p>72256</text:p>
          </table:table-cell>
          <table:table-cell office:value-type="float" office:value="10.4" calcext:value-type="float">
            <text:p>10.4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10.2" calcext:value-type="float">
            <text:p>10.2</text:p>
          </table:table-cell>
          <table:table-cell office:value-type="float" office:value="14.35" calcext:value-type="float">
            <text:p>14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2757.255207" calcext:value-type="float">
            <text:p>7275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.9" calcext:value-type="float">
            <text:p>14.9</text:p>
          </table:table-cell>
          <table:table-cell office:value-type="float" office:value="8.2" calcext:value-type="float">
            <text:p>8.2</text:p>
          </table:table-cell>
          <table:table-cell office:value-type="float" office:value="14.775" calcext:value-type="float">
            <text:p>14.7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3259.037057" calcext:value-type="float">
            <text:p>73259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office:value-type="float" office:value="12.3" calcext:value-type="float">
            <text:p>12.3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3760.82307" calcext:value-type="float">
            <text:p>73761</text:p>
          </table:table-cell>
          <table:table-cell office:value-type="float" office:value="44.7" calcext:value-type="float">
            <text:p>44.7</text:p>
          </table:table-cell>
          <table:table-cell office:value-type="float" office:value="12.5" calcext:value-type="float">
            <text:p>12.5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9" calcext:value-type="float">
            <text:p>26.9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4263.029931" calcext:value-type="float">
            <text:p>74263</text:p>
          </table:table-cell>
          <table:table-cell office:value-type="float" office:value="16.3" calcext:value-type="float">
            <text:p>16.3</text:p>
          </table:table-cell>
          <table:table-cell office:value-type="float" office:value="22" calcext:value-type="float">
            <text:p>22</text:p>
          </table:table-cell>
          <table:table-cell office:value-type="float" office:value="38.5" calcext:value-type="float">
            <text:p>38.5</text:p>
          </table:table-cell>
          <table:table-cell office:value-type="float" office:value="17.6" calcext:value-type="float">
            <text:p>17.6</text:p>
          </table:table-cell>
          <table:table-cell office:value-type="float" office:value="23.6" calcext:value-type="float">
            <text:p>23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4765.359307" calcext:value-type="float">
            <text:p>74765</text:p>
          </table:table-cell>
          <table:table-cell office:value-type="float" office:value="28.6" calcext:value-type="float">
            <text:p>28.6</text:p>
          </table:table-cell>
          <table:table-cell office:value-type="float" office:value="20.4" calcext:value-type="float">
            <text:p>20.4</text:p>
          </table:table-cell>
          <table:table-cell office:value-type="float" office:value="22.4" calcext:value-type="float">
            <text:p>22.4</text:p>
          </table:table-cell>
          <table:table-cell office:value-type="float" office:value="27.5" calcext:value-type="float">
            <text:p>27.5</text:p>
          </table:table-cell>
          <table:table-cell office:value-type="float" office:value="24.725" calcext:value-type="float">
            <text:p>24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5267.595071" calcext:value-type="float">
            <text:p>75268</text:p>
          </table:table-cell>
          <table:table-cell office:value-type="float" office:value="16.3" calcext:value-type="float">
            <text:p>16.3</text:p>
          </table:table-cell>
          <table:table-cell office:value-type="float" office:value="23.5" calcext:value-type="float">
            <text:p>23.5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21.675" calcext:value-type="float">
            <text:p>21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5769.397577" calcext:value-type="float">
            <text:p>75769</text:p>
          </table:table-cell>
          <table:table-cell office:value-type="float" office:value="36.7" calcext:value-type="float">
            <text:p>36.7</text:p>
          </table:table-cell>
          <table:table-cell office:value-type="float" office:value="16.3" calcext:value-type="float">
            <text:p>16.3</text:p>
          </table:table-cell>
          <table:table-cell office:value-type="float" office:value="29.4" calcext:value-type="float">
            <text:p>29.4</text:p>
          </table:table-cell>
          <table:table-cell office:value-type="float" office:value="16" calcext:value-type="float">
            <text:p>16</text:p>
          </table:table-cell>
          <table:table-cell office:value-type="float" office:value="24.6" calcext:value-type="float">
            <text:p>24.6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6271.056861" calcext:value-type="float">
            <text:p>76271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office:value-type="float" office:value="65.3" calcext:value-type="float">
            <text:p>65.3</text:p>
          </table:table-cell>
          <table:table-cell office:value-type="float" office:value="13.7" calcext:value-type="float">
            <text:p>13.7</text:p>
          </table:table-cell>
          <table:table-cell office:value-type="float" office:value="27.55" calcext:value-type="float">
            <text:p>27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6772.780993" calcext:value-type="float">
            <text:p>76773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16.575" calcext:value-type="float">
            <text:p>16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7274.579902" calcext:value-type="float">
            <text:p>77275</text:p>
          </table:table-cell>
          <table:table-cell office:value-type="float" office:value="14.6" calcext:value-type="float">
            <text:p>14.6</text:p>
          </table:table-cell>
          <table:table-cell office:value-type="float" office:value="21.6" calcext:value-type="float">
            <text:p>21.6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12.625" calcext:value-type="float">
            <text:p>12.6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7775.989459" calcext:value-type="float">
            <text:p>77776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20.4" calcext:value-type="float">
            <text:p>20.4</text:p>
          </table:table-cell>
          <table:table-cell office:value-type="float" office:value="14.35" calcext:value-type="float">
            <text:p>14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8277.655828" calcext:value-type="float">
            <text:p>78278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29.2" calcext:value-type="float">
            <text:p>29.2</text:p>
          </table:table-cell>
          <table:table-cell office:value-type="float" office:value="14.9" calcext:value-type="float">
            <text:p>14.9</text:p>
          </table:table-cell>
          <table:table-cell office:value-type="float" office:value="16.575" calcext:value-type="float">
            <text:p>16.5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8779.546156" calcext:value-type="float">
            <text:p>78780</text:p>
          </table:table-cell>
          <table:table-cell office:value-type="float" office:value="21.6" calcext:value-type="float">
            <text:p>21.6</text:p>
          </table:table-cell>
          <table:table-cell office:value-type="float" office:value="8.2" calcext:value-type="float">
            <text:p>8.2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  <table:table-cell office:value-type="float" office:value="25.55" calcext:value-type="float">
            <text:p>25.5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9280.836524" calcext:value-type="float">
            <text:p>79281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office:value-type="float" office:value="27.8" calcext:value-type="float">
            <text:p>27.8</text:p>
          </table:table-cell>
          <table:table-cell office:value-type="float" office:value="10.2" calcext:value-type="float">
            <text:p>10.2</text:p>
          </table:table-cell>
          <table:table-cell office:value-type="float" office:value="14.175" calcext:value-type="float">
            <text:p>14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79782.594405" calcext:value-type="float">
            <text:p>79783</text:p>
          </table:table-cell>
          <table:table-cell office:value-type="float" office:value="12.8" calcext:value-type="float">
            <text:p>12.8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12.5" calcext:value-type="float">
            <text:p>12.5</text:p>
          </table:table-cell>
          <table:table-cell office:value-type="float" office:value="17.35" calcext:value-type="float">
            <text:p>17.3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0284.326451" calcext:value-type="float">
            <text:p>80284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.125" calcext:value-type="float">
            <text:p>13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0786.58786" calcext:value-type="float">
            <text:p>8078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1.2" calcext:value-type="float">
            <text:p>61.2</text:p>
          </table:table-cell>
          <table:table-cell office:value-type="float" office:value="27.1" calcext:value-type="float">
            <text:p>27.1</text:p>
          </table:table-cell>
          <table:table-cell office:value-type="float" office:value="32.325" calcext:value-type="float">
            <text:p>32.3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1288.556938" calcext:value-type="float">
            <text:p>81289</text:p>
          </table:table-cell>
          <table:table-cell office:value-type="float" office:value="17.6" calcext:value-type="float">
            <text:p>17.6</text:p>
          </table:table-cell>
          <table:table-cell office:value-type="float" office:value="30.2" calcext:value-type="float">
            <text:p>30.2</text:p>
          </table:table-cell>
          <table:table-cell office:value-type="float" office:value="24" calcext:value-type="float">
            <text:p>24</text:p>
          </table:table-cell>
          <table:table-cell office:value-type="float" office:value="23.1" calcext:value-type="float">
            <text:p>23.1</text:p>
          </table:table-cell>
          <table:table-cell office:value-type="float" office:value="23.725" calcext:value-type="float">
            <text:p>23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1790.221034" calcext:value-type="float">
            <text:p>81790</text:p>
          </table:table-cell>
          <table:table-cell office:value-type="float" office:value="21.6" calcext:value-type="float">
            <text:p>21.6</text:p>
          </table:table-cell>
          <table:table-cell office:value-type="float" office:value="25.5" calcext:value-type="float">
            <text:p>25.5</text:p>
          </table:table-cell>
          <table:table-cell office:value-type="float" office:value="13.7" calcext:value-type="float">
            <text:p>13.7</text:p>
          </table:table-cell>
          <table:table-cell office:value-type="float" office:value="8.2" calcext:value-type="float">
            <text:p>8.2</text:p>
          </table:table-cell>
          <table:table-cell office:value-type="float" office:value="17.25" calcext:value-type="float">
            <text:p>17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2292.090405" calcext:value-type="float">
            <text:p>82292</text:p>
          </table:table-cell>
          <table:table-cell office:value-type="float" office:value="18.8" calcext:value-type="float">
            <text:p>18.8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24.1" calcext:value-type="float">
            <text:p>24.1</text:p>
          </table:table-cell>
          <table:table-cell office:value-type="float" office:value="17.95" calcext:value-type="float">
            <text:p>17.9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2793.901219" calcext:value-type="float">
            <text:p>82794</text:p>
          </table:table-cell>
          <table:table-cell office:value-type="float" office:value="19.6" calcext:value-type="float">
            <text:p>19.6</text:p>
          </table:table-cell>
          <table:table-cell office:value-type="float" office:value="24" calcext:value-type="float">
            <text:p>24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23.875" calcext:value-type="float">
            <text:p>23.8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3296.06751" calcext:value-type="float">
            <text:p>83296</text:p>
          </table:table-cell>
          <table:table-cell office:value-type="float" office:value="10.6" calcext:value-type="float">
            <text:p>10.6</text:p>
          </table:table-cell>
          <table:table-cell office:value-type="float" office:value="28.3" calcext:value-type="float">
            <text:p>28.3</text:p>
          </table:table-cell>
          <table:table-cell office:value-type="float" office:value="66.7" calcext:value-type="float">
            <text:p>66.7</text:p>
          </table:table-cell>
          <table:table-cell office:value-type="float" office:value="22.6" calcext:value-type="float">
            <text:p>22.6</text:p>
          </table:table-cell>
          <table:table-cell office:value-type="float" office:value="32.05" calcext:value-type="float">
            <text:p>32.0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3797.908005" calcext:value-type="float">
            <text:p>83798</text:p>
          </table:table-cell>
          <table:table-cell office:value-type="float" office:value="14.3" calcext:value-type="float">
            <text:p>14.3</text:p>
          </table:table-cell>
          <table:table-cell office:value-type="float" office:value="22.6" calcext:value-type="float">
            <text:p>22.6</text:p>
          </table:table-cell>
          <table:table-cell office:value-type="float" office:value="15.1" calcext:value-type="float">
            <text:p>15.1</text:p>
          </table:table-cell>
          <table:table-cell office:value-type="float" office:value="18.9" calcext:value-type="float">
            <text:p>18.9</text:p>
          </table:table-cell>
          <table:table-cell office:value-type="float" office:value="17.725" calcext:value-type="float">
            <text:p>17.7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4299.639722" calcext:value-type="float">
            <text:p>84300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.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4801.82121" calcext:value-type="float">
            <text:p>84802</text:p>
          </table:table-cell>
          <table:table-cell office:value-type="float" office:value="38.3" calcext:value-type="float">
            <text:p>38.3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float" office:value="36" calcext:value-type="float">
            <text:p>36</text:p>
          </table:table-cell>
          <table:table-cell office:value-type="float" office:value="34.175" calcext:value-type="float">
            <text:p>34.1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5303.634645" calcext:value-type="float">
            <text:p>85304</text:p>
          </table:table-cell>
          <table:table-cell office:value-type="float" office:value="14.6" calcext:value-type="float">
            <text:p>14.6</text:p>
          </table:table-cell>
          <table:table-cell office:value-type="float" office:value="30.2" calcext:value-type="float">
            <text:p>30.2</text:p>
          </table:table-cell>
          <table:table-cell office:value-type="float" office:value="36" calcext:value-type="float">
            <text:p>36</text:p>
          </table:table-cell>
          <table:table-cell office:value-type="float" office:value="16.3" calcext:value-type="float">
            <text:p>16.3</text:p>
          </table:table-cell>
          <table:table-cell office:value-type="float" office:value="24.275" calcext:value-type="float">
            <text:p>24.2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5804.905174" calcext:value-type="float">
            <text:p>85805</text:p>
          </table:table-cell>
          <table:table-cell office:value-type="float" office:value="14.3" calcext:value-type="float">
            <text:p>14.3</text:p>
          </table:table-cell>
          <table:table-cell office:value-type="float" office:value="28" calcext:value-type="float">
            <text:p>28</text:p>
          </table:table-cell>
          <table:table-cell office:value-type="float" office:value="42.6" calcext:value-type="float">
            <text:p>42.6</text:p>
          </table:table-cell>
          <table:table-cell office:value-type="float" office:value="19.6" calcext:value-type="float">
            <text:p>19.6</text:p>
          </table:table-cell>
          <table:table-cell office:value-type="float" office:value="26.125" calcext:value-type="float">
            <text:p>26.12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6307.247397" calcext:value-type="float">
            <text:p>86307</text:p>
          </table:table-cell>
          <table:table-cell office:value-type="float" office:value="24.4" calcext:value-type="float">
            <text:p>24.4</text:p>
          </table:table-cell>
          <table:table-cell office:value-type="float" office:value="20.8" calcext:value-type="float">
            <text:p>20.8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  <table:table-cell office:value-type="float" office:value="23.675" calcext:value-type="float">
            <text:p>23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6809.378119" calcext:value-type="float">
            <text:p>86809</text:p>
          </table:table-cell>
          <table:table-cell office:value-type="float" office:value="37.5" calcext:value-type="float">
            <text:p>37.5</text:p>
          </table:table-cell>
          <table:table-cell office:value-type="float" office:value="16.7" calcext:value-type="float">
            <text:p>16.7</text:p>
          </table:table-cell>
          <table:table-cell office:value-type="float" office:value="21.6" calcext:value-type="float">
            <text:p>21.6</text:p>
          </table:table-cell>
          <table:table-cell office:value-type="float" office:value="14.9" calcext:value-type="float">
            <text:p>14.9</text:p>
          </table:table-cell>
          <table:table-cell office:value-type="float" office:value="22.675" calcext:value-type="float">
            <text:p>22.675</text:p>
          </table:table-cell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7311.787412" calcext:value-type="float">
            <text:p>87312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33.3" calcext:value-type="float">
            <text:p>33.3</text:p>
          </table:table-cell>
          <table:table-cell office:value-type="float" office:value="22.825" calcext:value-type="float">
            <text:p>22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7813.554152" calcext:value-type="float">
            <text:p>87814</text:p>
          </table:table-cell>
          <table:table-cell office:value-type="float" office:value="38" calcext:value-type="float">
            <text:p>38</text:p>
          </table:table-cell>
          <table:table-cell office:value-type="float" office:value="24.5" calcext:value-type="float">
            <text:p>24.5</text:p>
          </table:table-cell>
          <table:table-cell office:value-type="float" office:value="71.4" calcext:value-type="float">
            <text:p>71.4</text:p>
          </table:table-cell>
          <table:table-cell office:value-type="float" office:value="30.6" calcext:value-type="float">
            <text:p>30.6</text:p>
          </table:table-cell>
          <table:table-cell office:value-type="float" office:value="41.125" calcext:value-type="float">
            <text:p>41.1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8315.513538" calcext:value-type="float">
            <text:p>88316</text:p>
          </table:table-cell>
          <table:table-cell office:value-type="float" office:value="21.3" calcext:value-type="float">
            <text:p>21.3</text:p>
          </table:table-cell>
          <table:table-cell office:value-type="float" office:value="21.2" calcext:value-type="float">
            <text:p>21.2</text:p>
          </table:table-cell>
          <table:table-cell office:value-type="float" office:value="19.6" calcext:value-type="float">
            <text:p>19.6</text:p>
          </table:table-cell>
          <table:table-cell office:value-type="float" office:value="17.6" calcext:value-type="float">
            <text:p>17.6</text:p>
          </table:table-cell>
          <table:table-cell office:value-type="float" office:value="19.925" calcext:value-type="float">
            <text:p>19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8817.221423" calcext:value-type="float">
            <text:p>88817</text:p>
          </table:table-cell>
          <table:table-cell office:value-type="float" office:value="12.8" calcext:value-type="float">
            <text:p>12.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.2" calcext:value-type="float">
            <text:p>21.2</text:p>
          </table:table-cell>
          <table:table-cell office:value-type="float" office:value="16.5" calcext:value-type="float">
            <text:p>16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9319.039991" calcext:value-type="float">
            <text:p>89319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9.2" calcext:value-type="float">
            <text:p>19.2</text:p>
          </table:table-cell>
          <table:table-cell office:value-type="float" office:value="15.4" calcext:value-type="float">
            <text:p>15.4</text:p>
          </table:table-cell>
          <table:table-cell office:value-type="float" office:value="18.075" calcext:value-type="float">
            <text:p>18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89820.94376" calcext:value-type="float">
            <text:p>89821</text:p>
          </table:table-cell>
          <table:table-cell office:value-type="float" office:value="24.5" calcext:value-type="float">
            <text:p>24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7.825" calcext:value-type="float">
            <text:p>17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0323.41819" calcext:value-type="float">
            <text:p>90323</text:p>
          </table:table-cell>
          <table:table-cell office:value-type="float" office:value="12.5" calcext:value-type="float">
            <text:p>12.5</text:p>
          </table:table-cell>
          <table:table-cell office:value-type="float" office:value="22.2" calcext:value-type="float">
            <text:p>22.2</text:p>
          </table:table-cell>
          <table:table-cell office:value-type="float" office:value="66.7" calcext:value-type="float">
            <text:p>66.7</text:p>
          </table:table-cell>
          <table:table-cell office:value-type="float" office:value="14" calcext:value-type="float">
            <text:p>14</text:p>
          </table:table-cell>
          <table:table-cell office:value-type="float" office:value="28.85" calcext:value-type="float">
            <text:p>28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0825.407862" calcext:value-type="float">
            <text:p>90825</text:p>
          </table:table-cell>
          <table:table-cell office:value-type="float" office:value="14.6" calcext:value-type="float">
            <text:p>14.6</text:p>
          </table:table-cell>
          <table:table-cell office:value-type="float" office:value="26.9" calcext:value-type="float">
            <text:p>26.9</text:p>
          </table:table-cell>
          <table:table-cell office:value-type="float" office:value="10.9" calcext:value-type="float">
            <text:p>10.9</text:p>
          </table:table-cell>
          <table:table-cell office:value-type="float" office:value="21.2" calcext:value-type="float">
            <text:p>21.2</text:p>
          </table:table-cell>
          <table:table-cell office:value-type="float" office:value="18.4" calcext:value-type="float">
            <text:p>18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1327.091646" calcext:value-type="float">
            <text:p>91327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.55" calcext:value-type="float">
            <text:p>13.5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1828.787206" calcext:value-type="float">
            <text:p>91829</text:p>
          </table:table-cell>
          <table:table-cell office:value-type="float" office:value="18.9" calcext:value-type="float">
            <text:p>18.9</text:p>
          </table:table-cell>
          <table:table-cell office:value-type="float" office:value="10.4" calcext:value-type="float">
            <text:p>10.4</text:p>
          </table:table-cell>
          <table:table-cell office:value-type="float" office:value="26" calcext:value-type="float">
            <text:p>26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2330.715892" calcext:value-type="float">
            <text:p>92331</text:p>
          </table:table-cell>
          <table:table-cell office:value-type="float" office:value="6.8" calcext:value-type="float">
            <text:p>6.8</text:p>
          </table:table-cell>
          <table:table-cell office:value-type="float" office:value="15.1" calcext:value-type="float">
            <text:p>15.1</text:p>
          </table:table-cell>
          <table:table-cell office:value-type="float" office:value="40" calcext:value-type="float">
            <text:p>40</text:p>
          </table:table-cell>
          <table:table-cell office:value-type="float" office:value="22.4" calcext:value-type="float">
            <text:p>22.4</text:p>
          </table:table-cell>
          <table:table-cell office:value-type="float" office:value="21.075" calcext:value-type="float">
            <text:p>21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2832.487077" calcext:value-type="float">
            <text:p>92832</text:p>
          </table:table-cell>
          <table:table-cell office:value-type="float" office:value="28.6" calcext:value-type="float">
            <text:p>28.6</text:p>
          </table:table-cell>
          <table:table-cell office:value-type="float" office:value="24.5" calcext:value-type="float">
            <text:p>24.5</text:p>
          </table:table-cell>
          <table:table-cell office:value-type="float" office:value="48" calcext:value-type="float">
            <text:p>48</text:p>
          </table:table-cell>
          <table:table-cell office:value-type="float" office:value="19.1" calcext:value-type="float">
            <text:p>19.1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3334.06867" calcext:value-type="float">
            <text:p>93334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6.2" calcext:value-type="float">
            <text:p>6.2</text:p>
          </table:table-cell>
          <table:table-cell office:value-type="float" office:value="15.7" calcext:value-type="float">
            <text:p>15.7</text:p>
          </table:table-cell>
          <table:table-cell office:value-type="float" office:value="14.25" calcext:value-type="float">
            <text:p>14.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3835.824759" calcext:value-type="float">
            <text:p>93836</text:p>
          </table:table-cell>
          <table:table-cell office:value-type="float" office:value="16.3" calcext:value-type="float">
            <text:p>16.3</text:p>
          </table:table-cell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.3</text:p>
          </table:table-cell>
          <table:table-cell office:value-type="float" office:value="16.7" calcext:value-type="float">
            <text:p>16.7</text:p>
          </table:table-cell>
          <table:table-cell office:value-type="float" office:value="19.075" calcext:value-type="float">
            <text:p>19.0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4337.458311" calcext:value-type="float">
            <text:p>94337</text:p>
          </table:table-cell>
          <table:table-cell office:value-type="float" office:value="12.2" calcext:value-type="float">
            <text:p>12.2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12.75" calcext:value-type="float">
            <text:p>12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4839.017324" calcext:value-type="float">
            <text:p>94839</text:p>
          </table:table-cell>
          <table:table-cell office:value-type="float" office:value="27.1" calcext:value-type="float">
            <text:p>27.1</text:p>
          </table:table-cell>
          <table:table-cell office:value-type="float" office:value="15.7" calcext:value-type="float">
            <text:p>15.7</text:p>
          </table:table-cell>
          <table:table-cell office:value-type="float" office:value="62.7" calcext:value-type="float">
            <text:p>62.7</text:p>
          </table:table-cell>
          <table:table-cell office:value-type="float" office:value="22" calcext:value-type="float">
            <text:p>22</text:p>
          </table:table-cell>
          <table:table-cell office:value-type="float" office:value="31.875" calcext:value-type="float">
            <text:p>31.8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5340.460134" calcext:value-type="float">
            <text:p>95340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24.5" calcext:value-type="float">
            <text:p>24.5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5842.070939" calcext:value-type="float">
            <text:p>95842</text:p>
          </table:table-cell>
          <table:table-cell office:value-type="float" office:value="8.5" calcext:value-type="float">
            <text:p>8.5</text:p>
          </table:table-cell>
          <table:table-cell office:value-type="float" office:value="25.5" calcext:value-type="float">
            <text:p>25.5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6343.815353" calcext:value-type="float">
            <text:p>96344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float" office:value="28.8" calcext:value-type="float">
            <text:p>28.8</text:p>
          </table:table-cell>
          <table:table-cell office:value-type="float" office:value="8.5" calcext:value-type="float">
            <text:p>8.5</text:p>
          </table:table-cell>
          <table:table-cell office:value-type="float" office:value="18.625" calcext:value-type="float">
            <text:p>18.6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6845.355878" calcext:value-type="float">
            <text:p>96845</text:p>
          </table:table-cell>
          <table:table-cell office:value-type="float" office:value="17.3" calcext:value-type="float">
            <text:p>17.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3.1" calcext:value-type="float">
            <text:p>23.1</text:p>
          </table:table-cell>
          <table:table-cell office:value-type="float" office:value="22.6" calcext:value-type="float">
            <text:p>22.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7347.221806" calcext:value-type="float">
            <text:p>97347</text:p>
          </table:table-cell>
          <table:table-cell office:value-type="float" office:value="20.4" calcext:value-type="float">
            <text:p>20.4</text:p>
          </table:table-cell>
          <table:table-cell office:value-type="float" office:value="8.3" calcext:value-type="float">
            <text:p>8.3</text:p>
          </table:table-cell>
          <table:table-cell office:value-type="float" office:value="51" calcext:value-type="float">
            <text:p>51</text:p>
          </table:table-cell>
          <table:table-cell office:value-type="float" office:value="31.5" calcext:value-type="float">
            <text:p>31.5</text:p>
          </table:table-cell>
          <table:table-cell office:value-type="float" office:value="27.8" calcext:value-type="float">
            <text:p>27.8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7849.01501" calcext:value-type="float">
            <text:p>97849</text:p>
          </table:table-cell>
          <table:table-cell office:value-type="float" office:value="38.5" calcext:value-type="float">
            <text:p>38.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.125" calcext:value-type="float">
            <text:p>31.1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8350.781232" calcext:value-type="float">
            <text:p>98351</text:p>
          </table:table-cell>
          <table:table-cell office:value-type="float" office:value="22" calcext:value-type="float">
            <text:p>22</text:p>
          </table:table-cell>
          <table:table-cell office:value-type="float" office:value="18.9" calcext:value-type="float">
            <text:p>18.9</text:p>
          </table:table-cell>
          <table:table-cell office:value-type="float" office:value="8.5" calcext:value-type="float">
            <text:p>8.5</text:p>
          </table:table-cell>
          <table:table-cell office:value-type="float" office:value="26.4" calcext:value-type="float">
            <text:p>26.4</text:p>
          </table:table-cell>
          <table:table-cell office:value-type="float" office:value="18.95" calcext:value-type="float">
            <text:p>1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8852.416415" calcext:value-type="float">
            <text:p>98852</text:p>
          </table:table-cell>
          <table:table-cell office:value-type="float" office:value="27.5" calcext:value-type="float">
            <text:p>27.5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.6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9354.424299" calcext:value-type="float">
            <text:p>99354</text:p>
          </table:table-cell>
          <table:table-cell office:value-type="float" office:value="32" calcext:value-type="float">
            <text:p>32</text:p>
          </table:table-cell>
          <table:table-cell office:value-type="float" office:value="29.2" calcext:value-type="float">
            <text:p>29.2</text:p>
          </table:table-cell>
          <table:table-cell office:value-type="float" office:value="32" calcext:value-type="float">
            <text:p>32</text:p>
          </table:table-cell>
          <table:table-cell office:value-type="float" office:value="29.4" calcext:value-type="float">
            <text:p>29.4</text:p>
          </table:table-cell>
          <table:table-cell office:value-type="float" office:value="30.65" calcext:value-type="float">
            <text:p>30.6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99856.08083" calcext:value-type="float">
            <text:p>99856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16.775" calcext:value-type="float">
            <text:p>16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0357.721027" calcext:value-type="float">
            <text:p>100358</text:p>
          </table:table-cell>
          <table:table-cell office:value-type="float" office:value="29.4" calcext:value-type="float">
            <text:p>29.4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15.45" calcext:value-type="float">
            <text:p>15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0859.604646" calcext:value-type="float">
            <text:p>100860</text:p>
          </table:table-cell>
          <table:table-cell office:value-type="float" office:value="27.7" calcext:value-type="float">
            <text:p>27.7</text:p>
          </table:table-cell>
          <table:table-cell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25.2" calcext:value-type="float">
            <text:p>25.2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1361.327673" calcext:value-type="float">
            <text:p>101361</text:p>
          </table:table-cell>
          <table:table-cell office:value-type="float" office:value="14.6" calcext:value-type="float">
            <text:p>14.6</text:p>
          </table:table-cell>
          <table:table-cell office:value-type="float" office:value="12.8" calcext:value-type="float">
            <text:p>12.8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11.475" calcext:value-type="float">
            <text:p>11.4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1863.130936" calcext:value-type="float">
            <text:p>101863</text:p>
          </table:table-cell>
          <table:table-cell office:value-type="float" office:value="38" calcext:value-type="float">
            <text:p>38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39.6" calcext:value-type="float">
            <text:p>39.6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2364.908755" calcext:value-type="float">
            <text:p>102365</text:p>
          </table:table-cell>
          <table:table-cell office:value-type="float" office:value="11.4" calcext:value-type="float">
            <text:p>11.4</text:p>
          </table:table-cell>
          <table:table-cell office:value-type="float" office:value="16.3" calcext:value-type="float">
            <text:p>16.3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2867.324251" calcext:value-type="float">
            <text:p>102867</text:p>
          </table:table-cell>
          <table:table-cell office:value-type="float" office:value="22.9" calcext:value-type="float">
            <text:p>22.9</text:p>
          </table:table-cell>
          <table:table-cell office:value-type="float" office:value="19.6" calcext:value-type="float">
            <text:p>19.6</text:p>
          </table:table-cell>
          <table:table-cell office:value-type="float" office:value="30.8" calcext:value-type="float">
            <text:p>30.8</text:p>
          </table:table-cell>
          <table:table-cell office:value-type="float" office:value="20.4" calcext:value-type="float">
            <text:p>20.4</text:p>
          </table:table-cell>
          <table:table-cell office:value-type="float" office:value="23.425" calcext:value-type="float">
            <text:p>23.4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3368.69057" calcext:value-type="float">
            <text:p>103369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8.6" calcext:value-type="float">
            <text:p>28.6</text:p>
          </table:table-cell>
          <table:table-cell office:value-type="float" office:value="19.825" calcext:value-type="float">
            <text:p>19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3870.113293" calcext:value-type="float">
            <text:p>103870</text:p>
          </table:table-cell>
          <table:table-cell office:value-type="float" office:value="32.7" calcext:value-type="float">
            <text:p>32.7</text:p>
          </table:table-cell>
          <table:table-cell office:value-type="float" office:value="29.1" calcext:value-type="float">
            <text:p>29.1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25.275" calcext:value-type="float">
            <text:p>25.2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4371.755588" calcext:value-type="float">
            <text:p>10437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office:value-type="float" office:value="19.6" calcext:value-type="float">
            <text:p>19.6</text:p>
          </table:table-cell>
          <table:table-cell office:value-type="float" office:value="20.75" calcext:value-type="float">
            <text:p>20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4872.899254" calcext:value-type="float">
            <text:p>104873</text:p>
          </table:table-cell>
          <table:table-cell office:value-type="float" office:value="23.1" calcext:value-type="float">
            <text:p>23.1</text:p>
          </table:table-cell>
          <table:table-cell office:value-type="float" office:value="14.3" calcext:value-type="float">
            <text:p>14.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.85" calcext:value-type="float">
            <text:p>17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5374.665544" calcext:value-type="float">
            <text:p>105375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.8</text:p>
          </table:table-cell>
          <table:table-cell office:value-type="float" office:value="12.2" calcext:value-type="float">
            <text:p>12.2</text:p>
          </table:table-cell>
          <table:table-cell office:value-type="float" office:value="14.375" calcext:value-type="float">
            <text:p>14.3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5876.506034" calcext:value-type="float">
            <text:p>105877</text:p>
          </table:table-cell>
          <table:table-cell office:value-type="float" office:value="34.6" calcext:value-type="float">
            <text:p>34.6</text:p>
          </table:table-cell>
          <table:table-cell office:value-type="float" office:value="20.8" calcext:value-type="float">
            <text:p>20.8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23.4" calcext:value-type="float">
            <text:p>23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6378.072026" calcext:value-type="float">
            <text:p>106378</text:p>
          </table:table-cell>
          <table:table-cell office:value-type="float" office:value="69.2" calcext:value-type="float">
            <text:p>69.2</text:p>
          </table:table-cell>
          <table:table-cell office:value-type="float" office:value="6.1" calcext:value-type="float">
            <text:p>6.1</text:p>
          </table:table-cell>
          <table:table-cell office:value-type="float" office:value="12.8" calcext:value-type="float">
            <text:p>12.8</text:p>
          </table:table-cell>
          <table:table-cell office:value-type="float" office:value="32.1" calcext:value-type="float">
            <text:p>32.1</text:p>
          </table:table-cell>
          <table:table-cell office:value-type="float" office:value="30.05" calcext:value-type="float">
            <text:p>30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6879.487016" calcext:value-type="float">
            <text:p>106879</text:p>
          </table:table-cell>
          <table:table-cell office:value-type="float" office:value="6.5" calcext:value-type="float">
            <text:p>6.5</text:p>
          </table:table-cell>
          <table:table-cell office:value-type="float" office:value="19.6" calcext:value-type="float">
            <text:p>19.6</text:p>
          </table:table-cell>
          <table:table-cell office:value-type="float" office:value="13.7" calcext:value-type="float">
            <text:p>13.7</text:p>
          </table:table-cell>
          <table:table-cell office:value-type="float" office:value="22.4" calcext:value-type="float">
            <text:p>22.4</text:p>
          </table:table-cell>
          <table:table-cell office:value-type="float" office:value="15.55" calcext:value-type="float">
            <text:p>15.5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7381.057208" calcext:value-type="float">
            <text:p>107381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8.2" calcext:value-type="float">
            <text:p>8.2</text:p>
          </table:table-cell>
          <table:table-cell office:value-type="float" office:value="14.4" calcext:value-type="float">
            <text:p>14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7883.445576" calcext:value-type="float">
            <text:p>107883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6.7" calcext:value-type="float">
            <text:p>16.7</text:p>
          </table:table-cell>
          <table:table-cell office:value-type="float" office:value="28.8" calcext:value-type="float">
            <text:p>28.8</text:p>
          </table:table-cell>
          <table:table-cell office:value-type="float" office:value="16.975" calcext:value-type="float">
            <text:p>16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8385.18293" calcext:value-type="float">
            <text:p>108385</text:p>
          </table:table-cell>
          <table:table-cell office:value-type="float" office:value="23.4" calcext:value-type="float">
            <text:p>23.4</text:p>
          </table:table-cell>
          <table:table-cell office:value-type="float" office:value="28.8" calcext:value-type="float">
            <text:p>28.8</text:p>
          </table:table-cell>
          <table:table-cell office:value-type="float" office:value="14.9" calcext:value-type="float">
            <text:p>14.9</text:p>
          </table:table-cell>
          <table:table-cell office:value-type="float" office:value="20.8" calcext:value-type="float">
            <text:p>20.8</text:p>
          </table:table-cell>
          <table:table-cell office:value-type="float" office:value="21.975" calcext:value-type="float">
            <text:p>21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8886.821541" calcext:value-type="float">
            <text:p>108887</text:p>
          </table:table-cell>
          <table:table-cell office:value-type="float" office:value="64.6" calcext:value-type="float">
            <text:p>64.6</text:p>
          </table:table-cell>
          <table:table-cell office:value-type="float" office:value="24.5" calcext:value-type="float">
            <text:p>24.5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26.95" calcext:value-type="float">
            <text:p>26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9388.589706" calcext:value-type="float">
            <text:p>109389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1.85" calcext:value-type="float">
            <text:p>11.8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09890.212776" calcext:value-type="float">
            <text:p>109890</text:p>
          </table:table-cell>
          <table:table-cell office:value-type="float" office:value="10.9" calcext:value-type="float">
            <text:p>10.9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15.275" calcext:value-type="float">
            <text:p>15.2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0391.786218" calcext:value-type="float">
            <text:p>110392</text:p>
          </table:table-cell>
          <table:table-cell office:value-type="float" office:value="26.9" calcext:value-type="float">
            <text:p>26.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15.775" calcext:value-type="float">
            <text:p>15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0893.353285" calcext:value-type="float">
            <text:p>110893</text:p>
          </table:table-cell>
          <table:table-cell office:value-type="float" office:value="41.7" calcext:value-type="float">
            <text:p>41.7</text:p>
          </table:table-cell>
          <table:table-cell office:value-type="float" office:value="28" calcext:value-type="float">
            <text:p>28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8.9" calcext:value-type="float">
            <text:p>28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1394.737669" calcext:value-type="float">
            <text:p>111395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23.5" calcext:value-type="float">
            <text:p>23.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1896.525768" calcext:value-type="float">
            <text:p>111897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1.3" calcext:value-type="float">
            <text:p>21.3</text:p>
          </table:table-cell>
          <table:table-cell office:value-type="float" office:value="15.5" calcext:value-type="float">
            <text:p>15.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2398.239164" calcext:value-type="float">
            <text:p>11239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10.2" calcext:value-type="float">
            <text:p>10.2</text:p>
          </table:table-cell>
          <table:table-cell office:value-type="float" office:value="15.9" calcext:value-type="float">
            <text:p>15.9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2899.674189" calcext:value-type="float">
            <text:p>112900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17.05" calcext:value-type="float">
            <text:p>17.0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3401.261397" calcext:value-type="float">
            <text:p>113401</text:p>
          </table:table-cell>
          <table:table-cell office:value-type="float" office:value="80.4" calcext:value-type="float">
            <text:p>80.4</text:p>
          </table:table-cell>
          <table:table-cell office:value-type="float" office:value="31.2" calcext:value-type="float">
            <text:p>31.2</text:p>
          </table:table-cell>
          <table:table-cell office:value-type="float" office:value="32.1" calcext:value-type="float">
            <text:p>32.1</text:p>
          </table:table-cell>
          <table:table-cell office:value-type="float" office:value="28" calcext:value-type="float">
            <text:p>28</text:p>
          </table:table-cell>
          <table:table-cell office:value-type="float" office:value="42.925" calcext:value-type="float">
            <text:p>42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3902.907509" calcext:value-type="float">
            <text:p>11390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.7" calcext:value-type="float">
            <text:p>15.7</text:p>
          </table:table-cell>
          <table:table-cell office:value-type="float" office:value="10" calcext:value-type="float">
            <text:p>10</text:p>
          </table:table-cell>
          <table:table-cell office:value-type="float" office:value="18.175" calcext:value-type="float">
            <text:p>18.1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4404.488566" calcext:value-type="float">
            <text:p>114404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office:value-type="float" office:value="17.775" calcext:value-type="float">
            <text:p>17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4906.136212" calcext:value-type="float">
            <text:p>114906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14.6" calcext:value-type="float">
            <text:p>14.6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5407.769154" calcext:value-type="float">
            <text:p>115408</text:p>
          </table:table-cell>
          <table:table-cell office:value-type="float" office:value="20.4" calcext:value-type="float">
            <text:p>20.4</text:p>
          </table:table-cell>
          <table:table-cell office:value-type="float" office:value="12" calcext:value-type="float">
            <text:p>12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16.725" calcext:value-type="float">
            <text:p>16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5909.409241" calcext:value-type="float">
            <text:p>115909</text:p>
          </table:table-cell>
          <table:table-cell office:value-type="float" office:value="24.5" calcext:value-type="float">
            <text:p>24.5</text:p>
          </table:table-cell>
          <table:table-cell office:value-type="float" office:value="57.1" calcext:value-type="float">
            <text:p>57.1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30.45" calcext:value-type="float">
            <text:p>30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6411.029457" calcext:value-type="float">
            <text:p>116411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10.825" calcext:value-type="float">
            <text:p>10.8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6912.86165" calcext:value-type="float">
            <text:p>1169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18.475" calcext:value-type="float">
            <text:p>18.4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7414.771287" calcext:value-type="float">
            <text:p>117415</text:p>
          </table:table-cell>
          <table:table-cell office:value-type="float" office:value="22.4" calcext:value-type="float">
            <text:p>22.4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7916.489755" calcext:value-type="float">
            <text:p>11791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9.4" calcext:value-type="float">
            <text:p>29.4</text:p>
          </table:table-cell>
          <table:table-cell office:value-type="float" office:value="16.3" calcext:value-type="float">
            <text:p>16.3</text:p>
          </table:table-cell>
          <table:table-cell office:value-type="float" office:value="27.925" calcext:value-type="float">
            <text:p>27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8418.223075" calcext:value-type="float">
            <text:p>118418</text:p>
          </table:table-cell>
          <table:table-cell office:value-type="float" office:value="15.2" calcext:value-type="float">
            <text:p>15.2</text:p>
          </table:table-cell>
          <table:table-cell office:value-type="float" office:value="32.7" calcext:value-type="float">
            <text:p>32.7</text:p>
          </table:table-cell>
          <table:table-cell office:value-type="float" office:value="25" calcext:value-type="float">
            <text:p>25</text:p>
          </table:table-cell>
          <table:table-cell office:value-type="float" office:value="32.7" calcext:value-type="float">
            <text:p>32.7</text:p>
          </table:table-cell>
          <table:table-cell office:value-type="float" office:value="26.4" calcext:value-type="float">
            <text:p>26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8919.800818" calcext:value-type="float">
            <text:p>118920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15.675" calcext:value-type="float">
            <text:p>15.6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9421.52619" calcext:value-type="float">
            <text:p>119422</text:p>
          </table:table-cell>
          <table:table-cell office:value-type="float" office:value="20" calcext:value-type="float">
            <text:p>20</text:p>
          </table:table-cell>
          <table:table-cell office:value-type="float" office:value="23.1" calcext:value-type="float">
            <text:p>23.1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20.725" calcext:value-type="float">
            <text:p>20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19923.150116" calcext:value-type="float">
            <text:p>119923</text:p>
          </table:table-cell>
          <table:table-cell office:value-type="float" office:value="24.5" calcext:value-type="float">
            <text:p>24.5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float" office:value="13.925" calcext:value-type="float">
            <text:p>13.9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0424.925262" calcext:value-type="float">
            <text:p>120425</text:p>
          </table:table-cell>
          <table:table-cell office:value-type="float" office:value="23.9" calcext:value-type="float">
            <text:p>23.9</text:p>
          </table:table-cell>
          <table:table-cell office:value-type="float" office:value="66" calcext:value-type="float">
            <text:p>66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office:value-type="float" office:value="28.975" calcext:value-type="float">
            <text:p>28.9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0926.542794" calcext:value-type="float">
            <text:p>120927</text:p>
          </table:table-cell>
          <table:table-cell office:value-type="float" office:value="23.4" calcext:value-type="float">
            <text:p>23.4</text:p>
          </table:table-cell>
          <table:table-cell office:value-type="float" office:value="30.8" calcext:value-type="float">
            <text:p>30.8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20.45" calcext:value-type="float">
            <text:p>20.4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1427.974236" calcext:value-type="float">
            <text:p>121428</text:p>
          </table:table-cell>
          <table:table-cell office:value-type="float" office:value="21.2" calcext:value-type="float">
            <text:p>21.2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5.775" calcext:value-type="float">
            <text:p>15.7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1929.736024" calcext:value-type="float">
            <text:p>121930</text:p>
          </table:table-cell>
          <table:table-cell office:value-type="float" office:value="34.6" calcext:value-type="float">
            <text:p>34.6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2431.37609" calcext:value-type="float">
            <text:p>122431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office:value-type="float" office:value="17.725" calcext:value-type="float">
            <text:p>17.72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2933.033838" calcext:value-type="float">
            <text:p>122933</text:p>
          </table:table-cell>
          <table:table-cell office:value-type="float" office:value="22.2" calcext:value-type="float">
            <text:p>22.2</text:p>
          </table:table-cell>
          <table:table-cell office:value-type="float" office:value="43.1" calcext:value-type="float">
            <text:p>43.1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24.65" calcext:value-type="float">
            <text:p>24.6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3435.282562" calcext:value-type="float">
            <text:p>123435</text:p>
          </table:table-cell>
          <table:table-cell office:value-type="float" office:value="17.4" calcext:value-type="float">
            <text:p>17.4</text:p>
          </table:table-cell>
          <table:table-cell office:value-type="float" office:value="20.4" calcext:value-type="float">
            <text:p>20.4</text:p>
          </table:table-cell>
          <table:table-cell office:value-type="float" office:value="12.8" calcext:value-type="float">
            <text:p>12.8</text:p>
          </table:table-cell>
          <table:table-cell office:value-type="float" office:value="29.4" calcext:value-type="float">
            <text:p>29.4</text:p>
          </table:table-cell>
          <table:table-cell office:value-type="float" office:value="20" calcext:value-type="float">
            <text:p>20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3937.021547" calcext:value-type="float">
            <text:p>123937</text:p>
          </table:table-cell>
          <table:table-cell office:value-type="float" office:value="35.4" calcext:value-type="float">
            <text:p>35.4</text:p>
          </table:table-cell>
          <table:table-cell office:value-type="float" office:value="26.4" calcext:value-type="float">
            <text:p>26.4</text:p>
          </table:table-cell>
          <table:table-cell office:value-type="float" office:value="12.8" calcext:value-type="float">
            <text:p>12.8</text:p>
          </table:table-cell>
          <table:table-cell office:value-type="float" office:value="20.4" calcext:value-type="float">
            <text:p>20.4</text:p>
          </table:table-cell>
          <table:table-cell office:value-type="float" office:value="23.75" calcext:value-type="float">
            <text:p>23.7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4438.296702" calcext:value-type="float">
            <text:p>12443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.6</text:p>
          </table:table-cell>
          <table:table-cell office:value-type="float" office:value="15.2" calcext:value-type="float">
            <text:p>15.2</text:p>
          </table:table-cell>
          <table:table-cell office:value-type="float" office:value="18.95" calcext:value-type="float">
            <text:p>1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4939.881685" calcext:value-type="float">
            <text:p>124940</text:p>
          </table:table-cell>
          <table:table-cell office:value-type="float" office:value="14.9" calcext:value-type="float">
            <text:p>14.9</text:p>
          </table:table-cell>
          <table:table-cell office:value-type="float" office:value="62" calcext:value-type="float">
            <text:p>62</text:p>
          </table:table-cell>
          <table:table-cell office:value-type="float" office:value="10.6" calcext:value-type="float">
            <text:p>10.6</text:p>
          </table:table-cell>
          <table:table-cell office:value-type="float" office:value="28.3" calcext:value-type="float">
            <text:p>28.3</text:p>
          </table:table-cell>
          <table:table-cell office:value-type="float" office:value="28.95" calcext:value-type="float">
            <text:p>28.95</text:p>
          </table:table-cell>
          <table:table-cell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5446.626272" calcext:value-type="float">
            <text:p>125447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.2" calcext:value-type="float">
            <text:p>19.2</text:p>
          </table:table-cell>
          <table:table-cell office:value-type="float" office:value="25.175" calcext:value-type="float">
            <text:p>25.175</text:p>
          </table:table-cell>
          <table:table-cell office:value-type="float" office:value="28.6" calcext:value-type="float">
            <text:p>28.6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5949.646406" calcext:value-type="float">
            <text:p>125950</text:p>
          </table:table-cell>
          <table:table-cell office:value-type="float" office:value="12.5" calcext:value-type="float">
            <text:p>12.5</text:p>
          </table:table-cell>
          <table:table-cell office:value-type="float" office:value="14.3" calcext:value-type="float">
            <text:p>14.3</text:p>
          </table:table-cell>
          <table:table-cell office:value-type="float" office:value="21.6" calcext:value-type="float">
            <text:p>21.6</text:p>
          </table:table-cell>
          <table:table-cell office:value-type="float" office:value="6.2" calcext:value-type="float">
            <text:p>6.2</text:p>
          </table:table-cell>
          <table:table-cell office:value-type="float" office:value="13.65" calcext:value-type="float">
            <text:p>13.6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6450.758704" calcext:value-type="float">
            <text:p>12645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4.1" calcext:value-type="float">
            <text:p>4.1</text:p>
          </table:table-cell>
          <table:table-cell office:value-type="float" office:value="6.975" calcext:value-type="float">
            <text:p>6.97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6952.5564" calcext:value-type="float">
            <text:p>126953</text:p>
          </table:table-cell>
          <table:table-cell office:value-type="float" office:value="12.2" calcext:value-type="float">
            <text:p>12.2</text:p>
          </table:table-cell>
          <table:table-cell office:value-type="float" office:value="15.7" calcext:value-type="float">
            <text:p>15.7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office:value-type="float" office:value="13.975" calcext:value-type="float">
            <text:p>13.97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7454.189764" calcext:value-type="float">
            <text:p>127454</text:p>
          </table:table-cell>
          <table:table-cell office:value-type="float" office:value="6.2" calcext:value-type="float">
            <text:p>6.2</text:p>
          </table:table-cell>
          <table:table-cell office:value-type="float" office:value="52" calcext:value-type="float">
            <text:p>52</text:p>
          </table:table-cell>
          <table:table-cell office:value-type="float" office:value="7.7" calcext:value-type="float">
            <text:p>7.7</text:p>
          </table:table-cell>
          <table:table-cell office:value-type="float" office:value="13" calcext:value-type="float">
            <text:p>13</text:p>
          </table:table-cell>
          <table:table-cell office:value-type="float" office:value="19.725" calcext:value-type="float">
            <text:p>19.7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7955.505387" calcext:value-type="float">
            <text:p>127956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10.925" calcext:value-type="float">
            <text:p>10.9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8457.090434" calcext:value-type="float">
            <text:p>128457</text:p>
          </table:table-cell>
          <table:table-cell office:value-type="float" office:value="2.1" calcext:value-type="float">
            <text:p>2.1</text:p>
          </table:table-cell>
          <table:table-cell office:value-type="float" office:value="6.2" calcext:value-type="float">
            <text:p>6.2</text:p>
          </table:table-cell>
          <table:table-cell office:value-type="float" office:value="11.8" calcext:value-type="float">
            <text:p>11.8</text:p>
          </table:table-cell>
          <table:table-cell office:value-type="float" office:value="7.7" calcext:value-type="float">
            <text:p>7.7</text:p>
          </table:table-cell>
          <table:table-cell office:value-type="float" office:value="6.95" calcext:value-type="float">
            <text:p>6.9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8959.497618" calcext:value-type="float">
            <text:p>128959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0.825" calcext:value-type="float">
            <text:p>10.825</text:p>
          </table:table-cell>
          <table:table-cell office:value-type="float" office:value="28.8" calcext:value-type="float">
            <text:p>28.8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9460.961774" calcext:value-type="float">
            <text:p>129461</text:p>
          </table:table-cell>
          <table:table-cell office:value-type="float" office:value="20.4" calcext:value-type="float">
            <text:p>20.4</text:p>
          </table:table-cell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office:value-type="float" office:value="8.2" calcext:value-type="float">
            <text:p>8.2</text:p>
          </table:table-cell>
          <table:table-cell office:value-type="float" office:value="26.275" calcext:value-type="float">
            <text:p>26.2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29962.679868" calcext:value-type="float">
            <text:p>129963</text:p>
          </table:table-cell>
          <table:table-cell office:value-type="float" office:value="6.1" calcext:value-type="float">
            <text:p>6.1</text:p>
          </table:table-cell>
          <table:table-cell office:value-type="float" office:value="22.4" calcext:value-type="float">
            <text:p>22.4</text:p>
          </table:table-cell>
          <table:table-cell office:value-type="float" office:value="16.3" calcext:value-type="float">
            <text:p>16.3</text:p>
          </table:table-cell>
          <table:table-cell office:value-type="float" office:value="2.1" calcext:value-type="float">
            <text:p>2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0463.883578" calcext:value-type="float">
            <text:p>130464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21.3" calcext:value-type="float">
            <text:p>21.3</text:p>
          </table:table-cell>
          <table:table-cell office:value-type="float" office:value="14.7" calcext:value-type="float">
            <text:p>14.7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0965.4683" calcext:value-type="float">
            <text:p>130965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8.2" calcext:value-type="float">
            <text:p>8.2</text:p>
          </table:table-cell>
          <table:table-cell office:value-type="float" office:value="18.4" calcext:value-type="float">
            <text:p>18.4</text:p>
          </table:table-cell>
          <table:table-cell office:value-type="float" office:value="10.675" calcext:value-type="float">
            <text:p>10.6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1467.083299" calcext:value-type="float">
            <text:p>131467</text:p>
          </table:table-cell>
          <table:table-cell office:value-type="float" office:value="2.1" calcext:value-type="float">
            <text:p>2.1</text:p>
          </table:table-cell>
          <table:table-cell office:value-type="float" office:value="5.9" calcext:value-type="float">
            <text:p>5.9</text:p>
          </table:table-cell>
          <table:table-cell office:value-type="float" office:value="24.5" calcext:value-type="float">
            <text:p>24.5</text:p>
          </table:table-cell>
          <table:table-cell office:value-type="float" office:value="4.1" calcext:value-type="float">
            <text:p>4.1</text:p>
          </table:table-cell>
          <table:table-cell office:value-type="float" office:value="9.15" calcext:value-type="float">
            <text:p>9.1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1968.680999" calcext:value-type="float">
            <text:p>131969</text:p>
          </table:table-cell>
          <table:table-cell office:value-type="float" office:value="12.5" calcext:value-type="float">
            <text:p>12.5</text:p>
          </table:table-cell>
          <table:table-cell office:value-type="float" office:value="60.8" calcext:value-type="float">
            <text:p>60.8</text:p>
          </table:table-cell>
          <table:table-cell office:value-type="float" office:value="23.5" calcext:value-type="float">
            <text:p>23.5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2470.259033" calcext:value-type="float">
            <text:p>132470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3.1" calcext:value-type="float">
            <text:p>23.1</text:p>
          </table:table-cell>
          <table:table-cell office:value-type="float" office:value="7.875" calcext:value-type="float">
            <text:p>7.8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2971.748249" calcext:value-type="float">
            <text:p>132972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office:value-type="float" office:value="7.775" calcext:value-type="float">
            <text:p>7.775</text:p>
          </table:table-cell>
          <table:table-cell office:value-type="float" office:value="28.9" calcext:value-type="float">
            <text:p>28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3473.65985" calcext:value-type="float">
            <text:p>133474</text:p>
          </table:table-cell>
          <table:table-cell office:value-type="float" office:value="51.1" calcext:value-type="float">
            <text:p>51.1</text:p>
          </table:table-cell>
          <table:table-cell office:value-type="float" office:value="63.3" calcext:value-type="float">
            <text:p>63.3</text:p>
          </table:table-cell>
          <table:table-cell office:value-type="float" office:value="54.2" calcext:value-type="float">
            <text:p>54.2</text:p>
          </table:table-cell>
          <table:table-cell office:value-type="float" office:value="54.9" calcext:value-type="float">
            <text:p>54.9</text:p>
          </table:table-cell>
          <table:table-cell office:value-type="float" office:value="55.875" calcext:value-type="float">
            <text:p>55.875</text:p>
          </table:table-cell>
          <table:table-cell office:value-type="float" office:value="29.4" calcext:value-type="float">
            <text:p>29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3975.535837" calcext:value-type="float">
            <text:p>133976</text:p>
          </table:table-cell>
          <table:table-cell office:value-type="float" office:value="62.5" calcext:value-type="float">
            <text:p>62.5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75.95" calcext:value-type="float">
            <text:p>75.95</text:p>
          </table:table-cell>
          <table:table-cell office:value-type="float" office:value="31.4" calcext:value-type="float">
            <text:p>31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4477.172252" calcext:value-type="float">
            <text:p>134477</text:p>
          </table:table-cell>
          <table:table-cell office:value-type="float" office:value="73.5" calcext:value-type="float">
            <text:p>73.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84.85" calcext:value-type="float">
            <text:p>84.85</text:p>
          </table:table-cell>
          <table:table-cell office:value-type="float" office:value="31.4" calcext:value-type="float">
            <text:p>31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4978.864367" calcext:value-type="float">
            <text:p>134979</text:p>
          </table:table-cell>
          <table:table-cell office:value-type="float" office:value="21.7" calcext:value-type="float">
            <text:p>21.7</text:p>
          </table:table-cell>
          <table:table-cell office:value-type="float" office:value="17.6" calcext:value-type="float">
            <text:p>17.6</text:p>
          </table:table-cell>
          <table:table-cell office:value-type="float" office:value="89.8" calcext:value-type="float">
            <text:p>89.8</text:p>
          </table:table-cell>
          <table:table-cell office:value-type="float" office:value="27.1" calcext:value-type="float">
            <text:p>27.1</text:p>
          </table:table-cell>
          <table:table-cell office:value-type="float" office:value="39.05" calcext:value-type="float">
            <text:p>39.05</text:p>
          </table:table-cell>
          <table:table-cell office:value-type="float" office:value="31.7" calcext:value-type="float">
            <text:p>31.7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5480.534186" calcext:value-type="float">
            <text:p>135481</text:p>
          </table:table-cell>
          <table:table-cell office:value-type="float" office:value="29.2" calcext:value-type="float">
            <text:p>29.2</text:p>
          </table:table-cell>
          <table:table-cell office:value-type="float" office:value="34" calcext:value-type="float">
            <text:p>34</text:p>
          </table:table-cell>
          <table:table-cell office:value-type="float" office:value="77.1" calcext:value-type="float">
            <text:p>77.1</text:p>
          </table:table-cell>
          <table:table-cell office:value-type="float" office:value="12.2" calcext:value-type="float">
            <text:p>12.2</text:p>
          </table:table-cell>
          <table:table-cell office:value-type="float" office:value="38.125" calcext:value-type="float">
            <text:p>38.125</text:p>
          </table:table-cell>
          <table:table-cell office:value-type="float" office:value="31.9" calcext:value-type="float">
            <text:p>31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5982.365001" calcext:value-type="float">
            <text:p>135982</text:p>
          </table:table-cell>
          <table:table-cell office:value-type="float" office:value="90.6" calcext:value-type="float">
            <text:p>90.6</text:p>
          </table:table-cell>
          <table:table-cell office:value-type="float" office:value="31.4" calcext:value-type="float">
            <text:p>31.4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40.5" calcext:value-type="float">
            <text:p>40.5</text:p>
          </table:table-cell>
          <table:table-cell office:value-type="float" office:value="32.1" calcext:value-type="float">
            <text:p>32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6483.959854" calcext:value-type="float">
            <text:p>136484</text:p>
          </table:table-cell>
          <table:table-cell office:value-type="float" office:value="23.9" calcext:value-type="float">
            <text:p>23.9</text:p>
          </table:table-cell>
          <table:table-cell office:value-type="float" office:value="23.4" calcext:value-type="float">
            <text:p>23.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9.825" calcext:value-type="float">
            <text:p>39.825</text:p>
          </table:table-cell>
          <table:table-cell office:value-type="float" office:value="32.6" calcext:value-type="float">
            <text:p>32.6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6985.804869" calcext:value-type="float">
            <text:p>136986</text:p>
          </table:table-cell>
          <table:table-cell office:value-type="float" office:value="78.7" calcext:value-type="float">
            <text:p>78.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2.2" calcext:value-type="float">
            <text:p>92.2</text:p>
          </table:table-cell>
          <table:table-cell office:value-type="float" office:value="62.725" calcext:value-type="float">
            <text:p>62.725</text:p>
          </table:table-cell>
          <table:table-cell office:value-type="float" office:value="32.9" calcext:value-type="float">
            <text:p>32.9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7487.628661" calcext:value-type="float">
            <text:p>137488</text:p>
          </table:table-cell>
          <table:table-cell office:value-type="float" office:value="44.7" calcext:value-type="float">
            <text:p>44.7</text:p>
          </table:table-cell>
          <table:table-cell office:value-type="float" office:value="16.3" calcext:value-type="float">
            <text:p>16.3</text:p>
          </table:table-cell>
          <table:table-cell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float" office:value="41.775" calcext:value-type="float">
            <text:p>41.7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7989.475358" calcext:value-type="float">
            <text:p>137989</text:p>
          </table:table-cell>
          <table:table-cell office:value-type="float" office:value="43.5" calcext:value-type="float">
            <text:p>43.5</text:p>
          </table:table-cell>
          <table:table-cell office:value-type="float" office:value="20.4" calcext:value-type="float">
            <text:p>20.4</text:p>
          </table:table-cell>
          <table:table-cell office:value-type="float" office:value="27.1" calcext:value-type="float">
            <text:p>27.1</text:p>
          </table:table-cell>
          <table:table-cell office:value-type="float" office:value="47.8" calcext:value-type="float">
            <text:p>47.8</text:p>
          </table:table-cell>
          <table:table-cell office:value-type="float" office:value="34.7" calcext:value-type="float">
            <text:p>34.7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8491.143926" calcext:value-type="float">
            <text:p>138491</text:p>
          </table:table-cell>
          <table:table-cell office:value-type="float" office:value="22.4" calcext:value-type="float">
            <text:p>22.4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.25" calcext:value-type="float">
            <text:p>19.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8992.33094" calcext:value-type="float">
            <text:p>138992</text:p>
          </table:table-cell>
          <table:table-cell office:value-type="float" office:value="49" calcext:value-type="float">
            <text:p>49</text:p>
          </table:table-cell>
          <table:table-cell office:value-type="float" office:value="23.1" calcext:value-type="float">
            <text:p>23.1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24.15" calcext:value-type="float">
            <text:p>24.1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9494.961126" calcext:value-type="float">
            <text:p>139495</text:p>
          </table:table-cell>
          <table:table-cell office:value-type="float" office:value="38" calcext:value-type="float">
            <text:p>38</text:p>
          </table:table-cell>
          <table:table-cell office:value-type="float" office:value="22.9" calcext:value-type="float">
            <text:p>22.9</text:p>
          </table:table-cell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39997.607791" calcext:value-type="float">
            <text:p>139998</text:p>
          </table:table-cell>
          <table:table-cell office:value-type="float" office:value="17.8" calcext:value-type="float">
            <text:p>17.8</text:p>
          </table:table-cell>
          <table:table-cell office:value-type="float" office:value="29.2" calcext:value-type="float">
            <text:p>29.2</text:p>
          </table:table-cell>
          <table:table-cell office:value-type="float" office:value="24" calcext:value-type="float">
            <text:p>24</text:p>
          </table:table-cell>
          <table:table-cell office:value-type="float" office:value="16.7" calcext:value-type="float">
            <text:p>16.7</text:p>
          </table:table-cell>
          <table:table-cell office:value-type="float" office:value="21.925" calcext:value-type="float">
            <text:p>21.92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0499.816293" calcext:value-type="float">
            <text:p>140500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.75" calcext:value-type="float">
            <text:p>22.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1001.479111" calcext:value-type="float">
            <text:p>141001</text:p>
          </table:table-cell>
          <table:table-cell office:value-type="float" office:value="26.5" calcext:value-type="float">
            <text:p>26.5</text:p>
          </table:table-cell>
          <table:table-cell office:value-type="float" office:value="28.8" calcext:value-type="float">
            <text:p>28.8</text:p>
          </table:table-cell>
          <table:table-cell office:value-type="float" office:value="26.5" calcext:value-type="float">
            <text:p>26.5</text:p>
          </table:table-cell>
          <table:table-cell office:value-type="float" office:value="38.5" calcext:value-type="float">
            <text:p>38.5</text:p>
          </table:table-cell>
          <table:table-cell office:value-type="float" office:value="30.075" calcext:value-type="float">
            <text:p>30.0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1503.090429" calcext:value-type="float">
            <text:p>141503</text:p>
          </table:table-cell>
          <table:table-cell office:value-type="float" office:value="69.4" calcext:value-type="float">
            <text:p>69.4</text:p>
          </table:table-cell>
          <table:table-cell office:value-type="float" office:value="19.2" calcext:value-type="float">
            <text:p>19.2</text:p>
          </table:table-cell>
          <table:table-cell office:value-type="float" office:value="4.2" calcext:value-type="float">
            <text:p>4.2</text:p>
          </table:table-cell>
          <table:table-cell office:value-type="float" office:value="25.5" calcext:value-type="float">
            <text:p>25.5</text:p>
          </table:table-cell>
          <table:table-cell office:value-type="float" office:value="29.575" calcext:value-type="float">
            <text:p>29.57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2004.656541" calcext:value-type="float">
            <text:p>142005</text:p>
          </table:table-cell>
          <table:table-cell office:value-type="float" office:value="22.4" calcext:value-type="float">
            <text:p>22.4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29.4" calcext:value-type="float">
            <text:p>29.4</text:p>
          </table:table-cell>
          <table:table-cell office:value-type="float" office:value="24.425" calcext:value-type="float">
            <text:p>24.4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2506.243726" calcext:value-type="float">
            <text:p>142506</text:p>
          </table:table-cell>
          <table:table-cell office:value-type="float" office:value="57.1" calcext:value-type="float">
            <text:p>57.1</text:p>
          </table:table-cell>
          <table:table-cell office:value-type="float" office:value="21.2" calcext:value-type="float">
            <text:p>21.2</text:p>
          </table:table-cell>
          <table:table-cell office:value-type="float" office:value="26.5" calcext:value-type="float">
            <text:p>26.5</text:p>
          </table:table-cell>
          <table:table-cell office:value-type="float" office:value="10.2" calcext:value-type="float">
            <text:p>10.2</text:p>
          </table:table-cell>
          <table:table-cell office:value-type="float" office:value="28.75" calcext:value-type="float">
            <text:p>28.7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3007.869205" calcext:value-type="float">
            <text:p>143008</text:p>
          </table:table-cell>
          <table:table-cell office:value-type="float" office:value="56.2" calcext:value-type="float">
            <text:p>56.2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19.6" calcext:value-type="float">
            <text:p>19.6</text:p>
          </table:table-cell>
          <table:table-cell office:value-type="float" office:value="30.825" calcext:value-type="float">
            <text:p>30.825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3509.329388" calcext:value-type="float">
            <text:p>143509</text:p>
          </table:table-cell>
          <table:table-cell office:value-type="float" office:value="28.6" calcext:value-type="float">
            <text:p>28.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6.5" calcext:value-type="float">
            <text:p>26.5</text:p>
          </table:table-cell>
          <table:table-cell office:value-type="float" office:value="35.775" calcext:value-type="float">
            <text:p>35.775</text:p>
          </table:table-cell>
          <table:table-cell office:value-type="float" office:value="33.6" calcext:value-type="float">
            <text:p>33.6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4011.042215" calcext:value-type="float">
            <text:p>144011</text:p>
          </table:table-cell>
          <table:table-cell office:value-type="float" office:value="69.8" calcext:value-type="float">
            <text:p>69.8</text:p>
          </table:table-cell>
          <table:table-cell office:value-type="float" office:value="16.3" calcext:value-type="float">
            <text:p>16.3</text:p>
          </table:table-cell>
          <table:table-cell office:value-type="float" office:value="58.3" calcext:value-type="float">
            <text:p>58.3</text:p>
          </table:table-cell>
          <table:table-cell office:value-type="float" office:value="38" calcext:value-type="float">
            <text:p>38</text:p>
          </table:table-cell>
          <table:table-cell office:value-type="float" office:value="45.6" calcext:value-type="float">
            <text:p>45.6</text:p>
          </table:table-cell>
          <table:table-cell office:value-type="float" office:value="33.6" calcext:value-type="float">
            <text:p>33.6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4512.727486" calcext:value-type="float">
            <text:p>144513</text:p>
          </table:table-cell>
          <table:table-cell office:value-type="float" office:value="12.8" calcext:value-type="float">
            <text:p>12.8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24.5" calcext:value-type="float">
            <text:p>24.5</text:p>
          </table:table-cell>
          <table:table-cell office:value-type="float" office:value="20.675" calcext:value-type="float">
            <text:p>20.67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5014.321125" calcext:value-type="float">
            <text:p>1450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21.2" calcext:value-type="float">
            <text:p>21.2</text:p>
          </table:table-cell>
          <table:table-cell office:value-type="float" office:value="15.6" calcext:value-type="float">
            <text:p>15.6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5515.891264" calcext:value-type="float">
            <text:p>145516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6018.17469" calcext:value-type="float">
            <text:p>146018</text:p>
          </table:table-cell>
          <table:table-cell office:value-type="float" office:value="27.1" calcext:value-type="float">
            <text:p>27.1</text:p>
          </table:table-cell>
          <table:table-cell office:value-type="float" office:value="34.7" calcext:value-type="float">
            <text:p>34.7</text:p>
          </table:table-cell>
          <table:table-cell office:value-type="float" office:value="22.9" calcext:value-type="float">
            <text:p>22.9</text:p>
          </table:table-cell>
          <table:table-cell office:value-type="float" office:value="12.2" calcext:value-type="float">
            <text:p>12.2</text:p>
          </table:table-cell>
          <table:table-cell office:value-type="float" office:value="24.225" calcext:value-type="float">
            <text:p>24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6520.157248" calcext:value-type="float">
            <text:p>146520</text:p>
          </table:table-cell>
          <table:table-cell office:value-type="float" office:value="8.5" calcext:value-type="float">
            <text:p>8.5</text:p>
          </table:table-cell>
          <table:table-cell office:value-type="float" office:value="43.4" calcext:value-type="float">
            <text:p>43.4</text:p>
          </table:table-cell>
          <table:table-cell office:value-type="float" office:value="14.9" calcext:value-type="float">
            <text:p>14.9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7021.835139" calcext:value-type="float">
            <text:p>147022</text:p>
          </table:table-cell>
          <table:table-cell office:value-type="float" office:value="10.6" calcext:value-type="float">
            <text:p>10.6</text:p>
          </table:table-cell>
          <table:table-cell office:value-type="float" office:value="14.9" calcext:value-type="float">
            <text:p>14.9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925" calcext:value-type="float">
            <text:p>12.9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7523.62314" calcext:value-type="float">
            <text:p>147524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8024.800903" calcext:value-type="float">
            <text:p>148025</text:p>
          </table:table-cell>
          <table:table-cell office:value-type="float" office:value="12.5" calcext:value-type="float">
            <text:p>12.5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13.7" calcext:value-type="float">
            <text:p>13.7</text:p>
          </table:table-cell>
          <table:table-cell office:value-type="float" office:value="14.7" calcext:value-type="float">
            <text:p>14.7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8526.479679" calcext:value-type="float">
            <text:p>148526</text:p>
          </table:table-cell>
          <table:table-cell office:value-type="float" office:value="14.6" calcext:value-type="float">
            <text:p>14.6</text:p>
          </table:table-cell>
          <table:table-cell office:value-type="float" office:value="64.6" calcext:value-type="float">
            <text:p>64.6</text:p>
          </table:table-cell>
          <table:table-cell office:value-type="float" office:value="25" calcext:value-type="float">
            <text:p>25</text:p>
          </table:table-cell>
          <table:table-cell office:value-type="float" office:value="8.3" calcext:value-type="float">
            <text:p>8.3</text:p>
          </table:table-cell>
          <table:table-cell office:value-type="float" office:value="28.125" calcext:value-type="float">
            <text:p>28.1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9028.072417" calcext:value-type="float">
            <text:p>149028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23.1" calcext:value-type="float">
            <text:p>23.1</text:p>
          </table:table-cell>
          <table:table-cell office:value-type="float" office:value="16.35" calcext:value-type="float">
            <text:p>16.3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49529.882226" calcext:value-type="float">
            <text:p>149530</text:p>
          </table:table-cell>
          <table:table-cell office:value-type="float" office:value="23.5" calcext:value-type="float">
            <text:p>23.5</text:p>
          </table:table-cell>
          <table:table-cell office:value-type="float" office:value="19.2" calcext:value-type="float">
            <text:p>19.2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16.55" calcext:value-type="float">
            <text:p>16.5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0031.512071" calcext:value-type="float">
            <text:p>150032</text:p>
          </table:table-cell>
          <table:table-cell office:value-type="float" office:value="18.8" calcext:value-type="float">
            <text:p>18.8</text:p>
          </table:table-cell>
          <table:table-cell office:value-type="float" office:value="10.2" calcext:value-type="float">
            <text:p>10.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0533.300914" calcext:value-type="float">
            <text:p>150533</text:p>
          </table:table-cell>
          <table:table-cell office:value-type="float" office:value="11.8" calcext:value-type="float">
            <text:p>11.8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2" calcext:value-type="float">
            <text:p>4.2</text:p>
          </table:table-cell>
          <table:table-cell office:value-type="float" office:value="13.5" calcext:value-type="float">
            <text:p>13.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1034.966681" calcext:value-type="float">
            <text:p>1510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33.15" calcext:value-type="float">
            <text:p>33.1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1537.076796" calcext:value-type="float">
            <text:p>151537</text:p>
          </table:table-cell>
          <table:table-cell office:value-type="float" office:value="30" calcext:value-type="float">
            <text:p>30</text:p>
          </table:table-cell>
          <table:table-cell office:value-type="float" office:value="24.5" calcext:value-type="float">
            <text:p>24.5</text:p>
          </table:table-cell>
          <table:table-cell office:value-type="float" office:value="16.7" calcext:value-type="float">
            <text:p>16.7</text:p>
          </table:table-cell>
          <table:table-cell office:value-type="float" office:value="10.2" calcext:value-type="float">
            <text:p>10.2</text:p>
          </table:table-cell>
          <table:table-cell office:value-type="float" office:value="20.35" calcext:value-type="float">
            <text:p>20.3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2039.268241" calcext:value-type="float">
            <text:p>152039</text:p>
          </table:table-cell>
          <table:table-cell office:value-type="float" office:value="29.2" calcext:value-type="float">
            <text:p>29.2</text:p>
          </table:table-cell>
          <table:table-cell table:number-columns-repeated="2"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office:value-type="float" office:value="23.225" calcext:value-type="float">
            <text:p>23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2541.68372" calcext:value-type="float">
            <text:p>152542</text:p>
          </table:table-cell>
          <table:table-cell office:value-type="float" office:value="27.7" calcext:value-type="float">
            <text:p>27.7</text:p>
          </table:table-cell>
          <table:table-cell office:value-type="float" office:value="22.4" calcext:value-type="float">
            <text:p>22.4</text:p>
          </table:table-cell>
          <table:table-cell office:value-type="float" office:value="14.3" calcext:value-type="float">
            <text:p>14.3</text:p>
          </table:table-cell>
          <table:table-cell office:value-type="float" office:value="12.5" calcext:value-type="float">
            <text:p>12.5</text:p>
          </table:table-cell>
          <table:table-cell office:value-type="float" office:value="19.225" calcext:value-type="float">
            <text:p>19.2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3043.47174" calcext:value-type="float">
            <text:p>153043</text:p>
          </table:table-cell>
          <table:table-cell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office:value-type="float" office:value="46.2" calcext:value-type="float">
            <text:p>46.2</text:p>
          </table:table-cell>
          <table:table-cell office:value-type="float" office:value="24" calcext:value-type="float">
            <text:p>24</text:p>
          </table:table-cell>
          <table:table-cell office:value-type="float" office:value="31.15" calcext:value-type="float">
            <text:p>31.1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3545.07526" calcext:value-type="float">
            <text:p>153545</text:p>
          </table:table-cell>
          <table:table-cell office:value-type="float" office:value="4.4" calcext:value-type="float">
            <text:p>4.4</text:p>
          </table:table-cell>
          <table:table-cell office:value-type="float" office:value="26.9" calcext:value-type="float">
            <text:p>26.9</text:p>
          </table:table-cell>
          <table:table-cell office:value-type="float" office:value="25.5" calcext:value-type="float">
            <text:p>25.5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4046.815758" calcext:value-type="float">
            <text:p>154047</text:p>
          </table:table-cell>
          <table:table-cell office:value-type="float" office:value="24.5" calcext:value-type="float">
            <text:p>24.5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21.8" calcext:value-type="float">
            <text:p>21.8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4548.502645" calcext:value-type="float">
            <text:p>154549</text:p>
          </table:table-cell>
          <table:table-cell office:value-type="float" office:value="20.8" calcext:value-type="float">
            <text:p>20.8</text:p>
          </table:table-cell>
          <table:table-cell office:value-type="float" office:value="10.4" calcext:value-type="float">
            <text:p>10.4</text:p>
          </table:table-cell>
          <table:table-cell office:value-type="float" office:value="15.7" calcext:value-type="float">
            <text:p>15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5050.131955" calcext:value-type="float">
            <text:p>155050</text:p>
          </table:table-cell>
          <table:table-cell office:value-type="float" office:value="20.5" calcext:value-type="float">
            <text:p>20.5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.2</text:p>
          </table:table-cell>
          <table:table-cell office:value-type="float" office:value="13.25" calcext:value-type="float">
            <text:p>13.2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5551.758136" calcext:value-type="float">
            <text:p>155552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7.8" calcext:value-type="float">
            <text:p>7.8</text:p>
          </table:table-cell>
          <table:table-cell office:value-type="float" office:value="28.475" calcext:value-type="float">
            <text:p>28.47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6053.440406" calcext:value-type="float">
            <text:p>156053</text:p>
          </table:table-cell>
          <table:table-cell office:value-type="float" office:value="12.8" calcext:value-type="float">
            <text:p>12.8</text:p>
          </table:table-cell>
          <table:table-cell office:value-type="float" office:value="12.2" calcext:value-type="float">
            <text:p>12.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3.4" calcext:value-type="float">
            <text:p>13.4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6555.299396" calcext:value-type="float">
            <text:p>156555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23.6" calcext:value-type="float">
            <text:p>23.6</text:p>
          </table:table-cell>
          <table:table-cell office:value-type="float" office:value="10" calcext:value-type="float">
            <text:p>10</text:p>
          </table:table-cell>
          <table:table-cell office:value-type="float" office:value="16.8" calcext:value-type="float">
            <text:p>16.8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7056.888867" calcext:value-type="float">
            <text:p>157057</text:p>
          </table:table-cell>
          <table:table-cell office:value-type="float" office:value="17.6" calcext:value-type="float">
            <text:p>17.6</text:p>
          </table:table-cell>
          <table:table-cell office:value-type="float" office:value="10.4" calcext:value-type="float">
            <text:p>10.4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16.85" calcext:value-type="float">
            <text:p>16.8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7558.975185" calcext:value-type="float">
            <text:p>157559</text:p>
          </table:table-cell>
          <table:table-cell office:value-type="float" office:value="22.4" calcext:value-type="float">
            <text:p>22.4</text:p>
          </table:table-cell>
          <table:table-cell office:value-type="float" office:value="9.8" calcext:value-type="float">
            <text:p>9.8</text:p>
          </table:table-cell>
          <table:table-cell office:value-type="float" office:value="34.6" calcext:value-type="float">
            <text:p>34.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8061.109871" calcext:value-type="float">
            <text:p>158061</text:p>
          </table:table-cell>
          <table:table-cell office:value-type="float" office:value="31.2" calcext:value-type="float">
            <text:p>31.2</text:p>
          </table:table-cell>
          <table:table-cell office:value-type="float" office:value="23.5" calcext:value-type="float">
            <text:p>23.5</text:p>
          </table:table-cell>
          <table:table-cell office:value-type="float" office:value="55.1" calcext:value-type="float">
            <text:p>55.1</text:p>
          </table:table-cell>
          <table:table-cell office:value-type="float" office:value="20.8" calcext:value-type="float">
            <text:p>20.8</text:p>
          </table:table-cell>
          <table:table-cell office:value-type="float" office:value="32.65" calcext:value-type="float">
            <text:p>32.65</text:p>
          </table:table-cell>
          <table:table-cell office:value-type="float" office:value="33.1" calcext:value-type="float">
            <text:p>33.1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8563.395369" calcext:value-type="float">
            <text:p>158563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  <table:table-cell office:value-type="float" office:value="21.775" calcext:value-type="float">
            <text:p>21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9065.382072" calcext:value-type="float">
            <text:p>159065</text:p>
          </table:table-cell>
          <table:table-cell office:value-type="float" office:value="36.5" calcext:value-type="float">
            <text:p>36.5</text:p>
          </table:table-cell>
          <table:table-cell office:value-type="float" office:value="37.3" calcext:value-type="float">
            <text:p>37.3</text:p>
          </table:table-cell>
          <table:table-cell office:value-type="float" office:value="31.9" calcext:value-type="float">
            <text:p>31.9</text:p>
          </table:table-cell>
          <table:table-cell office:value-type="float" office:value="30.4" calcext:value-type="float">
            <text:p>30.4</text:p>
          </table:table-cell>
          <table:table-cell office:value-type="float" office:value="34.025" calcext:value-type="float">
            <text:p>3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59568.257006" calcext:value-type="float">
            <text:p>159568</text:p>
          </table:table-cell>
          <table:table-cell office:value-type="float" office:value="29.5" calcext:value-type="float">
            <text:p>29.5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61.25" calcext:value-type="float">
            <text:p>61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0070.966959" calcext:value-type="float">
            <text:p>160071</text:p>
          </table:table-cell>
          <table:table-cell office:value-type="float" office:value="72.3" calcext:value-type="float">
            <text:p>72.3</text:p>
          </table:table-cell>
          <table:table-cell office:value-type="float" office:value="90.2" calcext:value-type="float">
            <text:p>90.2</text:p>
          </table:table-cell>
          <table:table-cell office:value-type="float" office:value="100" calcext:value-type="float">
            <text:p>100</text:p>
          </table:table-cell>
          <table:table-cell office:value-type="float" office:value="48.9" calcext:value-type="float">
            <text:p>48.9</text:p>
          </table:table-cell>
          <table:table-cell office:value-type="float" office:value="77.85" calcext:value-type="float">
            <text:p>77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0572.709178" calcext:value-type="float">
            <text:p>160573</text:p>
          </table:table-cell>
          <table:table-cell office:value-type="float" office:value="63.8" calcext:value-type="float">
            <text:p>63.8</text:p>
          </table:table-cell>
          <table:table-cell office:value-type="float" office:value="54.9" calcext:value-type="float">
            <text:p>54.9</text:p>
          </table:table-cell>
          <table:table-cell office:value-type="float" office:value="57.1" calcext:value-type="float">
            <text:p>57.1</text:p>
          </table:table-cell>
          <table:table-cell office:value-type="float" office:value="32.6" calcext:value-type="float">
            <text:p>32.6</text:p>
          </table:table-cell>
          <table:table-cell office:value-type="float" office:value="52.1" calcext:value-type="float">
            <text:p>52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1074.089657" calcext:value-type="float">
            <text:p>161074</text:p>
          </table:table-cell>
          <table:table-cell office:value-type="float" office:value="23.9" calcext:value-type="float">
            <text:p>23.9</text:p>
          </table:table-cell>
          <table:table-cell office:value-type="float" office:value="14.9" calcext:value-type="float">
            <text:p>14.9</text:p>
          </table:table-cell>
          <table:table-cell office:value-type="float" office:value="6.7" calcext:value-type="float">
            <text:p>6.7</text:p>
          </table:table-cell>
          <table:table-cell office:value-type="float" office:value="24" calcext:value-type="float">
            <text:p>24</text:p>
          </table:table-cell>
          <table:table-cell office:value-type="float" office:value="17.375" calcext:value-type="float">
            <text:p>17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1575.84215" calcext:value-type="float">
            <text:p>161576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17.6" calcext:value-type="float">
            <text:p>17.6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2077.694974" calcext:value-type="float">
            <text:p>162078</text:p>
          </table:table-cell>
          <table:table-cell office:value-type="float" office:value="6.2" calcext:value-type="float">
            <text:p>6.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2579.371817" calcext:value-type="float">
            <text:p>162579</text:p>
          </table:table-cell>
          <table:table-cell office:value-type="float" office:value="18.4" calcext:value-type="float">
            <text:p>18.4</text:p>
          </table:table-cell>
          <table:table-cell office:value-type="float" office:value="12.2" calcext:value-type="float">
            <text:p>12.2</text:p>
          </table:table-cell>
          <table:table-cell office:value-type="float" office:value="50" calcext:value-type="float">
            <text:p>50</text:p>
          </table:table-cell>
          <table:table-cell office:value-type="float" office:value="22.4" calcext:value-type="float">
            <text:p>22.4</text:p>
          </table:table-cell>
          <table:table-cell office:value-type="float" office:value="25.75" calcext:value-type="float">
            <text:p>25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3081.020251" calcext:value-type="float">
            <text:p>163081</text:p>
          </table:table-cell>
          <table:table-cell office:value-type="float" office:value="12.2" calcext:value-type="float">
            <text:p>12.2</text:p>
          </table:table-cell>
          <table:table-cell office:value-type="float" office:value="10.9" calcext:value-type="float">
            <text:p>10.9</text:p>
          </table:table-cell>
          <table:table-cell office:value-type="float" office:value="22.4" calcext:value-type="float">
            <text:p>22.4</text:p>
          </table:table-cell>
          <table:table-cell office:value-type="float" office:value="24.5" calcext:value-type="float">
            <text:p>24.5</text:p>
          </table:table-cell>
          <table:table-cell office:value-type="float" office:value="17.5" calcext:value-type="float">
            <text:p>17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3582.429463" calcext:value-type="float">
            <text:p>163582</text:p>
          </table:table-cell>
          <table:table-cell office:value-type="float" office:value="2.1" calcext:value-type="float">
            <text:p>2.1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office:value-type="float" office:value="4.1" calcext:value-type="float">
            <text:p>4.1</text:p>
          </table:table-cell>
          <table:table-cell office:value-type="float" office:value="9.2" calcext:value-type="float">
            <text:p>9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4084.44239" calcext:value-type="float">
            <text:p>164084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8.2" calcext:value-type="float">
            <text:p>8.2</text:p>
          </table:table-cell>
          <table:table-cell office:value-type="float" office:value="12.875" calcext:value-type="float">
            <text:p>12.8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4586.787018" calcext:value-type="float">
            <text:p>164587</text:p>
          </table:table-cell>
          <table:table-cell office:value-type="float" office:value="12" calcext:value-type="float">
            <text:p>1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.675" calcext:value-type="float">
            <text:p>14.6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5088.617666" calcext:value-type="float">
            <text:p>165089</text:p>
          </table:table-cell>
          <table:table-cell office:value-type="float" office:value="28.6" calcext:value-type="float">
            <text:p>28.6</text:p>
          </table:table-cell>
          <table:table-cell office:value-type="float" office:value="22.9" calcext:value-type="float">
            <text:p>22.9</text:p>
          </table:table-cell>
          <table:table-cell office:value-type="float" office:value="28.6" calcext:value-type="float">
            <text:p>28.6</text:p>
          </table:table-cell>
          <table:table-cell office:value-type="float" office:value="32.7" calcext:value-type="float">
            <text:p>32.7</text:p>
          </table:table-cell>
          <table:table-cell office:value-type="float" office:value="28.2" calcext:value-type="float">
            <text:p>28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5590.294925" calcext:value-type="float">
            <text:p>165590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6091.895091" calcext:value-type="float">
            <text:p>166092</text:p>
          </table:table-cell>
          <table:table-cell office:value-type="float" office:value="6.4" calcext:value-type="float">
            <text:p>6.4</text:p>
          </table:table-cell>
          <table:table-cell office:value-type="float" office:value="19.2" calcext:value-type="float">
            <text:p>19.2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11.35" calcext:value-type="float">
            <text:p>11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6593.593328" calcext:value-type="float">
            <text:p>16659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42.2" calcext:value-type="float">
            <text:p>42.2</text:p>
          </table:table-cell>
          <table:table-cell office:value-type="float" office:value="43.8" calcext:value-type="float">
            <text:p>43.8</text:p>
          </table:table-cell>
          <table:table-cell office:value-type="float" office:value="43.375" calcext:value-type="float">
            <text:p>43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7095.378748" calcext:value-type="float">
            <text:p>167095</text:p>
          </table:table-cell>
          <table:table-cell office:value-type="float" office:value="30.4" calcext:value-type="float">
            <text:p>30.4</text:p>
          </table:table-cell>
          <table:table-cell office:value-type="float" office:value="21.7" calcext:value-type="float">
            <text:p>21.7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21.175" calcext:value-type="float">
            <text:p>21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7596.938262" calcext:value-type="float">
            <text:p>167597</text:p>
          </table:table-cell>
          <table:table-cell office:value-type="float" office:value="61.2" calcext:value-type="float">
            <text:p>61.2</text:p>
          </table:table-cell>
          <table:table-cell office:value-type="float" office:value="20.4" calcext:value-type="float">
            <text:p>20.4</text:p>
          </table:table-cell>
          <table:table-cell office:value-type="float" office:value="12.2" calcext:value-type="float">
            <text:p>12.2</text:p>
          </table:table-cell>
          <table:table-cell office:value-type="float" office:value="8.2" calcext:value-type="float">
            <text:p>8.2</text:p>
          </table:table-cell>
          <table:table-cell office:value-type="float" office:value="25.5" calcext:value-type="float">
            <text:p>25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8098.590476" calcext:value-type="float">
            <text:p>168099</text:p>
          </table:table-cell>
          <table:table-cell office:value-type="float" office:value="27.7" calcext:value-type="float">
            <text:p>27.7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 office:value-type="float" office:value="23.1" calcext:value-type="float">
            <text:p>23.1</text:p>
          </table:table-cell>
          <table:table-cell office:value-type="float" office:value="20.025" calcext:value-type="float">
            <text:p>20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8600.480614" calcext:value-type="float">
            <text:p>168600</text:p>
          </table:table-cell>
          <table:table-cell office:value-type="float" office:value="6.5" calcext:value-type="float">
            <text:p>6.5</text:p>
          </table:table-cell>
          <table:table-cell office:value-type="float" office:value="17.6" calcext:value-type="float">
            <text:p>17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025" calcext:value-type="float">
            <text:p>12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9102.094936" calcext:value-type="float">
            <text:p>169102</text:p>
          </table:table-cell>
          <table:table-cell office:value-type="float" office:value="12.2" calcext:value-type="float">
            <text:p>12.2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12.2" calcext:value-type="float">
            <text:p>12.2</text:p>
          </table:table-cell>
          <table:table-cell office:value-type="float" office:value="8.175" calcext:value-type="float">
            <text:p>8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69603.760832" calcext:value-type="float">
            <text:p>169604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0106.233607" calcext:value-type="float">
            <text:p>170106</text:p>
          </table:table-cell>
          <table:table-cell office:value-type="float" office:value="16.7" calcext:value-type="float">
            <text:p>16.7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15.7" calcext:value-type="float">
            <text:p>15.7</text:p>
          </table:table-cell>
          <table:table-cell office:value-type="float" office:value="15.15" calcext:value-type="float">
            <text:p>15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0608.664678" calcext:value-type="float">
            <text:p>170609</text:p>
          </table:table-cell>
          <table:table-cell office:value-type="float" office:value="8" calcext:value-type="float">
            <text:p>8</text:p>
          </table:table-cell>
          <table:table-cell office:value-type="float" office:value="21.3" calcext:value-type="float">
            <text:p>21.3</text:p>
          </table:table-cell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.9</text:p>
          </table:table-cell>
          <table:table-cell office:value-type="float" office:value="12.8" calcext:value-type="float">
            <text:p>12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1111.319744" calcext:value-type="float">
            <text:p>171111</text:p>
          </table:table-cell>
          <table:table-cell office:value-type="float" office:value="16.3" calcext:value-type="float">
            <text:p>16.3</text:p>
          </table:table-cell>
          <table:table-cell office:value-type="float" office:value="27.5" calcext:value-type="float">
            <text:p>27.5</text:p>
          </table:table-cell>
          <table:table-cell office:value-type="float" office:value="23.1" calcext:value-type="float">
            <text:p>23.1</text:p>
          </table:table-cell>
          <table:table-cell office:value-type="float" office:value="16" calcext:value-type="float">
            <text:p>16</text:p>
          </table:table-cell>
          <table:table-cell office:value-type="float" office:value="20.725" calcext:value-type="float">
            <text:p>20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1613.114873" calcext:value-type="float">
            <text:p>171613</text:p>
          </table:table-cell>
          <table:table-cell office:value-type="float" office:value="18.4" calcext:value-type="float">
            <text:p>18.4</text:p>
          </table:table-cell>
          <table:table-cell office:value-type="float" office:value="21.6" calcext:value-type="float">
            <text:p>21.6</text:p>
          </table:table-cell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2114.687854" calcext:value-type="float">
            <text:p>172115</text:p>
          </table:table-cell>
          <table:table-cell office:value-type="float" office:value="66.7" calcext:value-type="float">
            <text:p>66.7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16.7" calcext:value-type="float">
            <text:p>16.7</text:p>
          </table:table-cell>
          <table:table-cell office:value-type="float" office:value="23.425" calcext:value-type="float">
            <text:p>23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2616.416832" calcext:value-type="float">
            <text:p>172616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.8</text:p>
          </table:table-cell>
          <table:table-cell office:value-type="float" office:value="12.2" calcext:value-type="float">
            <text:p>12.2</text:p>
          </table:table-cell>
          <table:table-cell office:value-type="float" office:value="15.35" calcext:value-type="float">
            <text:p>15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3117.73733" calcext:value-type="float">
            <text:p>173118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0.575" calcext:value-type="float">
            <text:p>10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3619.537953" calcext:value-type="float">
            <text:p>173620</text:p>
          </table:table-cell>
          <table:table-cell office:value-type="float" office:value="4.1" calcext:value-type="float">
            <text:p>4.1</text:p>
          </table:table-cell>
          <table:table-cell office:value-type="float" office:value="10.4" calcext:value-type="float">
            <text:p>10.4</text:p>
          </table:table-cell>
          <table:table-cell office:value-type="float" office:value="19.2" calcext:value-type="float">
            <text:p>19.2</text:p>
          </table:table-cell>
          <table:table-cell office:value-type="float" office:value="7.7" calcext:value-type="float">
            <text:p>7.7</text:p>
          </table:table-cell>
          <table:table-cell office:value-type="float" office:value="10.35" calcext:value-type="float">
            <text:p>1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4121.270204" calcext:value-type="float">
            <text:p>174121</text:p>
          </table:table-cell>
          <table:table-cell office:value-type="float" office:value="69.8" calcext:value-type="float">
            <text:p>69.8</text:p>
          </table:table-cell>
          <table:table-cell office:value-type="float" office:value="42.6" calcext:value-type="float">
            <text:p>42.6</text:p>
          </table:table-cell>
          <table:table-cell office:value-type="float" office:value="59.6" calcext:value-type="float">
            <text:p>59.6</text:p>
          </table:table-cell>
          <table:table-cell office:value-type="float" office:value="36.7" calcext:value-type="float">
            <text:p>36.7</text:p>
          </table:table-cell>
          <table:table-cell office:value-type="float" office:value="52.175" calcext:value-type="float">
            <text:p>5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4623.153119" calcext:value-type="float">
            <text:p>174623</text:p>
          </table:table-cell>
          <table:table-cell office:value-type="float" office:value="71.4" calcext:value-type="float">
            <text:p>71.4</text:p>
          </table:table-cell>
          <table:table-cell office:value-type="float" office:value="26.5" calcext:value-type="float">
            <text:p>26.5</text:p>
          </table:table-cell>
          <table:table-cell office:value-type="float" office:value="8.5" calcext:value-type="float">
            <text:p>8.5</text:p>
          </table:table-cell>
          <table:table-cell office:value-type="float" office:value="8.2" calcext:value-type="float">
            <text:p>8.2</text:p>
          </table:table-cell>
          <table:table-cell office:value-type="float" office:value="28.65" calcext:value-type="float">
            <text:p>28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5124.759979" calcext:value-type="float">
            <text:p>175125</text:p>
          </table:table-cell>
          <table:table-cell office:value-type="float" office:value="22.9" calcext:value-type="float">
            <text:p>22.9</text:p>
          </table:table-cell>
          <table:table-cell office:value-type="float" office:value="10.2" calcext:value-type="float">
            <text:p>10.2</text:p>
          </table:table-cell>
          <table:table-cell office:value-type="float" office:value="14.9" calcext:value-type="float">
            <text:p>14.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5626.399652" calcext:value-type="float">
            <text:p>175626</text:p>
          </table:table-cell>
          <table:table-cell office:value-type="float" office:value="10.6" calcext:value-type="float">
            <text:p>10.6</text:p>
          </table:table-cell>
          <table:table-cell office:value-type="float" office:value="10.4" calcext:value-type="float">
            <text:p>10.4</text:p>
          </table:table-cell>
          <table:table-cell office:value-type="float" office:value="22.4" calcext:value-type="float">
            <text:p>22.4</text:p>
          </table:table-cell>
          <table:table-cell office:value-type="float" office:value="4.3" calcext:value-type="float">
            <text:p>4.3</text:p>
          </table:table-cell>
          <table:table-cell office:value-type="float" office:value="11.925" calcext:value-type="float">
            <text:p>11.9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6128.039009" calcext:value-type="float">
            <text:p>176128</text:p>
          </table:table-cell>
          <table:table-cell office:value-type="float" office:value="10.4" calcext:value-type="float">
            <text:p>10.4</text:p>
          </table:table-cell>
          <table:table-cell office:value-type="float" office:value="11.8" calcext:value-type="float">
            <text:p>11.8</text:p>
          </table:table-cell>
          <table:table-cell office:value-type="float" office:value="17.6" calcext:value-type="float">
            <text:p>17.6</text:p>
          </table:table-cell>
          <table:table-cell office:value-type="float" office:value="14" calcext:value-type="float">
            <text:p>14</text:p>
          </table:table-cell>
          <table:table-cell office:value-type="float" office:value="13.45" calcext:value-type="float">
            <text:p>13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6629.737271" calcext:value-type="float">
            <text:p>176630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.2</text:p>
          </table:table-cell>
          <table:table-cell office:value-type="float" office:value="37.3" calcext:value-type="float">
            <text:p>37.3</text:p>
          </table:table-cell>
          <table:table-cell office:value-type="float" office:value="10.4" calcext:value-type="float">
            <text:p>10.4</text:p>
          </table:table-cell>
          <table:table-cell office:value-type="float" office:value="29.975" calcext:value-type="float">
            <text:p>29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7131.425125" calcext:value-type="float">
            <text:p>177131</text:p>
          </table:table-cell>
          <table:table-cell office:value-type="float" office:value="16.3" calcext:value-type="float">
            <text:p>16.3</text:p>
          </table:table-cell>
          <table:table-cell office:value-type="float" office:value="6.3" calcext:value-type="float">
            <text:p>6.3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7.7" calcext:value-type="float">
            <text:p>7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7632.936701" calcext:value-type="float">
            <text:p>177633</text:p>
          </table:table-cell>
          <table:table-cell office:value-type="float" office:value="23.4" calcext:value-type="float">
            <text:p>23.4</text:p>
          </table:table-cell>
          <table:table-cell office:value-type="float" office:value="30.6" calcext:value-type="float">
            <text:p>30.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8134.697698" calcext:value-type="float">
            <text:p>178135</text:p>
          </table:table-cell>
          <table:table-cell office:value-type="float" office:value="14.9" calcext:value-type="float">
            <text:p>14.9</text:p>
          </table:table-cell>
          <table:table-cell office:value-type="float" office:value="8.5" calcext:value-type="float">
            <text:p>8.5</text:p>
          </table:table-cell>
          <table:table-cell office:value-type="float" office:value="8.2" calcext:value-type="float">
            <text:p>8.2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8636.110161" calcext:value-type="float">
            <text:p>178636</text:p>
          </table:table-cell>
          <table:table-cell office:value-type="float" office:value="6.1" calcext:value-type="float">
            <text:p>6.1</text:p>
          </table:table-cell>
          <table:table-cell office:value-type="float" office:value="17.6" calcext:value-type="float">
            <text:p>17.6</text:p>
          </table:table-cell>
          <table:table-cell office:value-type="float" office:value="12.2" calcext:value-type="float">
            <text:p>12.2</text:p>
          </table:table-cell>
          <table:table-cell office:value-type="float" office:value="18" calcext:value-type="float">
            <text:p>18</text:p>
          </table:table-cell>
          <table:table-cell office:value-type="float" office:value="13.475" calcext:value-type="float">
            <text:p>13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9137.741972" calcext:value-type="float">
            <text:p>179138</text:p>
          </table:table-cell>
          <table:table-cell office:value-type="float" office:value="66.7" calcext:value-type="float">
            <text:p>6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office:value-type="float" office:value="28.85" calcext:value-type="float">
            <text:p>28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79639.60252" calcext:value-type="float">
            <text:p>179640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9.8" calcext:value-type="float">
            <text:p>9.8</text:p>
          </table:table-cell>
          <table:table-cell office:value-type="float" office:value="14" calcext:value-type="float">
            <text:p>14</text:p>
          </table:table-cell>
          <table:table-cell office:value-type="float" office:value="15.05" calcext:value-type="float">
            <text:p>15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0141.170976" calcext:value-type="float">
            <text:p>180141</text:p>
          </table:table-cell>
          <table:table-cell office:value-type="float" office:value="14.3" calcext:value-type="float">
            <text:p>14.3</text:p>
          </table:table-cell>
          <table:table-cell office:value-type="float" office:value="10.9" calcext:value-type="float">
            <text:p>10.9</text:p>
          </table:table-cell>
          <table:table-cell office:value-type="float" office:value="12.2" calcext:value-type="float">
            <text:p>12.2</text:p>
          </table:table-cell>
          <table:table-cell office:value-type="float" office:value="18.5" calcext:value-type="float">
            <text:p>18.5</text:p>
          </table:table-cell>
          <table:table-cell office:value-type="float" office:value="13.975" calcext:value-type="float">
            <text:p>13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0642.739894" calcext:value-type="float">
            <text:p>180643</text:p>
          </table:table-cell>
          <table:table-cell office:value-type="float" office:value="26.5" calcext:value-type="float">
            <text:p>26.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1144.472995" calcext:value-type="float">
            <text:p>181144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12.8" calcext:value-type="float">
            <text:p>12.8</text:p>
          </table:table-cell>
          <table:table-cell office:value-type="float" office:value="24.25" calcext:value-type="float">
            <text:p>2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1646.053872" calcext:value-type="float">
            <text:p>181646</text:p>
          </table:table-cell>
          <table:table-cell office:value-type="float" office:value="47.9" calcext:value-type="float">
            <text:p>47.9</text:p>
          </table:table-cell>
          <table:table-cell office:value-type="float" office:value="19.1" calcext:value-type="float">
            <text:p>19.1</text:p>
          </table:table-cell>
          <table:table-cell office:value-type="float" office:value="27.1" calcext:value-type="float">
            <text:p>27.1</text:p>
          </table:table-cell>
          <table:table-cell office:value-type="float" office:value="28.3" calcext:value-type="float">
            <text:p>28.3</text:p>
          </table:table-cell>
          <table:table-cell office:value-type="float" office:value="30.6" calcext:value-type="float">
            <text:p>30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2147.664656" calcext:value-type="float">
            <text:p>182148</text:p>
          </table:table-cell>
          <table:table-cell office:value-type="float" office:value="8.5" calcext:value-type="float">
            <text:p>8.5</text:p>
          </table:table-cell>
          <table:table-cell office:value-type="float" office:value="18.4" calcext:value-type="float">
            <text:p>18.4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2.325" calcext:value-type="float">
            <text:p>12.3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2649.212087" calcext:value-type="float">
            <text:p>182649</text:p>
          </table:table-cell>
          <table:table-cell office:value-type="float" office:value="10.4" calcext:value-type="float">
            <text:p>10.4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9.8" calcext:value-type="float">
            <text:p>9.8</text:p>
          </table:table-cell>
          <table:table-cell office:value-type="float" office:value="13.2" calcext:value-type="float">
            <text:p>13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3150.924181" calcext:value-type="float">
            <text:p>183151</text:p>
          </table:table-cell>
          <table:table-cell office:value-type="float" office:value="14" calcext:value-type="float">
            <text:p>14</text:p>
          </table:table-cell>
          <table:table-cell office:value-type="float" office:value="26.9" calcext:value-type="float">
            <text:p>26.9</text:p>
          </table:table-cell>
          <table:table-cell office:value-type="float" office:value="6.4" calcext:value-type="float">
            <text:p>6.4</text:p>
          </table:table-cell>
          <table:table-cell office:value-type="float" office:value="14.6" calcext:value-type="float">
            <text:p>14.6</text:p>
          </table:table-cell>
          <table:table-cell office:value-type="float" office:value="15.475" calcext:value-type="float">
            <text:p>15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3652.743125" calcext:value-type="float">
            <text:p>183653</text:p>
          </table:table-cell>
          <table:table-cell office:value-type="float" office:value="50" calcext:value-type="float">
            <text:p>50</text:p>
          </table:table-cell>
          <table:table-cell office:value-type="float" office:value="32.7" calcext:value-type="float">
            <text:p>32.7</text:p>
          </table:table-cell>
          <table:table-cell office:value-type="float" office:value="24.5" calcext:value-type="float">
            <text:p>24.5</text:p>
          </table:table-cell>
          <table:table-cell office:value-type="float" office:value="16.7" calcext:value-type="float">
            <text:p>16.7</text:p>
          </table:table-cell>
          <table:table-cell office:value-type="float" office:value="30.975" calcext:value-type="float">
            <text:p>3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4154.384476" calcext:value-type="float">
            <text:p>184154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10.425" calcext:value-type="float">
            <text:p>10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4656.084788" calcext:value-type="float">
            <text:p>184656</text:p>
          </table:table-cell>
          <table:table-cell office:value-type="float" office:value="14.9" calcext:value-type="float">
            <text:p>14.9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1.825" calcext:value-type="float">
            <text:p>11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5157.791247" calcext:value-type="float">
            <text:p>185158</text:p>
          </table:table-cell>
          <table:table-cell office:value-type="float" office:value="14.9" calcext:value-type="float">
            <text:p>14.9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5659.384835" calcext:value-type="float">
            <text:p>185659</text:p>
          </table:table-cell>
          <table:table-cell office:value-type="float" office:value="12.8" calcext:value-type="float">
            <text:p>12.8</text:p>
          </table:table-cell>
          <table:table-cell office:value-type="float" office:value="23.5" calcext:value-type="float">
            <text:p>23.5</text:p>
          </table:table-cell>
          <table:table-cell office:value-type="float" office:value="6.2" calcext:value-type="float">
            <text:p>6.2</text:p>
          </table:table-cell>
          <table:table-cell office:value-type="float" office:value="24.5" calcext:value-type="float">
            <text:p>24.5</text:p>
          </table:table-cell>
          <table:table-cell office:value-type="float" office:value="16.75" calcext:value-type="float">
            <text:p>16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6161.115902" calcext:value-type="float">
            <text:p>186161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48" calcext:value-type="float">
            <text:p>48</text:p>
          </table:table-cell>
          <table:table-cell office:value-type="float" office:value="23.5" calcext:value-type="float">
            <text:p>23.5</text:p>
          </table:table-cell>
          <table:table-cell office:value-type="float" office:value="26.7" calcext:value-type="float">
            <text:p>26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6663.204186" calcext:value-type="float">
            <text:p>1866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office:value-type="float" office:value="14" calcext:value-type="float">
            <text:p>14</text:p>
          </table:table-cell>
          <table:table-cell office:value-type="float" office:value="10.825" calcext:value-type="float">
            <text:p>10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7164.881528" calcext:value-type="float">
            <text:p>187165</text:p>
          </table:table-cell>
          <table:table-cell office:value-type="float" office:value="27.5" calcext:value-type="float">
            <text:p>27.5</text:p>
          </table:table-cell>
          <table:table-cell office:value-type="float" office:value="22.4" calcext:value-type="float">
            <text:p>22.4</text:p>
          </table:table-cell>
          <table:table-cell office:value-type="float" office:value="32.7" calcext:value-type="float">
            <text:p>32.7</text:p>
          </table:table-cell>
          <table:table-cell office:value-type="float" office:value="24.5" calcext:value-type="float">
            <text:p>24.5</text:p>
          </table:table-cell>
          <table:table-cell office:value-type="float" office:value="26.775" calcext:value-type="float">
            <text:p>26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7666.498017" calcext:value-type="float">
            <text:p>187666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.1" calcext:value-type="float">
            <text:p>13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8168.149523" calcext:value-type="float">
            <text:p>188168</text:p>
          </table:table-cell>
          <table:table-cell office:value-type="float" office:value="21.2" calcext:value-type="float">
            <text:p>21.2</text:p>
          </table:table-cell>
          <table:table-cell office:value-type="float" office:value="14" calcext:value-type="float">
            <text:p>14</text:p>
          </table:table-cell>
          <table:table-cell office:value-type="float" office:value="53.8" calcext:value-type="float">
            <text:p>53.8</text:p>
          </table:table-cell>
          <table:table-cell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8669.786658" calcext:value-type="float">
            <text:p>188670</text:p>
          </table:table-cell>
          <table:table-cell office:value-type="float" office:value="10.4" calcext:value-type="float">
            <text:p>10.4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9171.444457" calcext:value-type="float">
            <text:p>189171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19.1" calcext:value-type="float">
            <text:p>19.1</text:p>
          </table:table-cell>
          <table:table-cell office:value-type="float" office:value="13.75" calcext:value-type="float">
            <text:p>13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89673.0382" calcext:value-type="float">
            <text:p>189673</text:p>
          </table:table-cell>
          <table:table-cell office:value-type="float" office:value="14.6" calcext:value-type="float">
            <text:p>14.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office:value-type="float" office:value="11.95" calcext:value-type="float">
            <text:p>1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0174.650922" calcext:value-type="float">
            <text:p>190175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.3" calcext:value-type="float">
            <text:p>16.3</text:p>
          </table:table-cell>
          <table:table-cell office:value-type="float" office:value="13.15" calcext:value-type="float">
            <text:p>13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0676.283328" calcext:value-type="float">
            <text:p>190676</text:p>
          </table:table-cell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63.3" calcext:value-type="float">
            <text:p>63.3</text:p>
          </table:table-cell>
          <table:table-cell office:value-type="float" office:value="12.2" calcext:value-type="float">
            <text:p>12.2</text:p>
          </table:table-cell>
          <table:table-cell office:value-type="float" office:value="26.175" calcext:value-type="float">
            <text:p>26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1177.849067" calcext:value-type="float">
            <text:p>191178</text:p>
          </table:table-cell>
          <table:table-cell office:value-type="float" office:value="21.6" calcext:value-type="float">
            <text:p>21.6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.475" calcext:value-type="float">
            <text:p>18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1679.053122" calcext:value-type="float">
            <text:p>191679</text:p>
          </table:table-cell>
          <table:table-cell office:value-type="float" office:value="10.4" calcext:value-type="float">
            <text:p>10.4</text:p>
          </table:table-cell>
          <table:table-cell office:value-type="float" office:value="8.5" calcext:value-type="float">
            <text:p>8.5</text:p>
          </table:table-cell>
          <table:table-cell office:value-type="float" office:value="22.4" calcext:value-type="float">
            <text:p>22.4</text:p>
          </table:table-cell>
          <table:table-cell office:value-type="float" office:value="8.2" calcext:value-type="float">
            <text:p>8.2</text:p>
          </table:table-cell>
          <table:table-cell office:value-type="float" office:value="12.375" calcext:value-type="float">
            <text:p>12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2181.169816" calcext:value-type="float">
            <text:p>192181</text:p>
          </table:table-cell>
          <table:table-cell office:value-type="float" office:value="14.9" calcext:value-type="float">
            <text:p>14.9</text:p>
          </table:table-cell>
          <table:table-cell office:value-type="float" office:value="4.4" calcext:value-type="float">
            <text:p>4.4</text:p>
          </table:table-cell>
          <table:table-cell office:value-type="float" office:value="16.3" calcext:value-type="float">
            <text:p>16.3</text:p>
          </table:table-cell>
          <table:table-cell office:value-type="float" office:value="24" calcext:value-type="float">
            <text:p>24</text:p>
          </table:table-cell>
          <table:table-cell office:value-type="float" office:value="14.9" calcext:value-type="float">
            <text:p>14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2682.889104" calcext:value-type="float">
            <text:p>192683</text:p>
          </table:table-cell>
          <table:table-cell office:value-type="float" office:value="25.5" calcext:value-type="float">
            <text:p>25.5</text:p>
          </table:table-cell>
          <table:table-cell office:value-type="float" office:value="17.4" calcext:value-type="float">
            <text:p>17.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7.225" calcext:value-type="float">
            <text:p>27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3184.480929" calcext:value-type="float">
            <text:p>193184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34.7" calcext:value-type="float">
            <text:p>34.7</text:p>
          </table:table-cell>
          <table:table-cell office:value-type="float" office:value="6.4" calcext:value-type="float">
            <text:p>6.4</text:p>
          </table:table-cell>
          <table:table-cell office:value-type="float" office:value="19.95" calcext:value-type="float">
            <text:p>19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3686.059993" calcext:value-type="float">
            <text:p>19368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12.325" calcext:value-type="float">
            <text:p>12.3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4187.630927" calcext:value-type="float">
            <text:p>19418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4688.983916" calcext:value-type="float">
            <text:p>194689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7" calcext:value-type="float">
            <text:p>17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5190.689938" calcext:value-type="float">
            <text:p>195191</text:p>
          </table:table-cell>
          <table:table-cell office:value-type="float" office:value="19.6" calcext:value-type="float">
            <text:p>19.6</text:p>
          </table:table-cell>
          <table:table-cell office:value-type="float" office:value="23.5" calcext:value-type="float">
            <text:p>23.5</text:p>
          </table:table-cell>
          <table:table-cell office:value-type="float" office:value="70.6" calcext:value-type="float">
            <text:p>70.6</text:p>
          </table:table-cell>
          <table:table-cell office:value-type="float" office:value="4.2" calcext:value-type="float">
            <text:p>4.2</text:p>
          </table:table-cell>
          <table:table-cell office:value-type="float" office:value="29.475" calcext:value-type="float">
            <text:p>29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5692.3467" calcext:value-type="float">
            <text:p>195692</text:p>
          </table:table-cell>
          <table:table-cell office:value-type="float" office:value="18" calcext:value-type="float">
            <text:p>18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float" office:value="13.675" calcext:value-type="float">
            <text:p>13.6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6193.964793" calcext:value-type="float">
            <text:p>196194</text:p>
          </table:table-cell>
          <table:table-cell office:value-type="float" office:value="20.8" calcext:value-type="float">
            <text:p>20.8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15.175" calcext:value-type="float">
            <text:p>15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6696.171084" calcext:value-type="float">
            <text:p>196696</text:p>
          </table:table-cell>
          <table:table-cell office:value-type="float" office:value="18.4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12.175" calcext:value-type="float">
            <text:p>1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7197.85023" calcext:value-type="float">
            <text:p>197198</text:p>
          </table:table-cell>
          <table:table-cell office:value-type="float" office:value="10.9" calcext:value-type="float">
            <text:p>10.9</text:p>
          </table:table-cell>
          <table:table-cell office:value-type="float" office:value="4.2" calcext:value-type="float">
            <text:p>4.2</text:p>
          </table:table-cell>
          <table:table-cell office:value-type="float" office:value="24.5" calcext:value-type="float">
            <text:p>24.5</text:p>
          </table:table-cell>
          <table:table-cell office:value-type="float" office:value="12.5" calcext:value-type="float">
            <text:p>12.5</text:p>
          </table:table-cell>
          <table:table-cell office:value-type="float" office:value="13.025" calcext:value-type="float">
            <text:p>13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7700.22485" calcext:value-type="float">
            <text:p>197700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21.3" calcext:value-type="float">
            <text:p>21.3</text:p>
          </table:table-cell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8202.475247" calcext:value-type="float">
            <text:p>198202</text:p>
          </table:table-cell>
          <table:table-cell office:value-type="float" office:value="18.4" calcext:value-type="float">
            <text:p>18.4</text:p>
          </table:table-cell>
          <table:table-cell office:value-type="float" office:value="12.8" calcext:value-type="float">
            <text:p>12.8</text:p>
          </table:table-cell>
          <table:table-cell office:value-type="float" office:value="31.2" calcext:value-type="float">
            <text:p>31.2</text:p>
          </table:table-cell>
          <table:table-cell office:value-type="float" office:value="20" calcext:value-type="float">
            <text:p>20</text:p>
          </table:table-cell>
          <table:table-cell office:value-type="float" office:value="20.6" calcext:value-type="float">
            <text:p>20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8704.814049" calcext:value-type="float">
            <text:p>198705</text:p>
          </table:table-cell>
          <table:table-cell office:value-type="float" office:value="19.1" calcext:value-type="float">
            <text:p>19.1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.9" calcext:value-type="float">
            <text:p>22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9207.622716" calcext:value-type="float">
            <text:p>199208</text:p>
          </table:table-cell>
          <table:table-cell office:value-type="float" office:value="13" calcext:value-type="float">
            <text:p>13</text:p>
          </table:table-cell>
          <table:table-cell office:value-type="float" office:value="18.4" calcext:value-type="float">
            <text:p>18.4</text:p>
          </table:table-cell>
          <table:table-cell office:value-type="float" office:value="28.3" calcext:value-type="float">
            <text:p>28.3</text:p>
          </table:table-cell>
          <table:table-cell office:value-type="float" office:value="14.6" calcext:value-type="float">
            <text:p>14.6</text:p>
          </table:table-cell>
          <table:table-cell office:value-type="float" office:value="18.575" calcext:value-type="float">
            <text:p>18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199708.971376" calcext:value-type="float">
            <text:p>199709</text:p>
          </table:table-cell>
          <table:table-cell office:value-type="float" office:value="12.8" calcext:value-type="float">
            <text:p>12.8</text:p>
          </table:table-cell>
          <table:table-cell office:value-type="float" office:value="16.7" calcext:value-type="float">
            <text:p>16.7</text:p>
          </table:table-cell>
          <table:table-cell office:value-type="float" office:value="62" calcext:value-type="float">
            <text:p>62</text:p>
          </table:table-cell>
          <table:table-cell office:value-type="float" office:value="20.4" calcext:value-type="float">
            <text:p>20.4</text:p>
          </table:table-cell>
          <table:table-cell office:value-type="float" office:value="27.975" calcext:value-type="float">
            <text:p>27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0210.589958" calcext:value-type="float">
            <text:p>200211</text:p>
          </table:table-cell>
          <table:table-cell office:value-type="float" office:value="10.6" calcext:value-type="float">
            <text:p>10.6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.3</text:p>
          </table:table-cell>
          <table:table-cell office:value-type="float" office:value="12.5" calcext:value-type="float">
            <text:p>12.5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0712.071466" calcext:value-type="float">
            <text:p>200712</text:p>
          </table:table-cell>
          <table:table-cell office:value-type="float" office:value="23.5" calcext:value-type="float">
            <text:p>23.5</text:p>
          </table:table-cell>
          <table:table-cell office:value-type="float" office:value="11.8" calcext:value-type="float">
            <text:p>11.8</text:p>
          </table:table-cell>
          <table:table-cell office:value-type="float" office:value="4.3" calcext:value-type="float">
            <text:p>4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5" calcext:value-type="float">
            <text:p>12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1213.541658" calcext:value-type="float">
            <text:p>201214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7.3" calcext:value-type="float">
            <text:p>17.3</text:p>
          </table:table-cell>
          <table:table-cell office:value-type="float" office:value="14.3" calcext:value-type="float">
            <text:p>14.3</text:p>
          </table:table-cell>
          <table:table-cell office:value-type="float" office:value="16.825" calcext:value-type="float">
            <text:p>16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1715.152125" calcext:value-type="float">
            <text:p>201715</text:p>
          </table:table-cell>
          <table:table-cell office:value-type="float" office:value="16.3" calcext:value-type="float">
            <text:p>16.3</text:p>
          </table:table-cell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 office:value-type="float" office:value="7.8" calcext:value-type="float">
            <text:p>7.8</text:p>
          </table:table-cell>
          <table:table-cell office:value-type="float" office:value="12.125" calcext:value-type="float">
            <text:p>12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2216.743905" calcext:value-type="float">
            <text:p>202217</text:p>
          </table:table-cell>
          <table:table-cell office:value-type="float" office:value="12" calcext:value-type="float">
            <text:p>12</text:p>
          </table:table-cell>
          <table:table-cell office:value-type="float" office:value="29.6" calcext:value-type="float">
            <text:p>29.6</text:p>
          </table:table-cell>
          <table:table-cell office:value-type="float" office:value="63.3" calcext:value-type="float">
            <text:p>63.3</text:p>
          </table:table-cell>
          <table:table-cell office:value-type="float" office:value="16" calcext:value-type="float">
            <text:p>16</text:p>
          </table:table-cell>
          <table:table-cell office:value-type="float" office:value="30.225" calcext:value-type="float">
            <text:p>30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2718.315128" calcext:value-type="float">
            <text:p>202718</text:p>
          </table:table-cell>
          <table:table-cell office:value-type="float" office:value="6.2" calcext:value-type="float">
            <text:p>6.2</text:p>
          </table:table-cell>
          <table:table-cell office:value-type="float" office:value="25.9" calcext:value-type="float">
            <text:p>25.9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15.95" calcext:value-type="float">
            <text:p>15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3220.039942" calcext:value-type="float">
            <text:p>203220</text:p>
          </table:table-cell>
          <table:table-cell office:value-type="float" office:value="20" calcext:value-type="float">
            <text:p>20</text:p>
          </table:table-cell>
          <table:table-cell office:value-type="float" office:value="15.4" calcext:value-type="float">
            <text:p>15.4</text:p>
          </table:table-cell>
          <table:table-cell office:value-type="float" office:value="13.5" calcext:value-type="float">
            <text:p>13.5</text:p>
          </table:table-cell>
          <table:table-cell office:value-type="float" office:value="15.7" calcext:value-type="float">
            <text:p>15.7</text:p>
          </table:table-cell>
          <table:table-cell office:value-type="float" office:value="16.15" calcext:value-type="float">
            <text:p>16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3721.681587" calcext:value-type="float">
            <text:p>203722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12.175" calcext:value-type="float">
            <text:p>12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4223.342547" calcext:value-type="float">
            <text:p>204223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16.25" calcext:value-type="float">
            <text:p>16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4725.31439" calcext:value-type="float">
            <text:p>204725</text:p>
          </table:table-cell>
          <table:table-cell office:value-type="float" office:value="27.7" calcext:value-type="float">
            <text:p>27.7</text:p>
          </table:table-cell>
          <table:table-cell office:value-type="float" office:value="6.5" calcext:value-type="float">
            <text:p>6.5</text:p>
          </table:table-cell>
          <table:table-cell office:value-type="float" office:value="46.9" calcext:value-type="float">
            <text:p>46.9</text:p>
          </table:table-cell>
          <table:table-cell office:value-type="float" office:value="6.7" calcext:value-type="float">
            <text:p>6.7</text:p>
          </table:table-cell>
          <table:table-cell office:value-type="float" office:value="21.95" calcext:value-type="float">
            <text:p>2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5227.568193" calcext:value-type="float">
            <text:p>205228</text:p>
          </table:table-cell>
          <table:table-cell office:value-type="float" office:value="14.9" calcext:value-type="float">
            <text:p>14.9</text:p>
          </table:table-cell>
          <table:table-cell office:value-type="float" office:value="12.5" calcext:value-type="float">
            <text:p>12.5</text:p>
          </table:table-cell>
          <table:table-cell office:value-type="float" office:value="32.7" calcext:value-type="float">
            <text:p>32.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5730.539858" calcext:value-type="float">
            <text:p>205731</text:p>
          </table:table-cell>
          <table:table-cell office:value-type="float" office:value="19.1" calcext:value-type="float">
            <text:p>19.1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.3</text:p>
          </table:table-cell>
          <table:table-cell office:value-type="float" office:value="18.525" calcext:value-type="float">
            <text:p>18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6233.288931" calcext:value-type="float">
            <text:p>206233</text:p>
          </table:table-cell>
          <table:table-cell office:value-type="float" office:value="17.4" calcext:value-type="float">
            <text:p>17.4</text:p>
          </table:table-cell>
          <table:table-cell office:value-type="float" office:value="20.8" calcext:value-type="float">
            <text:p>20.8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19.125" calcext:value-type="float">
            <text:p>19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6735.572544" calcext:value-type="float">
            <text:p>206736</text:p>
          </table:table-cell>
          <table:table-cell office:value-type="float" office:value="22.2" calcext:value-type="float">
            <text:p>22.2</text:p>
          </table:table-cell>
          <table:table-cell office:value-type="float" office:value="18.4" calcext:value-type="float">
            <text:p>18.4</text:p>
          </table:table-cell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float" office:value="30.775" calcext:value-type="float">
            <text:p>30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7237.443975" calcext:value-type="float">
            <text:p>207237</text:p>
          </table:table-cell>
          <table:table-cell office:value-type="float" office:value="27.5" calcext:value-type="float">
            <text:p>2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5.6" calcext:value-type="float">
            <text:p>15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7739.14483" calcext:value-type="float">
            <text:p>207739</text:p>
          </table:table-cell>
          <table:table-cell office:value-type="float" office:value="22.4" calcext:value-type="float">
            <text:p>22.4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8240.623798" calcext:value-type="float">
            <text:p>208241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 office:value-type="float" office:value="19.6" calcext:value-type="float">
            <text:p>19.6</text:p>
          </table:table-cell>
          <table:table-cell office:value-type="float" office:value="13.95" calcext:value-type="float">
            <text:p>13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8742.194134" calcext:value-type="float">
            <text:p>208742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9243.720802" calcext:value-type="float">
            <text:p>209244</text:p>
          </table:table-cell>
          <table:table-cell office:value-type="float" office:value="26.5" calcext:value-type="float">
            <text:p>26.5</text:p>
          </table:table-cell>
          <table:table-cell office:value-type="float" office:value="37.3" calcext:value-type="float">
            <text:p>37.3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.2</text:p>
          </table:table-cell>
          <table:table-cell office:value-type="float" office:value="29" calcext:value-type="float">
            <text:p>2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09745.300561" calcext:value-type="float">
            <text:p>209745</text:p>
          </table:table-cell>
          <table:table-cell office:value-type="float" office:value="10.4" calcext:value-type="float">
            <text:p>10.4</text:p>
          </table:table-cell>
          <table:table-cell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6.1" calcext:value-type="float">
            <text:p>6.1</text:p>
          </table:table-cell>
          <table:table-cell office:value-type="float" office:value="11.725" calcext:value-type="float">
            <text:p>11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0246.920411" calcext:value-type="float">
            <text:p>210247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13.7" calcext:value-type="float">
            <text:p>13.7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0748.681425" calcext:value-type="float">
            <text:p>210749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20.025" calcext:value-type="float">
            <text:p>20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1250.245328" calcext:value-type="float">
            <text:p>211250</text:p>
          </table:table-cell>
          <table:table-cell office:value-type="float" office:value="17.3" calcext:value-type="float">
            <text:p>17.3</text:p>
          </table:table-cell>
          <table:table-cell office:value-type="float" office:value="42.9" calcext:value-type="float">
            <text:p>42.9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office:value-type="float" office:value="21.6" calcext:value-type="float">
            <text:p>21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1752.538982" calcext:value-type="float">
            <text:p>211753</text:p>
          </table:table-cell>
          <table:table-cell office:value-type="float" office:value="24.1" calcext:value-type="float">
            <text:p>24.1</text:p>
          </table:table-cell>
          <table:table-cell office:value-type="float" office:value="38.8" calcext:value-type="float">
            <text:p>38.8</text:p>
          </table:table-cell>
          <table:table-cell office:value-type="float" office:value="12.5" calcext:value-type="float">
            <text:p>12.5</text:p>
          </table:table-cell>
          <table:table-cell office:value-type="float" office:value="34" calcext:value-type="float">
            <text:p>34</text:p>
          </table:table-cell>
          <table:table-cell office:value-type="float" office:value="27.35" calcext:value-type="float">
            <text:p>27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2255.490777" calcext:value-type="float">
            <text:p>212255</text:p>
          </table:table-cell>
          <table:table-cell office:value-type="float" office:value="17" calcext:value-type="float">
            <text:p>17</text:p>
          </table:table-cell>
          <table:table-cell office:value-type="float" office:value="26.5" calcext:value-type="float">
            <text:p>26.5</text:p>
          </table:table-cell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float" office:value="21.05" calcext:value-type="float">
            <text:p>21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2758.08724" calcext:value-type="float">
            <text:p>212758</text:p>
          </table:table-cell>
          <table:table-cell office:value-type="float" office:value="23.9" calcext:value-type="float">
            <text:p>23.9</text:p>
          </table:table-cell>
          <table:table-cell office:value-type="float" office:value="26.5" calcext:value-type="float">
            <text:p>26.5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18.25" calcext:value-type="float">
            <text:p>18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3260.877867" calcext:value-type="float">
            <text:p>213261</text:p>
          </table:table-cell>
          <table:table-cell office:value-type="float" office:value="21.3" calcext:value-type="float">
            <text:p>21.3</text:p>
          </table:table-cell>
          <table:table-cell office:value-type="float" office:value="17.6" calcext:value-type="float">
            <text:p>17.6</text:p>
          </table:table-cell>
          <table:table-cell office:value-type="float" office:value="12.5" calcext:value-type="float">
            <text:p>12.5</text:p>
          </table:table-cell>
          <table:table-cell office:value-type="float" office:value="31.4" calcext:value-type="float">
            <text:p>31.4</text:p>
          </table:table-cell>
          <table:table-cell office:value-type="float" office:value="20.7" calcext:value-type="float">
            <text:p>20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3762.800741" calcext:value-type="float">
            <text:p>213763</text:p>
          </table:table-cell>
          <table:table-cell office:value-type="float" office:value="71.4" calcext:value-type="float">
            <text:p>71.4</text:p>
          </table:table-cell>
          <table:table-cell office:value-type="float" office:value="22" calcext:value-type="float">
            <text:p>22</text:p>
          </table:table-cell>
          <table:table-cell office:value-type="float" office:value="12.5" calcext:value-type="float">
            <text:p>12.5</text:p>
          </table:table-cell>
          <table:table-cell office:value-type="float" office:value="30" calcext:value-type="float">
            <text:p>30</text:p>
          </table:table-cell>
          <table:table-cell office:value-type="float" office:value="33.975" calcext:value-type="float">
            <text:p>33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4264.49756" calcext:value-type="float">
            <text:p>214264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16.3" calcext:value-type="float">
            <text:p>16.3</text:p>
          </table:table-cell>
          <table:table-cell office:value-type="float" office:value="10.35" calcext:value-type="float">
            <text:p>1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4766.147378" calcext:value-type="float">
            <text:p>214766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10.6" calcext:value-type="float">
            <text:p>10.6</text:p>
          </table:table-cell>
          <table:table-cell office:value-type="float" office:value="12.15" calcext:value-type="float">
            <text:p>12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5268.033693" calcext:value-type="float">
            <text:p>215268</text:p>
          </table:table-cell>
          <table:table-cell office:value-type="float" office:value="6.4" calcext:value-type="float">
            <text:p>6.4</text:p>
          </table:table-cell>
          <table:table-cell office:value-type="float" office:value="12.2" calcext:value-type="float">
            <text:p>12.2</text:p>
          </table:table-cell>
          <table:table-cell office:value-type="float" office:value="25.5" calcext:value-type="float">
            <text:p>25.5</text:p>
          </table:table-cell>
          <table:table-cell office:value-type="float" office:value="12" calcext:value-type="float">
            <text:p>12</text:p>
          </table:table-cell>
          <table:table-cell office:value-type="float" office:value="14.025" calcext:value-type="float">
            <text:p>1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5769.418918" calcext:value-type="float">
            <text:p>215769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6271.190675" calcext:value-type="float">
            <text:p>216271</text:p>
          </table:table-cell>
          <table:table-cell office:value-type="float" office:value="70.6" calcext:value-type="float">
            <text:p>70.6</text:p>
          </table:table-cell>
          <table:table-cell office:value-type="float" office:value="5.9" calcext:value-type="float">
            <text:p>5.9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6.2" calcext:value-type="float">
            <text:p>26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6772.766396" calcext:value-type="float">
            <text:p>216773</text:p>
          </table:table-cell>
          <table:table-cell office:value-type="float" office:value="8.3" calcext:value-type="float">
            <text:p>8.3</text:p>
          </table:table-cell>
          <table:table-cell office:value-type="float" office:value="21.2" calcext:value-type="float">
            <text:p>21.2</text:p>
          </table:table-cell>
          <table:table-cell office:value-type="float" office:value="13.7" calcext:value-type="float">
            <text:p>13.7</text:p>
          </table:table-cell>
          <table:table-cell office:value-type="float" office:value="18" calcext:value-type="float">
            <text:p>18</text:p>
          </table:table-cell>
          <table:table-cell office:value-type="float" office:value="15.3" calcext:value-type="float">
            <text:p>15.3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7273.955693" calcext:value-type="float">
            <text:p>217274</text:p>
          </table:table-cell>
          <table:table-cell office:value-type="float" office:value="15.4" calcext:value-type="float">
            <text:p>15.4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8.7" calcext:value-type="float">
            <text:p>8.7</text:p>
          </table:table-cell>
          <table:table-cell office:value-type="float" office:value="14.7" calcext:value-type="float">
            <text:p>14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7775.567947" calcext:value-type="float">
            <text:p>217776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.3</text:p>
          </table:table-cell>
          <table:table-cell office:value-type="float" office:value="11.8" calcext:value-type="float">
            <text:p>11.8</text:p>
          </table:table-cell>
          <table:table-cell office:value-type="float" office:value="19.1" calcext:value-type="float">
            <text:p>19.1</text:p>
          </table:table-cell>
          <table:table-cell office:value-type="float" office:value="12.8" calcext:value-type="float">
            <text:p>12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8277.163089" calcext:value-type="float">
            <text:p>218277</text:p>
          </table:table-cell>
          <table:table-cell office:value-type="float" office:value="42.3" calcext:value-type="float">
            <text:p>42.3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.4</text:p>
          </table:table-cell>
          <table:table-cell office:value-type="float" office:value="21.55" calcext:value-type="float">
            <text:p>21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8779.733721" calcext:value-type="float">
            <text:p>218780</text:p>
          </table:table-cell>
          <table:table-cell office:value-type="float" office:value="42.3" calcext:value-type="float">
            <text:p>42.3</text:p>
          </table:table-cell>
          <table:table-cell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23.05" calcext:value-type="float">
            <text:p>23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9282.090076" calcext:value-type="float">
            <text:p>219282</text:p>
          </table:table-cell>
          <table:table-cell office:value-type="float" office:value="32.7" calcext:value-type="float">
            <text:p>32.7</text:p>
          </table:table-cell>
          <table:table-cell office:value-type="float" office:value="15.7" calcext:value-type="float">
            <text:p>15.7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375" calcext:value-type="float">
            <text:p>21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19784.388559" calcext:value-type="float">
            <text:p>219784</text:p>
          </table:table-cell>
          <table:table-cell office:value-type="float" office:value="34.7" calcext:value-type="float">
            <text:p>34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.7</text:p>
          </table:table-cell>
          <table:table-cell office:value-type="float" office:value="20.4" calcext:value-type="float">
            <text:p>20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0286.524673" calcext:value-type="float">
            <text:p>220287</text:p>
          </table:table-cell>
          <table:table-cell office:value-type="float" office:value="14.3" calcext:value-type="float">
            <text:p>14.3</text:p>
          </table:table-cell>
          <table:table-cell office:value-type="float" office:value="22" calcext:value-type="float">
            <text:p>22</text:p>
          </table:table-cell>
          <table:table-cell office:value-type="float" office:value="28.6" calcext:value-type="float">
            <text:p>28.6</text:p>
          </table:table-cell>
          <table:table-cell office:value-type="float" office:value="22.4" calcext:value-type="float">
            <text:p>22.4</text:p>
          </table:table-cell>
          <table:table-cell office:value-type="float" office:value="21.825" calcext:value-type="float">
            <text:p>21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0787.933161" calcext:value-type="float">
            <text:p>220788</text:p>
          </table:table-cell>
          <table:table-cell office:value-type="float" office:value="27.7" calcext:value-type="float">
            <text:p>27.7</text:p>
          </table:table-cell>
          <table:table-cell office:value-type="float" office:value="69.4" calcext:value-type="float">
            <text:p>69.4</text:p>
          </table:table-cell>
          <table:table-cell office:value-type="float" office:value="27.1" calcext:value-type="float">
            <text:p>27.1</text:p>
          </table:table-cell>
          <table:table-cell office:value-type="float" office:value="29.2" calcext:value-type="float">
            <text:p>29.2</text:p>
          </table:table-cell>
          <table:table-cell office:value-type="float" office:value="38.35" calcext:value-type="float">
            <text:p>38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1289.544425" calcext:value-type="float">
            <text:p>221290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3.55" calcext:value-type="float">
            <text:p>13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1791.255352" calcext:value-type="float">
            <text:p>221791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16.525" calcext:value-type="float">
            <text:p>16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2292.655059" calcext:value-type="float">
            <text:p>222293</text:p>
          </table:table-cell>
          <table:table-cell office:value-type="float" office:value="4.3" calcext:value-type="float">
            <text:p>4.3</text:p>
          </table:table-cell>
          <table:table-cell office:value-type="float" office:value="23.1" calcext:value-type="float">
            <text:p>23.1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2794.390891" calcext:value-type="float">
            <text:p>222794</text:p>
          </table:table-cell>
          <table:table-cell office:value-type="float" office:value="14.9" calcext:value-type="float">
            <text:p>14.9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13.2" calcext:value-type="float">
            <text:p>13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3296.178258" calcext:value-type="float">
            <text:p>223296</text:p>
          </table:table-cell>
          <table:table-cell office:value-type="float" office:value="24.5" calcext:value-type="float">
            <text:p>24.5</text:p>
          </table:table-cell>
          <table:table-cell office:value-type="float" office:value="64.7" calcext:value-type="float">
            <text:p>64.7</text:p>
          </table:table-cell>
          <table:table-cell office:value-type="float" office:value="12.5" calcext:value-type="float">
            <text:p>12.5</text:p>
          </table:table-cell>
          <table:table-cell office:value-type="float" office:value="8.2" calcext:value-type="float">
            <text:p>8.2</text:p>
          </table:table-cell>
          <table:table-cell office:value-type="float" office:value="27.475" calcext:value-type="float">
            <text:p>27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3797.585979" calcext:value-type="float">
            <text:p>223798</text:p>
          </table:table-cell>
          <table:table-cell office:value-type="float" office:value="17.4" calcext:value-type="float">
            <text:p>17.4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1.025" calcext:value-type="float">
            <text:p>1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4299.398066" calcext:value-type="float">
            <text:p>224299</text:p>
          </table:table-cell>
          <table:table-cell office:value-type="float" office:value="19.6" calcext:value-type="float">
            <text:p>19.6</text:p>
          </table:table-cell>
          <table:table-cell office:value-type="float" office:value="11.8" calcext:value-type="float">
            <text:p>11.8</text:p>
          </table:table-cell>
          <table:table-cell office:value-type="float" office:value="13.7" calcext:value-type="float">
            <text:p>13.7</text:p>
          </table:table-cell>
          <table:table-cell office:value-type="float" office:value="12" calcext:value-type="float">
            <text:p>12</text:p>
          </table:table-cell>
          <table:table-cell office:value-type="float" office:value="14.275" calcext:value-type="float">
            <text:p>14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4801.00506" calcext:value-type="float">
            <text:p>224801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28.8" calcext:value-type="float">
            <text:p>28.8</text:p>
          </table:table-cell>
          <table:table-cell office:value-type="float" office:value="8" calcext:value-type="float">
            <text:p>8</text:p>
          </table:table-cell>
          <table:table-cell office:value-type="float" office:value="14.8" calcext:value-type="float">
            <text:p>14.8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5302.999013" calcext:value-type="float">
            <text:p>225303</text:p>
          </table:table-cell>
          <table:table-cell office:value-type="float" office:value="10.2" calcext:value-type="float">
            <text:p>10.2</text:p>
          </table:table-cell>
          <table:table-cell office:value-type="float" office:value="18.7" calcext:value-type="float">
            <text:p>18.7</text:p>
          </table:table-cell>
          <table:table-cell office:value-type="float" office:value="46" calcext:value-type="float">
            <text:p>46</text:p>
          </table:table-cell>
          <table:table-cell office:value-type="float" office:value="21.2" calcext:value-type="float">
            <text:p>21.2</text:p>
          </table:table-cell>
          <table:table-cell office:value-type="float" office:value="24.025" calcext:value-type="float">
            <text:p>2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5805.267887" calcext:value-type="float">
            <text:p>225805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1.2" calcext:value-type="float">
            <text:p>21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6307.75898" calcext:value-type="float">
            <text:p>226308</text:p>
          </table:table-cell>
          <table:table-cell office:value-type="float" office:value="21.3" calcext:value-type="float">
            <text:p>21.3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 office:value-type="float" office:value="20.975" calcext:value-type="float">
            <text:p>2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6809.899482" calcext:value-type="float">
            <text:p>226810</text:p>
          </table:table-cell>
          <table:table-cell office:value-type="float" office:value="23.4" calcext:value-type="float">
            <text:p>23.4</text:p>
          </table:table-cell>
          <table:table-cell office:value-type="float" office:value="20.4" calcext:value-type="float">
            <text:p>20.4</text:p>
          </table:table-cell>
          <table:table-cell office:value-type="float" office:value="16.3" calcext:value-type="float">
            <text:p>16.3</text:p>
          </table:table-cell>
          <table:table-cell office:value-type="float" office:value="24" calcext:value-type="float">
            <text:p>24</text:p>
          </table:table-cell>
          <table:table-cell office:value-type="float" office:value="21.025" calcext:value-type="float">
            <text:p>2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7311.673765" calcext:value-type="float">
            <text:p>227312</text:p>
          </table:table-cell>
          <table:table-cell office:value-type="float" office:value="38.8" calcext:value-type="float">
            <text:p>38.8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26.75" calcext:value-type="float">
            <text:p>26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7813.433823" calcext:value-type="float">
            <text:p>227813</text:p>
          </table:table-cell>
          <table:table-cell office:value-type="float" office:value="20.4" calcext:value-type="float">
            <text:p>20.4</text:p>
          </table:table-cell>
          <table:table-cell office:value-type="float" office:value="10.4" calcext:value-type="float">
            <text:p>10.4</text:p>
          </table:table-cell>
          <table:table-cell office:value-type="float" office:value="67.3" calcext:value-type="float">
            <text:p>67.3</text:p>
          </table:table-cell>
          <table:table-cell office:value-type="float" office:value="26.5" calcext:value-type="float">
            <text:p>26.5</text:p>
          </table:table-cell>
          <table:table-cell office:value-type="float" office:value="31.15" calcext:value-type="float">
            <text:p>31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8315.056234" calcext:value-type="float">
            <text:p>228315</text:p>
          </table:table-cell>
          <table:table-cell office:value-type="float" office:value="6.2" calcext:value-type="float">
            <text:p>6.2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27.8" calcext:value-type="float">
            <text:p>27.8</text:p>
          </table:table-cell>
          <table:table-cell office:value-type="float" office:value="13.175" calcext:value-type="float">
            <text:p>13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8816.898715" calcext:value-type="float">
            <text:p>228817</text:p>
          </table:table-cell>
          <table:table-cell office:value-type="float" office:value="4.3" calcext:value-type="float">
            <text:p>4.3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10.825" calcext:value-type="float">
            <text:p>10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9318.599604" calcext:value-type="float">
            <text:p>229319</text:p>
          </table:table-cell>
          <table:table-cell office:value-type="float" office:value="12.5" calcext:value-type="float">
            <text:p>12.5</text:p>
          </table:table-cell>
          <table:table-cell office:value-type="float" office:value="6.5" calcext:value-type="float">
            <text:p>6.5</text:p>
          </table:table-cell>
          <table:table-cell office:value-type="float" office:value="20.8" calcext:value-type="float">
            <text:p>20.8</text:p>
          </table:table-cell>
          <table:table-cell office:value-type="float" office:value="8" calcext:value-type="float">
            <text:p>8</text:p>
          </table:table-cell>
          <table:table-cell office:value-type="float" office:value="11.95" calcext:value-type="float">
            <text:p>11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29819.864717" calcext:value-type="float">
            <text:p>229820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30.6" calcext:value-type="float">
            <text:p>30.6</text:p>
          </table:table-cell>
          <table:table-cell office:value-type="float" office:value="17.3" calcext:value-type="float">
            <text:p>17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0321.348383" calcext:value-type="float">
            <text:p>230321</text:p>
          </table:table-cell>
          <table:table-cell office:value-type="float" office:value="22.9" calcext:value-type="float">
            <text:p>22.9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 office:value-type="float" office:value="39.6" calcext:value-type="float">
            <text:p>39.6</text:p>
          </table:table-cell>
          <table:table-cell office:value-type="float" office:value="21.225" calcext:value-type="float">
            <text:p>21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0823.069266" calcext:value-type="float">
            <text:p>230823</text:p>
          </table:table-cell>
          <table:table-cell office:value-type="float" office:value="14.9" calcext:value-type="float">
            <text:p>14.9</text:p>
          </table:table-cell>
          <table:table-cell office:value-type="float" office:value="8.3" calcext:value-type="float">
            <text:p>8.3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1324.729947" calcext:value-type="float">
            <text:p>231325</text:p>
          </table:table-cell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office:value-type="float" office:value="19.6" calcext:value-type="float">
            <text:p>19.6</text:p>
          </table:table-cell>
          <table:table-cell office:value-type="float" office:value="4.1" calcext:value-type="float">
            <text:p>4.1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1826.316551" calcext:value-type="float">
            <text:p>231826</text:p>
          </table:table-cell>
          <table:table-cell office:value-type="float" office:value="14.6" calcext:value-type="float">
            <text:p>14.6</text:p>
          </table:table-cell>
          <table:table-cell office:value-type="float" office:value="23.5" calcext:value-type="float">
            <text:p>23.5</text:p>
          </table:table-cell>
          <table:table-cell office:value-type="float" office:value="15.1" calcext:value-type="float">
            <text:p>15.1</text:p>
          </table:table-cell>
          <table:table-cell office:value-type="float" office:value="7.8" calcext:value-type="float">
            <text:p>7.8</text:p>
          </table:table-cell>
          <table:table-cell office:value-type="float" office:value="15.25" calcext:value-type="float">
            <text:p>15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2328.389465" calcext:value-type="float">
            <text:p>232328</text:p>
          </table:table-cell>
          <table:table-cell office:value-type="float" office:value="16.3" calcext:value-type="float">
            <text:p>16.3</text:p>
          </table:table-cell>
          <table:table-cell office:value-type="float" office:value="10.2" calcext:value-type="float">
            <text:p>10.2</text:p>
          </table:table-cell>
          <table:table-cell office:value-type="float" office:value="30" calcext:value-type="float">
            <text:p>30</text:p>
          </table:table-cell>
          <table:table-cell office:value-type="float" office:value="73.1" calcext:value-type="float">
            <text:p>73.1</text:p>
          </table:table-cell>
          <table:table-cell office:value-type="float" office:value="32.4" calcext:value-type="float">
            <text:p>32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2830.223565" calcext:value-type="float">
            <text:p>232830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8.2" calcext:value-type="float">
            <text:p>8.2</text:p>
          </table:table-cell>
          <table:table-cell office:value-type="float" office:value="14.025" calcext:value-type="float">
            <text:p>14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3331.846499" calcext:value-type="float">
            <text:p>233332</text:p>
          </table:table-cell>
          <table:table-cell office:value-type="float" office:value="14.6" calcext:value-type="float">
            <text:p>14.6</text:p>
          </table:table-cell>
          <table:table-cell office:value-type="float" office:value="16.3" calcext:value-type="float">
            <text:p>16.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.225" calcext:value-type="float">
            <text:p>14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3834.102611" calcext:value-type="float">
            <text:p>233834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office:value-type="float" office:value="15.85" calcext:value-type="float">
            <text:p>15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4336.090632" calcext:value-type="float">
            <text:p>234336</text:p>
          </table:table-cell>
          <table:table-cell office:value-type="float" office:value="16.3" calcext:value-type="float">
            <text:p>16.3</text:p>
          </table:table-cell>
          <table:table-cell office:value-type="float" office:value="6.1" calcext:value-type="float">
            <text:p>6.1</text:p>
          </table:table-cell>
          <table:table-cell office:value-type="float" office:value="13.5" calcext:value-type="float">
            <text:p>13.5</text:p>
          </table:table-cell>
          <table:table-cell office:value-type="float" office:value="20.8" calcext:value-type="float">
            <text:p>20.8</text:p>
          </table:table-cell>
          <table:table-cell office:value-type="float" office:value="14.175" calcext:value-type="float">
            <text:p>14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4837.67908" calcext:value-type="float">
            <text:p>234838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office:value-type="float" office:value="57.1" calcext:value-type="float">
            <text:p>57.1</text:p>
          </table:table-cell>
          <table:table-cell office:value-type="float" office:value="22.625" calcext:value-type="float">
            <text:p>22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5339.595135" calcext:value-type="float">
            <text:p>235340</text:p>
          </table:table-cell>
          <table:table-cell office:value-type="float" office:value="8.3" calcext:value-type="float">
            <text:p>8.3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5841.182396" calcext:value-type="float">
            <text:p>235841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6342.755285" calcext:value-type="float">
            <text:p>236343</text:p>
          </table:table-cell>
          <table:table-cell office:value-type="float" office:value="2.1" calcext:value-type="float">
            <text:p>2.1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.075" calcext:value-type="float">
            <text:p>6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6844.432949" calcext:value-type="float">
            <text:p>236844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44" calcext:value-type="float">
            <text:p>44</text:p>
          </table:table-cell>
          <table:table-cell office:value-type="float" office:value="19.1" calcext:value-type="float">
            <text:p>19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7346.031929" calcext:value-type="float">
            <text:p>237346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9.175" calcext:value-type="float">
            <text:p>9.1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7848.270344" calcext:value-type="float">
            <text:p>237848</text:p>
          </table:table-cell>
          <table:table-cell office:value-type="float" office:value="24.4" calcext:value-type="float">
            <text:p>24.4</text:p>
          </table:table-cell>
          <table:table-cell office:value-type="float" office:value="2.1" calcext:value-type="float">
            <text:p>2.1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9.275" calcext:value-type="float">
            <text:p>9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8350.509074" calcext:value-type="float">
            <text:p>238351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14.3" calcext:value-type="float">
            <text:p>14.3</text:p>
          </table:table-cell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8852.978244" calcext:value-type="float">
            <text:p>238853</text:p>
          </table:table-cell>
          <table:table-cell office:value-type="float" office:value="28" calcext:value-type="float">
            <text:p>28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9354.673532" calcext:value-type="float">
            <text:p>239355</text:p>
          </table:table-cell>
          <table:table-cell office:value-type="float" office:value="31.4" calcext:value-type="float">
            <text:p>31.4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64.7" calcext:value-type="float">
            <text:p>64.7</text:p>
          </table:table-cell>
          <table:table-cell office:value-type="float" office:value="26.05" calcext:value-type="float">
            <text:p>26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39856.258707" calcext:value-type="float">
            <text:p>239856</text:p>
          </table:table-cell>
          <table:table-cell office:value-type="float" office:value="4.2" calcext:value-type="float">
            <text:p>4.2</text:p>
          </table:table-cell>
          <table:table-cell office:value-type="float" office:value="17.6" calcext:value-type="float">
            <text:p>17.6</text:p>
          </table:table-cell>
          <table:table-cell office:value-type="float" office:value="3.9" calcext:value-type="float">
            <text:p>3.9</text:p>
          </table:table-cell>
          <table:table-cell office:value-type="float" office:value="7.7" calcext:value-type="float">
            <text:p>7.7</text:p>
          </table:table-cell>
          <table:table-cell office:value-type="float" office:value="8.35" calcext:value-type="float">
            <text:p>8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0357.829679" calcext:value-type="float">
            <text:p>240358</text:p>
          </table:table-cell>
          <table:table-cell office:value-type="float" office:value="22.4" calcext:value-type="float">
            <text:p>22.4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4" calcext:value-type="float">
            <text:p>10.4</text:p>
          </table:table-cell>
          <table:table-cell office:value-type="float" office:value="17.775" calcext:value-type="float">
            <text:p>17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0859.440629" calcext:value-type="float">
            <text:p>240859</text:p>
          </table:table-cell>
          <table:table-cell office:value-type="float" office:value="10.4" calcext:value-type="float">
            <text:p>10.4</text:p>
          </table:table-cell>
          <table:table-cell office:value-type="float" office:value="24.5" calcext:value-type="float">
            <text:p>24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.225" calcext:value-type="float">
            <text:p>12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1361.229633" calcext:value-type="float">
            <text:p>241361</text:p>
          </table:table-cell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.2</text:p>
          </table:table-cell>
          <table:table-cell office:value-type="float" office:value="29.4" calcext:value-type="float">
            <text:p>29.4</text:p>
          </table:table-cell>
          <table:table-cell office:value-type="float" office:value="34.6" calcext:value-type="float">
            <text:p>34.6</text:p>
          </table:table-cell>
          <table:table-cell office:value-type="float" office:value="33.3" calcext:value-type="float">
            <text:p>33.3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1863.232595" calcext:value-type="float">
            <text:p>24186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9.3" calcext:value-type="float">
            <text:p>29.3</text:p>
          </table:table-cell>
          <table:table-cell office:value-type="float" office:value="67.825" calcext:value-type="float">
            <text:p>67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2365.770275" calcext:value-type="float">
            <text:p>242366</text:p>
          </table:table-cell>
          <table:table-cell office:value-type="float" office:value="10.6" calcext:value-type="float">
            <text:p>10.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2.15" calcext:value-type="float">
            <text:p>62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2867.623255" calcext:value-type="float">
            <text:p>242868</text:p>
          </table:table-cell>
          <table:table-cell office:value-type="float" office:value="31.1" calcext:value-type="float">
            <text:p>31.1</text:p>
          </table:table-cell>
          <table:table-cell office:value-type="float" office:value="43.8" calcext:value-type="float">
            <text:p>43.8</text:p>
          </table:table-cell>
          <table:table-cell office:value-type="float" office:value="41.5" calcext:value-type="float">
            <text:p>41.5</text:p>
          </table:table-cell>
          <table:table-cell office:value-type="float" office:value="29.2" calcext:value-type="float">
            <text:p>29.2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3369.531326" calcext:value-type="float">
            <text:p>243370</text:p>
          </table:table-cell>
          <table:table-cell office:value-type="float" office:value="29.8" calcext:value-type="float">
            <text:p>29.8</text:p>
          </table:table-cell>
          <table:table-cell office:value-type="float" office:value="21.6" calcext:value-type="float">
            <text:p>21.6</text:p>
          </table:table-cell>
          <table:table-cell office:value-type="float" office:value="15.7" calcext:value-type="float">
            <text:p>15.7</text:p>
          </table:table-cell>
          <table:table-cell office:value-type="float" office:value="14.3" calcext:value-type="float">
            <text:p>14.3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3871.2711" calcext:value-type="float">
            <text:p>243871</text:p>
          </table:table-cell>
          <table:table-cell office:value-type="float" office:value="47.9" calcext:value-type="float">
            <text:p>47.9</text:p>
          </table:table-cell>
          <table:table-cell office:value-type="float" office:value="24" calcext:value-type="float">
            <text:p>24</text:p>
          </table:table-cell>
          <table:table-cell office:value-type="float" office:value="44.9" calcext:value-type="float">
            <text:p>44.9</text:p>
          </table:table-cell>
          <table:table-cell office:value-type="float" office:value="10.2" calcext:value-type="float">
            <text:p>10.2</text:p>
          </table:table-cell>
          <table:table-cell office:value-type="float" office:value="31.75" calcext:value-type="float">
            <text:p>31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4372.871598" calcext:value-type="float">
            <text:p>244373</text:p>
          </table:table-cell>
          <table:table-cell office:value-type="float" office:value="31.9" calcext:value-type="float">
            <text:p>31.9</text:p>
          </table:table-cell>
          <table:table-cell office:value-type="float" office:value="21.3" calcext:value-type="float">
            <text:p>21.3</text:p>
          </table:table-cell>
          <table:table-cell office:value-type="float" office:value="32.7" calcext:value-type="float">
            <text:p>32.7</text:p>
          </table:table-cell>
          <table:table-cell office:value-type="float" office:value="6.3" calcext:value-type="float">
            <text:p>6.3</text:p>
          </table:table-cell>
          <table:table-cell office:value-type="float" office:value="23.05" calcext:value-type="float">
            <text:p>23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4874.436557" calcext:value-type="float">
            <text:p>244874</text:p>
          </table:table-cell>
          <table:table-cell office:value-type="float" office:value="10.4" calcext:value-type="float">
            <text:p>10.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.1" calcext:value-type="float">
            <text:p>14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5376.000607" calcext:value-type="float">
            <text:p>24537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.3" calcext:value-type="float">
            <text:p>4.3</text:p>
          </table:table-cell>
          <table:table-cell office:value-type="float" office:value="6.2" calcext:value-type="float">
            <text:p>6.2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5877.610063" calcext:value-type="float">
            <text:p>245878</text:p>
          </table:table-cell>
          <table:table-cell office:value-type="float" office:value="18.7" calcext:value-type="float">
            <text:p>18.7</text:p>
          </table:table-cell>
          <table:table-cell office:value-type="float" office:value="12" calcext:value-type="float">
            <text:p>12</text:p>
          </table:table-cell>
          <table:table-cell office:value-type="float" office:value="13.7" calcext:value-type="float">
            <text:p>13.7</text:p>
          </table:table-cell>
          <table:table-cell office:value-type="float" office:value="12.2" calcext:value-type="float">
            <text:p>12.2</text:p>
          </table:table-cell>
          <table:table-cell office:value-type="float" office:value="14.15" calcext:value-type="float">
            <text:p>14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6379.278629" calcext:value-type="float">
            <text:p>246379</text:p>
          </table:table-cell>
          <table:table-cell office:value-type="float" office:value="42.9" calcext:value-type="float">
            <text:p>42.9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7.5" calcext:value-type="float">
            <text:p>27.5</text:p>
          </table:table-cell>
          <table:table-cell office:value-type="float" office:value="27.975" calcext:value-type="float">
            <text:p>27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6880.932692" calcext:value-type="float">
            <text:p>246881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13.35" calcext:value-type="float">
            <text:p>13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7382.295684" calcext:value-type="float">
            <text:p>247382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2.75" calcext:value-type="float">
            <text:p>12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7883.872208" calcext:value-type="float">
            <text:p>2478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.1" calcext:value-type="float">
            <text:p>6.1</text:p>
          </table:table-cell>
          <table:table-cell office:value-type="float" office:value="10.9" calcext:value-type="float">
            <text:p>10.9</text:p>
          </table:table-cell>
          <table:table-cell office:value-type="float" office:value="11.25" calcext:value-type="float">
            <text:p>11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8385.436936" calcext:value-type="float">
            <text:p>248385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5.9" calcext:value-type="float">
            <text:p>5.9</text:p>
          </table:table-cell>
          <table:table-cell office:value-type="float" office:value="7.7" calcext:value-type="float">
            <text:p>7.7</text:p>
          </table:table-cell>
          <table:table-cell office:value-type="float" office:value="14.475" calcext:value-type="float">
            <text:p>14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8887.074921" calcext:value-type="float">
            <text:p>24888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office:value-type="float" office:value="18.4" calcext:value-type="float">
            <text:p>18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9389.297362" calcext:value-type="float">
            <text:p>249389</text:p>
          </table:table-cell>
          <table:table-cell office:value-type="float" office:value="4.3" calcext:value-type="float">
            <text:p>4.3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office:value-type="float" office:value="8.2" calcext:value-type="float">
            <text:p>8.2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49892.090426" calcext:value-type="float">
            <text:p>249892</text:p>
          </table:table-cell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11.15" calcext:value-type="float">
            <text:p>11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0394.588751" calcext:value-type="float">
            <text:p>250395</text:p>
          </table:table-cell>
          <table:table-cell office:value-type="float" office:value="6.2" calcext:value-type="float">
            <text:p>6.2</text:p>
          </table:table-cell>
          <table:table-cell office:value-type="float" office:value="22.9" calcext:value-type="float">
            <text:p>22.9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10.275" calcext:value-type="float">
            <text:p>10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0896.769429" calcext:value-type="float">
            <text:p>250897</text:p>
          </table:table-cell>
          <table:table-cell office:value-type="float" office:value="47.9" calcext:value-type="float">
            <text:p>47.9</text:p>
          </table:table-cell>
          <table:table-cell office:value-type="float" office:value="26" calcext:value-type="float">
            <text:p>26</text:p>
          </table:table-cell>
          <table:table-cell office:value-type="float" office:value="10.4" calcext:value-type="float">
            <text:p>10.4</text:p>
          </table:table-cell>
          <table:table-cell office:value-type="float" office:value="34.7" calcext:value-type="float">
            <text:p>34.7</text:p>
          </table:table-cell>
          <table:table-cell office:value-type="float" office:value="29.75" calcext:value-type="float">
            <text:p>29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1398.566665" calcext:value-type="float">
            <text:p>251399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6.075" calcext:value-type="float">
            <text:p>6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1900.156512" calcext:value-type="float">
            <text:p>2519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2402.004672" calcext:value-type="float">
            <text:p>252402</text:p>
          </table:table-cell>
          <table:table-cell office:value-type="float" office:value="23.1" calcext:value-type="float">
            <text:p>23.1</text:p>
          </table:table-cell>
          <table:table-cell office:value-type="float" office:value="19.6" calcext:value-type="float">
            <text:p>19.6</text:p>
          </table:table-cell>
          <table:table-cell office:value-type="float" office:value="18.7" calcext:value-type="float">
            <text:p>18.7</text:p>
          </table:table-cell>
          <table:table-cell office:value-type="float" office:value="10.4" calcext:value-type="float">
            <text:p>10.4</text:p>
          </table:table-cell>
          <table:table-cell office:value-type="float" office:value="17.95" calcext:value-type="float">
            <text:p>17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2903.637312" calcext:value-type="float">
            <text:p>252904</text:p>
          </table:table-cell>
          <table:table-cell office:value-type="float" office:value="14.9" calcext:value-type="float">
            <text:p>14.9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275" calcext:value-type="float">
            <text:p>6.2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3405.676634" calcext:value-type="float">
            <text:p>25340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.2</text:p>
          </table:table-cell>
          <table:table-cell office:value-type="float" office:value="66" calcext:value-type="float">
            <text:p>66</text:p>
          </table:table-cell>
          <table:table-cell office:value-type="float" office:value="28.05" calcext:value-type="float">
            <text:p>28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3908.922923" calcext:value-type="float">
            <text:p>253909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2.9" calcext:value-type="float">
            <text:p>22.9</text:p>
          </table:table-cell>
          <table:table-cell office:value-type="float" office:value="30.6" calcext:value-type="float">
            <text:p>30.6</text:p>
          </table:table-cell>
          <table:table-cell office:value-type="float" office:value="42.375" calcext:value-type="float">
            <text:p>42.3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4411.453275" calcext:value-type="float">
            <text:p>254411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6.2" calcext:value-type="float">
            <text:p>66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4913.482462" calcext:value-type="float">
            <text:p>254913</text:p>
          </table:table-cell>
          <table:table-cell office:value-type="float" office:value="35.3" calcext:value-type="float">
            <text:p>35.3</text:p>
          </table:table-cell>
          <table:table-cell office:value-type="float" office:value="84.3" calcext:value-type="float">
            <text:p>84.3</text:p>
          </table:table-cell>
          <table:table-cell office:value-type="float" office:value="94" calcext:value-type="float">
            <text:p>94</text:p>
          </table:table-cell>
          <table:table-cell office:value-type="float" office:value="41.3" calcext:value-type="float">
            <text:p>41.3</text:p>
          </table:table-cell>
          <table:table-cell office:value-type="float" office:value="63.725" calcext:value-type="float">
            <text:p>63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5415.34591" calcext:value-type="float">
            <text:p>255415</text:p>
          </table:table-cell>
          <table:table-cell office:value-type="float" office:value="40.4" calcext:value-type="float">
            <text:p>40.4</text:p>
          </table:table-cell>
          <table:table-cell office:value-type="float" office:value="82" calcext:value-type="float">
            <text:p>82</text:p>
          </table:table-cell>
          <table:table-cell office:value-type="float" office:value="85.7" calcext:value-type="float">
            <text:p>85.7</text:p>
          </table:table-cell>
          <table:table-cell office:value-type="float" office:value="72.9" calcext:value-type="float">
            <text:p>72.9</text:p>
          </table:table-cell>
          <table:table-cell office:value-type="float" office:value="70.25" calcext:value-type="float">
            <text:p>70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5917.023838" calcext:value-type="float">
            <text:p>255917</text:p>
          </table:table-cell>
          <table:table-cell office:value-type="float" office:value="50" calcext:value-type="float">
            <text:p>50</text:p>
          </table:table-cell>
          <table:table-cell office:value-type="float" office:value="29.6" calcext:value-type="float">
            <text:p>29.6</text:p>
          </table:table-cell>
          <table:table-cell office:value-type="float" office:value="5.9" calcext:value-type="float">
            <text:p>5.9</text:p>
          </table:table-cell>
          <table:table-cell office:value-type="float" office:value="42.6" calcext:value-type="float">
            <text:p>42.6</text:p>
          </table:table-cell>
          <table:table-cell office:value-type="float" office:value="32.025" calcext:value-type="float">
            <text:p>32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6418.623804" calcext:value-type="float">
            <text:p>256419</text:p>
          </table:table-cell>
          <table:table-cell office:value-type="float" office:value="12.8" calcext:value-type="float">
            <text:p>12.8</text:p>
          </table:table-cell>
          <table:table-cell office:value-type="float" office:value="31.4" calcext:value-type="float">
            <text:p>31.4</text:p>
          </table:table-cell>
          <table:table-cell office:value-type="float" office:value="4.1" calcext:value-type="float">
            <text:p>4.1</text:p>
          </table:table-cell>
          <table:table-cell office:value-type="float" office:value="36" calcext:value-type="float">
            <text:p>36</text:p>
          </table:table-cell>
          <table:table-cell office:value-type="float" office:value="21.075" calcext:value-type="float">
            <text:p>21.0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6920.436322" calcext:value-type="float">
            <text:p>256920</text:p>
          </table:table-cell>
          <table:table-cell office:value-type="float" office:value="27.1" calcext:value-type="float">
            <text:p>27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.8" calcext:value-type="float">
            <text:p>45.8</text:p>
          </table:table-cell>
          <table:table-cell office:value-type="float" office:value="19.225" calcext:value-type="float">
            <text:p>19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7422.140821" calcext:value-type="float">
            <text:p>257422</text:p>
          </table:table-cell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7923.737523" calcext:value-type="float">
            <text:p>257924</text:p>
          </table:table-cell>
          <table:table-cell office:value-type="float" office:value="11.4" calcext:value-type="float">
            <text:p>11.4</text:p>
          </table:table-cell>
          <table:table-cell office:value-type="float" office:value="27.1" calcext:value-type="float">
            <text:p>27.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.625" calcext:value-type="float">
            <text:p>20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8425.491019" calcext:value-type="float">
            <text:p>258425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8927.107255" calcext:value-type="float">
            <text:p>258927</text:p>
          </table:table-cell>
          <table:table-cell office:value-type="float" office:value="16.3" calcext:value-type="float">
            <text:p>16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.575" calcext:value-type="float">
            <text:p>5.5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9428.893749" calcext:value-type="float">
            <text:p>259429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59930.504483" calcext:value-type="float">
            <text:p>259931</text:p>
          </table:table-cell>
          <table:table-cell office:value-type="float" office:value="18.4" calcext:value-type="float">
            <text:p>18.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8.55" calcext:value-type="float">
            <text:p>8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0432.338955" calcext:value-type="float">
            <text:p>260432</text:p>
          </table:table-cell>
          <table:table-cell office:value-type="float" office:value="16.7" calcext:value-type="float">
            <text:p>16.7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7.95" calcext:value-type="float">
            <text:p>17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0934.618753" calcext:value-type="float">
            <text:p>260935</text:p>
          </table:table-cell>
          <table:table-cell office:value-type="float" office:value="22.4" calcext:value-type="float">
            <text:p>22.4</text:p>
          </table:table-cell>
          <table:table-cell office:value-type="float" office:value="8.2" calcext:value-type="float">
            <text:p>8.2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1437.321733" calcext:value-type="float">
            <text:p>261437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  <table:table-cell office:value-type="float" office:value="12.05" calcext:value-type="float">
            <text:p>12.0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1940.248505" calcext:value-type="float">
            <text:p>261940</text:p>
          </table:table-cell>
          <table:table-cell office:value-type="float" office:value="18.7" calcext:value-type="float">
            <text:p>18.7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2442.075083" calcext:value-type="float">
            <text:p>262442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4.25" calcext:value-type="float">
            <text:p>2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2943.727401" calcext:value-type="float">
            <text:p>262944</text:p>
          </table:table-cell>
          <table:table-cell office:value-type="float" office:value="12.8" calcext:value-type="float">
            <text:p>12.8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3445.359127" calcext:value-type="float">
            <text:p>263445</text:p>
          </table:table-cell>
          <table:table-cell office:value-type="float" office:value="14.6" calcext:value-type="float">
            <text:p>14.6</text:p>
          </table:table-cell>
          <table:table-cell office:value-type="float" office:value="7.7" calcext:value-type="float">
            <text:p>7.7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7.55" calcext:value-type="float">
            <text:p>7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3947.096441" calcext:value-type="float">
            <text:p>263947</text:p>
          </table:table-cell>
          <table:table-cell office:value-type="float" office:value="14.9" calcext:value-type="float">
            <text:p>14.9</text:p>
          </table:table-cell>
          <table:table-cell office:value-type="float" office:value="7.8" calcext:value-type="float">
            <text:p>7.8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7.125" calcext:value-type="float">
            <text:p>7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4449.729099" calcext:value-type="float">
            <text:p>264450</text:p>
          </table:table-cell>
          <table:table-cell office:value-type="float" office:value="28.6" calcext:value-type="float">
            <text:p>28.6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9.1" calcext:value-type="float">
            <text:p>19.1</text:p>
          </table:table-cell>
          <table:table-cell office:value-type="float" office:value="21.025" calcext:value-type="float">
            <text:p>21.0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4952.009425" calcext:value-type="float">
            <text:p>264952</text:p>
          </table:table-cell>
          <table:table-cell office:value-type="float" office:value="62.2" calcext:value-type="float">
            <text:p>62.2</text:p>
          </table:table-cell>
          <table:table-cell office:value-type="float" office:value="57.7" calcext:value-type="float">
            <text:p>57.7</text:p>
          </table:table-cell>
          <table:table-cell office:value-type="float" office:value="71.4" calcext:value-type="float">
            <text:p>71.4</text:p>
          </table:table-cell>
          <table:table-cell office:value-type="float" office:value="79.6" calcext:value-type="float">
            <text:p>79.6</text:p>
          </table:table-cell>
          <table:table-cell office:value-type="float" office:value="67.725" calcext:value-type="float">
            <text:p>67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5453.956161" calcext:value-type="float">
            <text:p>265454</text:p>
          </table:table-cell>
          <table:table-cell office:value-type="float" office:value="29.8" calcext:value-type="float">
            <text:p>29.8</text:p>
          </table:table-cell>
          <table:table-cell office:value-type="float" office:value="37.5" calcext:value-type="float">
            <text:p>37.5</text:p>
          </table:table-cell>
          <table:table-cell office:value-type="float" office:value="33.3" calcext:value-type="float">
            <text:p>33.3</text:p>
          </table:table-cell>
          <table:table-cell office:value-type="float" office:value="49" calcext:value-type="float">
            <text:p>49</text:p>
          </table:table-cell>
          <table:table-cell office:value-type="float" office:value="37.4" calcext:value-type="float">
            <text:p>37.4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5955.680137" calcext:value-type="float">
            <text:p>265956</text:p>
          </table:table-cell>
          <table:table-cell office:value-type="float" office:value="8.5" calcext:value-type="float">
            <text:p>8.5</text:p>
          </table:table-cell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6457.30004" calcext:value-type="float">
            <text:p>266457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office:value-type="float" office:value="6.525" calcext:value-type="float">
            <text:p>6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6959.337826" calcext:value-type="float">
            <text:p>266959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36.7" calcext:value-type="float">
            <text:p>36.7</text:p>
          </table:table-cell>
          <table:table-cell office:value-type="float" office:value="13.225" calcext:value-type="float">
            <text:p>13.2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7461.852403" calcext:value-type="float">
            <text:p>267462</text:p>
          </table:table-cell>
          <table:table-cell office:value-type="float" office:value="6.4" calcext:value-type="float">
            <text:p>6.4</text:p>
          </table:table-cell>
          <table:table-cell office:value-type="float" office:value="6.1" calcext:value-type="float">
            <text:p>6.1</text:p>
          </table:table-cell>
          <table:table-cell office:value-type="float" office:value="19.6" calcext:value-type="float">
            <text:p>19.6</text:p>
          </table:table-cell>
          <table:table-cell office:value-type="float" office:value="40.4" calcext:value-type="float">
            <text:p>40.4</text:p>
          </table:table-cell>
          <table:table-cell office:value-type="float" office:value="18.125" calcext:value-type="float">
            <text:p>18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7964.630217" calcext:value-type="float">
            <text:p>267965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office:value-type="float" office:value="20.4" calcext:value-type="float">
            <text:p>20.4</text:p>
          </table:table-cell>
          <table:table-cell office:value-type="float" office:value="10.25" calcext:value-type="float">
            <text:p>10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8467.629417" calcext:value-type="float">
            <text:p>268468</text:p>
          </table:table-cell>
          <table:table-cell office:value-type="float" office:value="27.1" calcext:value-type="float">
            <text:p>27.1</text:p>
          </table:table-cell>
          <table:table-cell office:value-type="float" office:value="28.6" calcext:value-type="float">
            <text:p>28.6</text:p>
          </table:table-cell>
          <table:table-cell office:value-type="float" office:value="24.5" calcext:value-type="float">
            <text:p>24.5</text:p>
          </table:table-cell>
          <table:table-cell office:value-type="float" office:value="21.6" calcext:value-type="float">
            <text:p>21.6</text:p>
          </table:table-cell>
          <table:table-cell office:value-type="float" office:value="25.45" calcext:value-type="float">
            <text:p>25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8970.586578" calcext:value-type="float">
            <text:p>268971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24.1" calcext:value-type="float">
            <text:p>24.1</text:p>
          </table:table-cell>
          <table:table-cell office:value-type="float" office:value="7.8" calcext:value-type="float">
            <text:p>7.8</text:p>
          </table:table-cell>
          <table:table-cell office:value-type="float" office:value="11.65" calcext:value-type="float">
            <text:p>11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9472.73419" calcext:value-type="float">
            <text:p>269473</text:p>
          </table:table-cell>
          <table:table-cell office:value-type="float" office:value="21.7" calcext:value-type="float">
            <text:p>21.7</text:p>
          </table:table-cell>
          <table:table-cell office:value-type="float" office:value="37.5" calcext:value-type="float">
            <text:p>37.5</text:p>
          </table:table-cell>
          <table:table-cell office:value-type="float" office:value="47.2" calcext:value-type="float">
            <text:p>47.2</text:p>
          </table:table-cell>
          <table:table-cell office:value-type="float" office:value="69.4" calcext:value-type="float">
            <text:p>69.4</text:p>
          </table:table-cell>
          <table:table-cell office:value-type="float" office:value="43.95" calcext:value-type="float">
            <text:p>43.9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69975.576794" calcext:value-type="float">
            <text:p>269976</text:p>
          </table:table-cell>
          <table:table-cell office:value-type="float" office:value="30.4" calcext:value-type="float">
            <text:p>30.4</text:p>
          </table:table-cell>
          <table:table-cell office:value-type="float" office:value="78.4" calcext:value-type="float">
            <text:p>78.4</text:p>
          </table:table-cell>
          <table:table-cell office:value-type="float" office:value="53.1" calcext:value-type="float">
            <text:p>53.1</text:p>
          </table:table-cell>
          <table:table-cell office:value-type="float" office:value="42" calcext:value-type="float">
            <text:p>42</text:p>
          </table:table-cell>
          <table:table-cell office:value-type="float" office:value="50.975" calcext:value-type="float">
            <text:p>50.9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0479.286779" calcext:value-type="float">
            <text:p>270479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8" calcext:value-type="float">
            <text:p>40.8</text:p>
          </table:table-cell>
          <table:table-cell office:value-type="float" office:value="68.525" calcext:value-type="float">
            <text:p>68.5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0981.649922" calcext:value-type="float">
            <text:p>270982</text:p>
          </table:table-cell>
          <table:table-cell office:value-type="float" office:value="56.2" calcext:value-type="float">
            <text:p>56.2</text:p>
          </table:table-cell>
          <table:table-cell office:value-type="float" office:value="85.4" calcext:value-type="float">
            <text:p>85.4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72.425" calcext:value-type="float">
            <text:p>72.4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1483.691512" calcext:value-type="float">
            <text:p>271484</text:p>
          </table:table-cell>
          <table:table-cell office:value-type="float" office:value="52" calcext:value-type="float">
            <text:p>52</text:p>
          </table:table-cell>
          <table:table-cell office:value-type="float" office:value="77.6" calcext:value-type="float">
            <text:p>77.6</text:p>
          </table:table-cell>
          <table:table-cell office:value-type="float" office:value="75.5" calcext:value-type="float">
            <text:p>75.5</text:p>
          </table:table-cell>
          <table:table-cell office:value-type="float" office:value="54.2" calcext:value-type="float">
            <text:p>54.2</text:p>
          </table:table-cell>
          <table:table-cell office:value-type="float" office:value="64.825" calcext:value-type="float">
            <text:p>64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1985.524564" calcext:value-type="float">
            <text:p>27198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.5" calcext:value-type="float">
            <text:p>27.5</text:p>
          </table:table-cell>
          <table:table-cell office:value-type="float" office:value="34.75" calcext:value-type="float">
            <text:p>34.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2487.1831" calcext:value-type="float">
            <text:p>272487</text:p>
          </table:table-cell>
          <table:table-cell office:value-type="float" office:value="20.8" calcext:value-type="float">
            <text:p>20.8</text:p>
          </table:table-cell>
          <table:table-cell office:value-type="float" office:value="27.1" calcext:value-type="float">
            <text:p>27.1</text:p>
          </table:table-cell>
          <table:table-cell office:value-type="float" office:value="6.3" calcext:value-type="float">
            <text:p>6.3</text:p>
          </table:table-cell>
          <table:table-cell office:value-type="float" office:value="18.4" calcext:value-type="float">
            <text:p>18.4</text:p>
          </table:table-cell>
          <table:table-cell office:value-type="float" office:value="18.15" calcext:value-type="float">
            <text:p>18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2988.857967" calcext:value-type="float">
            <text:p>272989</text:p>
          </table:table-cell>
          <table:table-cell office:value-type="float" office:value="8.3" calcext:value-type="float">
            <text:p>8.3</text:p>
          </table:table-cell>
          <table:table-cell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 office:value-type="float" office:value="11.2" calcext:value-type="float">
            <text:p>11.2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3490.933051" calcext:value-type="float">
            <text:p>273491</text:p>
          </table:table-cell>
          <table:table-cell office:value-type="float" office:value="6.1" calcext:value-type="float">
            <text:p>6.1</text:p>
          </table:table-cell>
          <table:table-cell office:value-type="float" office:value="14.3" calcext:value-type="float">
            <text:p>14.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3992.786766" calcext:value-type="float">
            <text:p>273993</text:p>
          </table:table-cell>
          <table:table-cell office:value-type="float" office:value="10.4" calcext:value-type="float">
            <text:p>10.4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13.1" calcext:value-type="float">
            <text:p>13.1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4495.246252" calcext:value-type="float">
            <text:p>274495</text:p>
          </table:table-cell>
          <table:table-cell office:value-type="float" office:value="8.2" calcext:value-type="float">
            <text:p>8.2</text:p>
          </table:table-cell>
          <table:table-cell office:value-type="float" office:value="2.1" calcext:value-type="float">
            <text:p>2.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8.825" calcext:value-type="float">
            <text:p>18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4997.744513" calcext:value-type="float">
            <text:p>274998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4.5" calcext:value-type="float">
            <text:p>24.5</text:p>
          </table:table-cell>
          <table:table-cell office:value-type="float" office:value="7.725" calcext:value-type="float">
            <text:p>7.7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5500.173441" calcext:value-type="float">
            <text:p>275500</text:p>
          </table:table-cell>
          <table:table-cell office:value-type="float" office:value="10.4" calcext:value-type="float">
            <text:p>10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10.65" calcext:value-type="float">
            <text:p>10.6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6002.33974" calcext:value-type="float">
            <text:p>276002</text:p>
          </table:table-cell>
          <table:table-cell office:value-type="float" office:value="2.1" calcext:value-type="float">
            <text:p>2.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8.625" calcext:value-type="float">
            <text:p>8.6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6504.14669" calcext:value-type="float">
            <text:p>276504</text:p>
          </table:table-cell>
          <table:table-cell office:value-type="float" office:value="6" calcext:value-type="float">
            <text:p>6</text:p>
          </table:table-cell>
          <table:table-cell office:value-type="float" office:value="15.4" calcext:value-type="float">
            <text:p>15.4</text:p>
          </table:table-cell>
          <table:table-cell office:value-type="float" office:value="56" calcext:value-type="float">
            <text:p>56</text:p>
          </table:table-cell>
          <table:table-cell office:value-type="float" office:value="23.1" calcext:value-type="float">
            <text:p>23.1</text:p>
          </table:table-cell>
          <table:table-cell office:value-type="float" office:value="25.125" calcext:value-type="float">
            <text:p>25.1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7006.403171" calcext:value-type="float">
            <text:p>27700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7.6" calcext:value-type="float">
            <text:p>7.6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7509.22609" calcext:value-type="float">
            <text:p>277509</text:p>
          </table:table-cell>
          <table:table-cell office:value-type="float" office:value="77.6" calcext:value-type="float">
            <text:p>77.6</text:p>
          </table:table-cell>
          <table:table-cell office:value-type="float" office:value="62.7" calcext:value-type="float">
            <text:p>62.7</text:p>
          </table:table-cell>
          <table:table-cell office:value-type="float" office:value="73.5" calcext:value-type="float">
            <text:p>73.5</text:p>
          </table:table-cell>
          <table:table-cell office:value-type="float" office:value="96.1" calcext:value-type="float">
            <text:p>96.1</text:p>
          </table:table-cell>
          <table:table-cell office:value-type="float" office:value="77.475" calcext:value-type="float">
            <text:p>77.4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8012.436745" calcext:value-type="float">
            <text:p>278012</text:p>
          </table:table-cell>
          <table:table-cell office:value-type="float" office:value="58.7" calcext:value-type="float">
            <text:p>58.7</text:p>
          </table:table-cell>
          <table:table-cell office:value-type="float" office:value="94.1" calcext:value-type="float">
            <text:p>94.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75.45" calcext:value-type="float">
            <text:p>75.4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8514.48628" calcext:value-type="float">
            <text:p>278514</text:p>
          </table:table-cell>
          <table:table-cell office:value-type="float" office:value="38.8" calcext:value-type="float">
            <text:p>38.8</text:p>
          </table:table-cell>
          <table:table-cell office:value-type="float" office:value="29.2" calcext:value-type="float">
            <text:p>29.2</text:p>
          </table:table-cell>
          <table:table-cell office:value-type="float" office:value="52.9" calcext:value-type="float">
            <text:p>52.9</text:p>
          </table:table-cell>
          <table:table-cell office:value-type="float" office:value="96.1" calcext:value-type="float">
            <text:p>96.1</text:p>
          </table:table-cell>
          <table:table-cell office:value-type="float" office:value="54.25" calcext:value-type="float">
            <text:p>54.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9015.994726" calcext:value-type="float">
            <text:p>279016</text:p>
          </table:table-cell>
          <table:table-cell office:value-type="float" office:value="52" calcext:value-type="float">
            <text:p>52</text:p>
          </table:table-cell>
          <table:table-cell office:value-type="float" office:value="52.1" calcext:value-type="float">
            <text:p>52.1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office:value-type="float" office:value="67.35" calcext:value-type="float">
            <text:p>67.3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79518.814659" calcext:value-type="float">
            <text:p>279519</text:p>
          </table:table-cell>
          <table:table-cell office:value-type="float" office:value="59.6" calcext:value-type="float">
            <text:p>59.6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0020.458119" calcext:value-type="float">
            <text:p>280020</text:p>
          </table:table-cell>
          <table:table-cell office:value-type="float" office:value="53.1" calcext:value-type="float">
            <text:p>53.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4.775" calcext:value-type="float">
            <text:p>64.7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0522.777221" calcext:value-type="float">
            <text:p>280523</text:p>
          </table:table-cell>
          <table:table-cell office:value-type="float" office:value="45.5" calcext:value-type="float">
            <text:p>45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1.875" calcext:value-type="float">
            <text:p>61.87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1025.398318" calcext:value-type="float">
            <text:p>281025</text:p>
          </table:table-cell>
          <table:table-cell office:value-type="float" office:value="46.7" calcext:value-type="float">
            <text:p>46.7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100" calcext:value-type="float">
            <text:p>100</text:p>
          </table:table-cell>
          <table:table-cell office:value-type="float" office:value="72.85" calcext:value-type="float">
            <text:p>72.8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1532.318393" calcext:value-type="float">
            <text:p>281532</text:p>
          </table:table-cell>
          <table:table-cell office:value-type="float" office:value="39.5" calcext:value-type="float">
            <text:p>39.5</text:p>
          </table:table-cell>
          <table:table-cell office:value-type="float" office:value="96" calcext:value-type="float">
            <text:p>96</text:p>
          </table:table-cell>
          <table:table-cell office:value-type="float" office:value="45.1" calcext:value-type="float">
            <text:p>45.1</text:p>
          </table:table-cell>
          <table:table-cell office:value-type="float" office:value="100" calcext:value-type="float">
            <text:p>100</text:p>
          </table:table-cell>
          <table:table-cell office:value-type="float" office:value="70.15" calcext:value-type="float">
            <text:p>70.1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2035.088727" calcext:value-type="float">
            <text:p>282035</text:p>
          </table:table-cell>
          <table:table-cell office:value-type="float" office:value="39.1" calcext:value-type="float">
            <text:p>39.1</text:p>
          </table:table-cell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.2</text:p>
          </table:table-cell>
          <table:table-cell office:value-type="float" office:value="49" calcext:value-type="float">
            <text:p>49</text:p>
          </table:table-cell>
          <table:table-cell office:value-type="float" office:value="53.825" calcext:value-type="float">
            <text:p>53.82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2544.704718" calcext:value-type="float">
            <text:p>282545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76.55" calcext:value-type="float">
            <text:p>76.55</text:p>
          </table:table-cell>
          <table:table-cell office:value-type="float" office:value="33.2" calcext:value-type="float">
            <text:p>33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3048.69139" calcext:value-type="float">
            <text:p>28304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7" calcext:value-type="float">
            <text:p>18.7</text:p>
          </table:table-cell>
          <table:table-cell office:value-type="float" office:value="59.425" calcext:value-type="float">
            <text:p>59.42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3550.486267" calcext:value-type="float">
            <text:p>283550</text:p>
          </table:table-cell>
          <table:table-cell office:value-type="float" office:value="37" calcext:value-type="float">
            <text:p>37</text:p>
          </table:table-cell>
          <table:table-cell office:value-type="float" office:value="62.7" calcext:value-type="float">
            <text:p>62.7</text:p>
          </table:table-cell>
          <table:table-cell office:value-type="float" office:value="100" calcext:value-type="float">
            <text:p>100</text:p>
          </table:table-cell>
          <table:table-cell office:value-type="float" office:value="22.9" calcext:value-type="float">
            <text:p>22.9</text:p>
          </table:table-cell>
          <table:table-cell office:value-type="float" office:value="55.65" calcext:value-type="float">
            <text:p>55.65</text:p>
          </table:table-cell>
          <table:table-cell office:value-type="float" office:value="33.3" calcext:value-type="float">
            <text:p>33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4053.304855" calcext:value-type="float">
            <text:p>284053</text:p>
          </table:table-cell>
          <table:table-cell office:value-type="float" office:value="54.2" calcext:value-type="float">
            <text:p>54.2</text:p>
          </table:table-cell>
          <table:table-cell office:value-type="float" office:value="98" calcext:value-type="float">
            <text:p>98</text:p>
          </table:table-cell>
          <table:table-cell office:value-type="float" office:value="72.5" calcext:value-type="float">
            <text:p>72.5</text:p>
          </table:table-cell>
          <table:table-cell office:value-type="float" office:value="27.1" calcext:value-type="float">
            <text:p>27.1</text:p>
          </table:table-cell>
          <table:table-cell office:value-type="float" office:value="62.95" calcext:value-type="float">
            <text:p>62.95</text:p>
          </table:table-cell>
          <table:table-cell office:value-type="float" office:value="34.3" calcext:value-type="float">
            <text:p>34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4561.25706" calcext:value-type="float">
            <text:p>284561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3" calcext:value-type="float">
            <text:p>27.3</text:p>
          </table:table-cell>
          <table:table-cell office:value-type="float" office:value="59.475" calcext:value-type="float">
            <text:p>59.475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5064.496586" calcext:value-type="float">
            <text:p>285064</text:p>
          </table:table-cell>
          <table:table-cell office:value-type="float" office:value="22.4" calcext:value-type="float">
            <text:p>22.4</text:p>
          </table:table-cell>
          <table:table-cell office:value-type="float" office:value="59.2" calcext:value-type="float">
            <text:p>59.2</text:p>
          </table:table-cell>
          <table:table-cell office:value-type="float" office:value="56.9" calcext:value-type="float">
            <text:p>56.9</text:p>
          </table:table-cell>
          <table:table-cell office:value-type="float" office:value="38.9" calcext:value-type="float">
            <text:p>38.9</text:p>
          </table:table-cell>
          <table:table-cell office:value-type="float" office:value="44.35" calcext:value-type="float">
            <text:p>44.35</text:p>
          </table:table-cell>
          <table:table-cell office:value-type="float" office:value="35.2" calcext:value-type="float">
            <text:p>35.2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5566.31781" calcext:value-type="float">
            <text:p>285566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float" office:value="12.55" calcext:value-type="float">
            <text:p>12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6068.100495" calcext:value-type="float">
            <text:p>286068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.7" calcext:value-type="float">
            <text:p>15.7</text:p>
          </table:table-cell>
          <table:table-cell office:value-type="float" office:value="19.5" calcext:value-type="float">
            <text:p>19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6569.857828" calcext:value-type="float">
            <text:p>28657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7.85" calcext:value-type="float">
            <text:p>7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7071.633251" calcext:value-type="float">
            <text:p>287072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5.7" calcext:value-type="float">
            <text:p>15.7</text:p>
          </table:table-cell>
          <table:table-cell office:value-type="float" office:value="8.725" calcext:value-type="float">
            <text:p>8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7573.3736" calcext:value-type="float">
            <text:p>28757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8074.855358" calcext:value-type="float">
            <text:p>288075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8576.572297" calcext:value-type="float">
            <text:p>288577</text:p>
          </table:table-cell>
          <table:table-cell office:value-type="float" office:value="33.3" calcext:value-type="float">
            <text:p>33.3</text:p>
          </table:table-cell>
          <table:table-cell office:value-type="float" office:value="28.3" calcext:value-type="float">
            <text:p>28.3</text:p>
          </table:table-cell>
          <table:table-cell office:value-type="float" office:value="22.4" calcext:value-type="float">
            <text:p>22.4</text:p>
          </table:table-cell>
          <table:table-cell office:value-type="float" office:value="32.7" calcext:value-type="float">
            <text:p>32.7</text:p>
          </table:table-cell>
          <table:table-cell office:value-type="float" office:value="29.175" calcext:value-type="float">
            <text:p>29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9078.411308" calcext:value-type="float">
            <text:p>289078</text:p>
          </table:table-cell>
          <table:table-cell office:value-type="float" office:value="16.7" calcext:value-type="float">
            <text:p>16.7</text:p>
          </table:table-cell>
          <table:table-cell office:value-type="float" office:value="22.9" calcext:value-type="float">
            <text:p>22.9</text:p>
          </table:table-cell>
          <table:table-cell office:value-type="float" office:value="29.8" calcext:value-type="float">
            <text:p>29.8</text:p>
          </table:table-cell>
          <table:table-cell office:value-type="float" office:value="17.6" calcext:value-type="float">
            <text:p>17.6</text:p>
          </table:table-cell>
          <table:table-cell office:value-type="float" office:value="21.75" calcext:value-type="float">
            <text:p>21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89579.76186" calcext:value-type="float">
            <text:p>289580</text:p>
          </table:table-cell>
          <table:table-cell office:value-type="float" office:value="43.7" calcext:value-type="float">
            <text:p>43.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office:value-type="float" office:value="21.375" calcext:value-type="float">
            <text:p>21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0081.353629" calcext:value-type="float">
            <text:p>290081</text:p>
          </table:table-cell>
          <table:table-cell office:value-type="float" office:value="35.4" calcext:value-type="float">
            <text:p>35.4</text:p>
          </table:table-cell>
          <table:table-cell office:value-type="float" office:value="15.4" calcext:value-type="float">
            <text:p>15.4</text:p>
          </table:table-cell>
          <table:table-cell office:value-type="float" office:value="29.4" calcext:value-type="float">
            <text:p>29.4</text:p>
          </table:table-cell>
          <table:table-cell office:value-type="float" office:value="4.9" calcext:value-type="float">
            <text:p>4.9</text:p>
          </table:table-cell>
          <table:table-cell office:value-type="float" office:value="21.275" calcext:value-type="float">
            <text:p>21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0583.291895" calcext:value-type="float">
            <text:p>290583</text:p>
          </table:table-cell>
          <table:table-cell office:value-type="float" office:value="20.8" calcext:value-type="float">
            <text:p>20.8</text:p>
          </table:table-cell>
          <table:table-cell office:value-type="float" office:value="59.6" calcext:value-type="float">
            <text:p>59.6</text:p>
          </table:table-cell>
          <table:table-cell office:value-type="float" office:value="69.4" calcext:value-type="float">
            <text:p>69.4</text:p>
          </table:table-cell>
          <table:table-cell office:value-type="float" office:value="22.6" calcext:value-type="float">
            <text:p>22.6</text:p>
          </table:table-cell>
          <table:table-cell office:value-type="float" office:value="43.1" calcext:value-type="float">
            <text:p>43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1085.161827" calcext:value-type="float">
            <text:p>291085</text:p>
          </table:table-cell>
          <table:table-cell office:value-type="float" office:value="49" calcext:value-type="float">
            <text:p>49</text:p>
          </table:table-cell>
          <table:table-cell office:value-type="float" office:value="13.7" calcext:value-type="float">
            <text:p>13.7</text:p>
          </table:table-cell>
          <table:table-cell office:value-type="float" office:value="23.4" calcext:value-type="float">
            <text:p>23.4</text:p>
          </table:table-cell>
          <table:table-cell office:value-type="float" office:value="13.2" calcext:value-type="float">
            <text:p>13.2</text:p>
          </table:table-cell>
          <table:table-cell office:value-type="float" office:value="24.825" calcext:value-type="float">
            <text:p>24.8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1586.767927" calcext:value-type="float">
            <text:p>291587</text:p>
          </table:table-cell>
          <table:table-cell office:value-type="float" office:value="59.2" calcext:value-type="float">
            <text:p>59.2</text:p>
          </table:table-cell>
          <table:table-cell office:value-type="float" office:value="15.7" calcext:value-type="float">
            <text:p>15.7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25.85" calcext:value-type="float">
            <text:p>25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2088.399969" calcext:value-type="float">
            <text:p>292088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21.325" calcext:value-type="float">
            <text:p>21.3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2590.377822" calcext:value-type="float">
            <text:p>292590</text:p>
          </table:table-cell>
          <table:table-cell office:value-type="float" office:value="52.9" calcext:value-type="float">
            <text:p>52.9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  <table:table-cell office:value-type="float" office:value="34.6" calcext:value-type="float">
            <text:p>34.6</text:p>
          </table:table-cell>
          <table:table-cell office:value-type="float" office:value="31" calcext:value-type="float">
            <text:p>3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3091.843382" calcext:value-type="float">
            <text:p>293092</text:p>
          </table:table-cell>
          <table:table-cell office:value-type="float" office:value="9.3" calcext:value-type="float">
            <text:p>9.3</text:p>
          </table:table-cell>
          <table:table-cell office:value-type="float" office:value="14" calcext:value-type="float">
            <text:p>14</text:p>
          </table:table-cell>
          <table:table-cell office:value-type="float" office:value="56.2" calcext:value-type="float">
            <text:p>56.2</text:p>
          </table:table-cell>
          <table:table-cell office:value-type="float" office:value="36.7" calcext:value-type="float">
            <text:p>36.7</text:p>
          </table:table-cell>
          <table:table-cell office:value-type="float" office:value="29.05" calcext:value-type="float">
            <text:p>29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3594.205952" calcext:value-type="float">
            <text:p>293594</text:p>
          </table:table-cell>
          <table:table-cell office:value-type="float" office:value="20.4" calcext:value-type="float">
            <text:p>20.4</text:p>
          </table:table-cell>
          <table:table-cell office:value-type="float" office:value="4.1" calcext:value-type="float">
            <text:p>4.1</text:p>
          </table:table-cell>
          <table:table-cell office:value-type="float" office:value="18.8" calcext:value-type="float">
            <text:p>18.8</text:p>
          </table:table-cell>
          <table:table-cell office:value-type="float" office:value="12.8" calcext:value-type="float">
            <text:p>12.8</text:p>
          </table:table-cell>
          <table:table-cell office:value-type="float" office:value="14.025" calcext:value-type="float">
            <text:p>14.0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4095.710287" calcext:value-type="float">
            <text:p>294096</text:p>
          </table:table-cell>
          <table:table-cell office:value-type="float" office:value="62" calcext:value-type="float">
            <text:p>62</text:p>
          </table:table-cell>
          <table:table-cell office:value-type="float" office:value="6.2" calcext:value-type="float">
            <text:p>6.2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25.5" calcext:value-type="float">
            <text:p>25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4598.001317" calcext:value-type="float">
            <text:p>294598</text:p>
          </table:table-cell>
          <table:table-cell office:value-type="float" office:value="42.4" calcext:value-type="float">
            <text:p>42.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.8" calcext:value-type="float">
            <text:p>12.8</text:p>
          </table:table-cell>
          <table:table-cell office:value-type="float" office:value="25.3" calcext:value-type="float">
            <text:p>25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5099.998164" calcext:value-type="float">
            <text:p>295100</text:p>
          </table:table-cell>
          <table:table-cell office:value-type="float" office:value="10.4" calcext:value-type="float">
            <text:p>10.4</text:p>
          </table:table-cell>
          <table:table-cell office:value-type="float" office:value="8.3" calcext:value-type="float">
            <text:p>8.3</text:p>
          </table:table-cell>
          <table:table-cell office:value-type="float" office:value="77.6" calcext:value-type="float">
            <text:p>77.6</text:p>
          </table:table-cell>
          <table:table-cell office:value-type="float" office:value="26.5" calcext:value-type="float">
            <text:p>26.5</text:p>
          </table:table-cell>
          <table:table-cell office:value-type="float" office:value="30.7" calcext:value-type="float">
            <text:p>30.7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5601.847993" calcext:value-type="float">
            <text:p>295602</text:p>
          </table:table-cell>
          <table:table-cell office:value-type="float" office:value="8.7" calcext:value-type="float">
            <text:p>8.7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6103.804578" calcext:value-type="float">
            <text:p>296104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.1</text:p>
          </table:table-cell>
          <table:table-cell office:value-type="float" office:value="6.4" calcext:value-type="float">
            <text:p>6.4</text:p>
          </table:table-cell>
          <table:table-cell office:value-type="float" office:value="10.4" calcext:value-type="float">
            <text:p>10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6605.924976" calcext:value-type="float">
            <text:p>296606</text:p>
          </table:table-cell>
          <table:table-cell office:value-type="float" office:value="8.9" calcext:value-type="float">
            <text:p>8.9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18.4" calcext:value-type="float">
            <text:p>18.4</text:p>
          </table:table-cell>
          <table:table-cell office:value-type="float" office:value="16.725" calcext:value-type="float">
            <text:p>16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7108.514497" calcext:value-type="float">
            <text:p>297109</text:p>
          </table:table-cell>
          <table:table-cell office:value-type="float" office:value="29.2" calcext:value-type="float">
            <text:p>29.2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20.8" calcext:value-type="float">
            <text:p>20.8</text:p>
          </table:table-cell>
          <table:table-cell office:value-type="float" office:value="20.675" calcext:value-type="float">
            <text:p>20.6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7610.301544" calcext:value-type="float">
            <text:p>297610</text:p>
          </table:table-cell>
          <table:table-cell office:value-type="float" office:value="26.7" calcext:value-type="float">
            <text:p>26.7</text:p>
          </table:table-cell>
          <table:table-cell office:value-type="float" office:value="12.5" calcext:value-type="float">
            <text:p>12.5</text:p>
          </table:table-cell>
          <table:table-cell office:value-type="float" office:value="67.3" calcext:value-type="float">
            <text:p>67.3</text:p>
          </table:table-cell>
          <table:table-cell office:value-type="float" office:value="10.2" calcext:value-type="float">
            <text:p>10.2</text:p>
          </table:table-cell>
          <table:table-cell office:value-type="float" office:value="29.175" calcext:value-type="float">
            <text:p>29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8111.781351" calcext:value-type="float">
            <text:p>298112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.3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10.65" calcext:value-type="float">
            <text:p>10.6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8613.344879" calcext:value-type="float">
            <text:p>298613</text:p>
          </table:table-cell>
          <table:table-cell office:value-type="float" office:value="27.1" calcext:value-type="float">
            <text:p>27.1</text:p>
          </table:table-cell>
          <table:table-cell office:value-type="float" office:value="13.7" calcext:value-type="float">
            <text:p>13.7</text:p>
          </table:table-cell>
          <table:table-cell office:value-type="float" office:value="2.1" calcext:value-type="float">
            <text:p>2.1</text:p>
          </table:table-cell>
          <table:table-cell office:value-type="float" office:value="10.2" calcext:value-type="float">
            <text:p>10.2</text:p>
          </table:table-cell>
          <table:table-cell office:value-type="float" office:value="13.275" calcext:value-type="float">
            <text:p>13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9115.033644" calcext:value-type="float">
            <text:p>29911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 office:value-type="float" office:value="10.3" calcext:value-type="float">
            <text:p>10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299616.848779" calcext:value-type="float">
            <text:p>299617</text:p>
          </table:table-cell>
          <table:table-cell office:value-type="float" office:value="4.3" calcext:value-type="float">
            <text:p>4.3</text:p>
          </table:table-cell>
          <table:table-cell office:value-type="float" office:value="17.3" calcext:value-type="float">
            <text:p>17.3</text:p>
          </table:table-cell>
          <table:table-cell office:value-type="float" office:value="34.7" calcext:value-type="float">
            <text:p>34.7</text:p>
          </table:table-cell>
          <table:table-cell office:value-type="float" office:value="8.2" calcext:value-type="float">
            <text:p>8.2</text:p>
          </table:table-cell>
          <table:table-cell office:value-type="float" office:value="16.125" calcext:value-type="float">
            <text:p>16.1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0118.693263" calcext:value-type="float">
            <text:p>300119</text:p>
          </table:table-cell>
          <table:table-cell office:value-type="float" office:value="21.3" calcext:value-type="float">
            <text:p>21.3</text:p>
          </table:table-cell>
          <table:table-cell office:value-type="float" office:value="20.8" calcext:value-type="float">
            <text:p>20.8</text:p>
          </table:table-cell>
          <table:table-cell office:value-type="float" office:value="40.4" calcext:value-type="float">
            <text:p>40.4</text:p>
          </table:table-cell>
          <table:table-cell office:value-type="float" office:value="23.1" calcext:value-type="float">
            <text:p>23.1</text:p>
          </table:table-cell>
          <table:table-cell office:value-type="float" office:value="26.4" calcext:value-type="float">
            <text:p>26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0620.494598" calcext:value-type="float">
            <text:p>3006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.6" calcext:value-type="float">
            <text:p>19.6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1122.182063" calcext:value-type="float">
            <text:p>30112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1624.308171" calcext:value-type="float">
            <text:p>301624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office:value-type="float" office:value="18" calcext:value-type="float">
            <text:p>18</text:p>
          </table:table-cell>
          <table:table-cell office:value-type="float" office:value="14.3" calcext:value-type="float">
            <text:p>14.3</text:p>
          </table:table-cell>
          <table:table-cell office:value-type="float" office:value="13.275" calcext:value-type="float">
            <text:p>13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2126.053337" calcext:value-type="float">
            <text:p>302126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67.3" calcext:value-type="float">
            <text:p>67.3</text:p>
          </table:table-cell>
          <table:table-cell office:value-type="float" office:value="30.8" calcext:value-type="float">
            <text:p>30.8</text:p>
          </table:table-cell>
          <table:table-cell office:value-type="float" office:value="30.2" calcext:value-type="float">
            <text:p>30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2628.523198" calcext:value-type="float">
            <text:p>302629</text:p>
          </table:table-cell>
          <table:table-cell office:value-type="float" office:value="27.7" calcext:value-type="float">
            <text:p>27.7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20.175" calcext:value-type="float">
            <text:p>20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3130.28488" calcext:value-type="float">
            <text:p>303130</text:p>
          </table:table-cell>
          <table:table-cell office:value-type="float" office:value="14.6" calcext:value-type="float">
            <text:p>14.6</text:p>
          </table:table-cell>
          <table:table-cell office:value-type="float" office:value="24" calcext:value-type="float">
            <text:p>24</text:p>
          </table:table-cell>
          <table:table-cell office:value-type="float" office:value="22.4" calcext:value-type="float">
            <text:p>22.4</text:p>
          </table:table-cell>
          <table:table-cell office:value-type="float" office:value="18" calcext:value-type="float">
            <text:p>18</text:p>
          </table:table-cell>
          <table:table-cell office:value-type="float" office:value="19.75" calcext:value-type="float">
            <text:p>19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3632.021135" calcext:value-type="float">
            <text:p>303632</text:p>
          </table:table-cell>
          <table:table-cell office:value-type="float" office:value="14.9" calcext:value-type="float">
            <text:p>14.9</text:p>
          </table:table-cell>
          <table:table-cell office:value-type="float" office:value="19.6" calcext:value-type="float">
            <text:p>19.6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14.75" calcext:value-type="float">
            <text:p>14.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4133.732722" calcext:value-type="float">
            <text:p>304134</text:p>
          </table:table-cell>
          <table:table-cell office:value-type="float" office:value="10.6" calcext:value-type="float">
            <text:p>10.6</text:p>
          </table:table-cell>
          <table:table-cell office:value-type="float" office:value="18.7" calcext:value-type="float">
            <text:p>18.7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4635.039923" calcext:value-type="float">
            <text:p>304635</text:p>
          </table:table-cell>
          <table:table-cell office:value-type="float" office:value="25.5" calcext:value-type="float">
            <text:p>25.5</text:p>
          </table:table-cell>
          <table:table-cell office:value-type="float" office:value="22.6" calcext:value-type="float">
            <text:p>22.6</text:p>
          </table:table-cell>
          <table:table-cell office:value-type="float" office:value="58.3" calcext:value-type="float">
            <text:p>58.3</text:p>
          </table:table-cell>
          <table:table-cell office:value-type="float" office:value="4.1" calcext:value-type="float">
            <text:p>4.1</text:p>
          </table:table-cell>
          <table:table-cell office:value-type="float" office:value="27.625" calcext:value-type="float">
            <text:p>27.6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5136.798489" calcext:value-type="float">
            <text:p>305137</text:p>
          </table:table-cell>
          <table:table-cell office:value-type="float" office:value="19.1" calcext:value-type="float">
            <text:p>19.1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1.875" calcext:value-type="float">
            <text:p>11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5638.460202" calcext:value-type="float">
            <text:p>305638</text:p>
          </table:table-cell>
          <table:table-cell office:value-type="float" office:value="13" calcext:value-type="float">
            <text:p>13</text:p>
          </table:table-cell>
          <table:table-cell office:value-type="float" office:value="23.1" calcext:value-type="float">
            <text:p>23.1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office:value-type="float" office:value="13.05" calcext:value-type="float">
            <text:p>13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6140.310932" calcext:value-type="float">
            <text:p>30614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office:value-type="float" office:value="11.175" calcext:value-type="float">
            <text:p>11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6641.968773" calcext:value-type="float">
            <text:p>306642</text:p>
          </table:table-cell>
          <table:table-cell office:value-type="float" office:value="14.3" calcext:value-type="float">
            <text:p>14.3</text:p>
          </table:table-cell>
          <table:table-cell office:value-type="float" office:value="17.4" calcext:value-type="float">
            <text:p>17.4</text:p>
          </table:table-cell>
          <table:table-cell office:value-type="float" office:value="20.8" calcext:value-type="float">
            <text:p>20.8</text:p>
          </table:table-cell>
          <table:table-cell office:value-type="float" office:value="44" calcext:value-type="float">
            <text:p>44</text:p>
          </table:table-cell>
          <table:table-cell office:value-type="float" office:value="24.125" calcext:value-type="float">
            <text:p>24.1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7143.880277" calcext:value-type="float">
            <text:p>307144</text:p>
          </table:table-cell>
          <table:table-cell office:value-type="float" office:value="22.6" calcext:value-type="float">
            <text:p>22.6</text:p>
          </table:table-cell>
          <table:table-cell office:value-type="float" office:value="8.5" calcext:value-type="float">
            <text:p>8.5</text:p>
          </table:table-cell>
          <table:table-cell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18.425" calcext:value-type="float">
            <text:p>18.4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7645.849076" calcext:value-type="float">
            <text:p>30764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.2" calcext:value-type="float">
            <text:p>23.2</text:p>
          </table:table-cell>
          <table:table-cell office:value-type="float" office:value="8.2" calcext:value-type="float">
            <text:p>8.2</text:p>
          </table:table-cell>
          <table:table-cell office:value-type="float" office:value="18.6" calcext:value-type="float">
            <text:p>18.6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8148.871141" calcext:value-type="float">
            <text:p>308149</text:p>
          </table:table-cell>
          <table:table-cell office:value-type="float" office:value="18.4" calcext:value-type="float">
            <text:p>18.4</text:p>
          </table:table-cell>
          <table:table-cell office:value-type="float" office:value="17.3" calcext:value-type="float">
            <text:p>17.3</text:p>
          </table:table-cell>
          <table:table-cell office:value-type="float" office:value="29.2" calcext:value-type="float">
            <text:p>29.2</text:p>
          </table:table-cell>
          <table:table-cell office:value-type="float" office:value="10" calcext:value-type="float">
            <text:p>10</text:p>
          </table:table-cell>
          <table:table-cell office:value-type="float" office:value="18.725" calcext:value-type="float">
            <text:p>18.7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8651.628189" calcext:value-type="float">
            <text:p>308652</text:p>
          </table:table-cell>
          <table:table-cell office:value-type="float" office:value="22.9" calcext:value-type="float">
            <text:p>22.9</text:p>
          </table:table-cell>
          <table:table-cell office:value-type="float" office:value="12.5" calcext:value-type="float">
            <text:p>12.5</text:p>
          </table:table-cell>
          <table:table-cell office:value-type="float" office:value="27.1" calcext:value-type="float">
            <text:p>27.1</text:p>
          </table:table-cell>
          <table:table-cell office:value-type="float" office:value="25" calcext:value-type="float">
            <text:p>25</text:p>
          </table:table-cell>
          <table:table-cell office:value-type="float" office:value="21.875" calcext:value-type="float">
            <text:p>21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9153.420153" calcext:value-type="float">
            <text:p>309153</text:p>
          </table:table-cell>
          <table:table-cell office:value-type="float" office:value="27.3" calcext:value-type="float">
            <text:p>27.3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72" calcext:value-type="float">
            <text:p>72</text:p>
          </table:table-cell>
          <table:table-cell office:value-type="float" office:value="29.975" calcext:value-type="float">
            <text:p>29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09655.128894" calcext:value-type="float">
            <text:p>30965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0156.748116" calcext:value-type="float">
            <text:p>310157</text:p>
          </table:table-cell>
          <table:table-cell office:value-type="float" office:value="10.4" calcext:value-type="float">
            <text:p>10.4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9.1" calcext:value-type="float">
            <text:p>19.1</text:p>
          </table:table-cell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0658.421984" calcext:value-type="float">
            <text:p>310658</text:p>
          </table:table-cell>
          <table:table-cell office:value-type="float" office:value="17.4" calcext:value-type="float">
            <text:p>17.4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  <table:table-cell office:value-type="float" office:value="27.5" calcext:value-type="float">
            <text:p>27.5</text:p>
          </table:table-cell>
          <table:table-cell office:value-type="float" office:value="17.85" calcext:value-type="float">
            <text:p>17.8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1160.02326" calcext:value-type="float">
            <text:p>311160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26.5" calcext:value-type="float">
            <text:p>26.5</text:p>
          </table:table-cell>
          <table:table-cell office:value-type="float" office:value="19.375" calcext:value-type="float">
            <text:p>19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1661.784477" calcext:value-type="float">
            <text:p>311662</text:p>
          </table:table-cell>
          <table:table-cell office:value-type="float" office:value="14.6" calcext:value-type="float">
            <text:p>14.6</text:p>
          </table:table-cell>
          <table:table-cell office:value-type="float" office:value="4.3" calcext:value-type="float">
            <text:p>4.3</text:p>
          </table:table-cell>
          <table:table-cell office:value-type="float" office:value="12.5" calcext:value-type="float">
            <text:p>12.5</text:p>
          </table:table-cell>
          <table:table-cell office:value-type="float" office:value="47.8" calcext:value-type="float">
            <text:p>47.8</text:p>
          </table:table-cell>
          <table:table-cell office:value-type="float" office:value="19.8" calcext:value-type="float">
            <text:p>19.8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2163.549767" calcext:value-type="float">
            <text:p>312164</text:p>
          </table:table-cell>
          <table:table-cell office:value-type="float" office:value="10.6" calcext:value-type="float">
            <text:p>10.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office:value-type="float" office:value="10.55" calcext:value-type="float">
            <text:p>10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2665.11754" calcext:value-type="float">
            <text:p>312665</text:p>
          </table:table-cell>
          <table:table-cell office:value-type="float" office:value="10.6" calcext:value-type="float">
            <text:p>10.6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18" calcext:value-type="float">
            <text:p>18</text:p>
          </table:table-cell>
          <table:table-cell office:value-type="float" office:value="10.875" calcext:value-type="float">
            <text:p>10.8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3166.909549" calcext:value-type="float">
            <text:p>313167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11.5" calcext:value-type="float">
            <text:p>11.5</text:p>
          </table:table-cell>
          <table:table-cell office:value-type="float" office:value="18.7" calcext:value-type="float">
            <text:p>18.7</text:p>
          </table:table-cell>
          <table:table-cell office:value-type="float" office:value="13.2" calcext:value-type="float">
            <text:p>13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3668.582652" calcext:value-type="float">
            <text:p>313669</text:p>
          </table:table-cell>
          <table:table-cell office:value-type="float" office:value="8.9" calcext:value-type="float">
            <text:p>8.9</text:p>
          </table:table-cell>
          <table:table-cell office:value-type="float" office:value="23.5" calcext:value-type="float">
            <text:p>23.5</text:p>
          </table:table-cell>
          <table:table-cell office:value-type="float" office:value="41.7" calcext:value-type="float">
            <text:p>41.7</text:p>
          </table:table-cell>
          <table:table-cell office:value-type="float" office:value="35.4" calcext:value-type="float">
            <text:p>35.4</text:p>
          </table:table-cell>
          <table:table-cell office:value-type="float" office:value="27.375" calcext:value-type="float">
            <text:p>27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4171.757646" calcext:value-type="float">
            <text:p>314172</text:p>
          </table:table-cell>
          <table:table-cell office:value-type="float" office:value="20.8" calcext:value-type="float">
            <text:p>20.8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6.4" calcext:value-type="float">
            <text:p>6.4</text:p>
          </table:table-cell>
          <table:table-cell office:value-type="float" office:value="18.075" calcext:value-type="float">
            <text:p>18.0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4674.301478" calcext:value-type="float">
            <text:p>314674</text:p>
          </table:table-cell>
          <table:table-cell office:value-type="float" office:value="31.9" calcext:value-type="float">
            <text:p>31.9</text:p>
          </table:table-cell>
          <table:table-cell office:value-type="float" office:value="19.2" calcext:value-type="float">
            <text:p>19.2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21.1" calcext:value-type="float">
            <text:p>21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5176.588479" calcext:value-type="float">
            <text:p>315177</text:p>
          </table:table-cell>
          <table:table-cell office:value-type="float" office:value="20.8" calcext:value-type="float">
            <text:p>20.8</text:p>
          </table:table-cell>
          <table:table-cell office:value-type="float" office:value="27.8" calcext:value-type="float">
            <text:p>27.8</text:p>
          </table:table-cell>
          <table:table-cell office:value-type="float" office:value="12.8" calcext:value-type="float">
            <text:p>12.8</text:p>
          </table:table-cell>
          <table:table-cell office:value-type="float" office:value="20.4" calcext:value-type="float">
            <text:p>20.4</text:p>
          </table:table-cell>
          <table:table-cell office:value-type="float" office:value="20.45" calcext:value-type="float">
            <text:p>20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5678.879182" calcext:value-type="float">
            <text:p>315679</text:p>
          </table:table-cell>
          <table:table-cell office:value-type="float" office:value="16.7" calcext:value-type="float">
            <text:p>16.7</text:p>
          </table:table-cell>
          <table:table-cell office:value-type="float" office:value="22.9" calcext:value-type="float">
            <text:p>22.9</text:p>
          </table:table-cell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.8</text:p>
          </table:table-cell>
          <table:table-cell office:value-type="float" office:value="21.1" calcext:value-type="float">
            <text:p>21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6181.042273" calcext:value-type="float">
            <text:p>316181</text:p>
          </table:table-cell>
          <table:table-cell office:value-type="float" office:value="25" calcext:value-type="float">
            <text:p>25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45.1" calcext:value-type="float">
            <text:p>45.1</text:p>
          </table:table-cell>
          <table:table-cell office:value-type="float" office:value="27.775" calcext:value-type="float">
            <text:p>27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6682.606518" calcext:value-type="float">
            <text:p>316683</text:p>
          </table:table-cell>
          <table:table-cell office:value-type="float" office:value="14.6" calcext:value-type="float">
            <text:p>14.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.4" calcext:value-type="float">
            <text:p>15.4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7184.204761" calcext:value-type="float">
            <text:p>317184</text:p>
          </table:table-cell>
          <table:table-cell office:value-type="float" office:value="9.6" calcext:value-type="float">
            <text:p>9.6</text:p>
          </table:table-cell>
          <table:table-cell office:value-type="float" office:value="21.6" calcext:value-type="float">
            <text:p>21.6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office:value-type="float" office:value="15.775" calcext:value-type="float">
            <text:p>15.7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7685.782929" calcext:value-type="float">
            <text:p>317686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21.2" calcext:value-type="float">
            <text:p>21.2</text:p>
          </table:table-cell>
          <table:table-cell office:value-type="float" office:value="13.5" calcext:value-type="float">
            <text:p>13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8187.685" calcext:value-type="float">
            <text:p>318188</text:p>
          </table:table-cell>
          <table:table-cell office:value-type="float" office:value="4.3" calcext:value-type="float">
            <text:p>4.3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53.1" calcext:value-type="float">
            <text:p>53.1</text:p>
          </table:table-cell>
          <table:table-cell office:value-type="float" office:value="22.375" calcext:value-type="float">
            <text:p>22.3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8689.306795" calcext:value-type="float">
            <text:p>31868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9.2" calcext:value-type="float">
            <text:p>9.2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9191.077495" calcext:value-type="float">
            <text:p>319191</text:p>
          </table:table-cell>
          <table:table-cell office:value-type="float" office:value="2.1" calcext:value-type="float">
            <text:p>2.1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7.45" calcext:value-type="float">
            <text:p>7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19692.693362" calcext:value-type="float">
            <text:p>319693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2.5" calcext:value-type="float">
            <text:p>12.5</text:p>
          </table:table-cell>
          <table:table-cell office:value-type="float" office:value="15.05" calcext:value-type="float">
            <text:p>15.0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0194.33332" calcext:value-type="float">
            <text:p>3201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6.55" calcext:value-type="float">
            <text:p>6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0695.8945" calcext:value-type="float">
            <text:p>32069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92.2" calcext:value-type="float">
            <text:p>92.2</text:p>
          </table:table-cell>
          <table:table-cell office:value-type="float" office:value="40.4" calcext:value-type="float">
            <text:p>40.4</text:p>
          </table:table-cell>
          <table:table-cell office:value-type="float" office:value="68.65" calcext:value-type="float">
            <text:p>68.6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1198.09858" calcext:value-type="float">
            <text:p>321198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1" calcext:value-type="float">
            <text:p>31.1</text:p>
          </table:table-cell>
          <table:table-cell office:value-type="float" office:value="61.575" calcext:value-type="float">
            <text:p>61.5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1700.002254" calcext:value-type="float">
            <text:p>321700</text:p>
          </table:table-cell>
          <table:table-cell office:value-type="float" office:value="20.4" calcext:value-type="float">
            <text:p>20.4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32.7" calcext:value-type="float">
            <text:p>32.7</text:p>
          </table:table-cell>
          <table:table-cell office:value-type="float" office:value="60.275" calcext:value-type="float">
            <text:p>60.2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2201.605726" calcext:value-type="float">
            <text:p>322202</text:p>
          </table:table-cell>
          <table:table-cell office:value-type="float" office:value="41.3" calcext:value-type="float">
            <text:p>41.3</text:p>
          </table:table-cell>
          <table:table-cell office:value-type="float" office:value="66" calcext:value-type="float">
            <text:p>66</text:p>
          </table:table-cell>
          <table:table-cell office:value-type="float" office:value="80.9" calcext:value-type="float">
            <text:p>80.9</text:p>
          </table:table-cell>
          <table:table-cell office:value-type="float" office:value="40.8" calcext:value-type="float">
            <text:p>40.8</text:p>
          </table:table-cell>
          <table:table-cell office:value-type="float" office:value="57.25" calcext:value-type="float">
            <text:p>57.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2703.277919" calcext:value-type="float">
            <text:p>322703</text:p>
          </table:table-cell>
          <table:table-cell office:value-type="float" office:value="36.7" calcext:value-type="float">
            <text:p>36.7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office:value-type="float" office:value="4.8" calcext:value-type="float">
            <text:p>4.8</text:p>
          </table:table-cell>
          <table:table-cell office:value-type="float" office:value="20.45" calcext:value-type="float">
            <text:p>20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3204.537485" calcext:value-type="float">
            <text:p>323205</text:p>
          </table:table-cell>
          <table:table-cell office:value-type="float" office:value="76.6" calcext:value-type="float">
            <text:p>76.6</text:p>
          </table:table-cell>
          <table:table-cell office:value-type="float" office:value="31.9" calcext:value-type="float">
            <text:p>31.9</text:p>
          </table:table-cell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.3</text:p>
          </table:table-cell>
          <table:table-cell office:value-type="float" office:value="32.45" calcext:value-type="float">
            <text:p>32.4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3706.2981" calcext:value-type="float">
            <text:p>323706</text:p>
          </table:table-cell>
          <table:table-cell office:value-type="float" office:value="60" calcext:value-type="float">
            <text:p>60</text:p>
          </table:table-cell>
          <table:table-cell office:value-type="float" office:value="12.8" calcext:value-type="float">
            <text:p>12.8</text:p>
          </table:table-cell>
          <table:table-cell office:value-type="float" office:value="22.2" calcext:value-type="float">
            <text:p>22.2</text:p>
          </table:table-cell>
          <table:table-cell office:value-type="float" office:value="8.2" calcext:value-type="float">
            <text:p>8.2</text:p>
          </table:table-cell>
          <table:table-cell office:value-type="float" office:value="25.8" calcext:value-type="float">
            <text:p>25.8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4207.981567" calcext:value-type="float">
            <text:p>324208</text:p>
          </table:table-cell>
          <table:table-cell office:value-type="float" office:value="36.2" calcext:value-type="float">
            <text:p>36.2</text:p>
          </table:table-cell>
          <table:table-cell office:value-type="float" office:value="6.3" calcext:value-type="float">
            <text:p>6.3</text:p>
          </table:table-cell>
          <table:table-cell office:value-type="float" office:value="18.7" calcext:value-type="float">
            <text:p>18.7</text:p>
          </table:table-cell>
          <table:table-cell office:value-type="float" office:value="12.2" calcext:value-type="float">
            <text:p>12.2</text:p>
          </table:table-cell>
          <table:table-cell office:value-type="float" office:value="18.35" calcext:value-type="float">
            <text:p>18.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4709.363129" calcext:value-type="float">
            <text:p>324709</text:p>
          </table:table-cell>
          <table:table-cell office:value-type="float" office:value="27.5" calcext:value-type="float">
            <text:p>27.5</text:p>
          </table:table-cell>
          <table:table-cell office:value-type="float" office:value="12.5" calcext:value-type="float">
            <text:p>12.5</text:p>
          </table:table-cell>
          <table:table-cell office:value-type="float" office:value="19.6" calcext:value-type="float">
            <text:p>19.6</text:p>
          </table:table-cell>
          <table:table-cell office:value-type="float" office:value="8.3" calcext:value-type="float">
            <text:p>8.3</text:p>
          </table:table-cell>
          <table:table-cell office:value-type="float" office:value="16.975" calcext:value-type="float">
            <text:p>16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5210.465784" calcext:value-type="float">
            <text:p>32521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8.5" calcext:value-type="float">
            <text:p>8.5</text:p>
          </table:table-cell>
          <table:table-cell office:value-type="float" office:value="22.925" calcext:value-type="float">
            <text:p>22.9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5712.054804" calcext:value-type="float">
            <text:p>325712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float" office:value="19.2" calcext:value-type="float">
            <text:p>19.2</text:p>
          </table:table-cell>
          <table:table-cell office:value-type="float" office:value="18.7" calcext:value-type="float">
            <text:p>18.7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6214.213892" calcext:value-type="float">
            <text:p>326214</text:p>
          </table:table-cell>
          <table:table-cell office:value-type="float" office:value="26.7" calcext:value-type="float">
            <text:p>26.7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6716.257757" calcext:value-type="float">
            <text:p>326716</text:p>
          </table:table-cell>
          <table:table-cell office:value-type="float" office:value="34.7" calcext:value-type="float">
            <text:p>34.7</text:p>
          </table:table-cell>
          <table:table-cell office:value-type="float" office:value="12.8" calcext:value-type="float">
            <text:p>12.8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9.625" calcext:value-type="float">
            <text:p>19.6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7218.522934" calcext:value-type="float">
            <text:p>3272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.1" calcext:value-type="float">
            <text:p>19.1</text:p>
          </table:table-cell>
          <table:table-cell office:value-type="float" office:value="26" calcext:value-type="float">
            <text:p>26</text:p>
          </table:table-cell>
          <table:table-cell office:value-type="float" office:value="19.525" calcext:value-type="float">
            <text:p>19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7719.912747" calcext:value-type="float">
            <text:p>3277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8221.476614" calcext:value-type="float">
            <text:p>328221</text:p>
          </table:table-cell>
          <table:table-cell office:value-type="float" office:value="6.2" calcext:value-type="float">
            <text:p>6.2</text:p>
          </table:table-cell>
          <table:table-cell office:value-type="float" office:value="14.6" calcext:value-type="float">
            <text:p>14.6</text:p>
          </table:table-cell>
          <table:table-cell office:value-type="float" office:value="17.3" calcext:value-type="float">
            <text:p>17.3</text:p>
          </table:table-cell>
          <table:table-cell office:value-type="float" office:value="16" calcext:value-type="float">
            <text:p>16</text:p>
          </table:table-cell>
          <table:table-cell office:value-type="float" office:value="13.525" calcext:value-type="float">
            <text:p>13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8723.517271" calcext:value-type="float">
            <text:p>328724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15.4" calcext:value-type="float">
            <text:p>15.4</text:p>
          </table:table-cell>
          <table:table-cell office:value-type="float" office:value="10.2" calcext:value-type="float">
            <text:p>10.2</text:p>
          </table:table-cell>
          <table:table-cell office:value-type="float" office:value="13.975" calcext:value-type="float">
            <text:p>13.9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9225.444558" calcext:value-type="float">
            <text:p>329225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30.2" calcext:value-type="float">
            <text:p>30.2</text:p>
          </table:table-cell>
          <table:table-cell office:value-type="float" office:value="10" calcext:value-type="float">
            <text:p>10</text:p>
          </table:table-cell>
          <table:table-cell office:value-type="float" office:value="14.225" calcext:value-type="float">
            <text:p>14.2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29727.234752" calcext:value-type="float">
            <text:p>329727</text:p>
          </table:table-cell>
          <table:table-cell office:value-type="float" office:value="19.1" calcext:value-type="float">
            <text:p>19.1</text:p>
          </table:table-cell>
          <table:table-cell office:value-type="float" office:value="19.6" calcext:value-type="float">
            <text:p>19.6</text:p>
          </table:table-cell>
          <table:table-cell office:value-type="float" office:value="13.5" calcext:value-type="float">
            <text:p>13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25" calcext:value-type="float">
            <text:p>17.2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0228.838132" calcext:value-type="float">
            <text:p>330229</text:p>
          </table:table-cell>
          <table:table-cell office:value-type="float" office:value="52.1" calcext:value-type="float">
            <text:p>52.1</text:p>
          </table:table-cell>
          <table:table-cell office:value-type="float" office:value="24.5" calcext:value-type="float">
            <text:p>24.5</text:p>
          </table:table-cell>
          <table:table-cell office:value-type="float" office:value="22.2" calcext:value-type="float">
            <text:p>22.2</text:p>
          </table:table-cell>
          <table:table-cell office:value-type="float" office:value="15.4" calcext:value-type="float">
            <text:p>15.4</text:p>
          </table:table-cell>
          <table:table-cell office:value-type="float" office:value="28.55" calcext:value-type="float">
            <text:p>28.5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0730.392511" calcext:value-type="float">
            <text:p>330730</text:p>
          </table:table-cell>
          <table:table-cell office:value-type="float" office:value="17.6" calcext:value-type="float">
            <text:p>17.6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1231.948612" calcext:value-type="float">
            <text:p>331232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8.2" calcext:value-type="float">
            <text:p>8.2</text:p>
          </table:table-cell>
          <table:table-cell office:value-type="float" office:value="26.9" calcext:value-type="float">
            <text:p>26.9</text:p>
          </table:table-cell>
          <table:table-cell office:value-type="float" office:value="15.175" calcext:value-type="float">
            <text:p>15.17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1733.494896" calcext:value-type="float">
            <text:p>331733</text:p>
          </table:table-cell>
          <table:table-cell office:value-type="float" office:value="12.2" calcext:value-type="float">
            <text:p>12.2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18.9" calcext:value-type="float">
            <text:p>18.9</text:p>
          </table:table-cell>
          <table:table-cell office:value-type="float" office:value="16.35" calcext:value-type="float">
            <text:p>16.3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2235.313696" calcext:value-type="float">
            <text:p>332235</text:p>
          </table:table-cell>
          <table:table-cell office:value-type="float" office:value="59.2" calcext:value-type="float">
            <text:p>59.2</text:p>
          </table:table-cell>
          <table:table-cell office:value-type="float" office:value="22.4" calcext:value-type="float">
            <text:p>22.4</text:p>
          </table:table-cell>
          <table:table-cell office:value-type="float" office:value="18.5" calcext:value-type="float">
            <text:p>18.5</text:p>
          </table:table-cell>
          <table:table-cell office:value-type="float" office:value="8.3" calcext:value-type="float">
            <text:p>8.3</text:p>
          </table:table-cell>
          <table:table-cell office:value-type="float" office:value="27.1" calcext:value-type="float">
            <text:p>27.1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2737.554638" calcext:value-type="float">
            <text:p>332738</text:p>
          </table:table-cell>
          <table:table-cell office:value-type="float" office:value="27.5" calcext:value-type="float">
            <text:p>27.5</text:p>
          </table:table-cell>
          <table:table-cell office:value-type="float" office:value="34.6" calcext:value-type="float">
            <text:p>34.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.525" calcext:value-type="float">
            <text:p>22.52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3239.932356" calcext:value-type="float">
            <text:p>333240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3742.189555" calcext:value-type="float">
            <text:p>333742</text:p>
          </table:table-cell>
          <table:table-cell office:value-type="float" office:value="11.1" calcext:value-type="float">
            <text:p>11.1</text:p>
          </table:table-cell>
          <table:table-cell office:value-type="float" office:value="25.5" calcext:value-type="float">
            <text:p>25.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0.15" calcext:value-type="float">
            <text:p>20.15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4244.431198" calcext:value-type="float">
            <text:p>334244</text:p>
          </table:table-cell>
          <table:table-cell office:value-type="float" office:value="21.3" calcext:value-type="float">
            <text:p>21.3</text:p>
          </table:table-cell>
          <table:table-cell office:value-type="float" office:value="20" calcext:value-type="float">
            <text:p>20</text:p>
          </table:table-cell>
          <table:table-cell office:value-type="float" office:value="24.5" calcext:value-type="float">
            <text:p>24.5</text:p>
          </table:table-cell>
          <table:table-cell office:value-type="float" office:value="17.6" calcext:value-type="float">
            <text:p>17.6</text:p>
          </table:table-cell>
          <table:table-cell office:value-type="float" office:value="20.85" calcext:value-type="float">
            <text:p>20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4746.421157" calcext:value-type="float">
            <text:p>334746</text:p>
          </table:table-cell>
          <table:table-cell office:value-type="float" office:value="72.9" calcext:value-type="float">
            <text:p>72.9</text:p>
          </table:table-cell>
          <table:table-cell office:value-type="float" office:value="10" calcext:value-type="float">
            <text:p>10</text:p>
          </table:table-cell>
          <table:table-cell office:value-type="float" office:value="26.7" calcext:value-type="float">
            <text:p>26.7</text:p>
          </table:table-cell>
          <table:table-cell office:value-type="float" office:value="15.4" calcext:value-type="float">
            <text:p>15.4</text:p>
          </table:table-cell>
          <table:table-cell office:value-type="float" office:value="31.25" calcext:value-type="float">
            <text:p>31.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5248.295042" calcext:value-type="float">
            <text:p>335248</text:p>
          </table:table-cell>
          <table:table-cell office:value-type="float" office:value="16.3" calcext:value-type="float">
            <text:p>16.3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.6</text:p>
          </table:table-cell>
          <table:table-cell office:value-type="float" office:value="14.8" calcext:value-type="float">
            <text:p>14.8</text:p>
          </table:table-cell>
          <table:table-cell office:value-type="float" office:value="14.675" calcext:value-type="float">
            <text:p>14.6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5750.148796" calcext:value-type="float">
            <text:p>335750</text:p>
          </table:table-cell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8.2" calcext:value-type="float">
            <text:p>18.2</text:p>
          </table:table-cell>
          <table:table-cell office:value-type="float" office:value="15.7" calcext:value-type="float">
            <text:p>15.7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6251.662238" calcext:value-type="float">
            <text:p>336252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.475" calcext:value-type="float">
            <text:p>14.4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6753.300714" calcext:value-type="float">
            <text:p>336753</text:p>
          </table:table-cell>
          <table:table-cell office:value-type="float" office:value="41.7" calcext:value-type="float">
            <text:p>41.7</text:p>
          </table:table-cell>
          <table:table-cell office:value-type="float" office:value="10.2" calcext:value-type="float">
            <text:p>10.2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3.075" calcext:value-type="float">
            <text:p>23.0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7254.491212" calcext:value-type="float">
            <text:p>337254</text:p>
          </table:table-cell>
          <table:table-cell office:value-type="float" office:value="40.8" calcext:value-type="float">
            <text:p>40.8</text:p>
          </table:table-cell>
          <table:table-cell office:value-type="float" office:value="15.7" calcext:value-type="float">
            <text:p>15.7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23.375" calcext:value-type="float">
            <text:p>2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7756.267333" calcext:value-type="float">
            <text:p>337756</text:p>
          </table:table-cell>
          <table:table-cell office:value-type="float" office:value="8.3" calcext:value-type="float">
            <text:p>8.3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15.75" calcext:value-type="float">
            <text:p>15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8257.86764" calcext:value-type="float">
            <text:p>338258</text:p>
          </table:table-cell>
          <table:table-cell office:value-type="float" office:value="16.3" calcext:value-type="float">
            <text:p>16.3</text:p>
          </table:table-cell>
          <table:table-cell office:value-type="float" office:value="12.8" calcext:value-type="float">
            <text:p>12.8</text:p>
          </table:table-cell>
          <table:table-cell office:value-type="float" office:value="18.9" calcext:value-type="float">
            <text:p>18.9</text:p>
          </table:table-cell>
          <table:table-cell office:value-type="float" office:value="13.7" calcext:value-type="float">
            <text:p>13.7</text:p>
          </table:table-cell>
          <table:table-cell office:value-type="float" office:value="15.425" calcext:value-type="float">
            <text:p>15.4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8759.583907" calcext:value-type="float">
            <text:p>338760</text:p>
          </table:table-cell>
          <table:table-cell office:value-type="float" office:value="20" calcext:value-type="float">
            <text:p>20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8.9" calcext:value-type="float">
            <text:p>18.9</text:p>
          </table:table-cell>
          <table:table-cell office:value-type="float" office:value="17.775" calcext:value-type="float">
            <text:p>17.7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9260.865641" calcext:value-type="float">
            <text:p>33926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39763.241288" calcext:value-type="float">
            <text:p>339763</text:p>
          </table:table-cell>
          <table:table-cell office:value-type="float" office:value="23.5" calcext:value-type="float">
            <text:p>23.5</text:p>
          </table:table-cell>
          <table:table-cell office:value-type="float" office:value="16.3" calcext:value-type="float">
            <text:p>16.3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23.075" calcext:value-type="float">
            <text:p>23.0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0265.747934" calcext:value-type="float">
            <text:p>340266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16.7" calcext:value-type="float">
            <text:p>16.7</text:p>
          </table:table-cell>
          <table:table-cell office:value-type="float" office:value="28.6" calcext:value-type="float">
            <text:p>28.6</text:p>
          </table:table-cell>
          <table:table-cell office:value-type="float" office:value="19.65" calcext:value-type="float">
            <text:p>19.6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0767.878545" calcext:value-type="float">
            <text:p>34076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.5" calcext:value-type="float">
            <text:p>24.5</text:p>
          </table:table-cell>
          <table:table-cell office:value-type="float" office:value="29.2" calcext:value-type="float">
            <text:p>29.2</text:p>
          </table:table-cell>
          <table:table-cell office:value-type="float" office:value="27.675" calcext:value-type="float">
            <text:p>27.6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1269.727417" calcext:value-type="float">
            <text:p>341270</text:p>
          </table:table-cell>
          <table:table-cell office:value-type="float" office:value="17" calcext:value-type="float">
            <text:p>17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1771.313475" calcext:value-type="float">
            <text:p>341771</text:p>
          </table:table-cell>
          <table:table-cell office:value-type="float" office:value="62" calcext:value-type="float">
            <text:p>62</text:p>
          </table:table-cell>
          <table:table-cell office:value-type="float" office:value="15.2" calcext:value-type="float">
            <text:p>15.2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office:value-type="float" office:value="25.3" calcext:value-type="float">
            <text:p>25.3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2272.938476" calcext:value-type="float">
            <text:p>342273</text:p>
          </table:table-cell>
          <table:table-cell office:value-type="float" office:value="10.4" calcext:value-type="float">
            <text:p>10.4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0.6" calcext:value-type="float">
            <text:p>10.6</text:p>
          </table:table-cell>
          <table:table-cell office:value-type="float" office:value="13.25" calcext:value-type="float">
            <text:p>13.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2774.498292" calcext:value-type="float">
            <text:p>342774</text:p>
          </table:table-cell>
          <table:table-cell office:value-type="float" office:value="12.5" calcext:value-type="float">
            <text:p>12.5</text:p>
          </table:table-cell>
          <table:table-cell office:value-type="float" office:value="6.4" calcext:value-type="float">
            <text:p>6.4</text:p>
          </table:table-cell>
          <table:table-cell office:value-type="float" office:value="28.8" calcext:value-type="float">
            <text:p>28.8</text:p>
          </table:table-cell>
          <table:table-cell office:value-type="float" office:value="12.2" calcext:value-type="float">
            <text:p>12.2</text:p>
          </table:table-cell>
          <table:table-cell office:value-type="float" office:value="14.975" calcext:value-type="float">
            <text:p>14.9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3276.072606" calcext:value-type="float">
            <text:p>343276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8.9" calcext:value-type="float">
            <text:p>18.9</text:p>
          </table:table-cell>
          <table:table-cell office:value-type="float" office:value="17.6" calcext:value-type="float">
            <text:p>17.6</text:p>
          </table:table-cell>
          <table:table-cell office:value-type="float" office:value="14.85" calcext:value-type="float">
            <text:p>14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3777.60905" calcext:value-type="float">
            <text:p>343778</text:p>
          </table:table-cell>
          <table:table-cell office:value-type="float" office:value="49" calcext:value-type="float">
            <text:p>49</text:p>
          </table:table-cell>
          <table:table-cell office:value-type="float" office:value="19.1" calcext:value-type="float">
            <text:p>19.1</text:p>
          </table:table-cell>
          <table:table-cell office:value-type="float" office:value="18.9" calcext:value-type="float">
            <text:p>18.9</text:p>
          </table:table-cell>
          <table:table-cell office:value-type="float" office:value="12" calcext:value-type="float">
            <text:p>12</text:p>
          </table:table-cell>
          <table:table-cell office:value-type="float" office:value="24.75" calcext:value-type="float">
            <text:p>24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4278.986568" calcext:value-type="float">
            <text:p>344279</text:p>
          </table:table-cell>
          <table:table-cell office:value-type="float" office:value="25" calcext:value-type="float">
            <text:p>2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2" calcext:value-type="float">
            <text:p>10.2</text:p>
          </table:table-cell>
          <table:table-cell office:value-type="float" office:value="16.55" calcext:value-type="float">
            <text:p>16.5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4780.77821" calcext:value-type="float">
            <text:p>344781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  <table:table-cell office:value-type="float" office:value="23.1" calcext:value-type="float">
            <text:p>23.1</text:p>
          </table:table-cell>
          <table:table-cell office:value-type="float" office:value="12.2" calcext:value-type="float">
            <text:p>12.2</text:p>
          </table:table-cell>
          <table:table-cell office:value-type="float" office:value="13.425" calcext:value-type="float">
            <text:p>13.4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5282.427556" calcext:value-type="float">
            <text:p>345282</text:p>
          </table:table-cell>
          <table:table-cell office:value-type="float" office:value="18.9" calcext:value-type="float">
            <text:p>18.9</text:p>
          </table:table-cell>
          <table:table-cell office:value-type="float" office:value="8.3" calcext:value-type="float">
            <text:p>8.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.8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5784.738784" calcext:value-type="float">
            <text:p>345785</text:p>
          </table:table-cell>
          <table:table-cell office:value-type="float" office:value="18" calcext:value-type="float">
            <text:p>18</text:p>
          </table:table-cell>
          <table:table-cell office:value-type="float" office:value="28.8" calcext:value-type="float">
            <text:p>28.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.2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6286.48459" calcext:value-type="float">
            <text:p>346286</text:p>
          </table:table-cell>
          <table:table-cell office:value-type="float" office:value="70.8" calcext:value-type="float">
            <text:p>70.8</text:p>
          </table:table-cell>
          <table:table-cell office:value-type="float" office:value="15.7" calcext:value-type="float">
            <text:p>15.7</text:p>
          </table:table-cell>
          <table:table-cell office:value-type="float" office:value="25" calcext:value-type="float">
            <text:p>25</text:p>
          </table:table-cell>
          <table:table-cell office:value-type="float" office:value="19.6" calcext:value-type="float">
            <text:p>19.6</text:p>
          </table:table-cell>
          <table:table-cell office:value-type="float" office:value="32.775" calcext:value-type="float">
            <text:p>32.7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6788.030638" calcext:value-type="float">
            <text:p>346788</text:p>
          </table:table-cell>
          <table:table-cell office:value-type="float" office:value="12.2" calcext:value-type="float">
            <text:p>12.2</text:p>
          </table:table-cell>
          <table:table-cell office:value-type="float" office:value="15.4" calcext:value-type="float">
            <text:p>15.4</text:p>
          </table:table-cell>
          <table:table-cell office:value-type="float" office:value="23.5" calcext:value-type="float">
            <text:p>23.5</text:p>
          </table:table-cell>
          <table:table-cell office:value-type="float" office:value="21.6" calcext:value-type="float">
            <text:p>21.6</text:p>
          </table:table-cell>
          <table:table-cell office:value-type="float" office:value="18.175" calcext:value-type="float">
            <text:p>18.1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7289.814757" calcext:value-type="float">
            <text:p>347290</text:p>
          </table:table-cell>
          <table:table-cell office:value-type="float" office:value="18.8" calcext:value-type="float">
            <text:p>18.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.45" calcext:value-type="float">
            <text:p>15.4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7791.851779" calcext:value-type="float">
            <text:p>347792</text:p>
          </table:table-cell>
          <table:table-cell office:value-type="float" office:value="26.4" calcext:value-type="float">
            <text:p>26.4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19.2" calcext:value-type="float">
            <text:p>19.2</text:p>
          </table:table-cell>
          <table:table-cell office:value-type="float" office:value="16.475" calcext:value-type="float">
            <text:p>16.4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8293.242307" calcext:value-type="float">
            <text:p>348293</text:p>
          </table:table-cell>
          <table:table-cell office:value-type="float" office:value="25" calcext:value-type="float">
            <text:p>25</text:p>
          </table:table-cell>
          <table:table-cell office:value-type="float" office:value="10.4" calcext:value-type="float">
            <text:p>10.4</text:p>
          </table:table-cell>
          <table:table-cell office:value-type="float" office:value="19.2" calcext:value-type="float">
            <text:p>19.2</text:p>
          </table:table-cell>
          <table:table-cell office:value-type="float" office:value="8.3" calcext:value-type="float">
            <text:p>8.3</text:p>
          </table:table-cell>
          <table:table-cell office:value-type="float" office:value="15.725" calcext:value-type="float">
            <text:p>15.7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8794.968756" calcext:value-type="float">
            <text:p>348795</text:p>
          </table:table-cell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.2</text:p>
          </table:table-cell>
          <table:table-cell office:value-type="float" office:value="28.6" calcext:value-type="float">
            <text:p>28.6</text:p>
          </table:table-cell>
          <table:table-cell office:value-type="float" office:value="10.2" calcext:value-type="float">
            <text:p>10.2</text:p>
          </table:table-cell>
          <table:table-cell office:value-type="float" office:value="24.75" calcext:value-type="float">
            <text:p>24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9296.538076" calcext:value-type="float">
            <text:p>349297</text:p>
          </table:table-cell>
          <table:table-cell office:value-type="float" office:value="14" calcext:value-type="float">
            <text:p>14</text:p>
          </table:table-cell>
          <table:table-cell office:value-type="float" office:value="11.8" calcext:value-type="float">
            <text:p>11.8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49798.23906" calcext:value-type="float">
            <text:p>349798</text:p>
          </table:table-cell>
          <table:table-cell office:value-type="float" office:value="14.9" calcext:value-type="float">
            <text:p>14.9</text:p>
          </table:table-cell>
          <table:table-cell office:value-type="float" office:value="23.5" calcext:value-type="float">
            <text:p>23.5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13.225" calcext:value-type="float">
            <text:p>13.2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0299.850952" calcext:value-type="float">
            <text:p>350300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0801.556267" calcext:value-type="float">
            <text:p>350802</text:p>
          </table:table-cell>
          <table:table-cell office:value-type="float" office:value="58.3" calcext:value-type="float">
            <text:p>58.3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  <table:table-cell office:value-type="float" office:value="16.3" calcext:value-type="float">
            <text:p>16.3</text:p>
          </table:table-cell>
          <table:table-cell office:value-type="float" office:value="29.375" calcext:value-type="float">
            <text:p>29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1304.105351" calcext:value-type="float">
            <text:p>351304</text:p>
          </table:table-cell>
          <table:table-cell office:value-type="float" office:value="24.5" calcext:value-type="float">
            <text:p>24.5</text:p>
          </table:table-cell>
          <table:table-cell office:value-type="float" office:value="19.2" calcext:value-type="float">
            <text:p>19.2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22.575" calcext:value-type="float">
            <text:p>22.5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1806.467306" calcext:value-type="float">
            <text:p>351806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float" office:value="22.9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office:value-type="float" office:value="21.725" calcext:value-type="float">
            <text:p>21.7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2308.856926" calcext:value-type="float">
            <text:p>352309</text:p>
          </table:table-cell>
          <table:table-cell office:value-type="float" office:value="38.8" calcext:value-type="float">
            <text:p>38.8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23.375" calcext:value-type="float">
            <text:p>2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2811.033103" calcext:value-type="float">
            <text:p>352811</text:p>
          </table:table-cell>
          <table:table-cell office:value-type="float" office:value="21.3" calcext:value-type="float">
            <text:p>21.3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21.6" calcext:value-type="float">
            <text:p>21.6</text:p>
          </table:table-cell>
          <table:table-cell office:value-type="float" office:value="21.75" calcext:value-type="float">
            <text:p>21.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3312.713524" calcext:value-type="float">
            <text:p>353313</text:p>
          </table:table-cell>
          <table:table-cell office:value-type="float" office:value="75" calcext:value-type="float">
            <text:p>75</text:p>
          </table:table-cell>
          <table:table-cell office:value-type="float" office:value="29.2" calcext:value-type="float">
            <text:p>29.2</text:p>
          </table:table-cell>
          <table:table-cell office:value-type="float" office:value="13.7" calcext:value-type="float">
            <text:p>13.7</text:p>
          </table:table-cell>
          <table:table-cell office:value-type="float" office:value="8.5" calcext:value-type="float">
            <text:p>8.5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3814.300167" calcext:value-type="float">
            <text:p>353814</text:p>
          </table:table-cell>
          <table:table-cell office:value-type="float" office:value="4.3" calcext:value-type="float">
            <text:p>4.3</text:p>
          </table:table-cell>
          <table:table-cell office:value-type="float" office:value="27.5" calcext:value-type="float">
            <text:p>27.5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13.375" calcext:value-type="float">
            <text:p>1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4316.004661" calcext:value-type="float">
            <text:p>354316</text:p>
          </table:table-cell>
          <table:table-cell office:value-type="float" office:value="13.7" calcext:value-type="float">
            <text:p>13.7</text:p>
          </table:table-cell>
          <table:table-cell office:value-type="float" office:value="12.8" calcext:value-type="float">
            <text:p>12.8</text:p>
          </table:table-cell>
          <table:table-cell office:value-type="float" office:value="6.2" calcext:value-type="float">
            <text:p>6.2</text:p>
          </table:table-cell>
          <table:table-cell office:value-type="float" office:value="23.1" calcext:value-type="float">
            <text:p>23.1</text:p>
          </table:table-cell>
          <table:table-cell office:value-type="float" office:value="13.95" calcext:value-type="float">
            <text:p>13.9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4817.571783" calcext:value-type="float">
            <text:p>354818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5319.147924" calcext:value-type="float">
            <text:p>355319</text:p>
          </table:table-cell>
          <table:table-cell office:value-type="float" office:value="37.7" calcext:value-type="float">
            <text:p>37.7</text:p>
          </table:table-cell>
          <table:table-cell office:value-type="float" office:value="17.6" calcext:value-type="float">
            <text:p>17.6</text:p>
          </table:table-cell>
          <table:table-cell office:value-type="float" office:value="12.5" calcext:value-type="float">
            <text:p>12.5</text:p>
          </table:table-cell>
          <table:table-cell office:value-type="float" office:value="15.7" calcext:value-type="float">
            <text:p>15.7</text:p>
          </table:table-cell>
          <table:table-cell office:value-type="float" office:value="20.875" calcext:value-type="float">
            <text:p>20.8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5820.738359" calcext:value-type="float">
            <text:p>355821</text:p>
          </table:table-cell>
          <table:table-cell office:value-type="float" office:value="44.9" calcext:value-type="float">
            <text:p>44.9</text:p>
          </table:table-cell>
          <table:table-cell office:value-type="float" office:value="10.4" calcext:value-type="float">
            <text:p>10.4</text:p>
          </table:table-cell>
          <table:table-cell office:value-type="float" office:value="8.2" calcext:value-type="float">
            <text:p>8.2</text:p>
          </table:table-cell>
          <table:table-cell office:value-type="float" office:value="21.7" calcext:value-type="float">
            <text:p>21.7</text:p>
          </table:table-cell>
          <table:table-cell office:value-type="float" office:value="21.3" calcext:value-type="float">
            <text:p>21.3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6322.298238" calcext:value-type="float">
            <text:p>3563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6823.916616" calcext:value-type="float">
            <text:p>356824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11.85" calcext:value-type="float">
            <text:p>11.8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7325.667213" calcext:value-type="float">
            <text:p>357326</text:p>
          </table:table-cell>
          <table:table-cell office:value-type="float" office:value="14.3" calcext:value-type="float">
            <text:p>14.3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7827.423772" calcext:value-type="float">
            <text:p>357827</text:p>
          </table:table-cell>
          <table:table-cell office:value-type="float" office:value="74" calcext:value-type="float">
            <text:p>74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9.325" calcext:value-type="float">
            <text:p>29.3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8329.43805" calcext:value-type="float">
            <text:p>358329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8" calcext:value-type="float">
            <text:p>18</text:p>
          </table:table-cell>
          <table:table-cell office:value-type="float" office:value="29.8" calcext:value-type="float">
            <text:p>29.8</text:p>
          </table:table-cell>
          <table:table-cell office:value-type="float" office:value="18.275" calcext:value-type="float">
            <text:p>18.2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8831.541511" calcext:value-type="float">
            <text:p>358832</text:p>
          </table:table-cell>
          <table:table-cell office:value-type="float" office:value="27.7" calcext:value-type="float">
            <text:p>27.7</text:p>
          </table:table-cell>
          <table:table-cell office:value-type="float" office:value="18.4" calcext:value-type="float">
            <text:p>18.4</text:p>
          </table:table-cell>
          <table:table-cell office:value-type="float" office:value="20.4" calcext:value-type="float">
            <text:p>20.4</text:p>
          </table:table-cell>
          <table:table-cell office:value-type="float" office:value="19.6" calcext:value-type="float">
            <text:p>19.6</text:p>
          </table:table-cell>
          <table:table-cell office:value-type="float" office:value="21.525" calcext:value-type="float">
            <text:p>21.5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9333.903839" calcext:value-type="float">
            <text:p>359334</text:p>
          </table:table-cell>
          <table:table-cell office:value-type="float" office:value="24" calcext:value-type="float">
            <text:p>24</text:p>
          </table:table-cell>
          <table:table-cell office:value-type="float" office:value="26.9" calcext:value-type="float">
            <text:p>26.9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23.525" calcext:value-type="float">
            <text:p>23.5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59836.160203" calcext:value-type="float">
            <text:p>35983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22.375" calcext:value-type="float">
            <text:p>22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60337.901443" calcext:value-type="float">
            <text:p>360338</text:p>
          </table:table-cell>
          <table:table-cell office:value-type="float" office:value="74" calcext:value-type="float">
            <text:p>74</text:p>
          </table:table-cell>
          <table:table-cell office:value-type="float" office:value="22.2" calcext:value-type="float">
            <text:p>22.2</text:p>
          </table:table-cell>
          <table:table-cell office:value-type="float" office:value="10.2" calcext:value-type="float">
            <text:p>10.2</text:p>
          </table:table-cell>
          <table:table-cell office:value-type="float" office:value="27.1" calcext:value-type="float">
            <text:p>27.1</text:p>
          </table:table-cell>
          <table:table-cell office:value-type="float" office:value="33.375" calcext:value-type="float">
            <text:p>33.37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60839.658736" calcext:value-type="float">
            <text:p>360840</text:p>
          </table:table-cell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34.6" calcext:value-type="float">
            <text:p>34.6</text:p>
          </table:table-cell>
          <table:table-cell office:value-type="float" office:value="20.825" calcext:value-type="float">
            <text:p>20.825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361341.086736" calcext:value-type="float">
            <text:p>36134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35.4" calcext:value-type="float">
            <text:p>35.4</text:p>
          </table:table-cell>
          <table:table-cell office:value-type="float" office:value="0.1" calcext:value-type="float">
            <text:p>0.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4:31:21.05919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30T04:03:51.007853525</dc:date>
    <meta:editing-duration>PT10H8M57S</meta:editing-duration>
    <meta:editing-cycles>2</meta:editing-cycles>
    <meta:generator>LibreOffice/6.4.7.2$Linux_X86_64 LibreOffice_project/40$Build-2</meta:generator>
    <meta:document-statistic meta:table-count="1" meta:cell-count="58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219cm" svg:height="9.006cm" xlink:href=".." xlink:type="simple" chart:class="chart:line" chart:style-name="ch1">
        <chart:legend chart:legend-position="end" svg:x="50.843cm" svg:y="4.204cm" style:legend-expansion="high" chart:style-name="ch2"/>
        <chart:plot-area chart:style-name="ch3" table:cell-range-address="ps_monitor_idle_long.A2:ps_monitor_idle_long.A722 ps_monitor_idle_long.F1:ps_monitor_idle_long.F722" chart:data-source-has-labels="both" svg:x="1.064cm" svg:y="0.18cm" svg:width="48.715cm" svg:height="8.646cm">
          <chartooo:coordinate-region svg:x="1.685cm" svg:y="0.18cm" svg:width="48.094cm" svg:height="7.13cm"/>
          <chart:axis chart:dimension="x" chart:name="primary-x" chart:style-name="ch4" chartooo:axis-type="auto">
            <chartooo:date-scale/>
            <chart:categories table:cell-range-address="ps_monitor_idle_long.A2:ps_monitor_idle_long.A7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s_monitor_idle_long.F2:ps_monitor_idle_long.F722" chart:label-cell-address="ps_monitor_idle_long.F1:ps_monitor_idle_long.F1" chart:class="chart:line">
            <chart:data-point chart:repeated="7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%</text:p>
                <draw:g>
                  <svg:desc>ps_monitor_idle_long.F1:ps_monitor_idle_long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s_monitor_idle_long.A2:ps_monitor_idle_long.A722</svg:desc>
                </draw:g>
              </table:table-cell>
              <table:table-cell office:value-type="float" office:value="0">
                <text:p>0</text:p>
                <draw:g>
                  <svg:desc>ps_monitor_idle_long.F2:ps_monitor_idle_long.F722</svg:desc>
                </draw:g>
              </table:table-cell>
            </table:table-row>
            <table:table-row>
              <table:table-cell office:value-type="float" office:value="501.787547">
                <text:p>501.787547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003.930272">
                <text:p>1003.930272</text:p>
              </table:table-cell>
              <table:table-cell office:value-type="float" office:value="23.675">
                <text:p>23.675</text:p>
              </table:table-cell>
            </table:table-row>
            <table:table-row>
              <table:table-cell office:value-type="float" office:value="1505.45291">
                <text:p>1505.45291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2007.149616">
                <text:p>2007.14961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2509.293022">
                <text:p>2509.293022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3011.035113">
                <text:p>3011.03511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12.637074">
                <text:p>3512.63707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014.240588">
                <text:p>4014.24058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516.149691">
                <text:p>4516.149691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017.971457">
                <text:p>5017.971457</text:p>
              </table:table-cell>
              <table:table-cell office:value-type="float" office:value="23.525">
                <text:p>23.525</text:p>
              </table:table-cell>
            </table:table-row>
            <table:table-row>
              <table:table-cell office:value-type="float" office:value="5519.788705">
                <text:p>5519.788705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float" office:value="6021.381932">
                <text:p>6021.381932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6523.233916">
                <text:p>6523.23391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7024.852657">
                <text:p>7024.852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26.46612">
                <text:p>7526.4661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float" office:value="8028.04445">
                <text:p>8028.04445</text:p>
              </table:table-cell>
              <table:table-cell office:value-type="float" office:value="9.075">
                <text:p>9.075</text:p>
              </table:table-cell>
            </table:table-row>
            <table:table-row>
              <table:table-cell office:value-type="float" office:value="8529.644631">
                <text:p>8529.644631</text:p>
              </table:table-cell>
              <table:table-cell office:value-type="float" office:value="12.425">
                <text:p>12.425</text:p>
              </table:table-cell>
            </table:table-row>
            <table:table-row>
              <table:table-cell office:value-type="float" office:value="9031.281993">
                <text:p>9031.281993</text:p>
              </table:table-cell>
              <table:table-cell office:value-type="float" office:value="33.275">
                <text:p>33.275</text:p>
              </table:table-cell>
            </table:table-row>
            <table:table-row>
              <table:table-cell office:value-type="float" office:value="9532.859078">
                <text:p>9532.859078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10034.960173">
                <text:p>10034.960173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float" office:value="10537.29447">
                <text:p>10537.29447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float" office:value="11039.528504">
                <text:p>11039.528504</text:p>
              </table:table-cell>
              <table:table-cell office:value-type="float" office:value="49.475">
                <text:p>49.475</text:p>
              </table:table-cell>
            </table:table-row>
            <table:table-row>
              <table:table-cell office:value-type="float" office:value="11541.927">
                <text:p>11541.927</text:p>
              </table:table-cell>
              <table:table-cell office:value-type="float" office:value="69.625">
                <text:p>69.625</text:p>
              </table:table-cell>
            </table:table-row>
            <table:table-row>
              <table:table-cell office:value-type="float" office:value="12043.757218">
                <text:p>12043.75721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12545.373882">
                <text:p>12545.373882</text:p>
              </table:table-cell>
              <table:table-cell office:value-type="float" office:value="53.525">
                <text:p>53.525</text:p>
              </table:table-cell>
            </table:table-row>
            <table:table-row>
              <table:table-cell office:value-type="float" office:value="13047.005191">
                <text:p>13047.00519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13548.317668">
                <text:p>13548.317668</text:p>
              </table:table-cell>
              <table:table-cell office:value-type="float" office:value="21.475">
                <text:p>21.475</text:p>
              </table:table-cell>
            </table:table-row>
            <table:table-row>
              <table:table-cell office:value-type="float" office:value="14049.933491">
                <text:p>14049.93349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14551.546832">
                <text:p>14551.546832</text:p>
              </table:table-cell>
              <table:table-cell office:value-type="float" office:value="6.275">
                <text:p>6.275</text:p>
              </table:table-cell>
            </table:table-row>
            <table:table-row>
              <table:table-cell office:value-type="float" office:value="15053.129151">
                <text:p>15053.12915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5554.711284">
                <text:p>15554.711284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6056.396358">
                <text:p>16056.396358</text:p>
              </table:table-cell>
              <table:table-cell office:value-type="float" office:value="22.075">
                <text:p>22.075</text:p>
              </table:table-cell>
            </table:table-row>
            <table:table-row>
              <table:table-cell office:value-type="float" office:value="16557.977246">
                <text:p>16557.977246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7060.253403">
                <text:p>17060.25340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562.330598">
                <text:p>17562.33059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8063.752592">
                <text:p>18063.752592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float" office:value="18565.00353">
                <text:p>18565.00353</text:p>
              </table:table-cell>
              <table:table-cell office:value-type="float" office:value="10.175">
                <text:p>10.175</text:p>
              </table:table-cell>
            </table:table-row>
            <table:table-row>
              <table:table-cell office:value-type="float" office:value="19066.619832">
                <text:p>19066.61983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9568.367244">
                <text:p>19568.367244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float" office:value="20069.750896">
                <text:p>20069.75089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0571.522673">
                <text:p>20571.522673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21073.815073">
                <text:p>21073.815073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21576.444321">
                <text:p>21576.4443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079.065752">
                <text:p>22079.0657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580.492283">
                <text:p>22580.492283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float" office:value="23082.273198">
                <text:p>23082.273198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23583.468912">
                <text:p>23583.468912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float" office:value="24085.240118">
                <text:p>24085.240118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24586.902399">
                <text:p>24586.90239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5088.570861">
                <text:p>25088.570861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25590.251175">
                <text:p>25590.251175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26091.810967">
                <text:p>26091.810967</text:p>
              </table:table-cell>
              <table:table-cell office:value-type="float" office:value="21.425">
                <text:p>21.425</text:p>
              </table:table-cell>
            </table:table-row>
            <table:table-row>
              <table:table-cell office:value-type="float" office:value="26593.48648">
                <text:p>26593.48648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float" office:value="27095.243767">
                <text:p>27095.243767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7597.764029">
                <text:p>27597.764029</text:p>
              </table:table-cell>
              <table:table-cell office:value-type="float" office:value="35.025">
                <text:p>35.025</text:p>
              </table:table-cell>
            </table:table-row>
            <table:table-row>
              <table:table-cell office:value-type="float" office:value="28099.837995">
                <text:p>28099.837995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float" office:value="28601.657461">
                <text:p>28601.657461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9103.397259">
                <text:p>29103.397259</text:p>
              </table:table-cell>
              <table:table-cell office:value-type="float" office:value="17.075">
                <text:p>17.075</text:p>
              </table:table-cell>
            </table:table-row>
            <table:table-row>
              <table:table-cell office:value-type="float" office:value="29604.660133">
                <text:p>29604.66013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30106.320131">
                <text:p>30106.32013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30608.449865">
                <text:p>30608.44986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31110.544782">
                <text:p>31110.544782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float" office:value="31611.761">
                <text:p>31611.76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32113.372157">
                <text:p>32113.37215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2615.738788">
                <text:p>32615.73878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33117.981862">
                <text:p>33117.981862</text:p>
              </table:table-cell>
              <table:table-cell office:value-type="float" office:value="18.225">
                <text:p>18.225</text:p>
              </table:table-cell>
            </table:table-row>
            <table:table-row>
              <table:table-cell office:value-type="float" office:value="33620.627895">
                <text:p>33620.627895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34122.505931">
                <text:p>34122.505931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float" office:value="34623.878784">
                <text:p>34623.878784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35125.474466">
                <text:p>35125.474466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35627.179868">
                <text:p>35627.179868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36128.813842">
                <text:p>36128.81384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6630.091818">
                <text:p>36630.091818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37131.487993">
                <text:p>37131.487993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37633.390756">
                <text:p>37633.390756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float" office:value="38135.430368">
                <text:p>38135.430368</text:p>
              </table:table-cell>
              <table:table-cell office:value-type="float" office:value="64.775">
                <text:p>64.775</text:p>
              </table:table-cell>
            </table:table-row>
            <table:table-row>
              <table:table-cell office:value-type="float" office:value="38637.307608">
                <text:p>38637.30760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float" office:value="39139.594399">
                <text:p>39139.594399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39642.07626">
                <text:p>39642.07626</text:p>
              </table:table-cell>
              <table:table-cell office:value-type="float" office:value="11.425">
                <text:p>11.425</text:p>
              </table:table-cell>
            </table:table-row>
            <table:table-row>
              <table:table-cell office:value-type="float" office:value="40143.850254">
                <text:p>40143.850254</text:p>
              </table:table-cell>
              <table:table-cell office:value-type="float" office:value="12.575">
                <text:p>12.575</text:p>
              </table:table-cell>
            </table:table-row>
            <table:table-row>
              <table:table-cell office:value-type="float" office:value="40645.581358">
                <text:p>40645.581358</text:p>
              </table:table-cell>
              <table:table-cell office:value-type="float" office:value="13.075">
                <text:p>13.075</text:p>
              </table:table-cell>
            </table:table-row>
            <table:table-row>
              <table:table-cell office:value-type="float" office:value="41147.635643">
                <text:p>41147.635643</text:p>
              </table:table-cell>
              <table:table-cell office:value-type="float" office:value="26.325">
                <text:p>26.325</text:p>
              </table:table-cell>
            </table:table-row>
            <table:table-row>
              <table:table-cell office:value-type="float" office:value="41649.360484">
                <text:p>41649.36048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2150.564864">
                <text:p>42150.564864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42651.906907">
                <text:p>42651.90690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43153.501298">
                <text:p>43153.50129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43655.229946">
                <text:p>43655.22994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156.961962">
                <text:p>44156.961962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float" office:value="44658.048018">
                <text:p>44658.04801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5160.094732">
                <text:p>45160.09473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45662.444718">
                <text:p>45662.444718</text:p>
              </table:table-cell>
              <table:table-cell office:value-type="float" office:value="26.975">
                <text:p>26.975</text:p>
              </table:table-cell>
            </table:table-row>
            <table:table-row>
              <table:table-cell office:value-type="float" office:value="46164.08332">
                <text:p>46164.08332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6665.898992">
                <text:p>46665.898992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47167.53983">
                <text:p>47167.5398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float" office:value="47669.35761">
                <text:p>47669.35761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8171.011981">
                <text:p>48171.011981</text:p>
              </table:table-cell>
              <table:table-cell office:value-type="float" office:value="24.425">
                <text:p>24.425</text:p>
              </table:table-cell>
            </table:table-row>
            <table:table-row>
              <table:table-cell office:value-type="float" office:value="48672.61261">
                <text:p>48672.61261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float" office:value="49173.858333">
                <text:p>49173.858333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49675.567124">
                <text:p>49675.567124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50177.231302">
                <text:p>50177.23130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0679.4549">
                <text:p>50679.4549</text:p>
              </table:table-cell>
              <table:table-cell office:value-type="float" office:value="34.825">
                <text:p>34.825</text:p>
              </table:table-cell>
            </table:table-row>
            <table:table-row>
              <table:table-cell office:value-type="float" office:value="51181.996252">
                <text:p>51181.99625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51684.436511">
                <text:p>51684.43651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2187.097896">
                <text:p>52187.09789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52689.018025">
                <text:p>52689.018025</text:p>
              </table:table-cell>
              <table:table-cell office:value-type="float" office:value="28.225">
                <text:p>28.225</text:p>
              </table:table-cell>
            </table:table-row>
            <table:table-row>
              <table:table-cell office:value-type="float" office:value="53190.679822">
                <text:p>53190.67982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53692.265117">
                <text:p>53692.265117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54193.954279">
                <text:p>54193.954279</text:p>
              </table:table-cell>
              <table:table-cell office:value-type="float" office:value="13.575">
                <text:p>13.575</text:p>
              </table:table-cell>
            </table:table-row>
            <table:table-row>
              <table:table-cell office:value-type="float" office:value="54695.576366">
                <text:p>54695.576366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55197.141804">
                <text:p>55197.141804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55698.704221">
                <text:p>55698.704221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6200.316821">
                <text:p>56200.316821</text:p>
              </table:table-cell>
              <table:table-cell office:value-type="float" office:value="14.275">
                <text:p>14.275</text:p>
              </table:table-cell>
            </table:table-row>
            <table:table-row>
              <table:table-cell office:value-type="float" office:value="56701.983585">
                <text:p>56701.98358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float" office:value="57203.669421">
                <text:p>57203.669421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float" office:value="57706.057157">
                <text:p>57706.057157</text:p>
              </table:table-cell>
              <table:table-cell office:value-type="float" office:value="62.875">
                <text:p>62.875</text:p>
              </table:table-cell>
            </table:table-row>
            <table:table-row>
              <table:table-cell office:value-type="float" office:value="58207.487844">
                <text:p>58207.48784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58709.070971">
                <text:p>58709.07097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float" office:value="59210.667097">
                <text:p>59210.667097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float" office:value="59712.342072">
                <text:p>59712.342072</text:p>
              </table:table-cell>
              <table:table-cell office:value-type="float" office:value="22.975">
                <text:p>22.975</text:p>
              </table:table-cell>
            </table:table-row>
            <table:table-row>
              <table:table-cell office:value-type="float" office:value="60214.305283">
                <text:p>60214.30528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60716.015569">
                <text:p>60716.015569</text:p>
              </table:table-cell>
              <table:table-cell office:value-type="float" office:value="22.475">
                <text:p>22.475</text:p>
              </table:table-cell>
            </table:table-row>
            <table:table-row>
              <table:table-cell office:value-type="float" office:value="61217.811704">
                <text:p>61217.811704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61720.004704">
                <text:p>61720.004704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62221.670058">
                <text:p>62221.670058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float" office:value="62723.339022">
                <text:p>62723.33902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63224.972521">
                <text:p>63224.97252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63726.601796">
                <text:p>63726.601796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float" office:value="64227.764906">
                <text:p>64227.76490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64729.7106">
                <text:p>64729.710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65231.096372">
                <text:p>65231.096372</text:p>
              </table:table-cell>
              <table:table-cell office:value-type="float" office:value="14.975">
                <text:p>14.975</text:p>
              </table:table-cell>
            </table:table-row>
            <table:table-row>
              <table:table-cell office:value-type="float" office:value="65732.680732">
                <text:p>65732.680732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66234.26185">
                <text:p>66234.26185</text:p>
              </table:table-cell>
              <table:table-cell office:value-type="float" office:value="15.325">
                <text:p>15.325</text:p>
              </table:table-cell>
            </table:table-row>
            <table:table-row>
              <table:table-cell office:value-type="float" office:value="66735.769799">
                <text:p>66735.769799</text:p>
              </table:table-cell>
              <table:table-cell office:value-type="float" office:value="26.375">
                <text:p>26.375</text:p>
              </table:table-cell>
            </table:table-row>
            <table:table-row>
              <table:table-cell office:value-type="float" office:value="67237.362524">
                <text:p>67237.362524</text:p>
              </table:table-cell>
              <table:table-cell office:value-type="float" office:value="20.225">
                <text:p>20.225</text:p>
              </table:table-cell>
            </table:table-row>
            <table:table-row>
              <table:table-cell office:value-type="float" office:value="67739.093894">
                <text:p>67739.093894</text:p>
              </table:table-cell>
              <table:table-cell office:value-type="float" office:value="17.275">
                <text:p>17.275</text:p>
              </table:table-cell>
            </table:table-row>
            <table:table-row>
              <table:table-cell office:value-type="float" office:value="68241.613238">
                <text:p>68241.613238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float" office:value="68744.013358">
                <text:p>68744.013358</text:p>
              </table:table-cell>
              <table:table-cell office:value-type="float" office:value="26.325">
                <text:p>26.325</text:p>
              </table:table-cell>
            </table:table-row>
            <table:table-row>
              <table:table-cell office:value-type="float" office:value="69245.832536">
                <text:p>69245.832536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69747.46227">
                <text:p>69747.4622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70249.125187">
                <text:p>70249.125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750.820435">
                <text:p>70750.820435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float" office:value="71252.560403">
                <text:p>71252.560403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71754.211314">
                <text:p>71754.211314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72255.812317">
                <text:p>72255.812317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72757.255207">
                <text:p>72757.255207</text:p>
              </table:table-cell>
              <table:table-cell office:value-type="float" office:value="14.775">
                <text:p>14.775</text:p>
              </table:table-cell>
            </table:table-row>
            <table:table-row>
              <table:table-cell office:value-type="float" office:value="73259.037057">
                <text:p>73259.03705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3760.82307">
                <text:p>73760.8230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74263.029931">
                <text:p>74263.02993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74765.359307">
                <text:p>74765.359307</text:p>
              </table:table-cell>
              <table:table-cell office:value-type="float" office:value="24.725">
                <text:p>24.725</text:p>
              </table:table-cell>
            </table:table-row>
            <table:table-row>
              <table:table-cell office:value-type="float" office:value="75267.595071">
                <text:p>75267.595071</text:p>
              </table:table-cell>
              <table:table-cell office:value-type="float" office:value="21.675">
                <text:p>21.675</text:p>
              </table:table-cell>
            </table:table-row>
            <table:table-row>
              <table:table-cell office:value-type="float" office:value="75769.397577">
                <text:p>75769.39757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76271.056861">
                <text:p>76271.056861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float" office:value="76772.780993">
                <text:p>76772.780993</text:p>
              </table:table-cell>
              <table:table-cell office:value-type="float" office:value="16.575">
                <text:p>16.575</text:p>
              </table:table-cell>
            </table:table-row>
            <table:table-row>
              <table:table-cell office:value-type="float" office:value="77274.579902">
                <text:p>77274.579902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77775.989459">
                <text:p>77775.98945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78277.655828">
                <text:p>78277.655828</text:p>
              </table:table-cell>
              <table:table-cell office:value-type="float" office:value="16.575">
                <text:p>16.575</text:p>
              </table:table-cell>
            </table:table-row>
            <table:table-row>
              <table:table-cell office:value-type="float" office:value="78779.546156">
                <text:p>78779.546156</text:p>
              </table:table-cell>
              <table:table-cell office:value-type="float" office:value="25.55">
                <text:p>25.55</text:p>
              </table:table-cell>
            </table:table-row>
            <table:table-row>
              <table:table-cell office:value-type="float" office:value="79280.836524">
                <text:p>79280.836524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float" office:value="79782.594405">
                <text:p>79782.594405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80284.326451">
                <text:p>80284.326451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80786.58786">
                <text:p>80786.58786</text:p>
              </table:table-cell>
              <table:table-cell office:value-type="float" office:value="32.325">
                <text:p>32.325</text:p>
              </table:table-cell>
            </table:table-row>
            <table:table-row>
              <table:table-cell office:value-type="float" office:value="81288.556938">
                <text:p>81288.556938</text:p>
              </table:table-cell>
              <table:table-cell office:value-type="float" office:value="23.725">
                <text:p>23.725</text:p>
              </table:table-cell>
            </table:table-row>
            <table:table-row>
              <table:table-cell office:value-type="float" office:value="81790.221034">
                <text:p>81790.221034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82292.090405">
                <text:p>82292.09040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82793.901219">
                <text:p>82793.901219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83296.06751">
                <text:p>83296.06751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float" office:value="83797.908005">
                <text:p>83797.908005</text:p>
              </table:table-cell>
              <table:table-cell office:value-type="float" office:value="17.725">
                <text:p>17.725</text:p>
              </table:table-cell>
            </table:table-row>
            <table:table-row>
              <table:table-cell office:value-type="float" office:value="84299.639722">
                <text:p>84299.63972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4801.82121">
                <text:p>84801.82121</text:p>
              </table:table-cell>
              <table:table-cell office:value-type="float" office:value="34.175">
                <text:p>34.175</text:p>
              </table:table-cell>
            </table:table-row>
            <table:table-row>
              <table:table-cell office:value-type="float" office:value="85303.634645">
                <text:p>85303.634645</text:p>
              </table:table-cell>
              <table:table-cell office:value-type="float" office:value="24.275">
                <text:p>24.275</text:p>
              </table:table-cell>
            </table:table-row>
            <table:table-row>
              <table:table-cell office:value-type="float" office:value="85804.905174">
                <text:p>85804.905174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86307.247397">
                <text:p>86307.247397</text:p>
              </table:table-cell>
              <table:table-cell office:value-type="float" office:value="23.675">
                <text:p>23.675</text:p>
              </table:table-cell>
            </table:table-row>
            <table:table-row>
              <table:table-cell office:value-type="float" office:value="86809.378119">
                <text:p>86809.378119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87311.787412">
                <text:p>87311.787412</text:p>
              </table:table-cell>
              <table:table-cell office:value-type="float" office:value="22.825">
                <text:p>22.825</text:p>
              </table:table-cell>
            </table:table-row>
            <table:table-row>
              <table:table-cell office:value-type="float" office:value="87813.554152">
                <text:p>87813.554152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88315.513538">
                <text:p>88315.513538</text:p>
              </table:table-cell>
              <table:table-cell office:value-type="float" office:value="19.925">
                <text:p>19.925</text:p>
              </table:table-cell>
            </table:table-row>
            <table:table-row>
              <table:table-cell office:value-type="float" office:value="88817.221423">
                <text:p>88817.22142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89319.039991">
                <text:p>89319.039991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float" office:value="89820.94376">
                <text:p>89820.94376</text:p>
              </table:table-cell>
              <table:table-cell office:value-type="float" office:value="17.825">
                <text:p>17.825</text:p>
              </table:table-cell>
            </table:table-row>
            <table:table-row>
              <table:table-cell office:value-type="float" office:value="90323.41819">
                <text:p>90323.41819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90825.407862">
                <text:p>90825.40786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91327.091646">
                <text:p>91327.091646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91828.787206">
                <text:p>91828.787206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92330.715892">
                <text:p>92330.715892</text:p>
              </table:table-cell>
              <table:table-cell office:value-type="float" office:value="21.075">
                <text:p>21.075</text:p>
              </table:table-cell>
            </table:table-row>
            <table:table-row>
              <table:table-cell office:value-type="float" office:value="92832.487077">
                <text:p>92832.487077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93334.06867">
                <text:p>93334.0686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93835.824759">
                <text:p>93835.824759</text:p>
              </table:table-cell>
              <table:table-cell office:value-type="float" office:value="19.075">
                <text:p>19.075</text:p>
              </table:table-cell>
            </table:table-row>
            <table:table-row>
              <table:table-cell office:value-type="float" office:value="94337.458311">
                <text:p>94337.4583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94839.017324">
                <text:p>94839.017324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95340.460134">
                <text:p>95340.46013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95842.070939">
                <text:p>95842.0709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343.815353">
                <text:p>96343.815353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96845.355878">
                <text:p>96845.35587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97347.221806">
                <text:p>97347.22180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97849.01501">
                <text:p>97849.01501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98350.781232">
                <text:p>98350.78123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98852.416415">
                <text:p>98852.41641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99354.424299">
                <text:p>99354.424299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float" office:value="99856.08083">
                <text:p>99856.08083</text:p>
              </table:table-cell>
              <table:table-cell office:value-type="float" office:value="16.775">
                <text:p>16.775</text:p>
              </table:table-cell>
            </table:table-row>
            <table:table-row>
              <table:table-cell office:value-type="float" office:value="100357.721027">
                <text:p>100357.72102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100859.604646">
                <text:p>100859.60464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01361.327673">
                <text:p>101361.327673</text:p>
              </table:table-cell>
              <table:table-cell office:value-type="float" office:value="11.475">
                <text:p>11.475</text:p>
              </table:table-cell>
            </table:table-row>
            <table:table-row>
              <table:table-cell office:value-type="float" office:value="101863.130936">
                <text:p>101863.130936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102364.908755">
                <text:p>102364.90875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02867.324251">
                <text:p>102867.324251</text:p>
              </table:table-cell>
              <table:table-cell office:value-type="float" office:value="23.425">
                <text:p>23.425</text:p>
              </table:table-cell>
            </table:table-row>
            <table:table-row>
              <table:table-cell office:value-type="float" office:value="103368.69057">
                <text:p>103368.69057</text:p>
              </table:table-cell>
              <table:table-cell office:value-type="float" office:value="19.825">
                <text:p>19.825</text:p>
              </table:table-cell>
            </table:table-row>
            <table:table-row>
              <table:table-cell office:value-type="float" office:value="103870.113293">
                <text:p>103870.113293</text:p>
              </table:table-cell>
              <table:table-cell office:value-type="float" office:value="25.275">
                <text:p>25.275</text:p>
              </table:table-cell>
            </table:table-row>
            <table:table-row>
              <table:table-cell office:value-type="float" office:value="104371.755588">
                <text:p>104371.75558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104872.899254">
                <text:p>104872.89925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105374.665544">
                <text:p>105374.665544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105876.506034">
                <text:p>105876.50603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106378.072026">
                <text:p>106378.072026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float" office:value="106879.487016">
                <text:p>106879.487016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float" office:value="107381.057208">
                <text:p>107381.05720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07883.445576">
                <text:p>107883.445576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108385.18293">
                <text:p>108385.18293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float" office:value="108886.821541">
                <text:p>108886.821541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float" office:value="109388.589706">
                <text:p>109388.58970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09890.212776">
                <text:p>109890.212776</text:p>
              </table:table-cell>
              <table:table-cell office:value-type="float" office:value="15.275">
                <text:p>15.275</text:p>
              </table:table-cell>
            </table:table-row>
            <table:table-row>
              <table:table-cell office:value-type="float" office:value="110391.786218">
                <text:p>110391.786218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110893.353285">
                <text:p>110893.35328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11394.737669">
                <text:p>111394.7376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1896.525768">
                <text:p>111896.52576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12398.239164">
                <text:p>112398.23916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12899.674189">
                <text:p>112899.674189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113401.261397">
                <text:p>113401.261397</text:p>
              </table:table-cell>
              <table:table-cell office:value-type="float" office:value="42.925">
                <text:p>42.925</text:p>
              </table:table-cell>
            </table:table-row>
            <table:table-row>
              <table:table-cell office:value-type="float" office:value="113902.907509">
                <text:p>113902.907509</text:p>
              </table:table-cell>
              <table:table-cell office:value-type="float" office:value="18.175">
                <text:p>18.175</text:p>
              </table:table-cell>
            </table:table-row>
            <table:table-row>
              <table:table-cell office:value-type="float" office:value="114404.488566">
                <text:p>114404.488566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114906.136212">
                <text:p>114906.136212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115407.769154">
                <text:p>115407.769154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115909.409241">
                <text:p>115909.409241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float" office:value="116411.029457">
                <text:p>116411.029457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16912.86165">
                <text:p>116912.86165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float" office:value="117414.771287">
                <text:p>117414.771287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117916.489755">
                <text:p>117916.489755</text:p>
              </table:table-cell>
              <table:table-cell office:value-type="float" office:value="27.925">
                <text:p>27.925</text:p>
              </table:table-cell>
            </table:table-row>
            <table:table-row>
              <table:table-cell office:value-type="float" office:value="118418.223075">
                <text:p>118418.22307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18919.800818">
                <text:p>118919.800818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float" office:value="119421.52619">
                <text:p>119421.52619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119923.150116">
                <text:p>119923.150116</text:p>
              </table:table-cell>
              <table:table-cell office:value-type="float" office:value="13.925">
                <text:p>13.925</text:p>
              </table:table-cell>
            </table:table-row>
            <table:table-row>
              <table:table-cell office:value-type="float" office:value="120424.925262">
                <text:p>120424.925262</text:p>
              </table:table-cell>
              <table:table-cell office:value-type="float" office:value="28.975">
                <text:p>28.975</text:p>
              </table:table-cell>
            </table:table-row>
            <table:table-row>
              <table:table-cell office:value-type="float" office:value="120926.542794">
                <text:p>120926.542794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121427.974236">
                <text:p>121427.974236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121929.736024">
                <text:p>121929.73602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2431.37609">
                <text:p>122431.37609</text:p>
              </table:table-cell>
              <table:table-cell office:value-type="float" office:value="17.725">
                <text:p>17.725</text:p>
              </table:table-cell>
            </table:table-row>
            <table:table-row>
              <table:table-cell office:value-type="float" office:value="122933.033838">
                <text:p>122933.03383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123435.282562">
                <text:p>123435.2825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3937.021547">
                <text:p>123937.02154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124438.296702">
                <text:p>124438.296702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24939.881685">
                <text:p>124939.88168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float" office:value="125446.626272">
                <text:p>125446.626272</text:p>
              </table:table-cell>
              <table:table-cell office:value-type="float" office:value="25.175">
                <text:p>25.175</text:p>
              </table:table-cell>
            </table:table-row>
            <table:table-row>
              <table:table-cell office:value-type="float" office:value="125949.646406">
                <text:p>125949.64640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26450.758704">
                <text:p>126450.758704</text:p>
              </table:table-cell>
              <table:table-cell office:value-type="float" office:value="6.975">
                <text:p>6.975</text:p>
              </table:table-cell>
            </table:table-row>
            <table:table-row>
              <table:table-cell office:value-type="float" office:value="126952.5564">
                <text:p>126952.5564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127454.189764">
                <text:p>127454.189764</text:p>
              </table:table-cell>
              <table:table-cell office:value-type="float" office:value="19.725">
                <text:p>19.725</text:p>
              </table:table-cell>
            </table:table-row>
            <table:table-row>
              <table:table-cell office:value-type="float" office:value="127955.505387">
                <text:p>127955.505387</text:p>
              </table:table-cell>
              <table:table-cell office:value-type="float" office:value="10.925">
                <text:p>10.925</text:p>
              </table:table-cell>
            </table:table-row>
            <table:table-row>
              <table:table-cell office:value-type="float" office:value="128457.090434">
                <text:p>128457.090434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128959.497618">
                <text:p>128959.497618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29460.961774">
                <text:p>129460.961774</text:p>
              </table:table-cell>
              <table:table-cell office:value-type="float" office:value="26.275">
                <text:p>26.275</text:p>
              </table:table-cell>
            </table:table-row>
            <table:table-row>
              <table:table-cell office:value-type="float" office:value="129962.679868">
                <text:p>129962.679868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130463.883578">
                <text:p>130463.88357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30965.4683">
                <text:p>130965.4683</text:p>
              </table:table-cell>
              <table:table-cell office:value-type="float" office:value="10.675">
                <text:p>10.675</text:p>
              </table:table-cell>
            </table:table-row>
            <table:table-row>
              <table:table-cell office:value-type="float" office:value="131467.083299">
                <text:p>131467.08329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31968.680999">
                <text:p>131968.680999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32470.259033">
                <text:p>132470.25903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float" office:value="132971.748249">
                <text:p>132971.748249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float" office:value="133473.65985">
                <text:p>133473.65985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133975.535837">
                <text:p>133975.535837</text:p>
              </table:table-cell>
              <table:table-cell office:value-type="float" office:value="75.95">
                <text:p>75.95</text:p>
              </table:table-cell>
            </table:table-row>
            <table:table-row>
              <table:table-cell office:value-type="float" office:value="134477.172252">
                <text:p>134477.172252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float" office:value="134978.864367">
                <text:p>134978.864367</text:p>
              </table:table-cell>
              <table:table-cell office:value-type="float" office:value="39.05">
                <text:p>39.05</text:p>
              </table:table-cell>
            </table:table-row>
            <table:table-row>
              <table:table-cell office:value-type="float" office:value="135480.534186">
                <text:p>135480.534186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float" office:value="135982.365001">
                <text:p>135982.365001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36483.959854">
                <text:p>136483.959854</text:p>
              </table:table-cell>
              <table:table-cell office:value-type="float" office:value="39.825">
                <text:p>39.825</text:p>
              </table:table-cell>
            </table:table-row>
            <table:table-row>
              <table:table-cell office:value-type="float" office:value="136985.804869">
                <text:p>136985.804869</text:p>
              </table:table-cell>
              <table:table-cell office:value-type="float" office:value="62.725">
                <text:p>62.725</text:p>
              </table:table-cell>
            </table:table-row>
            <table:table-row>
              <table:table-cell office:value-type="float" office:value="137487.628661">
                <text:p>137487.628661</text:p>
              </table:table-cell>
              <table:table-cell office:value-type="float" office:value="41.775">
                <text:p>41.775</text:p>
              </table:table-cell>
            </table:table-row>
            <table:table-row>
              <table:table-cell office:value-type="float" office:value="137989.475358">
                <text:p>137989.47535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float" office:value="138491.143926">
                <text:p>138491.14392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138992.33094">
                <text:p>138992.3309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float" office:value="139494.961126">
                <text:p>139494.961126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139997.607791">
                <text:p>139997.607791</text:p>
              </table:table-cell>
              <table:table-cell office:value-type="float" office:value="21.925">
                <text:p>21.925</text:p>
              </table:table-cell>
            </table:table-row>
            <table:table-row>
              <table:table-cell office:value-type="float" office:value="140499.816293">
                <text:p>140499.816293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41001.479111">
                <text:p>141001.479111</text:p>
              </table:table-cell>
              <table:table-cell office:value-type="float" office:value="30.075">
                <text:p>30.075</text:p>
              </table:table-cell>
            </table:table-row>
            <table:table-row>
              <table:table-cell office:value-type="float" office:value="141503.090429">
                <text:p>141503.090429</text:p>
              </table:table-cell>
              <table:table-cell office:value-type="float" office:value="29.575">
                <text:p>29.575</text:p>
              </table:table-cell>
            </table:table-row>
            <table:table-row>
              <table:table-cell office:value-type="float" office:value="142004.656541">
                <text:p>142004.656541</text:p>
              </table:table-cell>
              <table:table-cell office:value-type="float" office:value="24.425">
                <text:p>24.425</text:p>
              </table:table-cell>
            </table:table-row>
            <table:table-row>
              <table:table-cell office:value-type="float" office:value="142506.243726">
                <text:p>142506.243726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143007.869205">
                <text:p>143007.869205</text:p>
              </table:table-cell>
              <table:table-cell office:value-type="float" office:value="30.825">
                <text:p>30.825</text:p>
              </table:table-cell>
            </table:table-row>
            <table:table-row>
              <table:table-cell office:value-type="float" office:value="143509.329388">
                <text:p>143509.329388</text:p>
              </table:table-cell>
              <table:table-cell office:value-type="float" office:value="35.775">
                <text:p>35.775</text:p>
              </table:table-cell>
            </table:table-row>
            <table:table-row>
              <table:table-cell office:value-type="float" office:value="144011.042215">
                <text:p>144011.042215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144512.727486">
                <text:p>144512.727486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145014.321125">
                <text:p>145014.32112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45515.891264">
                <text:p>145515.89126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46018.17469">
                <text:p>146018.17469</text:p>
              </table:table-cell>
              <table:table-cell office:value-type="float" office:value="24.225">
                <text:p>24.225</text:p>
              </table:table-cell>
            </table:table-row>
            <table:table-row>
              <table:table-cell office:value-type="float" office:value="146520.157248">
                <text:p>146520.15724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47021.835139">
                <text:p>147021.835139</text:p>
              </table:table-cell>
              <table:table-cell office:value-type="float" office:value="12.925">
                <text:p>12.925</text:p>
              </table:table-cell>
            </table:table-row>
            <table:table-row>
              <table:table-cell office:value-type="float" office:value="147523.62314">
                <text:p>147523.6231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48024.800903">
                <text:p>148024.80090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48526.479679">
                <text:p>148526.479679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149028.072417">
                <text:p>149028.072417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149529.882226">
                <text:p>149529.882226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150031.512071">
                <text:p>150031.51207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50533.300914">
                <text:p>150533.30091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1034.966681">
                <text:p>151034.966681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float" office:value="151537.076796">
                <text:p>151537.076796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152039.268241">
                <text:p>152039.268241</text:p>
              </table:table-cell>
              <table:table-cell office:value-type="float" office:value="23.225">
                <text:p>23.225</text:p>
              </table:table-cell>
            </table:table-row>
            <table:table-row>
              <table:table-cell office:value-type="float" office:value="152541.68372">
                <text:p>152541.68372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float" office:value="153043.47174">
                <text:p>153043.47174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153545.07526">
                <text:p>153545.0752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154046.815758">
                <text:p>154046.81575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54548.502645">
                <text:p>154548.50264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155050.131955">
                <text:p>155050.13195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55551.758136">
                <text:p>155551.758136</text:p>
              </table:table-cell>
              <table:table-cell office:value-type="float" office:value="28.475">
                <text:p>28.475</text:p>
              </table:table-cell>
            </table:table-row>
            <table:table-row>
              <table:table-cell office:value-type="float" office:value="156053.440406">
                <text:p>156053.44040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56555.299396">
                <text:p>156555.29939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157056.888867">
                <text:p>157056.888867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7558.975185">
                <text:p>157558.97518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58061.109871">
                <text:p>158061.109871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float" office:value="158563.395369">
                <text:p>158563.39536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float" office:value="159065.382072">
                <text:p>159065.382072</text:p>
              </table:table-cell>
              <table:table-cell office:value-type="float" office:value="34.025">
                <text:p>34.025</text:p>
              </table:table-cell>
            </table:table-row>
            <table:table-row>
              <table:table-cell office:value-type="float" office:value="159568.257006">
                <text:p>159568.257006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160070.966959">
                <text:p>160070.966959</text:p>
              </table:table-cell>
              <table:table-cell office:value-type="float" office:value="77.85">
                <text:p>77.85</text:p>
              </table:table-cell>
            </table:table-row>
            <table:table-row>
              <table:table-cell office:value-type="float" office:value="160572.709178">
                <text:p>160572.70917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161074.089657">
                <text:p>161074.089657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161575.84215">
                <text:p>161575.8421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162077.694974">
                <text:p>162077.69497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2579.371817">
                <text:p>162579.371817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163081.020251">
                <text:p>163081.02025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63582.429463">
                <text:p>163582.42946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64084.44239">
                <text:p>164084.44239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164586.787018">
                <text:p>164586.787018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165088.617666">
                <text:p>165088.61766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65590.294925">
                <text:p>165590.2949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66091.895091">
                <text:p>166091.89509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66593.593328">
                <text:p>166593.593328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float" office:value="167095.378748">
                <text:p>167095.378748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float" office:value="167596.938262">
                <text:p>167596.93826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68098.590476">
                <text:p>168098.590476</text:p>
              </table:table-cell>
              <table:table-cell office:value-type="float" office:value="20.025">
                <text:p>20.025</text:p>
              </table:table-cell>
            </table:table-row>
            <table:table-row>
              <table:table-cell office:value-type="float" office:value="168600.480614">
                <text:p>168600.480614</text:p>
              </table:table-cell>
              <table:table-cell office:value-type="float" office:value="12.025">
                <text:p>12.025</text:p>
              </table:table-cell>
            </table:table-row>
            <table:table-row>
              <table:table-cell office:value-type="float" office:value="169102.094936">
                <text:p>169102.094936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69603.760832">
                <text:p>169603.76083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70106.233607">
                <text:p>170106.233607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float" office:value="170608.664678">
                <text:p>170608.66467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71111.319744">
                <text:p>171111.319744</text:p>
              </table:table-cell>
              <table:table-cell office:value-type="float" office:value="20.725">
                <text:p>20.725</text:p>
              </table:table-cell>
            </table:table-row>
            <table:table-row>
              <table:table-cell office:value-type="float" office:value="171613.114873">
                <text:p>171613.11487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72114.687854">
                <text:p>172114.687854</text:p>
              </table:table-cell>
              <table:table-cell office:value-type="float" office:value="23.425">
                <text:p>23.425</text:p>
              </table:table-cell>
            </table:table-row>
            <table:table-row>
              <table:table-cell office:value-type="float" office:value="172616.416832">
                <text:p>172616.41683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73117.73733">
                <text:p>173117.73733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float" office:value="173619.537953">
                <text:p>173619.5379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74121.270204">
                <text:p>174121.270204</text:p>
              </table:table-cell>
              <table:table-cell office:value-type="float" office:value="52.175">
                <text:p>52.175</text:p>
              </table:table-cell>
            </table:table-row>
            <table:table-row>
              <table:table-cell office:value-type="float" office:value="174623.153119">
                <text:p>174623.153119</text:p>
              </table:table-cell>
              <table:table-cell office:value-type="float" office:value="28.65">
                <text:p>28.65</text:p>
              </table:table-cell>
            </table:table-row>
            <table:table-row>
              <table:table-cell office:value-type="float" office:value="175124.759979">
                <text:p>175124.759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5626.399652">
                <text:p>175626.399652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float" office:value="176128.039009">
                <text:p>176128.03900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76629.737271">
                <text:p>176629.737271</text:p>
              </table:table-cell>
              <table:table-cell office:value-type="float" office:value="29.975">
                <text:p>29.975</text:p>
              </table:table-cell>
            </table:table-row>
            <table:table-row>
              <table:table-cell office:value-type="float" office:value="177131.425125">
                <text:p>177131.4251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77632.936701">
                <text:p>177632.9367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78134.697698">
                <text:p>178134.69769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78636.110161">
                <text:p>178636.110161</text:p>
              </table:table-cell>
              <table:table-cell office:value-type="float" office:value="13.475">
                <text:p>13.475</text:p>
              </table:table-cell>
            </table:table-row>
            <table:table-row>
              <table:table-cell office:value-type="float" office:value="179137.741972">
                <text:p>179137.741972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float" office:value="179639.60252">
                <text:p>179639.6025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80141.170976">
                <text:p>180141.170976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180642.739894">
                <text:p>180642.73989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81144.472995">
                <text:p>181144.47299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181646.053872">
                <text:p>181646.05387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float" office:value="182147.664656">
                <text:p>182147.664656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float" office:value="182649.212087">
                <text:p>182649.21208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83150.924181">
                <text:p>183150.92418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float" office:value="183652.743125">
                <text:p>183652.743125</text:p>
              </table:table-cell>
              <table:table-cell office:value-type="float" office:value="30.975">
                <text:p>30.975</text:p>
              </table:table-cell>
            </table:table-row>
            <table:table-row>
              <table:table-cell office:value-type="float" office:value="184154.384476">
                <text:p>184154.384476</text:p>
              </table:table-cell>
              <table:table-cell office:value-type="float" office:value="10.425">
                <text:p>10.425</text:p>
              </table:table-cell>
            </table:table-row>
            <table:table-row>
              <table:table-cell office:value-type="float" office:value="184656.084788">
                <text:p>184656.084788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float" office:value="185157.791247">
                <text:p>185157.791247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85659.384835">
                <text:p>185659.38483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86161.115902">
                <text:p>186161.11590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186663.204186">
                <text:p>186663.204186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87164.881528">
                <text:p>187164.881528</text:p>
              </table:table-cell>
              <table:table-cell office:value-type="float" office:value="26.775">
                <text:p>26.775</text:p>
              </table:table-cell>
            </table:table-row>
            <table:table-row>
              <table:table-cell office:value-type="float" office:value="187666.498017">
                <text:p>187666.49801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88168.149523">
                <text:p>188168.14952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88669.786658">
                <text:p>188669.78665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89171.444457">
                <text:p>189171.4444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89673.0382">
                <text:p>189673.03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90174.650922">
                <text:p>190174.650922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90676.283328">
                <text:p>190676.283328</text:p>
              </table:table-cell>
              <table:table-cell office:value-type="float" office:value="26.175">
                <text:p>26.175</text:p>
              </table:table-cell>
            </table:table-row>
            <table:table-row>
              <table:table-cell office:value-type="float" office:value="191177.849067">
                <text:p>191177.849067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float" office:value="191679.053122">
                <text:p>191679.053122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float" office:value="192181.169816">
                <text:p>192181.16981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92682.889104">
                <text:p>192682.889104</text:p>
              </table:table-cell>
              <table:table-cell office:value-type="float" office:value="27.225">
                <text:p>27.225</text:p>
              </table:table-cell>
            </table:table-row>
            <table:table-row>
              <table:table-cell office:value-type="float" office:value="193184.480929">
                <text:p>193184.480929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193686.059993">
                <text:p>193686.059993</text:p>
              </table:table-cell>
              <table:table-cell office:value-type="float" office:value="12.325">
                <text:p>12.325</text:p>
              </table:table-cell>
            </table:table-row>
            <table:table-row>
              <table:table-cell office:value-type="float" office:value="194187.630927">
                <text:p>194187.630927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194688.983916">
                <text:p>194688.98391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95190.689938">
                <text:p>195190.689938</text:p>
              </table:table-cell>
              <table:table-cell office:value-type="float" office:value="29.475">
                <text:p>29.475</text:p>
              </table:table-cell>
            </table:table-row>
            <table:table-row>
              <table:table-cell office:value-type="float" office:value="195692.3467">
                <text:p>195692.3467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float" office:value="196193.964793">
                <text:p>196193.964793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196696.171084">
                <text:p>196696.171084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float" office:value="197197.85023">
                <text:p>197197.85023</text:p>
              </table:table-cell>
              <table:table-cell office:value-type="float" office:value="13.025">
                <text:p>13.025</text:p>
              </table:table-cell>
            </table:table-row>
            <table:table-row>
              <table:table-cell office:value-type="float" office:value="197700.22485">
                <text:p>197700.224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8202.475247">
                <text:p>198202.47524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98704.814049">
                <text:p>198704.81404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99207.622716">
                <text:p>199207.622716</text:p>
              </table:table-cell>
              <table:table-cell office:value-type="float" office:value="18.575">
                <text:p>18.575</text:p>
              </table:table-cell>
            </table:table-row>
            <table:table-row>
              <table:table-cell office:value-type="float" office:value="199708.971376">
                <text:p>199708.971376</text:p>
              </table:table-cell>
              <table:table-cell office:value-type="float" office:value="27.975">
                <text:p>27.975</text:p>
              </table:table-cell>
            </table:table-row>
            <table:table-row>
              <table:table-cell office:value-type="float" office:value="200210.589958">
                <text:p>200210.589958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200712.071466">
                <text:p>200712.07146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201213.541658">
                <text:p>201213.541658</text:p>
              </table:table-cell>
              <table:table-cell office:value-type="float" office:value="16.825">
                <text:p>16.825</text:p>
              </table:table-cell>
            </table:table-row>
            <table:table-row>
              <table:table-cell office:value-type="float" office:value="201715.152125">
                <text:p>201715.15212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202216.743905">
                <text:p>202216.743905</text:p>
              </table:table-cell>
              <table:table-cell office:value-type="float" office:value="30.225">
                <text:p>30.225</text:p>
              </table:table-cell>
            </table:table-row>
            <table:table-row>
              <table:table-cell office:value-type="float" office:value="202718.315128">
                <text:p>202718.315128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float" office:value="203220.039942">
                <text:p>203220.039942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float" office:value="203721.681587">
                <text:p>203721.681587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float" office:value="204223.342547">
                <text:p>204223.34254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4725.31439">
                <text:p>204725.31439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float" office:value="205227.568193">
                <text:p>205227.56819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205730.539858">
                <text:p>205730.539858</text:p>
              </table:table-cell>
              <table:table-cell office:value-type="float" office:value="18.525">
                <text:p>18.525</text:p>
              </table:table-cell>
            </table:table-row>
            <table:table-row>
              <table:table-cell office:value-type="float" office:value="206233.288931">
                <text:p>206233.288931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206735.572544">
                <text:p>206735.572544</text:p>
              </table:table-cell>
              <table:table-cell office:value-type="float" office:value="30.775">
                <text:p>30.775</text:p>
              </table:table-cell>
            </table:table-row>
            <table:table-row>
              <table:table-cell office:value-type="float" office:value="207237.443975">
                <text:p>207237.44397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07739.14483">
                <text:p>207739.1448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08240.623798">
                <text:p>208240.623798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208742.194134">
                <text:p>208742.1941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9243.720802">
                <text:p>209243.7208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9745.300561">
                <text:p>209745.300561</text:p>
              </table:table-cell>
              <table:table-cell office:value-type="float" office:value="11.725">
                <text:p>11.725</text:p>
              </table:table-cell>
            </table:table-row>
            <table:table-row>
              <table:table-cell office:value-type="float" office:value="210246.920411">
                <text:p>210246.9204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210748.681425">
                <text:p>210748.681425</text:p>
              </table:table-cell>
              <table:table-cell office:value-type="float" office:value="20.025">
                <text:p>20.025</text:p>
              </table:table-cell>
            </table:table-row>
            <table:table-row>
              <table:table-cell office:value-type="float" office:value="211250.245328">
                <text:p>211250.24532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11752.538982">
                <text:p>211752.538982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float" office:value="212255.490777">
                <text:p>212255.490777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float" office:value="212758.08724">
                <text:p>212758.0872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213260.877867">
                <text:p>213260.87786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13762.800741">
                <text:p>213762.800741</text:p>
              </table:table-cell>
              <table:table-cell office:value-type="float" office:value="33.975">
                <text:p>33.975</text:p>
              </table:table-cell>
            </table:table-row>
            <table:table-row>
              <table:table-cell office:value-type="float" office:value="214264.49756">
                <text:p>214264.49756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214766.147378">
                <text:p>214766.14737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215268.033693">
                <text:p>215268.033693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15769.418918">
                <text:p>215769.418918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16271.190675">
                <text:p>216271.19067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216772.766396">
                <text:p>216772.76639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217273.955693">
                <text:p>217273.95569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17775.567947">
                <text:p>217775.56794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18277.163089">
                <text:p>218277.163089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218779.733721">
                <text:p>218779.733721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219282.090076">
                <text:p>219282.09007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19784.388559">
                <text:p>219784.38855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20286.524673">
                <text:p>220286.524673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220787.933161">
                <text:p>220787.933161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221289.544425">
                <text:p>221289.544425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221791.255352">
                <text:p>221791.255352</text:p>
              </table:table-cell>
              <table:table-cell office:value-type="float" office:value="16.525">
                <text:p>16.525</text:p>
              </table:table-cell>
            </table:table-row>
            <table:table-row>
              <table:table-cell office:value-type="float" office:value="222292.655059">
                <text:p>222292.65505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22794.390891">
                <text:p>222794.39089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23296.178258">
                <text:p>223296.178258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float" office:value="223797.585979">
                <text:p>223797.585979</text:p>
              </table:table-cell>
              <table:table-cell office:value-type="float" office:value="11.025">
                <text:p>11.025</text:p>
              </table:table-cell>
            </table:table-row>
            <table:table-row>
              <table:table-cell office:value-type="float" office:value="224299.398066">
                <text:p>224299.398066</text:p>
              </table:table-cell>
              <table:table-cell office:value-type="float" office:value="14.275">
                <text:p>14.275</text:p>
              </table:table-cell>
            </table:table-row>
            <table:table-row>
              <table:table-cell office:value-type="float" office:value="224801.00506">
                <text:p>224801.0050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25302.999013">
                <text:p>225302.999013</text:p>
              </table:table-cell>
              <table:table-cell office:value-type="float" office:value="24.025">
                <text:p>24.025</text:p>
              </table:table-cell>
            </table:table-row>
            <table:table-row>
              <table:table-cell office:value-type="float" office:value="225805.267887">
                <text:p>225805.26788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26307.75898">
                <text:p>226307.75898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float" office:value="226809.899482">
                <text:p>226809.899482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227311.673765">
                <text:p>227311.67376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227813.433823">
                <text:p>227813.433823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float" office:value="228315.056234">
                <text:p>228315.056234</text:p>
              </table:table-cell>
              <table:table-cell office:value-type="float" office:value="13.175">
                <text:p>13.175</text:p>
              </table:table-cell>
            </table:table-row>
            <table:table-row>
              <table:table-cell office:value-type="float" office:value="228816.898715">
                <text:p>228816.898715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229318.599604">
                <text:p>229318.599604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229819.864717">
                <text:p>229819.864717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230321.348383">
                <text:p>230321.348383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230823.069266">
                <text:p>230823.06926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31324.729947">
                <text:p>231324.729947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31826.316551">
                <text:p>231826.31655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232328.389465">
                <text:p>232328.389465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float" office:value="232830.223565">
                <text:p>232830.223565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33331.846499">
                <text:p>233331.846499</text:p>
              </table:table-cell>
              <table:table-cell office:value-type="float" office:value="14.225">
                <text:p>14.225</text:p>
              </table:table-cell>
            </table:table-row>
            <table:table-row>
              <table:table-cell office:value-type="float" office:value="233834.102611">
                <text:p>233834.102611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234336.090632">
                <text:p>234336.090632</text:p>
              </table:table-cell>
              <table:table-cell office:value-type="float" office:value="14.175">
                <text:p>14.175</text:p>
              </table:table-cell>
            </table:table-row>
            <table:table-row>
              <table:table-cell office:value-type="float" office:value="234837.67908">
                <text:p>234837.67908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235339.595135">
                <text:p>235339.59513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235841.182396">
                <text:p>235841.182396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236342.755285">
                <text:p>236342.75528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float" office:value="236844.432949">
                <text:p>236844.432949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237346.031929">
                <text:p>237346.031929</text:p>
              </table:table-cell>
              <table:table-cell office:value-type="float" office:value="9.175">
                <text:p>9.175</text:p>
              </table:table-cell>
            </table:table-row>
            <table:table-row>
              <table:table-cell office:value-type="float" office:value="237848.270344">
                <text:p>237848.270344</text:p>
              </table:table-cell>
              <table:table-cell office:value-type="float" office:value="9.275">
                <text:p>9.275</text:p>
              </table:table-cell>
            </table:table-row>
            <table:table-row>
              <table:table-cell office:value-type="float" office:value="238350.509074">
                <text:p>238350.50907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238852.978244">
                <text:p>238852.978244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239354.673532">
                <text:p>239354.67353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239856.258707">
                <text:p>239856.25870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240357.829679">
                <text:p>240357.829679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240859.440629">
                <text:p>240859.440629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float" office:value="241361.229633">
                <text:p>241361.2296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41863.232595">
                <text:p>241863.232595</text:p>
              </table:table-cell>
              <table:table-cell office:value-type="float" office:value="67.825">
                <text:p>67.825</text:p>
              </table:table-cell>
            </table:table-row>
            <table:table-row>
              <table:table-cell office:value-type="float" office:value="242365.770275">
                <text:p>242365.770275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float" office:value="242867.623255">
                <text:p>242867.62325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43369.531326">
                <text:p>243369.531326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float" office:value="243871.2711">
                <text:p>243871.2711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244372.871598">
                <text:p>244372.871598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244874.436557">
                <text:p>244874.43655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245376.000607">
                <text:p>245376.000607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245877.610063">
                <text:p>245877.610063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246379.278629">
                <text:p>246379.278629</text:p>
              </table:table-cell>
              <table:table-cell office:value-type="float" office:value="27.975">
                <text:p>27.975</text:p>
              </table:table-cell>
            </table:table-row>
            <table:table-row>
              <table:table-cell office:value-type="float" office:value="246880.932692">
                <text:p>246880.932692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247382.295684">
                <text:p>247382.29568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247883.872208">
                <text:p>247883.87220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248385.436936">
                <text:p>248385.436936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248887.074921">
                <text:p>248887.07492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49389.297362">
                <text:p>249389.29736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49892.090426">
                <text:p>249892.090426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50394.588751">
                <text:p>250394.58875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float" office:value="250896.769429">
                <text:p>250896.769429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251398.566665">
                <text:p>251398.566665</text:p>
              </table:table-cell>
              <table:table-cell office:value-type="float" office:value="6.075">
                <text:p>6.075</text:p>
              </table:table-cell>
            </table:table-row>
            <table:table-row>
              <table:table-cell office:value-type="float" office:value="251900.156512">
                <text:p>251900.15651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52402.004672">
                <text:p>252402.004672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52903.637312">
                <text:p>252903.637312</text:p>
              </table:table-cell>
              <table:table-cell office:value-type="float" office:value="6.275">
                <text:p>6.275</text:p>
              </table:table-cell>
            </table:table-row>
            <table:table-row>
              <table:table-cell office:value-type="float" office:value="253405.676634">
                <text:p>253405.676634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253908.922923">
                <text:p>253908.922923</text:p>
              </table:table-cell>
              <table:table-cell office:value-type="float" office:value="42.375">
                <text:p>42.375</text:p>
              </table:table-cell>
            </table:table-row>
            <table:table-row>
              <table:table-cell office:value-type="float" office:value="254411.453275">
                <text:p>254411.453275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254913.482462">
                <text:p>254913.482462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float" office:value="255415.34591">
                <text:p>255415.3459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float" office:value="255917.023838">
                <text:p>255917.023838</text:p>
              </table:table-cell>
              <table:table-cell office:value-type="float" office:value="32.025">
                <text:p>32.025</text:p>
              </table:table-cell>
            </table:table-row>
            <table:table-row>
              <table:table-cell office:value-type="float" office:value="256418.623804">
                <text:p>256418.623804</text:p>
              </table:table-cell>
              <table:table-cell office:value-type="float" office:value="21.075">
                <text:p>21.075</text:p>
              </table:table-cell>
            </table:table-row>
            <table:table-row>
              <table:table-cell office:value-type="float" office:value="256920.436322">
                <text:p>256920.436322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float" office:value="257422.140821">
                <text:p>257422.14082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57923.737523">
                <text:p>257923.737523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258425.491019">
                <text:p>258425.49101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58927.107255">
                <text:p>258927.107255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float" office:value="259428.893749">
                <text:p>259428.89374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259930.504483">
                <text:p>259930.50448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260432.338955">
                <text:p>260432.338955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60934.618753">
                <text:p>260934.6187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61437.321733">
                <text:p>261437.32173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261940.248505">
                <text:p>261940.24850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62442.075083">
                <text:p>262442.07508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262943.727401">
                <text:p>262943.72740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3445.359127">
                <text:p>263445.35912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263947.096441">
                <text:p>263947.096441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264449.729099">
                <text:p>264449.729099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264952.009425">
                <text:p>264952.009425</text:p>
              </table:table-cell>
              <table:table-cell office:value-type="float" office:value="67.725">
                <text:p>67.725</text:p>
              </table:table-cell>
            </table:table-row>
            <table:table-row>
              <table:table-cell office:value-type="float" office:value="265453.956161">
                <text:p>265453.95616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265955.680137">
                <text:p>265955.68013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66457.30004">
                <text:p>266457.3000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float" office:value="266959.337826">
                <text:p>266959.337826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267461.852403">
                <text:p>267461.852403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267964.630217">
                <text:p>267964.630217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8467.629417">
                <text:p>268467.629417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float" office:value="268970.586578">
                <text:p>268970.58657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69472.73419">
                <text:p>269472.73419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float" office:value="269975.576794">
                <text:p>269975.576794</text:p>
              </table:table-cell>
              <table:table-cell office:value-type="float" office:value="50.975">
                <text:p>50.975</text:p>
              </table:table-cell>
            </table:table-row>
            <table:table-row>
              <table:table-cell office:value-type="float" office:value="270479.286779">
                <text:p>270479.286779</text:p>
              </table:table-cell>
              <table:table-cell office:value-type="float" office:value="68.525">
                <text:p>68.525</text:p>
              </table:table-cell>
            </table:table-row>
            <table:table-row>
              <table:table-cell office:value-type="float" office:value="270981.649922">
                <text:p>270981.649922</text:p>
              </table:table-cell>
              <table:table-cell office:value-type="float" office:value="72.425">
                <text:p>72.425</text:p>
              </table:table-cell>
            </table:table-row>
            <table:table-row>
              <table:table-cell office:value-type="float" office:value="271483.691512">
                <text:p>271483.691512</text:p>
              </table:table-cell>
              <table:table-cell office:value-type="float" office:value="64.825">
                <text:p>64.825</text:p>
              </table:table-cell>
            </table:table-row>
            <table:table-row>
              <table:table-cell office:value-type="float" office:value="271985.524564">
                <text:p>271985.524564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272487.1831">
                <text:p>272487.1831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float" office:value="272988.857967">
                <text:p>272988.85796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73490.933051">
                <text:p>273490.933051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273992.786766">
                <text:p>273992.78676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74495.246252">
                <text:p>274495.246252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float" office:value="274997.744513">
                <text:p>274997.744513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float" office:value="275500.173441">
                <text:p>275500.17344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76002.33974">
                <text:p>276002.3397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276504.14669">
                <text:p>276504.14669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277006.403171">
                <text:p>277006.40317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77509.22609">
                <text:p>277509.22609</text:p>
              </table:table-cell>
              <table:table-cell office:value-type="float" office:value="77.475">
                <text:p>77.475</text:p>
              </table:table-cell>
            </table:table-row>
            <table:table-row>
              <table:table-cell office:value-type="float" office:value="278012.436745">
                <text:p>278012.436745</text:p>
              </table:table-cell>
              <table:table-cell office:value-type="float" office:value="75.45">
                <text:p>75.45</text:p>
              </table:table-cell>
            </table:table-row>
            <table:table-row>
              <table:table-cell office:value-type="float" office:value="278514.48628">
                <text:p>278514.48628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float" office:value="279015.994726">
                <text:p>279015.994726</text:p>
              </table:table-cell>
              <table:table-cell office:value-type="float" office:value="67.35">
                <text:p>67.35</text:p>
              </table:table-cell>
            </table:table-row>
            <table:table-row>
              <table:table-cell office:value-type="float" office:value="279518.814659">
                <text:p>279518.814659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float" office:value="280020.458119">
                <text:p>280020.458119</text:p>
              </table:table-cell>
              <table:table-cell office:value-type="float" office:value="64.775">
                <text:p>64.775</text:p>
              </table:table-cell>
            </table:table-row>
            <table:table-row>
              <table:table-cell office:value-type="float" office:value="280522.777221">
                <text:p>280522.777221</text:p>
              </table:table-cell>
              <table:table-cell office:value-type="float" office:value="61.875">
                <text:p>61.875</text:p>
              </table:table-cell>
            </table:table-row>
            <table:table-row>
              <table:table-cell office:value-type="float" office:value="281025.398318">
                <text:p>281025.398318</text:p>
              </table:table-cell>
              <table:table-cell office:value-type="float" office:value="72.85">
                <text:p>72.85</text:p>
              </table:table-cell>
            </table:table-row>
            <table:table-row>
              <table:table-cell office:value-type="float" office:value="281532.318393">
                <text:p>281532.318393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float" office:value="282035.088727">
                <text:p>282035.088727</text:p>
              </table:table-cell>
              <table:table-cell office:value-type="float" office:value="53.825">
                <text:p>53.825</text:p>
              </table:table-cell>
            </table:table-row>
            <table:table-row>
              <table:table-cell office:value-type="float" office:value="282544.704718">
                <text:p>282544.704718</text:p>
              </table:table-cell>
              <table:table-cell office:value-type="float" office:value="76.55">
                <text:p>76.55</text:p>
              </table:table-cell>
            </table:table-row>
            <table:table-row>
              <table:table-cell office:value-type="float" office:value="283048.69139">
                <text:p>283048.69139</text:p>
              </table:table-cell>
              <table:table-cell office:value-type="float" office:value="59.425">
                <text:p>59.425</text:p>
              </table:table-cell>
            </table:table-row>
            <table:table-row>
              <table:table-cell office:value-type="float" office:value="283550.486267">
                <text:p>283550.486267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float" office:value="284053.304855">
                <text:p>284053.304855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float" office:value="284561.25706">
                <text:p>284561.25706</text:p>
              </table:table-cell>
              <table:table-cell office:value-type="float" office:value="59.475">
                <text:p>59.475</text:p>
              </table:table-cell>
            </table:table-row>
            <table:table-row>
              <table:table-cell office:value-type="float" office:value="285064.496586">
                <text:p>285064.496586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285566.31781">
                <text:p>285566.31781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286068.100495">
                <text:p>286068.10049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286569.857828">
                <text:p>286569.857828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87071.633251">
                <text:p>287071.633251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float" office:value="287573.3736">
                <text:p>287573.37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88074.855358">
                <text:p>288074.855358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288576.572297">
                <text:p>288576.572297</text:p>
              </table:table-cell>
              <table:table-cell office:value-type="float" office:value="29.175">
                <text:p>29.175</text:p>
              </table:table-cell>
            </table:table-row>
            <table:table-row>
              <table:table-cell office:value-type="float" office:value="289078.411308">
                <text:p>289078.411308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289579.76186">
                <text:p>289579.76186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90081.353629">
                <text:p>290081.353629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float" office:value="290583.291895">
                <text:p>290583.29189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float" office:value="291085.161827">
                <text:p>291085.161827</text:p>
              </table:table-cell>
              <table:table-cell office:value-type="float" office:value="24.825">
                <text:p>24.825</text:p>
              </table:table-cell>
            </table:table-row>
            <table:table-row>
              <table:table-cell office:value-type="float" office:value="291586.767927">
                <text:p>291586.767927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float" office:value="292088.399969">
                <text:p>292088.399969</text:p>
              </table:table-cell>
              <table:table-cell office:value-type="float" office:value="21.325">
                <text:p>21.325</text:p>
              </table:table-cell>
            </table:table-row>
            <table:table-row>
              <table:table-cell office:value-type="float" office:value="292590.377822">
                <text:p>292590.3778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3091.843382">
                <text:p>293091.843382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float" office:value="293594.205952">
                <text:p>293594.205952</text:p>
              </table:table-cell>
              <table:table-cell office:value-type="float" office:value="14.025">
                <text:p>14.025</text:p>
              </table:table-cell>
            </table:table-row>
            <table:table-row>
              <table:table-cell office:value-type="float" office:value="294095.710287">
                <text:p>294095.710287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94598.001317">
                <text:p>294598.00131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295099.998164">
                <text:p>295099.99816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295601.847993">
                <text:p>295601.84799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6103.804578">
                <text:p>296103.80457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6605.924976">
                <text:p>296605.924976</text:p>
              </table:table-cell>
              <table:table-cell office:value-type="float" office:value="16.725">
                <text:p>16.725</text:p>
              </table:table-cell>
            </table:table-row>
            <table:table-row>
              <table:table-cell office:value-type="float" office:value="297108.514497">
                <text:p>297108.514497</text:p>
              </table:table-cell>
              <table:table-cell office:value-type="float" office:value="20.675">
                <text:p>20.675</text:p>
              </table:table-cell>
            </table:table-row>
            <table:table-row>
              <table:table-cell office:value-type="float" office:value="297610.301544">
                <text:p>297610.301544</text:p>
              </table:table-cell>
              <table:table-cell office:value-type="float" office:value="29.175">
                <text:p>29.175</text:p>
              </table:table-cell>
            </table:table-row>
            <table:table-row>
              <table:table-cell office:value-type="float" office:value="298111.781351">
                <text:p>298111.781351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98613.344879">
                <text:p>298613.344879</text:p>
              </table:table-cell>
              <table:table-cell office:value-type="float" office:value="13.275">
                <text:p>13.275</text:p>
              </table:table-cell>
            </table:table-row>
            <table:table-row>
              <table:table-cell office:value-type="float" office:value="299115.033644">
                <text:p>299115.03364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99616.848779">
                <text:p>299616.848779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300118.693263">
                <text:p>300118.69326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300620.494598">
                <text:p>300620.49459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301122.182063">
                <text:p>301122.182063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301624.308171">
                <text:p>301624.308171</text:p>
              </table:table-cell>
              <table:table-cell office:value-type="float" office:value="13.275">
                <text:p>13.275</text:p>
              </table:table-cell>
            </table:table-row>
            <table:table-row>
              <table:table-cell office:value-type="float" office:value="302126.053337">
                <text:p>302126.05333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302628.523198">
                <text:p>302628.523198</text:p>
              </table:table-cell>
              <table:table-cell office:value-type="float" office:value="20.175">
                <text:p>20.175</text:p>
              </table:table-cell>
            </table:table-row>
            <table:table-row>
              <table:table-cell office:value-type="float" office:value="303130.28488">
                <text:p>303130.28488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303632.021135">
                <text:p>303632.0211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304133.732722">
                <text:p>304133.73272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04635.039923">
                <text:p>304635.039923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305136.798489">
                <text:p>305136.798489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305638.460202">
                <text:p>305638.460202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306140.310932">
                <text:p>306140.310932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float" office:value="306641.968773">
                <text:p>306641.968773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307143.880277">
                <text:p>307143.880277</text:p>
              </table:table-cell>
              <table:table-cell office:value-type="float" office:value="18.425">
                <text:p>18.425</text:p>
              </table:table-cell>
            </table:table-row>
            <table:table-row>
              <table:table-cell office:value-type="float" office:value="307645.849076">
                <text:p>307645.84907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308148.871141">
                <text:p>308148.871141</text:p>
              </table:table-cell>
              <table:table-cell office:value-type="float" office:value="18.725">
                <text:p>18.725</text:p>
              </table:table-cell>
            </table:table-row>
            <table:table-row>
              <table:table-cell office:value-type="float" office:value="308651.628189">
                <text:p>308651.628189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309153.420153">
                <text:p>309153.420153</text:p>
              </table:table-cell>
              <table:table-cell office:value-type="float" office:value="29.975">
                <text:p>29.975</text:p>
              </table:table-cell>
            </table:table-row>
            <table:table-row>
              <table:table-cell office:value-type="float" office:value="309655.128894">
                <text:p>309655.12889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10156.748116">
                <text:p>310156.748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10658.421984">
                <text:p>310658.42198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311160.02326">
                <text:p>311160.02326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311661.784477">
                <text:p>311661.78447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312163.549767">
                <text:p>312163.54976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312665.11754">
                <text:p>312665.11754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313166.909549">
                <text:p>313166.90954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13668.582652">
                <text:p>313668.582652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314171.757646">
                <text:p>314171.757646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float" office:value="314674.301478">
                <text:p>314674.301478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15176.588479">
                <text:p>315176.588479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315678.879182">
                <text:p>315678.87918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16181.042273">
                <text:p>316181.042273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float" office:value="316682.606518">
                <text:p>316682.6065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317184.204761">
                <text:p>317184.204761</text:p>
              </table:table-cell>
              <table:table-cell office:value-type="float" office:value="15.775">
                <text:p>15.775</text:p>
              </table:table-cell>
            </table:table-row>
            <table:table-row>
              <table:table-cell office:value-type="float" office:value="317685.782929">
                <text:p>317685.78292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18187.685">
                <text:p>318187.685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318689.306795">
                <text:p>318689.30679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19191.077495">
                <text:p>319191.07749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319692.693362">
                <text:p>319692.693362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320194.33332">
                <text:p>320194.3333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320695.8945">
                <text:p>320695.894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321198.09858">
                <text:p>321198.09858</text:p>
              </table:table-cell>
              <table:table-cell office:value-type="float" office:value="61.575">
                <text:p>61.575</text:p>
              </table:table-cell>
            </table:table-row>
            <table:table-row>
              <table:table-cell office:value-type="float" office:value="321700.002254">
                <text:p>321700.002254</text:p>
              </table:table-cell>
              <table:table-cell office:value-type="float" office:value="60.275">
                <text:p>60.275</text:p>
              </table:table-cell>
            </table:table-row>
            <table:table-row>
              <table:table-cell office:value-type="float" office:value="322201.605726">
                <text:p>322201.605726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322703.277919">
                <text:p>322703.277919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float" office:value="323204.537485">
                <text:p>323204.537485</text:p>
              </table:table-cell>
              <table:table-cell office:value-type="float" office:value="32.45">
                <text:p>32.45</text:p>
              </table:table-cell>
            </table:table-row>
            <table:table-row>
              <table:table-cell office:value-type="float" office:value="323706.2981">
                <text:p>323706.298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24207.981567">
                <text:p>324207.981567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float" office:value="324709.363129">
                <text:p>324709.363129</text:p>
              </table:table-cell>
              <table:table-cell office:value-type="float" office:value="16.975">
                <text:p>16.975</text:p>
              </table:table-cell>
            </table:table-row>
            <table:table-row>
              <table:table-cell office:value-type="float" office:value="325210.465784">
                <text:p>325210.465784</text:p>
              </table:table-cell>
              <table:table-cell office:value-type="float" office:value="22.925">
                <text:p>22.925</text:p>
              </table:table-cell>
            </table:table-row>
            <table:table-row>
              <table:table-cell office:value-type="float" office:value="325712.054804">
                <text:p>325712.05480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26214.213892">
                <text:p>326214.21389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326716.257757">
                <text:p>326716.257757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float" office:value="327218.522934">
                <text:p>327218.522934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float" office:value="327719.912747">
                <text:p>327719.9127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28221.476614">
                <text:p>328221.476614</text:p>
              </table:table-cell>
              <table:table-cell office:value-type="float" office:value="13.525">
                <text:p>13.525</text:p>
              </table:table-cell>
            </table:table-row>
            <table:table-row>
              <table:table-cell office:value-type="float" office:value="328723.517271">
                <text:p>328723.517271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float" office:value="329225.444558">
                <text:p>329225.444558</text:p>
              </table:table-cell>
              <table:table-cell office:value-type="float" office:value="14.225">
                <text:p>14.225</text:p>
              </table:table-cell>
            </table:table-row>
            <table:table-row>
              <table:table-cell office:value-type="float" office:value="329727.234752">
                <text:p>329727.234752</text:p>
              </table:table-cell>
              <table:table-cell office:value-type="float" office:value="17.225">
                <text:p>17.225</text:p>
              </table:table-cell>
            </table:table-row>
            <table:table-row>
              <table:table-cell office:value-type="float" office:value="330228.838132">
                <text:p>330228.838132</text:p>
              </table:table-cell>
              <table:table-cell office:value-type="float" office:value="28.55">
                <text:p>28.55</text:p>
              </table:table-cell>
            </table:table-row>
            <table:table-row>
              <table:table-cell office:value-type="float" office:value="330730.392511">
                <text:p>330730.39251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331231.948612">
                <text:p>331231.948612</text:p>
              </table:table-cell>
              <table:table-cell office:value-type="float" office:value="15.175">
                <text:p>15.175</text:p>
              </table:table-cell>
            </table:table-row>
            <table:table-row>
              <table:table-cell office:value-type="float" office:value="331733.494896">
                <text:p>331733.494896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332235.313696">
                <text:p>332235.31369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float" office:value="332737.554638">
                <text:p>332737.554638</text:p>
              </table:table-cell>
              <table:table-cell office:value-type="float" office:value="22.525">
                <text:p>22.525</text:p>
              </table:table-cell>
            </table:table-row>
            <table:table-row>
              <table:table-cell office:value-type="float" office:value="333239.932356">
                <text:p>333239.93235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33742.189555">
                <text:p>333742.18955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334244.431198">
                <text:p>334244.431198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float" office:value="334746.421157">
                <text:p>334746.42115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35248.295042">
                <text:p>335248.295042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float" office:value="335750.148796">
                <text:p>335750.14879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336251.662238">
                <text:p>336251.662238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float" office:value="336753.300714">
                <text:p>336753.300714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float" office:value="337254.491212">
                <text:p>337254.491212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337756.267333">
                <text:p>337756.26733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38257.86764">
                <text:p>338257.86764</text:p>
              </table:table-cell>
              <table:table-cell office:value-type="float" office:value="15.425">
                <text:p>15.425</text:p>
              </table:table-cell>
            </table:table-row>
            <table:table-row>
              <table:table-cell office:value-type="float" office:value="338759.583907">
                <text:p>338759.583907</text:p>
              </table:table-cell>
              <table:table-cell office:value-type="float" office:value="17.775">
                <text:p>17.775</text:p>
              </table:table-cell>
            </table:table-row>
            <table:table-row>
              <table:table-cell office:value-type="float" office:value="339260.865641">
                <text:p>339260.86564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339763.241288">
                <text:p>339763.241288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float" office:value="340265.747934">
                <text:p>340265.747934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340767.878545">
                <text:p>340767.878545</text:p>
              </table:table-cell>
              <table:table-cell office:value-type="float" office:value="27.675">
                <text:p>27.675</text:p>
              </table:table-cell>
            </table:table-row>
            <table:table-row>
              <table:table-cell office:value-type="float" office:value="341269.727417">
                <text:p>341269.7274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341771.313475">
                <text:p>341771.31347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342272.938476">
                <text:p>342272.93847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42774.498292">
                <text:p>342774.498292</text:p>
              </table:table-cell>
              <table:table-cell office:value-type="float" office:value="14.975">
                <text:p>14.975</text:p>
              </table:table-cell>
            </table:table-row>
            <table:table-row>
              <table:table-cell office:value-type="float" office:value="343276.072606">
                <text:p>343276.072606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343777.60905">
                <text:p>343777.6090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344278.986568">
                <text:p>344278.986568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344780.77821">
                <text:p>344780.77821</text:p>
              </table:table-cell>
              <table:table-cell office:value-type="float" office:value="13.425">
                <text:p>13.425</text:p>
              </table:table-cell>
            </table:table-row>
            <table:table-row>
              <table:table-cell office:value-type="float" office:value="345282.427556">
                <text:p>345282.42755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345784.738784">
                <text:p>345784.73878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46286.48459">
                <text:p>346286.48459</text:p>
              </table:table-cell>
              <table:table-cell office:value-type="float" office:value="32.775">
                <text:p>32.775</text:p>
              </table:table-cell>
            </table:table-row>
            <table:table-row>
              <table:table-cell office:value-type="float" office:value="346788.030638">
                <text:p>346788.030638</text:p>
              </table:table-cell>
              <table:table-cell office:value-type="float" office:value="18.175">
                <text:p>18.175</text:p>
              </table:table-cell>
            </table:table-row>
            <table:table-row>
              <table:table-cell office:value-type="float" office:value="347289.814757">
                <text:p>347289.81475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347791.851779">
                <text:p>347791.851779</text:p>
              </table:table-cell>
              <table:table-cell office:value-type="float" office:value="16.475">
                <text:p>16.475</text:p>
              </table:table-cell>
            </table:table-row>
            <table:table-row>
              <table:table-cell office:value-type="float" office:value="348293.242307">
                <text:p>348293.242307</text:p>
              </table:table-cell>
              <table:table-cell office:value-type="float" office:value="15.725">
                <text:p>15.725</text:p>
              </table:table-cell>
            </table:table-row>
            <table:table-row>
              <table:table-cell office:value-type="float" office:value="348794.968756">
                <text:p>348794.968756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349296.538076">
                <text:p>349296.53807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49798.23906">
                <text:p>349798.23906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float" office:value="350299.850952">
                <text:p>350299.85095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350801.556267">
                <text:p>350801.556267</text:p>
              </table:table-cell>
              <table:table-cell office:value-type="float" office:value="29.375">
                <text:p>29.375</text:p>
              </table:table-cell>
            </table:table-row>
            <table:table-row>
              <table:table-cell office:value-type="float" office:value="351304.105351">
                <text:p>351304.105351</text:p>
              </table:table-cell>
              <table:table-cell office:value-type="float" office:value="22.575">
                <text:p>22.575</text:p>
              </table:table-cell>
            </table:table-row>
            <table:table-row>
              <table:table-cell office:value-type="float" office:value="351806.467306">
                <text:p>351806.467306</text:p>
              </table:table-cell>
              <table:table-cell office:value-type="float" office:value="21.725">
                <text:p>21.725</text:p>
              </table:table-cell>
            </table:table-row>
            <table:table-row>
              <table:table-cell office:value-type="float" office:value="352308.856926">
                <text:p>352308.856926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352811.033103">
                <text:p>352811.033103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353312.713524">
                <text:p>353312.713524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353814.300167">
                <text:p>353814.300167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354316.004661">
                <text:p>354316.004661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354817.571783">
                <text:p>354817.57178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55319.147924">
                <text:p>355319.147924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355820.738359">
                <text:p>355820.7383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356322.298238">
                <text:p>356322.29823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356823.916616">
                <text:p>356823.91661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57325.667213">
                <text:p>357325.6672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357827.423772">
                <text:p>357827.423772</text:p>
              </table:table-cell>
              <table:table-cell office:value-type="float" office:value="29.325">
                <text:p>29.325</text:p>
              </table:table-cell>
            </table:table-row>
            <table:table-row>
              <table:table-cell office:value-type="float" office:value="358329.43805">
                <text:p>358329.43805</text:p>
              </table:table-cell>
              <table:table-cell office:value-type="float" office:value="18.275">
                <text:p>18.275</text:p>
              </table:table-cell>
            </table:table-row>
            <table:table-row>
              <table:table-cell office:value-type="float" office:value="358831.541511">
                <text:p>358831.54151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float" office:value="359333.903839">
                <text:p>359333.903839</text:p>
              </table:table-cell>
              <table:table-cell office:value-type="float" office:value="23.525">
                <text:p>23.525</text:p>
              </table:table-cell>
            </table:table-row>
            <table:table-row>
              <table:table-cell office:value-type="float" office:value="359836.160203">
                <text:p>359836.16020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360337.901443">
                <text:p>360337.901443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360839.658736">
                <text:p>360839.658736</text:p>
              </table:table-cell>
              <table:table-cell office:value-type="float" office:value="20.825">
                <text:p>20.825</text:p>
              </table:table-cell>
            </table:table-row>
            <table:table-row>
              <table:table-cell office:value-type="float" office:value="361341.086736">
                <text:p>361341.086736</text:p>
              </table:table-cell>
              <table:table-cell office:value-type="float" office:value="20.4">
                <text:p>2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002cm" svg:height="9cm" xlink:href=".." xlink:type="simple" chart:class="chart:line" chart:style-name="ch1">
        <chart:legend chart:legend-position="end" svg:x="50.52cm" svg:y="4.201cm" style:legend-expansion="high" chart:style-name="ch2"/>
        <chart:plot-area chart:style-name="ch3" table:cell-range-address="ps_monitor_idle_long.A2:ps_monitor_idle_long.A722 ps_monitor_idle_long.G1:ps_monitor_idle_long.G722" chart:data-source-has-labels="both" svg:x="1.06cm" svg:y="0.18cm" svg:width="48.4cm" svg:height="8.64cm">
          <chartooo:coordinate-region svg:x="1.681cm" svg:y="0.18cm" svg:width="47.779cm" svg:height="7.125cm"/>
          <chart:axis chart:dimension="x" chart:name="primary-x" chart:style-name="ch4" chartooo:axis-type="auto">
            <chartooo:date-scale/>
            <chart:categories table:cell-range-address="ps_monitor_idle_long.A2:ps_monitor_idle_long.A7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s_monitor_idle_long.G2:ps_monitor_idle_long.G722" chart:label-cell-address="ps_monitor_idle_long.G1:ps_monitor_idle_long.G1" chart:class="chart:line">
            <chart:data-point chart:repeated="7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%</text:p>
                <draw:g>
                  <svg:desc>ps_monitor_idle_long.G1:ps_monitor_idle_long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s_monitor_idle_long.A2:ps_monitor_idle_long.A722</svg:desc>
                </draw:g>
              </table:table-cell>
              <table:table-cell office:value-type="float" office:value="0">
                <text:p>0</text:p>
                <draw:g>
                  <svg:desc>ps_monitor_idle_long.G2:ps_monitor_idle_long.G722</svg:desc>
                </draw:g>
              </table:table-cell>
            </table:table-row>
            <table:table-row>
              <table:table-cell office:value-type="float" office:value="501.787547">
                <text:p>501.7875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3.930272">
                <text:p>1003.9302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5.45291">
                <text:p>1505.452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7.149616">
                <text:p>2007.1496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9.293022">
                <text:p>2509.2930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1.035113">
                <text:p>3011.0351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12.637074">
                <text:p>3512.63707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014.240588">
                <text:p>4014.24058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4516.149691">
                <text:p>4516.14969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5017.971457">
                <text:p>5017.9714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19.788705">
                <text:p>5519.788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21.381932">
                <text:p>6021.3819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23.233916">
                <text:p>6523.233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.852657">
                <text:p>7024.8526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.46612">
                <text:p>7526.4661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028.04445">
                <text:p>8028.0444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8529.644631">
                <text:p>8529.64463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031.281993">
                <text:p>9031.28199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9532.859078">
                <text:p>9532.85907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0034.960173">
                <text:p>10034.960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537.29447">
                <text:p>10537.294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039.528504">
                <text:p>11039.528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541.927">
                <text:p>11541.9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043.757218">
                <text:p>12043.7572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545.373882">
                <text:p>12545.3738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047.005191">
                <text:p>13047.005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548.317668">
                <text:p>13548.3176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049.933491">
                <text:p>14049.933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4551.546832">
                <text:p>14551.546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053.129151">
                <text:p>15053.1291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5554.711284">
                <text:p>15554.7112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056.396358">
                <text:p>16056.396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557.977246">
                <text:p>16557.9772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060.253403">
                <text:p>17060.25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562.330598">
                <text:p>17562.3305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063.752592">
                <text:p>18063.7525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565.00353">
                <text:p>18565.003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066.619832">
                <text:p>19066.6198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568.367244">
                <text:p>19568.3672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69.750896">
                <text:p>20069.750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571.522673">
                <text:p>20571.5226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073.815073">
                <text:p>21073.8150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576.444321">
                <text:p>21576.4443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079.065752">
                <text:p>22079.0657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580.492283">
                <text:p>22580.492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82.273198">
                <text:p>23082.273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583.468912">
                <text:p>23583.468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085.240118">
                <text:p>24085.240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586.902399">
                <text:p>24586.902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088.570861">
                <text:p>25088.570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590.251175">
                <text:p>25590.251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091.810967">
                <text:p>26091.810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593.48648">
                <text:p>26593.486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095.243767">
                <text:p>27095.2437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597.764029">
                <text:p>27597.7640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099.837995">
                <text:p>28099.8379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01.657461">
                <text:p>28601.6574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103.397259">
                <text:p>29103.3972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9604.660133">
                <text:p>29604.660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106.320131">
                <text:p>30106.320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0608.449865">
                <text:p>30608.449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110.544782">
                <text:p>31110.5447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611.761">
                <text:p>31611.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113.372157">
                <text:p>32113.372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615.738788">
                <text:p>32615.7387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117.981862">
                <text:p>33117.9818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3620.627895">
                <text:p>33620.627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122.505931">
                <text:p>34122.505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623.878784">
                <text:p>34623.8787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125.474466">
                <text:p>35125.4744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5627.179868">
                <text:p>35627.1798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128.813842">
                <text:p>36128.8138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6630.091818">
                <text:p>36630.0918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7131.487993">
                <text:p>37131.4879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7633.390756">
                <text:p>37633.3907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135.430368">
                <text:p>38135.4303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637.307608">
                <text:p>38637.3076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139.594399">
                <text:p>39139.5943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9642.07626">
                <text:p>39642.076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143.850254">
                <text:p>40143.8502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645.581358">
                <text:p>40645.581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147.635643">
                <text:p>41147.635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649.360484">
                <text:p>41649.3604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150.564864">
                <text:p>42150.564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651.906907">
                <text:p>42651.9069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153.501298">
                <text:p>43153.5012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655.229946">
                <text:p>43655.2299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56.961962">
                <text:p>44156.9619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658.048018">
                <text:p>44658.048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160.094732">
                <text:p>45160.0947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662.444718">
                <text:p>45662.4447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164.08332">
                <text:p>46164.083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6665.898992">
                <text:p>46665.8989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167.53983">
                <text:p>47167.53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7669.35761">
                <text:p>47669.35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171.011981">
                <text:p>48171.0119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8672.61261">
                <text:p>48672.612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173.858333">
                <text:p>49173.8583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9675.567124">
                <text:p>49675.567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177.231302">
                <text:p>50177.2313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679.4549">
                <text:p>50679.45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181.996252">
                <text:p>51181.9962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684.436511">
                <text:p>51684.4365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187.097896">
                <text:p>52187.097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2689.018025">
                <text:p>52689.018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3190.679822">
                <text:p>53190.6798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3692.265117">
                <text:p>53692.265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193.954279">
                <text:p>54193.9542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695.576366">
                <text:p>54695.576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197.141804">
                <text:p>55197.1418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698.704221">
                <text:p>55698.7042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200.316821">
                <text:p>56200.3168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701.983585">
                <text:p>56701.9835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203.669421">
                <text:p>57203.6694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706.057157">
                <text:p>57706.057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207.487844">
                <text:p>58207.487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709.070971">
                <text:p>58709.0709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9210.667097">
                <text:p>59210.6670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9712.342072">
                <text:p>59712.3420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214.305283">
                <text:p>60214.305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716.015569">
                <text:p>60716.015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217.811704">
                <text:p>61217.811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720.004704">
                <text:p>61720.0047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221.670058">
                <text:p>62221.6700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2723.339022">
                <text:p>62723.3390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224.972521">
                <text:p>63224.972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726.601796">
                <text:p>63726.6017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4227.764906">
                <text:p>64227.7649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4729.7106">
                <text:p>64729.7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231.096372">
                <text:p>65231.096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5732.680732">
                <text:p>65732.6807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234.26185">
                <text:p>66234.261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6735.769799">
                <text:p>66735.769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237.362524">
                <text:p>67237.362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739.093894">
                <text:p>67739.0938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241.613238">
                <text:p>68241.6132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8744.013358">
                <text:p>68744.0133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245.832536">
                <text:p>69245.8325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9747.46227">
                <text:p>69747.46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249.125187">
                <text:p>70249.1251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0750.820435">
                <text:p>70750.8204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252.560403">
                <text:p>71252.560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1754.211314">
                <text:p>71754.2113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255.812317">
                <text:p>72255.8123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2757.255207">
                <text:p>72757.255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259.037057">
                <text:p>73259.037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760.82307">
                <text:p>73760.82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263.029931">
                <text:p>74263.029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765.359307">
                <text:p>74765.3593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267.595071">
                <text:p>75267.5950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5769.397577">
                <text:p>75769.3975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271.056861">
                <text:p>76271.0568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6772.780993">
                <text:p>76772.7809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274.579902">
                <text:p>77274.579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7775.989459">
                <text:p>77775.9894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277.655828">
                <text:p>78277.6558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779.546156">
                <text:p>78779.5461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280.836524">
                <text:p>79280.8365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9782.594405">
                <text:p>79782.5944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284.326451">
                <text:p>80284.3264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786.58786">
                <text:p>80786.587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288.556938">
                <text:p>81288.5569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1790.221034">
                <text:p>81790.2210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292.090405">
                <text:p>82292.0904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2793.901219">
                <text:p>82793.9012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296.06751">
                <text:p>83296.067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3797.908005">
                <text:p>83797.908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299.639722">
                <text:p>84299.6397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4801.82121">
                <text:p>84801.82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5303.634645">
                <text:p>85303.634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5804.905174">
                <text:p>85804.905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307.247397">
                <text:p>86307.2473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6809.378119">
                <text:p>86809.378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7311.787412">
                <text:p>87311.78741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7813.554152">
                <text:p>87813.55415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8315.513538">
                <text:p>88315.51353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8817.221423">
                <text:p>88817.22142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9319.039991">
                <text:p>89319.03999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89820.94376">
                <text:p>89820.943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0323.41819">
                <text:p>90323.4181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0825.407862">
                <text:p>90825.4078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1327.091646">
                <text:p>91327.09164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1828.787206">
                <text:p>91828.7872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2330.715892">
                <text:p>92330.71589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2832.487077">
                <text:p>92832.48707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3334.06867">
                <text:p>93334.068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3835.824759">
                <text:p>93835.82475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4337.458311">
                <text:p>94337.45831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4839.017324">
                <text:p>94839.01732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5340.460134">
                <text:p>95340.46013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5842.070939">
                <text:p>95842.07093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6343.815353">
                <text:p>96343.81535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6845.355878">
                <text:p>96845.35587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7347.221806">
                <text:p>97347.2218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7849.01501">
                <text:p>97849.0150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8350.781232">
                <text:p>98350.78123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8852.416415">
                <text:p>98852.41641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9354.424299">
                <text:p>99354.42429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99856.08083">
                <text:p>99856.0808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357.721027">
                <text:p>100357.72102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0859.604646">
                <text:p>100859.60464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1361.327673">
                <text:p>101361.32767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1863.130936">
                <text:p>101863.1309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2364.908755">
                <text:p>102364.90875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2867.324251">
                <text:p>102867.32425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3368.69057">
                <text:p>103368.6905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3870.113293">
                <text:p>103870.1132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4371.755588">
                <text:p>104371.75558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4872.899254">
                <text:p>104872.89925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5374.665544">
                <text:p>105374.66554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5876.506034">
                <text:p>105876.50603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6378.072026">
                <text:p>106378.07202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6879.487016">
                <text:p>106879.48701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7381.057208">
                <text:p>107381.05720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7883.445576">
                <text:p>107883.4455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8385.18293">
                <text:p>108385.18293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8886.821541">
                <text:p>108886.82154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9388.589706">
                <text:p>109388.5897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09890.212776">
                <text:p>109890.2127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0391.786218">
                <text:p>110391.78621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0893.353285">
                <text:p>110893.35328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1394.737669">
                <text:p>111394.73766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1896.525768">
                <text:p>111896.52576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2398.239164">
                <text:p>112398.23916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2899.674189">
                <text:p>112899.67418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3401.261397">
                <text:p>113401.26139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3902.907509">
                <text:p>113902.90750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4404.488566">
                <text:p>114404.48856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4906.136212">
                <text:p>114906.13621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5407.769154">
                <text:p>115407.76915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5909.409241">
                <text:p>115909.40924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6411.029457">
                <text:p>116411.02945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6912.86165">
                <text:p>116912.8616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7414.771287">
                <text:p>117414.7712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7916.489755">
                <text:p>117916.48975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8418.223075">
                <text:p>118418.22307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8919.800818">
                <text:p>118919.80081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9421.52619">
                <text:p>119421.5261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19923.150116">
                <text:p>119923.15011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0424.925262">
                <text:p>120424.9252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0926.542794">
                <text:p>120926.54279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1427.974236">
                <text:p>121427.97423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1929.736024">
                <text:p>121929.73602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2431.37609">
                <text:p>122431.37609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2933.033838">
                <text:p>122933.03383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3435.282562">
                <text:p>123435.28256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3937.021547">
                <text:p>123937.02154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4438.296702">
                <text:p>124438.2967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4939.881685">
                <text:p>124939.88168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25446.626272">
                <text:p>125446.62627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25949.646406">
                <text:p>125949.64640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6450.758704">
                <text:p>126450.75870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6952.5564">
                <text:p>126952.556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7454.189764">
                <text:p>127454.18976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7955.505387">
                <text:p>127955.505387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8457.090434">
                <text:p>128457.09043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8959.497618">
                <text:p>128959.4976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29460.961774">
                <text:p>129460.96177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29962.679868">
                <text:p>129962.67986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0463.883578">
                <text:p>130463.88357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0965.4683">
                <text:p>130965.468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1467.083299">
                <text:p>131467.08329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1968.680999">
                <text:p>131968.68099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2470.259033">
                <text:p>132470.25903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2971.748249">
                <text:p>132971.748249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float" office:value="133473.65985">
                <text:p>133473.6598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133975.535837">
                <text:p>133975.53583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134477.172252">
                <text:p>134477.172252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134978.864367">
                <text:p>134978.864367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35480.534186">
                <text:p>135480.53418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35982.365001">
                <text:p>135982.365001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36483.959854">
                <text:p>136483.95985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36985.804869">
                <text:p>136985.804869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37487.628661">
                <text:p>137487.6286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7989.475358">
                <text:p>137989.4753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491.143926">
                <text:p>138491.143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8992.33094">
                <text:p>138992.33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9494.961126">
                <text:p>139494.96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9997.607791">
                <text:p>139997.6077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0499.816293">
                <text:p>140499.816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001.479111">
                <text:p>141001.479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503.090429">
                <text:p>141503.090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2004.656541">
                <text:p>142004.65654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2506.243726">
                <text:p>142506.24372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43007.869205">
                <text:p>143007.86920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43509.329388">
                <text:p>143509.32938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144011.042215">
                <text:p>144011.04221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144512.727486">
                <text:p>144512.72748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5014.321125">
                <text:p>145014.32112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5515.891264">
                <text:p>145515.89126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6018.17469">
                <text:p>146018.1746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6520.157248">
                <text:p>146520.15724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7021.835139">
                <text:p>147021.83513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7523.62314">
                <text:p>147523.6231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8024.800903">
                <text:p>148024.80090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8526.479679">
                <text:p>148526.479679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9028.072417">
                <text:p>149028.07241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9529.882226">
                <text:p>149529.88222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0031.512071">
                <text:p>150031.51207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0533.300914">
                <text:p>150533.30091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1034.966681">
                <text:p>151034.96668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1537.076796">
                <text:p>151537.0767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2039.268241">
                <text:p>152039.26824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2541.68372">
                <text:p>152541.68372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3043.47174">
                <text:p>153043.4717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3545.07526">
                <text:p>153545.0752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4046.815758">
                <text:p>154046.815758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4548.502645">
                <text:p>154548.50264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5050.131955">
                <text:p>155050.13195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5551.758136">
                <text:p>155551.75813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6053.440406">
                <text:p>156053.44040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6555.299396">
                <text:p>156555.29939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7056.888867">
                <text:p>157056.8888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7558.975185">
                <text:p>157558.975185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8061.109871">
                <text:p>158061.109871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58563.395369">
                <text:p>158563.39536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59065.382072">
                <text:p>159065.3820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59568.257006">
                <text:p>159568.25700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0070.966959">
                <text:p>160070.9669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0572.709178">
                <text:p>160572.7091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1074.089657">
                <text:p>161074.0896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1575.84215">
                <text:p>161575.8421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2077.694974">
                <text:p>162077.6949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2579.371817">
                <text:p>162579.3718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3081.020251">
                <text:p>163081.0202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3582.429463">
                <text:p>163582.4294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4084.44239">
                <text:p>164084.4423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4586.787018">
                <text:p>164586.7870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5088.617666">
                <text:p>165088.6176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5590.294925">
                <text:p>165590.2949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6091.895091">
                <text:p>166091.8950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6593.593328">
                <text:p>166593.593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7095.378748">
                <text:p>167095.37874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7596.938262">
                <text:p>167596.9382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8098.590476">
                <text:p>168098.5904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8600.480614">
                <text:p>168600.48061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9102.094936">
                <text:p>169102.09493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69603.760832">
                <text:p>169603.7608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0106.233607">
                <text:p>170106.2336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0608.664678">
                <text:p>170608.6646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1111.319744">
                <text:p>171111.3197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1613.114873">
                <text:p>171613.11487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2114.687854">
                <text:p>172114.68785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2616.416832">
                <text:p>172616.4168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3117.73733">
                <text:p>173117.737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3619.537953">
                <text:p>173619.53795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4121.270204">
                <text:p>174121.2702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4623.153119">
                <text:p>174623.1531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5124.759979">
                <text:p>175124.7599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5626.399652">
                <text:p>175626.3996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6128.039009">
                <text:p>176128.03900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6629.737271">
                <text:p>176629.73727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7131.425125">
                <text:p>177131.425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7632.936701">
                <text:p>177632.93670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8134.697698">
                <text:p>178134.6976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8636.110161">
                <text:p>178636.110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9137.741972">
                <text:p>179137.7419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79639.60252">
                <text:p>179639.602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0141.170976">
                <text:p>180141.1709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0642.739894">
                <text:p>180642.73989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1144.472995">
                <text:p>181144.47299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1646.053872">
                <text:p>181646.0538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2147.664656">
                <text:p>182147.6646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2649.212087">
                <text:p>182649.2120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3150.924181">
                <text:p>183150.92418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3652.743125">
                <text:p>183652.743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4154.384476">
                <text:p>184154.3844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4656.084788">
                <text:p>184656.08478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5157.791247">
                <text:p>185157.7912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5659.384835">
                <text:p>185659.3848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6161.115902">
                <text:p>186161.11590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6663.204186">
                <text:p>186663.20418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7164.881528">
                <text:p>187164.8815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7666.498017">
                <text:p>187666.4980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8168.149523">
                <text:p>188168.1495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8669.786658">
                <text:p>188669.7866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9171.444457">
                <text:p>189171.4444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89673.0382">
                <text:p>189673.03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0174.650922">
                <text:p>190174.6509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0676.283328">
                <text:p>190676.283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1177.849067">
                <text:p>191177.8490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1679.053122">
                <text:p>191679.0531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2181.169816">
                <text:p>192181.1698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2682.889104">
                <text:p>192682.8891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3184.480929">
                <text:p>193184.4809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3686.059993">
                <text:p>193686.0599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4187.630927">
                <text:p>194187.6309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4688.983916">
                <text:p>194688.9839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5190.689938">
                <text:p>195190.68993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5692.3467">
                <text:p>195692.34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6193.964793">
                <text:p>196193.9647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6696.171084">
                <text:p>196696.1710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7197.85023">
                <text:p>197197.850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7700.22485">
                <text:p>197700.2248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8202.475247">
                <text:p>198202.4752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8704.814049">
                <text:p>198704.8140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9207.622716">
                <text:p>199207.62271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199708.971376">
                <text:p>199708.9713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0210.589958">
                <text:p>200210.5899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0712.071466">
                <text:p>200712.0714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1213.541658">
                <text:p>201213.5416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1715.152125">
                <text:p>201715.1521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2216.743905">
                <text:p>202216.74390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2718.315128">
                <text:p>202718.3151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3220.039942">
                <text:p>203220.03994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3721.681587">
                <text:p>203721.6815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4223.342547">
                <text:p>204223.3425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4725.31439">
                <text:p>204725.3143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5227.568193">
                <text:p>205227.5681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5730.539858">
                <text:p>205730.5398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6233.288931">
                <text:p>206233.2889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6735.572544">
                <text:p>206735.5725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7237.443975">
                <text:p>207237.4439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7739.14483">
                <text:p>207739.144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8240.623798">
                <text:p>208240.6237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8742.194134">
                <text:p>208742.1941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9243.720802">
                <text:p>209243.72080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09745.300561">
                <text:p>209745.3005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0246.920411">
                <text:p>210246.9204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0748.681425">
                <text:p>210748.681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1250.245328">
                <text:p>211250.2453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1752.538982">
                <text:p>211752.5389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2255.490777">
                <text:p>212255.49077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2758.08724">
                <text:p>212758.0872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3260.877867">
                <text:p>213260.8778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3762.800741">
                <text:p>213762.8007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4264.49756">
                <text:p>214264.4975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4766.147378">
                <text:p>214766.1473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5268.033693">
                <text:p>215268.0336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5769.418918">
                <text:p>215769.4189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6271.190675">
                <text:p>216271.1906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6772.766396">
                <text:p>216772.76639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7273.955693">
                <text:p>217273.9556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7775.567947">
                <text:p>217775.5679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8277.163089">
                <text:p>218277.1630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8779.733721">
                <text:p>218779.7337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9282.090076">
                <text:p>219282.09007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19784.388559">
                <text:p>219784.3885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0286.524673">
                <text:p>220286.52467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0787.933161">
                <text:p>220787.933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1289.544425">
                <text:p>221289.544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1791.255352">
                <text:p>221791.2553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2292.655059">
                <text:p>222292.6550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2794.390891">
                <text:p>222794.3908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3296.178258">
                <text:p>223296.17825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3797.585979">
                <text:p>223797.5859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4299.398066">
                <text:p>224299.3980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4801.00506">
                <text:p>224801.0050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5302.999013">
                <text:p>225302.99901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5805.267887">
                <text:p>225805.26788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6307.75898">
                <text:p>226307.758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6809.899482">
                <text:p>226809.89948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7311.673765">
                <text:p>227311.6737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7813.433823">
                <text:p>227813.4338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8315.056234">
                <text:p>228315.0562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8816.898715">
                <text:p>228816.89871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9318.599604">
                <text:p>229318.5996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29819.864717">
                <text:p>229819.8647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0321.348383">
                <text:p>230321.3483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0823.069266">
                <text:p>230823.0692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1324.729947">
                <text:p>231324.72994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1826.316551">
                <text:p>231826.3165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2328.389465">
                <text:p>232328.3894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2830.223565">
                <text:p>232830.2235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3331.846499">
                <text:p>233331.84649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3834.102611">
                <text:p>233834.1026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4336.090632">
                <text:p>234336.0906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4837.67908">
                <text:p>234837.679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5339.595135">
                <text:p>235339.5951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5841.182396">
                <text:p>235841.18239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6342.755285">
                <text:p>236342.75528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6844.432949">
                <text:p>236844.4329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7346.031929">
                <text:p>237346.0319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7848.270344">
                <text:p>237848.2703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8350.509074">
                <text:p>238350.5090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8852.978244">
                <text:p>238852.97824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9354.673532">
                <text:p>239354.67353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39856.258707">
                <text:p>239856.2587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0357.829679">
                <text:p>240357.8296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0859.440629">
                <text:p>240859.4406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1361.229633">
                <text:p>241361.2296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1863.232595">
                <text:p>241863.23259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2365.770275">
                <text:p>242365.7702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2867.623255">
                <text:p>242867.6232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3369.531326">
                <text:p>243369.5313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3871.2711">
                <text:p>243871.271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4372.871598">
                <text:p>244372.87159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4874.436557">
                <text:p>244874.43655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5376.000607">
                <text:p>245376.00060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5877.610063">
                <text:p>245877.61006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6379.278629">
                <text:p>246379.2786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6880.932692">
                <text:p>246880.93269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7382.295684">
                <text:p>247382.29568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7883.872208">
                <text:p>247883.87220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8385.436936">
                <text:p>248385.43693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8887.074921">
                <text:p>248887.0749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9389.297362">
                <text:p>249389.2973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49892.090426">
                <text:p>249892.0904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0394.588751">
                <text:p>250394.5887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0896.769429">
                <text:p>250896.76942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1398.566665">
                <text:p>251398.56666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1900.156512">
                <text:p>251900.1565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2402.004672">
                <text:p>252402.00467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2903.637312">
                <text:p>252903.6373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3405.676634">
                <text:p>253405.6766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3908.922923">
                <text:p>253908.9229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4411.453275">
                <text:p>254411.45327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4913.482462">
                <text:p>254913.48246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5415.34591">
                <text:p>255415.3459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5917.023838">
                <text:p>255917.02383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6418.623804">
                <text:p>256418.6238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6920.436322">
                <text:p>256920.4363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7422.140821">
                <text:p>257422.1408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7923.737523">
                <text:p>257923.73752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8425.491019">
                <text:p>258425.4910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8927.107255">
                <text:p>258927.1072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9428.893749">
                <text:p>259428.89374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59930.504483">
                <text:p>259930.5044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0432.338955">
                <text:p>260432.33895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0934.618753">
                <text:p>260934.61875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1437.321733">
                <text:p>261437.3217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1940.248505">
                <text:p>261940.24850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2442.075083">
                <text:p>262442.0750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2943.727401">
                <text:p>262943.72740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3445.359127">
                <text:p>263445.3591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3947.096441">
                <text:p>263947.0964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4449.729099">
                <text:p>264449.72909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4952.009425">
                <text:p>264952.00942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5453.956161">
                <text:p>265453.95616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5955.680137">
                <text:p>265955.68013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6457.30004">
                <text:p>266457.3000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6959.337826">
                <text:p>266959.3378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7461.852403">
                <text:p>267461.85240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7964.630217">
                <text:p>267964.6302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8467.629417">
                <text:p>268467.62941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8970.586578">
                <text:p>268970.58657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9472.73419">
                <text:p>269472.734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69975.576794">
                <text:p>269975.57679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0479.286779">
                <text:p>270479.28677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0981.649922">
                <text:p>270981.64992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1483.691512">
                <text:p>271483.69151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1985.524564">
                <text:p>271985.52456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2487.1831">
                <text:p>272487.183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2988.857967">
                <text:p>272988.8579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3490.933051">
                <text:p>273490.93305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3992.786766">
                <text:p>273992.78676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4495.246252">
                <text:p>274495.246252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4997.744513">
                <text:p>274997.74451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5500.173441">
                <text:p>275500.17344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6002.33974">
                <text:p>276002.3397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6504.14669">
                <text:p>276504.1466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7006.403171">
                <text:p>277006.40317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7509.22609">
                <text:p>277509.2260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8012.436745">
                <text:p>278012.43674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8514.48628">
                <text:p>278514.4862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9015.994726">
                <text:p>279015.994726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79518.814659">
                <text:p>279518.81465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0020.458119">
                <text:p>280020.45811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0522.777221">
                <text:p>280522.77722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1025.398318">
                <text:p>281025.3983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1532.318393">
                <text:p>281532.31839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2035.088727">
                <text:p>282035.08872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2544.704718">
                <text:p>282544.70471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283048.69139">
                <text:p>283048.6913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83550.486267">
                <text:p>283550.4862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84053.304855">
                <text:p>284053.30485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284561.25706">
                <text:p>284561.2570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285064.496586">
                <text:p>285064.49658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285566.31781">
                <text:p>285566.3178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6068.100495">
                <text:p>286068.1004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6569.857828">
                <text:p>286569.85782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7071.633251">
                <text:p>287071.6332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7573.3736">
                <text:p>287573.373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8074.855358">
                <text:p>288074.8553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8576.572297">
                <text:p>288576.57229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9078.411308">
                <text:p>289078.41130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89579.76186">
                <text:p>289579.7618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0081.353629">
                <text:p>290081.3536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0583.291895">
                <text:p>290583.2918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1085.161827">
                <text:p>291085.16182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1586.767927">
                <text:p>291586.76792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2088.399969">
                <text:p>292088.39996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2590.377822">
                <text:p>292590.37782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3091.843382">
                <text:p>293091.84338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3594.205952">
                <text:p>293594.2059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4095.710287">
                <text:p>294095.71028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4598.001317">
                <text:p>294598.00131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5099.998164">
                <text:p>295099.99816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5601.847993">
                <text:p>295601.84799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6103.804578">
                <text:p>296103.80457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6605.924976">
                <text:p>296605.92497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7108.514497">
                <text:p>297108.51449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7610.301544">
                <text:p>297610.30154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8111.781351">
                <text:p>298111.78135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8613.344879">
                <text:p>298613.3448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9115.033644">
                <text:p>299115.03364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299616.848779">
                <text:p>299616.8487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0118.693263">
                <text:p>300118.69326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0620.494598">
                <text:p>300620.49459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1122.182063">
                <text:p>301122.18206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1624.308171">
                <text:p>301624.30817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2126.053337">
                <text:p>302126.05333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2628.523198">
                <text:p>302628.52319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3130.28488">
                <text:p>303130.2848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3632.021135">
                <text:p>303632.02113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4133.732722">
                <text:p>304133.73272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4635.039923">
                <text:p>304635.03992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5136.798489">
                <text:p>305136.79848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5638.460202">
                <text:p>305638.46020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6140.310932">
                <text:p>306140.3109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6641.968773">
                <text:p>306641.96877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7143.880277">
                <text:p>307143.88027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7645.849076">
                <text:p>307645.84907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8148.871141">
                <text:p>308148.871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8651.628189">
                <text:p>308651.62818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9153.420153">
                <text:p>309153.42015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09655.128894">
                <text:p>309655.12889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0156.748116">
                <text:p>310156.74811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0658.421984">
                <text:p>310658.42198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1160.02326">
                <text:p>311160.0232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1661.784477">
                <text:p>311661.78447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2163.549767">
                <text:p>312163.54976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2665.11754">
                <text:p>312665.117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3166.909549">
                <text:p>313166.90954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3668.582652">
                <text:p>313668.5826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4171.757646">
                <text:p>314171.75764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4674.301478">
                <text:p>314674.30147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5176.588479">
                <text:p>315176.58847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5678.879182">
                <text:p>315678.87918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6181.042273">
                <text:p>316181.04227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6682.606518">
                <text:p>316682.60651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7184.204761">
                <text:p>317184.20476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7685.782929">
                <text:p>317685.7829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8187.685">
                <text:p>318187.6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8689.306795">
                <text:p>318689.3067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9191.077495">
                <text:p>319191.0774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19692.693362">
                <text:p>319692.69336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0194.33332">
                <text:p>320194.333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0695.8945">
                <text:p>320695.894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1198.09858">
                <text:p>321198.098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1700.002254">
                <text:p>321700.0022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2201.605726">
                <text:p>322201.60572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2703.277919">
                <text:p>322703.27791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3204.537485">
                <text:p>323204.53748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3706.2981">
                <text:p>323706.298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4207.981567">
                <text:p>324207.98156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4709.363129">
                <text:p>324709.363129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5210.465784">
                <text:p>325210.46578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5712.054804">
                <text:p>325712.05480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6214.213892">
                <text:p>326214.21389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6716.257757">
                <text:p>326716.25775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7218.522934">
                <text:p>327218.52293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7719.912747">
                <text:p>327719.91274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8221.476614">
                <text:p>328221.47661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8723.517271">
                <text:p>328723.51727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9225.444558">
                <text:p>329225.4445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29727.234752">
                <text:p>329727.23475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0228.838132">
                <text:p>330228.83813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0730.392511">
                <text:p>330730.39251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1231.948612">
                <text:p>331231.948612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1733.494896">
                <text:p>331733.49489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2235.313696">
                <text:p>332235.31369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2737.554638">
                <text:p>332737.55463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3239.932356">
                <text:p>333239.93235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3742.189555">
                <text:p>333742.18955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334244.431198">
                <text:p>334244.43119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4746.421157">
                <text:p>334746.4211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5248.295042">
                <text:p>335248.29504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5750.148796">
                <text:p>335750.14879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6251.662238">
                <text:p>336251.6622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6753.300714">
                <text:p>336753.30071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7254.491212">
                <text:p>337254.49121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7756.267333">
                <text:p>337756.26733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8257.86764">
                <text:p>338257.8676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8759.583907">
                <text:p>338759.5839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9260.865641">
                <text:p>339260.86564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39763.241288">
                <text:p>339763.24128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0265.747934">
                <text:p>340265.74793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0767.878545">
                <text:p>340767.87854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1269.727417">
                <text:p>341269.72741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1771.313475">
                <text:p>341771.31347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2272.938476">
                <text:p>342272.93847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2774.498292">
                <text:p>342774.49829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3276.072606">
                <text:p>343276.0726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3777.60905">
                <text:p>343777.6090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4278.986568">
                <text:p>344278.98656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4780.77821">
                <text:p>344780.7782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5282.427556">
                <text:p>345282.4275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5784.738784">
                <text:p>345784.73878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6286.48459">
                <text:p>346286.484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6788.030638">
                <text:p>346788.0306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7289.814757">
                <text:p>347289.81475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7791.851779">
                <text:p>347791.85177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8293.242307">
                <text:p>348293.24230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8794.968756">
                <text:p>348794.96875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9296.538076">
                <text:p>349296.53807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49798.23906">
                <text:p>349798.239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0299.850952">
                <text:p>350299.85095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0801.556267">
                <text:p>350801.5562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1304.105351">
                <text:p>351304.10535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1806.467306">
                <text:p>351806.4673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2308.856926">
                <text:p>352308.85692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2811.033103">
                <text:p>352811.03310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3312.713524">
                <text:p>353312.71352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3814.300167">
                <text:p>353814.300167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4316.004661">
                <text:p>354316.00466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4817.571783">
                <text:p>354817.57178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5319.147924">
                <text:p>355319.147924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5820.738359">
                <text:p>355820.73835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6322.298238">
                <text:p>356322.29823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6823.916616">
                <text:p>356823.91661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7325.667213">
                <text:p>357325.66721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7827.423772">
                <text:p>357827.42377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8329.43805">
                <text:p>358329.43805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8831.541511">
                <text:p>358831.541511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9333.903839">
                <text:p>359333.903839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59836.160203">
                <text:p>359836.16020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0337.901443">
                <text:p>360337.90144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0839.658736">
                <text:p>360839.65873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361341.086736">
                <text:p>361341.086736</text:p>
              </table:table-cell>
              <table:table-cell office:value-type="float" office:value="35.4">
                <text:p>3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